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ties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Mod</text:p>
          </table:table-cell>
          <table:table-cell office:value-type="string" calcext:value-type="string">
            <text:p>yMod</text:p>
          </table:table-cell>
          <table:table-cell table:number-columns-repeated="5"/>
          <table:table-cell table:style-name="ce1" office:value-type="string" calcext:value-type="string">
            <text:p>DestinationCard</text:p>
          </table:table-cell>
          <table:table-cell/>
          <table:table-cell office:value-type="string" calcext:value-type="string">
            <text:p>cities names</text:p>
          </table:table-cell>
          <table:table-cell office:value-type="string" calcext:value-type="string">
            <text:p>php cities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arting point</text:p>
          </table:table-cell>
          <table:table-cell office:value-type="float" office:value="818" calcext:value-type="float">
            <text:p>818</text:p>
          </table:table-cell>
          <table:table-cell office:value-type="float" office:value="211" calcext:value-type="float">
            <text:p>211</text:p>
          </table:table-cell>
          <table:table-cell office:value-type="float" office:value="818" calcext:value-type="float">
            <text:p>818</text:p>
          </table:table-cell>
          <table:table-cell office:value-type="float" office:value="211" calcext:value-type="float">
            <text:p>211</text:p>
          </table:table-cell>
          <table:table-cell table:number-columns-repeated="4"/>
          <table:table-cell office:value-type="string" calcext:value-type="string">
            <text:p>new City(100,818,211), //Starting point</text:p>
          </table:table-cell>
          <table:table-cell table:style-name="ce1"/>
          <table:table-cell/>
          <table:table-cell office:value-type="string" calcext:value-type="string">
            <text:p>'Starting point',</text:p>
          </table:table-cell>
          <table:table-cell office:value-type="string" calcext:value-type="string">
            <text:p>100=&gt;'Starting point',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enali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table:formula="of:=[.C3]" office:value-type="float" office:value="114" calcext:value-type="float">
            <text:p>114</text:p>
          </table:table-cell>
          <table:table-cell table:formula="of:=[.D3]" office:value-type="float" office:value="86" calcext:value-type="float">
            <text:p>86</text:p>
          </table:table-cell>
          <table:table-cell table:number-columns-repeated="4"/>
          <table:table-cell table:formula="of:=CONCATENATE(&quot;new City(&quot;;[.A3];&quot;,&quot;;[.E3];&quot;,&quot;;[.F3];&quot;), //&quot;;[.B3])" office:value-type="string" office:string-value="new City(101,114,86), //Denali" calcext:value-type="string">
            <text:p>new City(101,114,86), //Denali</text:p>
          </table:table-cell>
          <table:table-cell table:formula="of:=CONCATENATE(&quot;new DestinationCard(&quot;;[.A3];&quot;,&quot;;[.A3];&quot;),&quot;)" office:value-type="string" office:string-value="new DestinationCard(101,101)," calcext:value-type="string">
            <text:p>new DestinationCard(101,101),</text:p>
          </table:table-cell>
          <table:table-cell/>
          <table:table-cell table:formula="of:=CONCATENATE(&quot;'&quot;;[.B3];&quot;',&quot;)" office:value-type="string" office:string-value="'Denali'," calcext:value-type="string">
            <text:p>'Denali',</text:p>
          </table:table-cell>
          <table:table-cell table:formula="of:=CONCATENATE([.A3];&quot;=&gt;'&quot;;[.B3];&quot;',&quot;)" office:value-type="string" office:string-value="101=&gt;'Denali'," calcext:value-type="string">
            <text:p>101=&gt;'Denali',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ckenzie Delta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table:formula="of:=[.C4]" office:value-type="float" office:value="248" calcext:value-type="float">
            <text:p>248</text:p>
          </table:table-cell>
          <table:table-cell table:formula="of:=[.D4]" office:value-type="float" office:value="36" calcext:value-type="float">
            <text:p>36</text:p>
          </table:table-cell>
          <table:table-cell table:number-columns-repeated="4"/>
          <table:table-cell table:formula="of:=CONCATENATE(&quot;new City(&quot;;[.A4];&quot;,&quot;;[.E4];&quot;,&quot;;[.F4];&quot;), //&quot;;[.B4])" office:value-type="string" office:string-value="new City(102,248,36), //Mackenzie Delta" calcext:value-type="string">
            <text:p>new City(102,248,36), //Mackenzie Delta</text:p>
          </table:table-cell>
          <table:table-cell table:formula="of:=CONCATENATE(&quot;new DestinationCard(&quot;;[.A4];&quot;,&quot;;[.A4];&quot;),&quot;)" office:value-type="string" office:string-value="new DestinationCard(102,102)," calcext:value-type="string">
            <text:p>new DestinationCard(102,102),</text:p>
          </table:table-cell>
          <table:table-cell/>
          <table:table-cell table:formula="of:=CONCATENATE(&quot;'&quot;;[.B4];&quot;',&quot;)" office:value-type="string" office:string-value="'Mackenzie Delta'," calcext:value-type="string">
            <text:p>'Mackenzie Delta',</text:p>
          </table:table-cell>
          <table:table-cell table:formula="of:=CONCATENATE([.A4];&quot;=&gt;'&quot;;[.B4];&quot;',&quot;)" office:value-type="string" office:string-value="102=&gt;'Mackenzie Delta'," calcext:value-type="string">
            <text:p>102=&gt;'Mackenzie Delta',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rthwest Passage</text:p>
          </table:table-cell>
          <table:table-cell office:value-type="float" office:value="489" calcext:value-type="float">
            <text:p>489</text:p>
          </table:table-cell>
          <table:table-cell office:value-type="float" office:value="95" calcext:value-type="float">
            <text:p>95</text:p>
          </table:table-cell>
          <table:table-cell table:formula="of:=[.C5]" office:value-type="float" office:value="489" calcext:value-type="float">
            <text:p>489</text:p>
          </table:table-cell>
          <table:table-cell table:formula="of:=[.D5]" office:value-type="float" office:value="95" calcext:value-type="float">
            <text:p>95</text:p>
          </table:table-cell>
          <table:table-cell table:number-columns-repeated="4"/>
          <table:table-cell table:formula="of:=CONCATENATE(&quot;new City(&quot;;[.A5];&quot;,&quot;;[.E5];&quot;,&quot;;[.F5];&quot;), //&quot;;[.B5])" office:value-type="string" office:string-value="new City(103,489,95), //Northwest Passage" calcext:value-type="string">
            <text:p>new City(103,489,95), //Northwest Passage</text:p>
          </table:table-cell>
          <table:table-cell table:formula="of:=CONCATENATE(&quot;new DestinationCard(&quot;;[.A5];&quot;,&quot;;[.A5];&quot;),&quot;)" office:value-type="string" office:string-value="new DestinationCard(103,103)," calcext:value-type="string">
            <text:p>new DestinationCard(103,103),</text:p>
          </table:table-cell>
          <table:table-cell/>
          <table:table-cell table:formula="of:=CONCATENATE(&quot;'&quot;;[.B5];&quot;',&quot;)" office:value-type="string" office:string-value="'Northwest Passage'," calcext:value-type="string">
            <text:p>'Northwest Passage',</text:p>
          </table:table-cell>
          <table:table-cell table:formula="of:=CONCATENATE([.A5];&quot;=&gt;'&quot;;[.B5];&quot;',&quot;)" office:value-type="string" office:string-value="103=&gt;'Northwest Passage'," calcext:value-type="string">
            <text:p>103=&gt;'Northwest Passage',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anff</text:p>
          </table:table-cell>
          <table:table-cell office:value-type="float" office:value="224" calcext:value-type="float">
            <text:p>224</text:p>
          </table:table-cell>
          <table:table-cell office:value-type="float" office:value="195" calcext:value-type="float">
            <text:p>195</text:p>
          </table:table-cell>
          <table:table-cell table:formula="of:=[.C6]" office:value-type="float" office:value="224" calcext:value-type="float">
            <text:p>224</text:p>
          </table:table-cell>
          <table:table-cell table:formula="of:=[.D6]" office:value-type="float" office:value="195" calcext:value-type="float">
            <text:p>195</text:p>
          </table:table-cell>
          <table:table-cell table:number-columns-repeated="4"/>
          <table:table-cell table:formula="of:=CONCATENATE(&quot;new City(&quot;;[.A6];&quot;,&quot;;[.E6];&quot;,&quot;;[.F6];&quot;), //&quot;;[.B6])" office:value-type="string" office:string-value="new City(104,224,195), //Banff" calcext:value-type="string">
            <text:p>new City(104,224,195), //Banff</text:p>
          </table:table-cell>
          <table:table-cell table:formula="of:=CONCATENATE(&quot;new DestinationCard(&quot;;[.A6];&quot;,&quot;;[.A6];&quot;),&quot;)" office:value-type="string" office:string-value="new DestinationCard(104,104)," calcext:value-type="string">
            <text:p>new DestinationCard(104,104),</text:p>
          </table:table-cell>
          <table:table-cell/>
          <table:table-cell table:formula="of:=CONCATENATE(&quot;'&quot;;[.B6];&quot;',&quot;)" office:value-type="string" office:string-value="'Banff'," calcext:value-type="string">
            <text:p>'Banff',</text:p>
          </table:table-cell>
          <table:table-cell table:formula="of:=CONCATENATE([.A6];&quot;=&gt;'&quot;;[.B6];&quot;',&quot;)" office:value-type="string" office:string-value="104=&gt;'Banff'," calcext:value-type="string">
            <text:p>104=&gt;'Banff',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rater Lake</text:p>
          </table:table-cell>
          <table:table-cell office:value-type="float" office:value="117" calcext:value-type="float">
            <text:p>117</text:p>
          </table:table-cell>
          <table:table-cell office:value-type="float" office:value="215" calcext:value-type="float">
            <text:p>215</text:p>
          </table:table-cell>
          <table:table-cell table:formula="of:=[.C7]" office:value-type="float" office:value="117" calcext:value-type="float">
            <text:p>117</text:p>
          </table:table-cell>
          <table:table-cell table:formula="of:=[.D7]" office:value-type="float" office:value="215" calcext:value-type="float">
            <text:p>215</text:p>
          </table:table-cell>
          <table:table-cell table:number-columns-repeated="4"/>
          <table:table-cell table:formula="of:=CONCATENATE(&quot;new City(&quot;;[.A7];&quot;,&quot;;[.E7];&quot;,&quot;;[.F7];&quot;), //&quot;;[.B7])" office:value-type="string" office:string-value="new City(105,117,215), //Crater Lake" calcext:value-type="string">
            <text:p>new City(105,117,215), //Crater Lake</text:p>
          </table:table-cell>
          <table:table-cell table:formula="of:=CONCATENATE(&quot;new DestinationCard(&quot;;[.A7];&quot;,&quot;;[.A7];&quot;),&quot;)" office:value-type="string" office:string-value="new DestinationCard(105,105)," calcext:value-type="string">
            <text:p>new DestinationCard(105,105),</text:p>
          </table:table-cell>
          <table:table-cell/>
          <table:table-cell table:formula="of:=CONCATENATE(&quot;'&quot;;[.B7];&quot;',&quot;)" office:value-type="string" office:string-value="'Crater Lake'," calcext:value-type="string">
            <text:p>'Crater Lake',</text:p>
          </table:table-cell>
          <table:table-cell table:formula="of:=CONCATENATE([.A7];&quot;=&gt;'&quot;;[.B7];&quot;',&quot;)" office:value-type="string" office:string-value="105=&gt;'Crater Lake'," calcext:value-type="string">
            <text:p>105=&gt;'Crater Lake',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ld Faithful</text:p>
          </table:table-cell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table:formula="of:=[.C8]" office:value-type="float" office:value="173" calcext:value-type="float">
            <text:p>173</text:p>
          </table:table-cell>
          <table:table-cell table:formula="of:=[.D8]" office:value-type="float" office:value="255" calcext:value-type="float">
            <text:p>255</text:p>
          </table:table-cell>
          <table:table-cell table:number-columns-repeated="4"/>
          <table:table-cell table:formula="of:=CONCATENATE(&quot;new City(&quot;;[.A8];&quot;,&quot;;[.E8];&quot;,&quot;;[.F8];&quot;), //&quot;;[.B8])" office:value-type="string" office:string-value="new City(106,173,255), //Old Faithful" calcext:value-type="string">
            <text:p>new City(106,173,255), //Old Faithful</text:p>
          </table:table-cell>
          <table:table-cell table:formula="of:=CONCATENATE(&quot;new DestinationCard(&quot;;[.A8];&quot;,&quot;;[.A8];&quot;),&quot;)" office:value-type="string" office:string-value="new DestinationCard(106,106)," calcext:value-type="string">
            <text:p>new DestinationCard(106,106),</text:p>
          </table:table-cell>
          <table:table-cell/>
          <table:table-cell table:formula="of:=CONCATENATE(&quot;'&quot;;[.B8];&quot;',&quot;)" office:value-type="string" office:string-value="'Old Faithful'," calcext:value-type="string">
            <text:p>'Old Faithful',</text:p>
          </table:table-cell>
          <table:table-cell table:formula="of:=CONCATENATE([.A8];&quot;=&gt;'&quot;;[.B8];&quot;',&quot;)" office:value-type="string" office:string-value="106=&gt;'Old Faithful'," calcext:value-type="string">
            <text:p>106=&gt;'Old Faithful',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uerto Rico</text:p>
          </table:table-cell>
          <table:table-cell office:value-type="float" office:value="359" calcext:value-type="float">
            <text:p>359</text:p>
          </table:table-cell>
          <table:table-cell office:value-type="float" office:value="532" calcext:value-type="float">
            <text:p>532</text:p>
          </table:table-cell>
          <table:table-cell table:formula="of:=[.C9]" office:value-type="float" office:value="359" calcext:value-type="float">
            <text:p>359</text:p>
          </table:table-cell>
          <table:table-cell table:formula="of:=[.D9]" office:value-type="float" office:value="532" calcext:value-type="float">
            <text:p>532</text:p>
          </table:table-cell>
          <table:table-cell table:number-columns-repeated="4"/>
          <table:table-cell table:formula="of:=CONCATENATE(&quot;new City(&quot;;[.A9];&quot;,&quot;;[.E9];&quot;,&quot;;[.F9];&quot;), //&quot;;[.B9])" office:value-type="string" office:string-value="new City(107,359,532), //Puerto Rico" calcext:value-type="string">
            <text:p>new City(107,359,532), //Puerto Rico</text:p>
          </table:table-cell>
          <table:table-cell table:formula="of:=CONCATENATE(&quot;new DestinationCard(&quot;;[.A9];&quot;,&quot;;[.A9];&quot;),&quot;)" office:value-type="string" office:string-value="new DestinationCard(107,107)," calcext:value-type="string">
            <text:p>new DestinationCard(107,107),</text:p>
          </table:table-cell>
          <table:table-cell/>
          <table:table-cell table:formula="of:=CONCATENATE(&quot;'&quot;;[.B9];&quot;',&quot;)" office:value-type="string" office:string-value="'Puerto Rico'," calcext:value-type="string">
            <text:p>'Puerto Rico',</text:p>
          </table:table-cell>
          <table:table-cell table:formula="of:=CONCATENATE([.A9];&quot;=&gt;'&quot;;[.B9];&quot;',&quot;)" office:value-type="string" office:string-value="107=&gt;'Puerto Rico'," calcext:value-type="string">
            <text:p>107=&gt;'Puerto Rico',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rand Canyon</text:p>
          </table:table-cell>
          <table:table-cell office:value-type="float" office:value="114" calcext:value-type="float">
            <text:p>114</text:p>
          </table:table-cell>
          <table:table-cell office:value-type="float" office:value="353" calcext:value-type="float">
            <text:p>353</text:p>
          </table:table-cell>
          <table:table-cell table:formula="of:=[.C10]" office:value-type="float" office:value="114" calcext:value-type="float">
            <text:p>114</text:p>
          </table:table-cell>
          <table:table-cell table:formula="of:=[.D10]" office:value-type="float" office:value="353" calcext:value-type="float">
            <text:p>353</text:p>
          </table:table-cell>
          <table:table-cell table:number-columns-repeated="4"/>
          <table:table-cell table:formula="of:=CONCATENATE(&quot;new City(&quot;;[.A10];&quot;,&quot;;[.E10];&quot;,&quot;;[.F10];&quot;), //&quot;;[.B10])" office:value-type="string" office:string-value="new City(108,114,353), //Grand Canyon" calcext:value-type="string">
            <text:p>new City(108,114,353), //Grand Canyon</text:p>
          </table:table-cell>
          <table:table-cell table:formula="of:=CONCATENATE(&quot;new DestinationCard(&quot;;[.A10];&quot;,&quot;;[.A10];&quot;),&quot;)" office:value-type="string" office:string-value="new DestinationCard(108,108)," calcext:value-type="string">
            <text:p>new DestinationCard(108,108),</text:p>
          </table:table-cell>
          <table:table-cell/>
          <table:table-cell table:formula="of:=CONCATENATE(&quot;'&quot;;[.B10];&quot;',&quot;)" office:value-type="string" office:string-value="'Grand Canyon'," calcext:value-type="string">
            <text:p>'Grand Canyon',</text:p>
          </table:table-cell>
          <table:table-cell table:formula="of:=CONCATENATE([.A10];&quot;=&gt;'&quot;;[.B10];&quot;',&quot;)" office:value-type="string" office:string-value="108=&gt;'Grand Canyon'," calcext:value-type="string">
            <text:p>108=&gt;'Grand Canyon',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iagara Falls</text:p>
          </table:table-cell>
          <table:table-cell office:value-type="float" office:value="365" calcext:value-type="float">
            <text:p>365</text:p>
          </table:table-cell>
          <table:table-cell office:value-type="float" office:value="295" calcext:value-type="float">
            <text:p>295</text:p>
          </table:table-cell>
          <table:table-cell table:formula="of:=[.C11]" office:value-type="float" office:value="365" calcext:value-type="float">
            <text:p>365</text:p>
          </table:table-cell>
          <table:table-cell table:formula="of:=[.D11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11];&quot;,&quot;;[.E11];&quot;,&quot;;[.F11];&quot;), //&quot;;[.B11])" office:value-type="string" office:string-value="new City(109,365,295), //Niagara Falls" calcext:value-type="string">
            <text:p>new City(109,365,295), //Niagara Falls</text:p>
          </table:table-cell>
          <table:table-cell table:formula="of:=CONCATENATE(&quot;new DestinationCard(&quot;;[.A11];&quot;,&quot;;[.A11];&quot;),&quot;)" office:value-type="string" office:string-value="new DestinationCard(109,109)," calcext:value-type="string">
            <text:p>new DestinationCard(109,109),</text:p>
          </table:table-cell>
          <table:table-cell/>
          <table:table-cell table:formula="of:=CONCATENATE(&quot;'&quot;;[.B11];&quot;',&quot;)" office:value-type="string" office:string-value="'Niagara Falls'," calcext:value-type="string">
            <text:p>'Niagara Falls',</text:p>
          </table:table-cell>
          <table:table-cell table:formula="of:=CONCATENATE([.A11];&quot;=&gt;'&quot;;[.B11];&quot;',&quot;)" office:value-type="string" office:string-value="109=&gt;'Niagara Falls'," calcext:value-type="string">
            <text:p>109=&gt;'Niagara Falls',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ouisiana</text:p>
          </table:table-cell>
          <table:table-cell office:value-type="float" office:value="253" calcext:value-type="float">
            <text:p>253</text:p>
          </table:table-cell>
          <table:table-cell office:value-type="float" office:value="418" calcext:value-type="float">
            <text:p>418</text:p>
          </table:table-cell>
          <table:table-cell table:formula="of:=[.C12]" office:value-type="float" office:value="253" calcext:value-type="float">
            <text:p>253</text:p>
          </table:table-cell>
          <table:table-cell table:formula="of:=[.D12]" office:value-type="float" office:value="418" calcext:value-type="float">
            <text:p>418</text:p>
          </table:table-cell>
          <table:table-cell table:number-columns-repeated="4"/>
          <table:table-cell table:formula="of:=CONCATENATE(&quot;new City(&quot;;[.A12];&quot;,&quot;;[.E12];&quot;,&quot;;[.F12];&quot;), //&quot;;[.B12])" office:value-type="string" office:string-value="new City(110,253,418), //Louisiana" calcext:value-type="string">
            <text:p>new City(110,253,418), //Louisiana</text:p>
          </table:table-cell>
          <table:table-cell table:formula="of:=CONCATENATE(&quot;new DestinationCard(&quot;;[.A12];&quot;,&quot;;[.A12];&quot;),&quot;)" office:value-type="string" office:string-value="new DestinationCard(110,110)," calcext:value-type="string">
            <text:p>new DestinationCard(110,110),</text:p>
          </table:table-cell>
          <table:table-cell/>
          <table:table-cell table:formula="of:=CONCATENATE(&quot;'&quot;;[.B12];&quot;',&quot;)" office:value-type="string" office:string-value="'Louisiana'," calcext:value-type="string">
            <text:p>'Louisiana',</text:p>
          </table:table-cell>
          <table:table-cell table:formula="of:=CONCATENATE([.A12];&quot;=&gt;'&quot;;[.B12];&quot;',&quot;)" office:value-type="string" office:string-value="110=&gt;'Louisiana'," calcext:value-type="string">
            <text:p>110=&gt;'Louisiana',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eotihuacan</text:p>
          </table:table-cell>
          <table:table-cell office:value-type="float" office:value="156" calcext:value-type="float">
            <text:p>156</text:p>
          </table:table-cell>
          <table:table-cell office:value-type="float" office:value="517" calcext:value-type="float">
            <text:p>517</text:p>
          </table:table-cell>
          <table:table-cell table:formula="of:=[.C13]" office:value-type="float" office:value="156" calcext:value-type="float">
            <text:p>156</text:p>
          </table:table-cell>
          <table:table-cell table:formula="of:=[.D13]" office:value-type="float" office:value="517" calcext:value-type="float">
            <text:p>517</text:p>
          </table:table-cell>
          <table:table-cell table:number-columns-repeated="4"/>
          <table:table-cell table:formula="of:=CONCATENATE(&quot;new City(&quot;;[.A13];&quot;,&quot;;[.E13];&quot;,&quot;;[.F13];&quot;), //&quot;;[.B13])" office:value-type="string" office:string-value="new City(111,156,517), //Teotihuacan" calcext:value-type="string">
            <text:p>new City(111,156,517), //Teotihuacan</text:p>
          </table:table-cell>
          <table:table-cell table:formula="of:=CONCATENATE(&quot;new DestinationCard(&quot;;[.A13];&quot;,&quot;;[.A13];&quot;),&quot;)" office:value-type="string" office:string-value="new DestinationCard(111,111)," calcext:value-type="string">
            <text:p>new DestinationCard(111,111),</text:p>
          </table:table-cell>
          <table:table-cell/>
          <table:table-cell table:formula="of:=CONCATENATE(&quot;'&quot;;[.B13];&quot;',&quot;)" office:value-type="string" office:string-value="'Teotihuacan'," calcext:value-type="string">
            <text:p>'Teotihuacan',</text:p>
          </table:table-cell>
          <table:table-cell table:formula="of:=CONCATENATE([.A13];&quot;=&gt;'&quot;;[.B13];&quot;',&quot;)" office:value-type="string" office:string-value="111=&gt;'Teotihuacan'," calcext:value-type="string">
            <text:p>111=&gt;'Teotihuacan',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ikal</text:p>
          </table:table-cell>
          <table:table-cell office:value-type="float" office:value="236" calcext:value-type="float">
            <text:p>236</text:p>
          </table:table-cell>
          <table:table-cell office:value-type="float" office:value="548" calcext:value-type="float">
            <text:p>548</text:p>
          </table:table-cell>
          <table:table-cell table:formula="of:=[.C14]" office:value-type="float" office:value="236" calcext:value-type="float">
            <text:p>236</text:p>
          </table:table-cell>
          <table:table-cell table:formula="of:=[.D14]" office:value-type="float" office:value="548" calcext:value-type="float">
            <text:p>548</text:p>
          </table:table-cell>
          <table:table-cell table:number-columns-repeated="4"/>
          <table:table-cell table:formula="of:=CONCATENATE(&quot;new City(&quot;;[.A14];&quot;,&quot;;[.E14];&quot;,&quot;;[.F14];&quot;), //&quot;;[.B14])" office:value-type="string" office:string-value="new City(112,236,548), //Tikal" calcext:value-type="string">
            <text:p>new City(112,236,548), //Tikal</text:p>
          </table:table-cell>
          <table:table-cell table:formula="of:=CONCATENATE(&quot;new DestinationCard(&quot;;[.A14];&quot;,&quot;;[.A14];&quot;),&quot;)" office:value-type="string" office:string-value="new DestinationCard(112,112)," calcext:value-type="string">
            <text:p>new DestinationCard(112,112),</text:p>
          </table:table-cell>
          <table:table-cell/>
          <table:table-cell table:formula="of:=CONCATENATE(&quot;'&quot;;[.B14];&quot;',&quot;)" office:value-type="string" office:string-value="'Tikal'," calcext:value-type="string">
            <text:p>'Tikal',</text:p>
          </table:table-cell>
          <table:table-cell table:formula="of:=CONCATENATE([.A14];&quot;=&gt;'&quot;;[.B14];&quot;',&quot;)" office:value-type="string" office:string-value="112=&gt;'Tikal'," calcext:value-type="string">
            <text:p>112=&gt;'Tikal',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ewfoundland</text:p>
          </table:table-cell>
          <table:table-cell office:value-type="float" office:value="534" calcext:value-type="float">
            <text:p>534</text:p>
          </table:table-cell>
          <table:table-cell office:value-type="float" office:value="253" calcext:value-type="float">
            <text:p>253</text:p>
          </table:table-cell>
          <table:table-cell table:formula="of:=[.C15]" office:value-type="float" office:value="534" calcext:value-type="float">
            <text:p>534</text:p>
          </table:table-cell>
          <table:table-cell table:formula="of:=[.D15]" office:value-type="float" office:value="253" calcext:value-type="float">
            <text:p>253</text:p>
          </table:table-cell>
          <table:table-cell table:number-columns-repeated="4"/>
          <table:table-cell table:formula="of:=CONCATENATE(&quot;new City(&quot;;[.A15];&quot;,&quot;;[.E15];&quot;,&quot;;[.F15];&quot;), //&quot;;[.B15])" office:value-type="string" office:string-value="new City(113,534,253), //Newfoundland" calcext:value-type="string">
            <text:p>new City(113,534,253), //Newfoundland</text:p>
          </table:table-cell>
          <table:table-cell table:formula="of:=CONCATENATE(&quot;new DestinationCard(&quot;;[.A15];&quot;,&quot;;[.A15];&quot;),&quot;)" office:value-type="string" office:string-value="new DestinationCard(113,113)," calcext:value-type="string">
            <text:p>new DestinationCard(113,113),</text:p>
          </table:table-cell>
          <table:table-cell/>
          <table:table-cell table:formula="of:=CONCATENATE(&quot;'&quot;;[.B15];&quot;',&quot;)" office:value-type="string" office:string-value="'Newfoundland'," calcext:value-type="string">
            <text:p>'Newfoundland',</text:p>
          </table:table-cell>
          <table:table-cell table:formula="of:=CONCATENATE([.A15];&quot;=&gt;'&quot;;[.B15];&quot;',&quot;)" office:value-type="string" office:string-value="113=&gt;'Newfoundland'," calcext:value-type="string">
            <text:p>113=&gt;'Newfoundland',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reenland</text:p>
          </table:table-cell>
          <table:table-cell office:value-type="float" office:value="639" calcext:value-type="float">
            <text:p>639</text:p>
          </table:table-cell>
          <table:table-cell office:value-type="float" office:value="30" calcext:value-type="float">
            <text:p>30</text:p>
          </table:table-cell>
          <table:table-cell table:formula="of:=[.C16]" office:value-type="float" office:value="639" calcext:value-type="float">
            <text:p>639</text:p>
          </table:table-cell>
          <table:table-cell table:formula="of:=[.D16]" office:value-type="float" office:value="30" calcext:value-type="float">
            <text:p>30</text:p>
          </table:table-cell>
          <table:table-cell table:number-columns-repeated="4"/>
          <table:table-cell table:formula="of:=CONCATENATE(&quot;new City(&quot;;[.A16];&quot;,&quot;;[.E16];&quot;,&quot;;[.F16];&quot;), //&quot;;[.B16])" office:value-type="string" office:string-value="new City(114,639,30), //Greenland" calcext:value-type="string">
            <text:p>new City(114,639,30), //Greenland</text:p>
          </table:table-cell>
          <table:table-cell table:formula="of:=CONCATENATE(&quot;new DestinationCard(&quot;;[.A16];&quot;,&quot;;[.A16];&quot;),&quot;)" office:value-type="string" office:string-value="new DestinationCard(114,114)," calcext:value-type="string">
            <text:p>new DestinationCard(114,114),</text:p>
          </table:table-cell>
          <table:table-cell/>
          <table:table-cell table:formula="of:=CONCATENATE(&quot;'&quot;;[.B16];&quot;',&quot;)" office:value-type="string" office:string-value="'Greenland'," calcext:value-type="string">
            <text:p>'Greenland',</text:p>
          </table:table-cell>
          <table:table-cell table:formula="of:=CONCATENATE([.A16];&quot;=&gt;'&quot;;[.B16];&quot;',&quot;)" office:value-type="string" office:string-value="114=&gt;'Greenland'," calcext:value-type="string">
            <text:p>114=&gt;'Greenland',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gel Falls</text:p>
          </table:table-cell>
          <table:table-cell office:value-type="float" office:value="364" calcext:value-type="float">
            <text:p>364</text:p>
          </table:table-cell>
          <table:table-cell office:value-type="float" office:value="644" calcext:value-type="float">
            <text:p>644</text:p>
          </table:table-cell>
          <table:table-cell table:formula="of:=[.C17]" office:value-type="float" office:value="364" calcext:value-type="float">
            <text:p>364</text:p>
          </table:table-cell>
          <table:table-cell table:formula="of:=[.D17]" office:value-type="float" office:value="644" calcext:value-type="float">
            <text:p>644</text:p>
          </table:table-cell>
          <table:table-cell table:number-columns-repeated="4"/>
          <table:table-cell table:formula="of:=CONCATENATE(&quot;new City(&quot;;[.A17];&quot;,&quot;;[.E17];&quot;,&quot;;[.F17];&quot;), //&quot;;[.B17])" office:value-type="string" office:string-value="new City(115,364,644), //Angel Falls" calcext:value-type="string">
            <text:p>new City(115,364,644), //Angel Falls</text:p>
          </table:table-cell>
          <table:table-cell table:formula="of:=CONCATENATE(&quot;new DestinationCard(&quot;;[.A17];&quot;,&quot;;[.A17];&quot;),&quot;)" office:value-type="string" office:string-value="new DestinationCard(115,115)," calcext:value-type="string">
            <text:p>new DestinationCard(115,115),</text:p>
          </table:table-cell>
          <table:table-cell/>
          <table:table-cell table:formula="of:=CONCATENATE(&quot;'&quot;;[.B17];&quot;',&quot;)" office:value-type="string" office:string-value="'Angel Falls'," calcext:value-type="string">
            <text:p>'Angel Falls',</text:p>
          </table:table-cell>
          <table:table-cell table:formula="of:=CONCATENATE([.A17];&quot;=&gt;'&quot;;[.B17];&quot;',&quot;)" office:value-type="string" office:string-value="115=&gt;'Angel Falls'," calcext:value-type="string">
            <text:p>115=&gt;'Angel Falls',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rajó</text:p>
          </table:table-cell>
          <table:table-cell office:value-type="float" office:value="460" calcext:value-type="float">
            <text:p>460</text:p>
          </table:table-cell>
          <table:table-cell office:value-type="float" office:value="721" calcext:value-type="float">
            <text:p>721</text:p>
          </table:table-cell>
          <table:table-cell table:formula="of:=[.C18]" office:value-type="float" office:value="460" calcext:value-type="float">
            <text:p>460</text:p>
          </table:table-cell>
          <table:table-cell table:formula="of:=[.D18]" office:value-type="float" office:value="721" calcext:value-type="float">
            <text:p>721</text:p>
          </table:table-cell>
          <table:table-cell table:number-columns-repeated="4"/>
          <table:table-cell table:formula="of:=CONCATENATE(&quot;new City(&quot;;[.A18];&quot;,&quot;;[.E18];&quot;,&quot;;[.F18];&quot;), //&quot;;[.B18])" office:value-type="string" office:string-value="new City(116,460,721), //Marajó" calcext:value-type="string">
            <text:p>new City(116,460,721), //Marajó</text:p>
          </table:table-cell>
          <table:table-cell table:formula="of:=CONCATENATE(&quot;new DestinationCard(&quot;;[.A18];&quot;,&quot;;[.A18];&quot;),&quot;)" office:value-type="string" office:string-value="new DestinationCard(116,116)," calcext:value-type="string">
            <text:p>new DestinationCard(116,116),</text:p>
          </table:table-cell>
          <table:table-cell/>
          <table:table-cell table:formula="of:=CONCATENATE(&quot;'&quot;;[.B18];&quot;',&quot;)" office:value-type="string" office:string-value="'Marajó'," calcext:value-type="string">
            <text:p>'Marajó',</text:p>
          </table:table-cell>
          <table:table-cell table:formula="of:=CONCATENATE([.A18];&quot;=&gt;'&quot;;[.B18];&quot;',&quot;)" office:value-type="string" office:string-value="116=&gt;'Marajó'," calcext:value-type="string">
            <text:p>116=&gt;'Marajó',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mazon Rainforest</text:p>
          </table:table-cell>
          <table:table-cell office:value-type="float" office:value="392" calcext:value-type="float">
            <text:p>392</text:p>
          </table:table-cell>
          <table:table-cell office:value-type="float" office:value="763" calcext:value-type="float">
            <text:p>763</text:p>
          </table:table-cell>
          <table:table-cell table:formula="of:=[.C19]" office:value-type="float" office:value="392" calcext:value-type="float">
            <text:p>392</text:p>
          </table:table-cell>
          <table:table-cell table:formula="of:=[.D19]" office:value-type="float" office:value="763" calcext:value-type="float">
            <text:p>763</text:p>
          </table:table-cell>
          <table:table-cell table:number-columns-repeated="4"/>
          <table:table-cell table:formula="of:=CONCATENATE(&quot;new City(&quot;;[.A19];&quot;,&quot;;[.E19];&quot;,&quot;;[.F19];&quot;), //&quot;;[.B19])" office:value-type="string" office:string-value="new City(117,392,763), //Amazon Rainforest" calcext:value-type="string">
            <text:p>new City(117,392,763), //Amazon Rainforest</text:p>
          </table:table-cell>
          <table:table-cell table:formula="of:=CONCATENATE(&quot;new DestinationCard(&quot;;[.A19];&quot;,&quot;;[.A19];&quot;),&quot;)" office:value-type="string" office:string-value="new DestinationCard(117,117)," calcext:value-type="string">
            <text:p>new DestinationCard(117,117),</text:p>
          </table:table-cell>
          <table:table-cell/>
          <table:table-cell table:formula="of:=CONCATENATE(&quot;'&quot;;[.B19];&quot;',&quot;)" office:value-type="string" office:string-value="'Amazon Rainforest'," calcext:value-type="string">
            <text:p>'Amazon Rainforest',</text:p>
          </table:table-cell>
          <table:table-cell table:formula="of:=CONCATENATE([.A19];&quot;=&gt;'&quot;;[.B19];&quot;',&quot;)" office:value-type="string" office:string-value="117=&gt;'Amazon Rainforest'," calcext:value-type="string">
            <text:p>117=&gt;'Amazon Rainforest',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chu Picchu</text:p>
          </table:table-cell>
          <table:table-cell office:value-type="float" office:value="278" calcext:value-type="float">
            <text:p>278</text:p>
          </table:table-cell>
          <table:table-cell office:value-type="float" office:value="824" calcext:value-type="float">
            <text:p>824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824" calcext:value-type="float">
            <text:p>824</text:p>
          </table:table-cell>
          <table:table-cell table:number-columns-repeated="4"/>
          <table:table-cell table:formula="of:=CONCATENATE(&quot;new City(&quot;;[.A20];&quot;,&quot;;[.E20];&quot;,&quot;;[.F20];&quot;), //&quot;;[.B20])" office:value-type="string" office:string-value="new City(118,278,824), //Machu Picchu" calcext:value-type="string">
            <text:p>new City(118,278,824), //Machu Picchu</text:p>
          </table:table-cell>
          <table:table-cell table:formula="of:=CONCATENATE(&quot;new DestinationCard(&quot;;[.A20];&quot;,&quot;;[.A20];&quot;),&quot;)" office:value-type="string" office:string-value="new DestinationCard(118,118)," calcext:value-type="string">
            <text:p>new DestinationCard(118,118),</text:p>
          </table:table-cell>
          <table:table-cell/>
          <table:table-cell table:formula="of:=CONCATENATE(&quot;'&quot;;[.B20];&quot;',&quot;)" office:value-type="string" office:string-value="'Machu Picchu'," calcext:value-type="string">
            <text:p>'Machu Picchu',</text:p>
          </table:table-cell>
          <table:table-cell table:formula="of:=CONCATENATE([.A20];&quot;=&gt;'&quot;;[.B20];&quot;',&quot;)" office:value-type="string" office:string-value="118=&gt;'Machu Picchu'," calcext:value-type="string">
            <text:p>118=&gt;'Machu Picchu',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ripuanã</text:p>
          </table:table-cell>
          <table:table-cell office:value-type="float" office:value="420" calcext:value-type="float">
            <text:p>420</text:p>
          </table:table-cell>
          <table:table-cell office:value-type="float" office:value="839" calcext:value-type="float">
            <text:p>839</text:p>
          </table:table-cell>
          <table:table-cell table:formula="of:=[.C21]" office:value-type="float" office:value="420" calcext:value-type="float">
            <text:p>420</text:p>
          </table:table-cell>
          <table:table-cell table:formula="of:=[.D21]" office:value-type="float" office:value="839" calcext:value-type="float">
            <text:p>839</text:p>
          </table:table-cell>
          <table:table-cell table:number-columns-repeated="4"/>
          <table:table-cell table:formula="of:=CONCATENATE(&quot;new City(&quot;;[.A21];&quot;,&quot;;[.E21];&quot;,&quot;;[.F21];&quot;), //&quot;;[.B21])" office:value-type="string" office:string-value="new City(119,420,839), //Aripuanã" calcext:value-type="string">
            <text:p>new City(119,420,839), //Aripuanã</text:p>
          </table:table-cell>
          <table:table-cell table:formula="of:=CONCATENATE(&quot;new DestinationCard(&quot;;[.A21];&quot;,&quot;;[.A21];&quot;),&quot;)" office:value-type="string" office:string-value="new DestinationCard(119,119)," calcext:value-type="string">
            <text:p>new DestinationCard(119,119),</text:p>
          </table:table-cell>
          <table:table-cell/>
          <table:table-cell table:formula="of:=CONCATENATE(&quot;'&quot;;[.B21];&quot;',&quot;)" office:value-type="string" office:string-value="'Aripuanã'," calcext:value-type="string">
            <text:p>'Aripuanã',</text:p>
          </table:table-cell>
          <table:table-cell table:formula="of:=CONCATENATE([.A21];&quot;=&gt;'&quot;;[.B21];&quot;',&quot;)" office:value-type="string" office:string-value="119=&gt;'Aripuanã'," calcext:value-type="string">
            <text:p>119=&gt;'Aripuanã',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alvador de Bahia</text:p>
          </table:table-cell>
          <table:table-cell office:value-type="float" office:value="537" calcext:value-type="float">
            <text:p>537</text:p>
          </table:table-cell>
          <table:table-cell office:value-type="float" office:value="853" calcext:value-type="float">
            <text:p>853</text:p>
          </table:table-cell>
          <table:table-cell table:formula="of:=[.C22]" office:value-type="float" office:value="537" calcext:value-type="float">
            <text:p>537</text:p>
          </table:table-cell>
          <table:table-cell table:formula="of:=[.D22]" office:value-type="float" office:value="853" calcext:value-type="float">
            <text:p>853</text:p>
          </table:table-cell>
          <table:table-cell table:number-columns-repeated="4"/>
          <table:table-cell table:formula="of:=CONCATENATE(&quot;new City(&quot;;[.A22];&quot;,&quot;;[.E22];&quot;,&quot;;[.F22];&quot;), //&quot;;[.B22])" office:value-type="string" office:string-value="new City(120,537,853), //Salvador de Bahia" calcext:value-type="string">
            <text:p>new City(120,537,853), //Salvador de Bahia</text:p>
          </table:table-cell>
          <table:table-cell table:formula="of:=CONCATENATE(&quot;new DestinationCard(&quot;;[.A22];&quot;,&quot;;[.A22];&quot;),&quot;)" office:value-type="string" office:string-value="new DestinationCard(120,120)," calcext:value-type="string">
            <text:p>new DestinationCard(120,120),</text:p>
          </table:table-cell>
          <table:table-cell/>
          <table:table-cell table:formula="of:=CONCATENATE(&quot;'&quot;;[.B22];&quot;',&quot;)" office:value-type="string" office:string-value="'Salvador de Bahia'," calcext:value-type="string">
            <text:p>'Salvador de Bahia',</text:p>
          </table:table-cell>
          <table:table-cell table:formula="of:=CONCATENATE([.A22];&quot;=&gt;'&quot;;[.B22];&quot;',&quot;)" office:value-type="string" office:string-value="120=&gt;'Salvador de Bahia'," calcext:value-type="string">
            <text:p>120=&gt;'Salvador de Bahia',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tiplano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table:formula="of:=[.C23]" office:value-type="float" office:value="359" calcext:value-type="float">
            <text:p>359</text:p>
          </table:table-cell>
          <table:table-cell table:formula="of:=[.D23]" office:value-type="float" office:value="902" calcext:value-type="float">
            <text:p>902</text:p>
          </table:table-cell>
          <table:table-cell table:number-columns-repeated="4"/>
          <table:table-cell table:formula="of:=CONCATENATE(&quot;new City(&quot;;[.A23];&quot;,&quot;;[.E23];&quot;,&quot;;[.F23];&quot;), //&quot;;[.B23])" office:value-type="string" office:string-value="new City(121,359,902), //Altiplano" calcext:value-type="string">
            <text:p>new City(121,359,902), //Altiplano</text:p>
          </table:table-cell>
          <table:table-cell table:formula="of:=CONCATENATE(&quot;new DestinationCard(&quot;;[.A23];&quot;,&quot;;[.A23];&quot;),&quot;)" office:value-type="string" office:string-value="new DestinationCard(121,121)," calcext:value-type="string">
            <text:p>new DestinationCard(121,121),</text:p>
          </table:table-cell>
          <table:table-cell/>
          <table:table-cell table:formula="of:=CONCATENATE(&quot;'&quot;;[.B23];&quot;',&quot;)" office:value-type="string" office:string-value="'Altiplano'," calcext:value-type="string">
            <text:p>'Altiplano',</text:p>
          </table:table-cell>
          <table:table-cell table:formula="of:=CONCATENATE([.A23];&quot;=&gt;'&quot;;[.B23];&quot;',&quot;)" office:value-type="string" office:string-value="121=&gt;'Altiplano'," calcext:value-type="string">
            <text:p>121=&gt;'Altiplano',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guazú Falls</text:p>
          </table:table-cell>
          <table:table-cell office:value-type="float" office:value="436" calcext:value-type="float">
            <text:p>436</text:p>
          </table:table-cell>
          <table:table-cell office:value-type="float" office:value="960" calcext:value-type="float">
            <text:p>960</text:p>
          </table:table-cell>
          <table:table-cell table:formula="of:=[.C24]" office:value-type="float" office:value="436" calcext:value-type="float">
            <text:p>436</text:p>
          </table:table-cell>
          <table:table-cell table:formula="of:=[.D24]" office:value-type="float" office:value="960" calcext:value-type="float">
            <text:p>960</text:p>
          </table:table-cell>
          <table:table-cell table:number-columns-repeated="4"/>
          <table:table-cell table:formula="of:=CONCATENATE(&quot;new City(&quot;;[.A24];&quot;,&quot;;[.E24];&quot;,&quot;;[.F24];&quot;), //&quot;;[.B24])" office:value-type="string" office:string-value="new City(122,436,960), //Iguazú Falls" calcext:value-type="string">
            <text:p>new City(122,436,960), //Iguazú Falls</text:p>
          </table:table-cell>
          <table:table-cell table:formula="of:=CONCATENATE(&quot;new DestinationCard(&quot;;[.A24];&quot;,&quot;;[.A24];&quot;),&quot;)" office:value-type="string" office:string-value="new DestinationCard(122,122)," calcext:value-type="string">
            <text:p>new DestinationCard(122,122),</text:p>
          </table:table-cell>
          <table:table-cell/>
          <table:table-cell table:formula="of:=CONCATENATE(&quot;'&quot;;[.B24];&quot;',&quot;)" office:value-type="string" office:string-value="'Iguazú Falls'," calcext:value-type="string">
            <text:p>'Iguazú Falls',</text:p>
          </table:table-cell>
          <table:table-cell table:formula="of:=CONCATENATE([.A24];&quot;=&gt;'&quot;;[.B24];&quot;',&quot;)" office:value-type="string" office:string-value="122=&gt;'Iguazú Falls'," calcext:value-type="string">
            <text:p>122=&gt;'Iguazú Falls',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tacama</text:p>
          </table:table-cell>
          <table:table-cell office:value-type="float" office:value="351" calcext:value-type="float">
            <text:p>351</text:p>
          </table:table-cell>
          <table:table-cell office:value-type="float" office:value="1034" calcext:value-type="float">
            <text:p>1034</text:p>
          </table:table-cell>
          <table:table-cell table:formula="of:=[.C25]" office:value-type="float" office:value="351" calcext:value-type="float">
            <text:p>351</text:p>
          </table:table-cell>
          <table:table-cell table:formula="of:=[.D25]" office:value-type="float" office:value="1034" calcext:value-type="float">
            <text:p>1034</text:p>
          </table:table-cell>
          <table:table-cell table:number-columns-repeated="4"/>
          <table:table-cell table:formula="of:=CONCATENATE(&quot;new City(&quot;;[.A25];&quot;,&quot;;[.E25];&quot;,&quot;;[.F25];&quot;), //&quot;;[.B25])" office:value-type="string" office:string-value="new City(123,351,1034), //Atacama" calcext:value-type="string">
            <text:p>new City(123,351,1034), //Atacama</text:p>
          </table:table-cell>
          <table:table-cell table:formula="of:=CONCATENATE(&quot;new DestinationCard(&quot;;[.A25];&quot;,&quot;;[.A25];&quot;),&quot;)" office:value-type="string" office:string-value="new DestinationCard(123,123)," calcext:value-type="string">
            <text:p>new DestinationCard(123,123),</text:p>
          </table:table-cell>
          <table:table-cell/>
          <table:table-cell table:formula="of:=CONCATENATE(&quot;'&quot;;[.B25];&quot;',&quot;)" office:value-type="string" office:string-value="'Atacama'," calcext:value-type="string">
            <text:p>'Atacama',</text:p>
          </table:table-cell>
          <table:table-cell table:formula="of:=CONCATENATE([.A25];&quot;=&gt;'&quot;;[.B25];&quot;',&quot;)" office:value-type="string" office:string-value="123=&gt;'Atacama'," calcext:value-type="string">
            <text:p>123=&gt;'Atacama',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alápagos Islands</text:p>
          </table:table-cell>
          <table:table-cell office:value-type="float" office:value="156" calcext:value-type="float">
            <text:p>156</text:p>
          </table:table-cell>
          <table:table-cell office:value-type="float" office:value="717" calcext:value-type="float">
            <text:p>717</text:p>
          </table:table-cell>
          <table:table-cell table:formula="of:=[.C26]" office:value-type="float" office:value="156" calcext:value-type="float">
            <text:p>156</text:p>
          </table:table-cell>
          <table:table-cell table:formula="of:=[.D26]" office:value-type="float" office:value="717" calcext:value-type="float">
            <text:p>717</text:p>
          </table:table-cell>
          <table:table-cell table:number-columns-repeated="4"/>
          <table:table-cell table:formula="of:=CONCATENATE(&quot;new City(&quot;;[.A26];&quot;,&quot;;[.E26];&quot;,&quot;;[.F26];&quot;), //&quot;;[.B26])" office:value-type="string" office:string-value="new City(124,156,717), //Galápagos Islands" calcext:value-type="string">
            <text:p>new City(124,156,717), //Galápagos Islands</text:p>
          </table:table-cell>
          <table:table-cell table:formula="of:=CONCATENATE(&quot;new DestinationCard(&quot;;[.A26];&quot;,&quot;;[.A26];&quot;),&quot;)" office:value-type="string" office:string-value="new DestinationCard(124,124)," calcext:value-type="string">
            <text:p>new DestinationCard(124,124),</text:p>
          </table:table-cell>
          <table:table-cell/>
          <table:table-cell table:formula="of:=CONCATENATE(&quot;'&quot;;[.B26];&quot;',&quot;)" office:value-type="string" office:string-value="'Galápagos Islands'," calcext:value-type="string">
            <text:p>'Galápagos Islands',</text:p>
          </table:table-cell>
          <table:table-cell table:formula="of:=CONCATENATE([.A26];&quot;=&gt;'&quot;;[.B26];&quot;',&quot;)" office:value-type="string" office:string-value="124=&gt;'Galápagos Islands'," calcext:value-type="string">
            <text:p>124=&gt;'Galápagos Islands',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acific Ocean</text:p>
          </table:table-cell>
          <table:table-cell office:value-type="float" office:value="72" calcext:value-type="float">
            <text:p>72</text:p>
          </table:table-cell>
          <table:table-cell office:value-type="float" office:value="854" calcext:value-type="float">
            <text:p>854</text:p>
          </table:table-cell>
          <table:table-cell table:formula="of:=[.C27]" office:value-type="float" office:value="72" calcext:value-type="float">
            <text:p>72</text:p>
          </table:table-cell>
          <table:table-cell table:formula="of:=[.D27]" office:value-type="float" office:value="854" calcext:value-type="float">
            <text:p>854</text:p>
          </table:table-cell>
          <table:table-cell table:number-columns-repeated="4"/>
          <table:table-cell table:formula="of:=CONCATENATE(&quot;new City(&quot;;[.A27];&quot;,&quot;;[.E27];&quot;,&quot;;[.F27];&quot;), //&quot;;[.B27])" office:value-type="string" office:string-value="new City(125,72,854), //Pacific Ocean" calcext:value-type="string">
            <text:p>new City(125,72,854), //Pacific Ocean</text:p>
          </table:table-cell>
          <table:table-cell table:formula="of:=CONCATENATE(&quot;new DestinationCard(&quot;;[.A27];&quot;,&quot;;[.A27];&quot;),&quot;)" office:value-type="string" office:string-value="new DestinationCard(125,125)," calcext:value-type="string">
            <text:p>new DestinationCard(125,125),</text:p>
          </table:table-cell>
          <table:table-cell/>
          <table:table-cell table:formula="of:=CONCATENATE(&quot;'&quot;;[.B27];&quot;',&quot;)" office:value-type="string" office:string-value="'Pacific Ocean'," calcext:value-type="string">
            <text:p>'Pacific Ocean',</text:p>
          </table:table-cell>
          <table:table-cell table:formula="of:=CONCATENATE([.A27];&quot;=&gt;'&quot;;[.B27];&quot;',&quot;)" office:value-type="string" office:string-value="125=&gt;'Pacific Ocean'," calcext:value-type="string">
            <text:p>125=&gt;'Pacific Ocean',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apa Nui</text:p>
          </table:table-cell>
          <table:table-cell office:value-type="float" office:value="59" calcext:value-type="float">
            <text:p>59</text:p>
          </table:table-cell>
          <table:table-cell office:value-type="float" office:value="1035" calcext:value-type="float">
            <text:p>1035</text:p>
          </table:table-cell>
          <table:table-cell table:formula="of:=[.C28]" office:value-type="float" office:value="59" calcext:value-type="float">
            <text:p>59</text:p>
          </table:table-cell>
          <table:table-cell table:formula="of:=[.D28]" office:value-type="float" office:value="1035" calcext:value-type="float">
            <text:p>1035</text:p>
          </table:table-cell>
          <table:table-cell table:number-columns-repeated="4"/>
          <table:table-cell table:formula="of:=CONCATENATE(&quot;new City(&quot;;[.A28];&quot;,&quot;;[.E28];&quot;,&quot;;[.F28];&quot;), //&quot;;[.B28])" office:value-type="string" office:string-value="new City(126,59,1035), //Rapa Nui" calcext:value-type="string">
            <text:p>new City(126,59,1035), //Rapa Nui</text:p>
          </table:table-cell>
          <table:table-cell table:formula="of:=CONCATENATE(&quot;new DestinationCard(&quot;;[.A28];&quot;,&quot;;[.A28];&quot;),&quot;)" office:value-type="string" office:string-value="new DestinationCard(126,126)," calcext:value-type="string">
            <text:p>new DestinationCard(126,126),</text:p>
          </table:table-cell>
          <table:table-cell/>
          <table:table-cell table:formula="of:=CONCATENATE(&quot;'&quot;;[.B28];&quot;',&quot;)" office:value-type="string" office:string-value="'Rapa Nui'," calcext:value-type="string">
            <text:p>'Rapa Nui',</text:p>
          </table:table-cell>
          <table:table-cell table:formula="of:=CONCATENATE([.A28];&quot;=&gt;'&quot;;[.B28];&quot;',&quot;)" office:value-type="string" office:string-value="126=&gt;'Rapa Nui'," calcext:value-type="string">
            <text:p>126=&gt;'Rapa Nui',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ierra del Fuego</text:p>
          </table:table-cell>
          <table:table-cell office:value-type="float" office:value="400" calcext:value-type="float">
            <text:p>400</text:p>
          </table:table-cell>
          <table:table-cell office:value-type="float" office:value="1216" calcext:value-type="float">
            <text:p>1216</text:p>
          </table:table-cell>
          <table:table-cell table:formula="of:=[.C29]" office:value-type="float" office:value="400" calcext:value-type="float">
            <text:p>400</text:p>
          </table:table-cell>
          <table:table-cell table:formula="of:=[.D29]" office:value-type="float" office:value="1216" calcext:value-type="float">
            <text:p>1216</text:p>
          </table:table-cell>
          <table:table-cell table:number-columns-repeated="4"/>
          <table:table-cell table:formula="of:=CONCATENATE(&quot;new City(&quot;;[.A29];&quot;,&quot;;[.E29];&quot;,&quot;;[.F29];&quot;), //&quot;;[.B29])" office:value-type="string" office:string-value="new City(127,400,1216), //Tierra del Fuego" calcext:value-type="string">
            <text:p>new City(127,400,1216), //Tierra del Fuego</text:p>
          </table:table-cell>
          <table:table-cell table:formula="of:=CONCATENATE(&quot;new DestinationCard(&quot;;[.A29];&quot;,&quot;;[.A29];&quot;),&quot;)" office:value-type="string" office:string-value="new DestinationCard(127,127)," calcext:value-type="string">
            <text:p>new DestinationCard(127,127),</text:p>
          </table:table-cell>
          <table:table-cell/>
          <table:table-cell table:formula="of:=CONCATENATE(&quot;'&quot;;[.B29];&quot;',&quot;)" office:value-type="string" office:string-value="'Tierra del Fuego'," calcext:value-type="string">
            <text:p>'Tierra del Fuego',</text:p>
          </table:table-cell>
          <table:table-cell table:formula="of:=CONCATENATE([.A29];&quot;=&gt;'&quot;;[.B29];&quot;',&quot;)" office:value-type="string" office:string-value="127=&gt;'Tierra del Fuego'," calcext:value-type="string">
            <text:p>127=&gt;'Tierra del Fuego',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raham Land</text:p>
          </table:table-cell>
          <table:table-cell office:value-type="float" office:value="567" calcext:value-type="float">
            <text:p>567</text:p>
          </table:table-cell>
          <table:table-cell office:value-type="float" office:value="1299" calcext:value-type="float">
            <text:p>1299</text:p>
          </table:table-cell>
          <table:table-cell table:formula="of:=[.C30]" office:value-type="float" office:value="567" calcext:value-type="float">
            <text:p>567</text:p>
          </table:table-cell>
          <table:table-cell table:formula="of:=[.D30]" office:value-type="float" office:value="1299" calcext:value-type="float">
            <text:p>1299</text:p>
          </table:table-cell>
          <table:table-cell table:number-columns-repeated="4"/>
          <table:table-cell table:formula="of:=CONCATENATE(&quot;new City(&quot;;[.A30];&quot;,&quot;;[.E30];&quot;,&quot;;[.F30];&quot;), //&quot;;[.B30])" office:value-type="string" office:string-value="new City(128,567,1299), //Graham Land" calcext:value-type="string">
            <text:p>new City(128,567,1299), //Graham Land</text:p>
          </table:table-cell>
          <table:table-cell table:formula="of:=CONCATENATE(&quot;new DestinationCard(&quot;;[.A30];&quot;,&quot;;[.A30];&quot;),&quot;)" office:value-type="string" office:string-value="new DestinationCard(128,128)," calcext:value-type="string">
            <text:p>new DestinationCard(128,128),</text:p>
          </table:table-cell>
          <table:table-cell/>
          <table:table-cell table:formula="of:=CONCATENATE(&quot;'&quot;;[.B30];&quot;',&quot;)" office:value-type="string" office:string-value="'Graham Land'," calcext:value-type="string">
            <text:p>'Graham Land',</text:p>
          </table:table-cell>
          <table:table-cell table:formula="of:=CONCATENATE([.A30];&quot;=&gt;'&quot;;[.B30];&quot;',&quot;)" office:value-type="string" office:string-value="128=&gt;'Graham Land'," calcext:value-type="string">
            <text:p>128=&gt;'Graham Land',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valbard</text:p>
          </table:table-cell>
          <table:table-cell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 table:formula="of:=[.C31]" office:value-type="float" office:value="837" calcext:value-type="float">
            <text:p>837</text:p>
          </table:table-cell>
          <table:table-cell table:formula="of:=[.D31]" office:value-type="float" office:value="23" calcext:value-type="float">
            <text:p>23</text:p>
          </table:table-cell>
          <table:table-cell table:number-columns-repeated="4"/>
          <table:table-cell table:formula="of:=CONCATENATE(&quot;new City(&quot;;[.A31];&quot;,&quot;;[.E31];&quot;,&quot;;[.F31];&quot;), //&quot;;[.B31])" office:value-type="string" office:string-value="new City(129,837,23), //Svalbard" calcext:value-type="string">
            <text:p>new City(129,837,23), //Svalbard</text:p>
          </table:table-cell>
          <table:table-cell table:formula="of:=CONCATENATE(&quot;new DestinationCard(&quot;;[.A31];&quot;,&quot;;[.A31];&quot;),&quot;)" office:value-type="string" office:string-value="new DestinationCard(129,129)," calcext:value-type="string">
            <text:p>new DestinationCard(129,129),</text:p>
          </table:table-cell>
          <table:table-cell/>
          <table:table-cell table:formula="of:=CONCATENATE(&quot;'&quot;;[.B31];&quot;',&quot;)" office:value-type="string" office:string-value="'Svalbard'," calcext:value-type="string">
            <text:p>'Svalbard',</text:p>
          </table:table-cell>
          <table:table-cell table:formula="of:=CONCATENATE([.A31];&quot;=&gt;'&quot;;[.B31];&quot;',&quot;)" office:value-type="string" office:string-value="129=&gt;'Svalbard'," calcext:value-type="string">
            <text:p>129=&gt;'Svalbard',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ingvellir</text:p>
          </table:table-cell>
          <table:table-cell office:value-type="float" office:value="739" calcext:value-type="float">
            <text:p>739</text:p>
          </table:table-cell>
          <table:table-cell office:value-type="float" office:value="110" calcext:value-type="float">
            <text:p>110</text:p>
          </table:table-cell>
          <table:table-cell table:formula="of:=[.C32]" office:value-type="float" office:value="739" calcext:value-type="float">
            <text:p>739</text:p>
          </table:table-cell>
          <table:table-cell table:formula="of:=[.D32]" office:value-type="float" office:value="110" calcext:value-type="float">
            <text:p>110</text:p>
          </table:table-cell>
          <table:table-cell table:number-columns-repeated="4"/>
          <table:table-cell table:formula="of:=CONCATENATE(&quot;new City(&quot;;[.A32];&quot;,&quot;;[.E32];&quot;,&quot;;[.F32];&quot;), //&quot;;[.B32])" office:value-type="string" office:string-value="new City(130,739,110), //Thingvellir" calcext:value-type="string">
            <text:p>new City(130,739,110), //Thingvellir</text:p>
          </table:table-cell>
          <table:table-cell table:formula="of:=CONCATENATE(&quot;new DestinationCard(&quot;;[.A32];&quot;,&quot;;[.A32];&quot;),&quot;)" office:value-type="string" office:string-value="new DestinationCard(130,130)," calcext:value-type="string">
            <text:p>new DestinationCard(130,130),</text:p>
          </table:table-cell>
          <table:table-cell/>
          <table:table-cell table:formula="of:=CONCATENATE(&quot;'&quot;;[.B32];&quot;',&quot;)" office:value-type="string" office:string-value="'Thingvellir'," calcext:value-type="string">
            <text:p>'Thingvellir',</text:p>
          </table:table-cell>
          <table:table-cell table:formula="of:=CONCATENATE([.A32];&quot;=&gt;'&quot;;[.B32];&quot;',&quot;)" office:value-type="string" office:string-value="130=&gt;'Thingvellir'," calcext:value-type="string">
            <text:p>130=&gt;'Thingvellir',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onehenge</text:p>
          </table:table-cell>
          <table:table-cell office:value-type="float" office:value="713" calcext:value-type="float">
            <text:p>713</text:p>
          </table:table-cell>
          <table:table-cell office:value-type="float" office:value="245" calcext:value-type="float">
            <text:p>245</text:p>
          </table:table-cell>
          <table:table-cell table:formula="of:=[.C33]" office:value-type="float" office:value="713" calcext:value-type="float">
            <text:p>713</text:p>
          </table:table-cell>
          <table:table-cell table:formula="of:=[.D33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33];&quot;,&quot;;[.E33];&quot;,&quot;;[.F33];&quot;), //&quot;;[.B33])" office:value-type="string" office:string-value="new City(131,713,245), //Stonehenge" calcext:value-type="string">
            <text:p>new City(131,713,245), //Stonehenge</text:p>
          </table:table-cell>
          <table:table-cell table:formula="of:=CONCATENATE(&quot;new DestinationCard(&quot;;[.A33];&quot;,&quot;;[.A33];&quot;),&quot;)" office:value-type="string" office:string-value="new DestinationCard(131,131)," calcext:value-type="string">
            <text:p>new DestinationCard(131,131),</text:p>
          </table:table-cell>
          <table:table-cell/>
          <table:table-cell table:formula="of:=CONCATENATE(&quot;'&quot;;[.B33];&quot;',&quot;)" office:value-type="string" office:string-value="'Stonehenge'," calcext:value-type="string">
            <text:p>'Stonehenge',</text:p>
          </table:table-cell>
          <table:table-cell table:formula="of:=CONCATENATE([.A33];&quot;=&gt;'&quot;;[.B33];&quot;',&quot;)" office:value-type="string" office:string-value="131=&gt;'Stonehenge'," calcext:value-type="string">
            <text:p>131=&gt;'Stonehenge',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me</text:p>
          </table:table-cell>
          <table:table-cell office:value-type="float" office:value="808" calcext:value-type="float">
            <text:p>808</text:p>
          </table:table-cell>
          <table:table-cell office:value-type="float" office:value="333" calcext:value-type="float">
            <text:p>333</text:p>
          </table:table-cell>
          <table:table-cell table:formula="of:=[.C34]" office:value-type="float" office:value="808" calcext:value-type="float">
            <text:p>808</text:p>
          </table:table-cell>
          <table:table-cell table:formula="of:=[.D34]" office:value-type="float" office:value="333" calcext:value-type="float">
            <text:p>333</text:p>
          </table:table-cell>
          <table:table-cell table:number-columns-repeated="4"/>
          <table:table-cell table:formula="of:=CONCATENATE(&quot;new City(&quot;;[.A34];&quot;,&quot;;[.E34];&quot;,&quot;;[.F34];&quot;), //&quot;;[.B34])" office:value-type="string" office:string-value="new City(132,808,333), //Rome" calcext:value-type="string">
            <text:p>new City(132,808,333), //Rome</text:p>
          </table:table-cell>
          <table:table-cell table:formula="of:=CONCATENATE(&quot;new DestinationCard(&quot;;[.A34];&quot;,&quot;;[.A34];&quot;),&quot;)" office:value-type="string" office:string-value="new DestinationCard(132,132)," calcext:value-type="string">
            <text:p>new DestinationCard(132,132),</text:p>
          </table:table-cell>
          <table:table-cell/>
          <table:table-cell table:formula="of:=CONCATENATE(&quot;'&quot;;[.B34];&quot;',&quot;)" office:value-type="string" office:string-value="'Rome'," calcext:value-type="string">
            <text:p>'Rome',</text:p>
          </table:table-cell>
          <table:table-cell table:formula="of:=CONCATENATE([.A34];&quot;=&gt;'&quot;;[.B34];&quot;',&quot;)" office:value-type="string" office:string-value="132=&gt;'Rome'," calcext:value-type="string">
            <text:p>132=&gt;'Rome',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thens</text:p>
          </table:table-cell>
          <table:table-cell office:value-type="float" office:value="883" calcext:value-type="float">
            <text:p>883</text:p>
          </table:table-cell>
          <table:table-cell office:value-type="float" office:value="380" calcext:value-type="float">
            <text:p>380</text:p>
          </table:table-cell>
          <table:table-cell table:formula="of:=[.C35]" office:value-type="float" office:value="883" calcext:value-type="float">
            <text:p>883</text:p>
          </table:table-cell>
          <table:table-cell table:formula="of:=[.D35]" office:value-type="float" office:value="380" calcext:value-type="float">
            <text:p>380</text:p>
          </table:table-cell>
          <table:table-cell table:number-columns-repeated="4"/>
          <table:table-cell table:formula="of:=CONCATENATE(&quot;new City(&quot;;[.A35];&quot;,&quot;;[.E35];&quot;,&quot;;[.F35];&quot;), //&quot;;[.B35])" office:value-type="string" office:string-value="new City(133,883,380), //Athens" calcext:value-type="string">
            <text:p>new City(133,883,380), //Athens</text:p>
          </table:table-cell>
          <table:table-cell table:formula="of:=CONCATENATE(&quot;new DestinationCard(&quot;;[.A35];&quot;,&quot;;[.A35];&quot;),&quot;)" office:value-type="string" office:string-value="new DestinationCard(133,133)," calcext:value-type="string">
            <text:p>new DestinationCard(133,133),</text:p>
          </table:table-cell>
          <table:table-cell/>
          <table:table-cell table:formula="of:=CONCATENATE(&quot;'&quot;;[.B35];&quot;',&quot;)" office:value-type="string" office:string-value="'Athens'," calcext:value-type="string">
            <text:p>'Athens',</text:p>
          </table:table-cell>
          <table:table-cell table:formula="of:=CONCATENATE([.A35];&quot;=&gt;'&quot;;[.B35];&quot;',&quot;)" office:value-type="string" office:string-value="133=&gt;'Athens'," calcext:value-type="string">
            <text:p>133=&gt;'Athens',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imgad</text:p>
          </table:table-cell>
          <table:table-cell office:value-type="float" office:value="760" calcext:value-type="float">
            <text:p>760</text:p>
          </table:table-cell>
          <table:table-cell office:value-type="float" office:value="398" calcext:value-type="float">
            <text:p>398</text:p>
          </table:table-cell>
          <table:table-cell table:formula="of:=[.C36]" office:value-type="float" office:value="760" calcext:value-type="float">
            <text:p>760</text:p>
          </table:table-cell>
          <table:table-cell table:formula="of:=[.D36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36];&quot;,&quot;;[.E36];&quot;,&quot;;[.F36];&quot;), //&quot;;[.B36])" office:value-type="string" office:string-value="new City(134,760,398), //Timgad" calcext:value-type="string">
            <text:p>new City(134,760,398), //Timgad</text:p>
          </table:table-cell>
          <table:table-cell table:formula="of:=CONCATENATE(&quot;new DestinationCard(&quot;;[.A36];&quot;,&quot;;[.A36];&quot;),&quot;)" office:value-type="string" office:string-value="new DestinationCard(134,134)," calcext:value-type="string">
            <text:p>new DestinationCard(134,134),</text:p>
          </table:table-cell>
          <table:table-cell/>
          <table:table-cell table:formula="of:=CONCATENATE(&quot;'&quot;;[.B36];&quot;',&quot;)" office:value-type="string" office:string-value="'Timgad'," calcext:value-type="string">
            <text:p>'Timgad',</text:p>
          </table:table-cell>
          <table:table-cell table:formula="of:=CONCATENATE([.A36];&quot;=&gt;'&quot;;[.B36];&quot;',&quot;)" office:value-type="string" office:string-value="134=&gt;'Timgad'," calcext:value-type="string">
            <text:p>134=&gt;'Timgad',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nary Islands</text:p>
          </table:table-cell>
          <table:table-cell office:value-type="float" office:value="601" calcext:value-type="float">
            <text:p>601</text:p>
          </table:table-cell>
          <table:table-cell office:value-type="float" office:value="462" calcext:value-type="float">
            <text:p>462</text:p>
          </table:table-cell>
          <table:table-cell table:formula="of:=[.C37]" office:value-type="float" office:value="601" calcext:value-type="float">
            <text:p>601</text:p>
          </table:table-cell>
          <table:table-cell table:formula="of:=[.D37]" office:value-type="float" office:value="462" calcext:value-type="float">
            <text:p>462</text:p>
          </table:table-cell>
          <table:table-cell table:number-columns-repeated="4"/>
          <table:table-cell table:formula="of:=CONCATENATE(&quot;new City(&quot;;[.A37];&quot;,&quot;;[.E37];&quot;,&quot;;[.F37];&quot;), //&quot;;[.B37])" office:value-type="string" office:string-value="new City(135,601,462), //Canary Islands" calcext:value-type="string">
            <text:p>new City(135,601,462), //Canary Islands</text:p>
          </table:table-cell>
          <table:table-cell table:formula="of:=CONCATENATE(&quot;new DestinationCard(&quot;;[.A37];&quot;,&quot;;[.A37];&quot;),&quot;)" office:value-type="string" office:string-value="new DestinationCard(135,135)," calcext:value-type="string">
            <text:p>new DestinationCard(135,135),</text:p>
          </table:table-cell>
          <table:table-cell/>
          <table:table-cell table:formula="of:=CONCATENATE(&quot;'&quot;;[.B37];&quot;',&quot;)" office:value-type="string" office:string-value="'Canary Islands'," calcext:value-type="string">
            <text:p>'Canary Islands',</text:p>
          </table:table-cell>
          <table:table-cell table:formula="of:=CONCATENATE([.A37];&quot;=&gt;'&quot;;[.B37];&quot;',&quot;)" office:value-type="string" office:string-value="135=&gt;'Canary Islands'," calcext:value-type="string">
            <text:p>135=&gt;'Canary Islands',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hara</text:p>
          </table:table-cell>
          <table:table-cell office:value-type="float" office:value="827" calcext:value-type="float">
            <text:p>827</text:p>
          </table:table-cell>
          <table:table-cell office:value-type="float" office:value="518" calcext:value-type="float">
            <text:p>518</text:p>
          </table:table-cell>
          <table:table-cell table:formula="of:=[.C38]" office:value-type="float" office:value="827" calcext:value-type="float">
            <text:p>827</text:p>
          </table:table-cell>
          <table:table-cell table:formula="of:=[.D38]" office:value-type="float" office:value="518" calcext:value-type="float">
            <text:p>518</text:p>
          </table:table-cell>
          <table:table-cell table:number-columns-repeated="4"/>
          <table:table-cell table:formula="of:=CONCATENATE(&quot;new City(&quot;;[.A38];&quot;,&quot;;[.E38];&quot;,&quot;;[.F38];&quot;), //&quot;;[.B38])" office:value-type="string" office:string-value="new City(136,827,518), //Sahara" calcext:value-type="string">
            <text:p>new City(136,827,518), //Sahara</text:p>
          </table:table-cell>
          <table:table-cell table:formula="of:=CONCATENATE(&quot;new DestinationCard(&quot;;[.A38];&quot;,&quot;;[.A38];&quot;),&quot;)" office:value-type="string" office:string-value="new DestinationCard(136,136)," calcext:value-type="string">
            <text:p>new DestinationCard(136,136),</text:p>
          </table:table-cell>
          <table:table-cell/>
          <table:table-cell table:formula="of:=CONCATENATE(&quot;'&quot;;[.B38];&quot;',&quot;)" office:value-type="string" office:string-value="'Sahara'," calcext:value-type="string">
            <text:p>'Sahara',</text:p>
          </table:table-cell>
          <table:table-cell table:formula="of:=CONCATENATE([.A38];&quot;=&gt;'&quot;;[.B38];&quot;',&quot;)" office:value-type="string" office:string-value="136=&gt;'Sahara'," calcext:value-type="string">
            <text:p>136=&gt;'Sahara',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izeh</text:p>
          </table:table-cell>
          <table:table-cell office:value-type="float" office:value="918" calcext:value-type="float">
            <text:p>918</text:p>
          </table:table-cell>
          <table:table-cell office:value-type="float" office:value="444" calcext:value-type="float">
            <text:p>444</text:p>
          </table:table-cell>
          <table:table-cell table:formula="of:=[.C39]" office:value-type="float" office:value="918" calcext:value-type="float">
            <text:p>918</text:p>
          </table:table-cell>
          <table:table-cell table:formula="of:=[.D39]" office:value-type="float" office:value="444" calcext:value-type="float">
            <text:p>444</text:p>
          </table:table-cell>
          <table:table-cell table:number-columns-repeated="4"/>
          <table:table-cell table:formula="of:=CONCATENATE(&quot;new City(&quot;;[.A39];&quot;,&quot;;[.E39];&quot;,&quot;;[.F39];&quot;), //&quot;;[.B39])" office:value-type="string" office:string-value="new City(137,918,444), //Gizeh" calcext:value-type="string">
            <text:p>new City(137,918,444), //Gizeh</text:p>
          </table:table-cell>
          <table:table-cell table:formula="of:=CONCATENATE(&quot;new DestinationCard(&quot;;[.A39];&quot;,&quot;;[.A39];&quot;),&quot;)" office:value-type="string" office:string-value="new DestinationCard(137,137)," calcext:value-type="string">
            <text:p>new DestinationCard(137,137),</text:p>
          </table:table-cell>
          <table:table-cell/>
          <table:table-cell table:formula="of:=CONCATENATE(&quot;'&quot;;[.B39];&quot;',&quot;)" office:value-type="string" office:string-value="'Gizeh'," calcext:value-type="string">
            <text:p>'Gizeh',</text:p>
          </table:table-cell>
          <table:table-cell table:formula="of:=CONCATENATE([.A39];&quot;=&gt;'&quot;;[.B39];&quot;',&quot;)" office:value-type="string" office:string-value="137=&gt;'Gizeh'," calcext:value-type="string">
            <text:p>137=&gt;'Gizeh',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imbuktu</text:p>
          </table:table-cell>
          <table:table-cell office:value-type="float" office:value="698" calcext:value-type="float">
            <text:p>698</text:p>
          </table:table-cell>
          <table:table-cell office:value-type="float" office:value="550" calcext:value-type="float">
            <text:p>550</text:p>
          </table:table-cell>
          <table:table-cell table:formula="of:=[.C40]" office:value-type="float" office:value="698" calcext:value-type="float">
            <text:p>698</text:p>
          </table:table-cell>
          <table:table-cell table:formula="of:=[.D40]" office:value-type="float" office:value="550" calcext:value-type="float">
            <text:p>550</text:p>
          </table:table-cell>
          <table:table-cell table:number-columns-repeated="4"/>
          <table:table-cell table:formula="of:=CONCATENATE(&quot;new City(&quot;;[.A40];&quot;,&quot;;[.E40];&quot;,&quot;;[.F40];&quot;), //&quot;;[.B40])" office:value-type="string" office:string-value="new City(138,698,550), //Timbuktu" calcext:value-type="string">
            <text:p>new City(138,698,550), //Timbuktu</text:p>
          </table:table-cell>
          <table:table-cell table:formula="of:=CONCATENATE(&quot;new DestinationCard(&quot;;[.A40];&quot;,&quot;;[.A40];&quot;),&quot;)" office:value-type="string" office:string-value="new DestinationCard(138,138)," calcext:value-type="string">
            <text:p>new DestinationCard(138,138),</text:p>
          </table:table-cell>
          <table:table-cell/>
          <table:table-cell table:formula="of:=CONCATENATE(&quot;'&quot;;[.B40];&quot;',&quot;)" office:value-type="string" office:string-value="'Timbuktu'," calcext:value-type="string">
            <text:p>'Timbuktu',</text:p>
          </table:table-cell>
          <table:table-cell table:formula="of:=CONCATENATE([.A40];&quot;=&gt;'&quot;;[.B40];&quot;',&quot;)" office:value-type="string" office:string-value="138=&gt;'Timbuktu'," calcext:value-type="string">
            <text:p>138=&gt;'Timbuktu',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ush</text:p>
          </table:table-cell>
          <table:table-cell office:value-type="float" office:value="931" calcext:value-type="float">
            <text:p>931</text:p>
          </table:table-cell>
          <table:table-cell office:value-type="float" office:value="603" calcext:value-type="float">
            <text:p>603</text:p>
          </table:table-cell>
          <table:table-cell table:formula="of:=[.C41]" office:value-type="float" office:value="931" calcext:value-type="float">
            <text:p>931</text:p>
          </table:table-cell>
          <table:table-cell table:formula="of:=[.D41]" office:value-type="float" office:value="603" calcext:value-type="float">
            <text:p>603</text:p>
          </table:table-cell>
          <table:table-cell table:number-columns-repeated="4"/>
          <table:table-cell table:formula="of:=CONCATENATE(&quot;new City(&quot;;[.A41];&quot;,&quot;;[.E41];&quot;,&quot;;[.F41];&quot;), //&quot;;[.B41])" office:value-type="string" office:string-value="new City(139,931,603), //Kush" calcext:value-type="string">
            <text:p>new City(139,931,603), //Kush</text:p>
          </table:table-cell>
          <table:table-cell table:formula="of:=CONCATENATE(&quot;new DestinationCard(&quot;;[.A41];&quot;,&quot;;[.A41];&quot;),&quot;)" office:value-type="string" office:string-value="new DestinationCard(139,139)," calcext:value-type="string">
            <text:p>new DestinationCard(139,139),</text:p>
          </table:table-cell>
          <table:table-cell/>
          <table:table-cell table:formula="of:=CONCATENATE(&quot;'&quot;;[.B41];&quot;',&quot;)" office:value-type="string" office:string-value="'Kush'," calcext:value-type="string">
            <text:p>'Kush',</text:p>
          </table:table-cell>
          <table:table-cell table:formula="of:=CONCATENATE([.A41];&quot;=&gt;'&quot;;[.B41];&quot;',&quot;)" office:value-type="string" office:string-value="139=&gt;'Kush'," calcext:value-type="string">
            <text:p>139=&gt;'Kush',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ksum</text:p>
          </table:table-cell>
          <table:table-cell office:value-type="float" office:value="1003" calcext:value-type="float">
            <text:p>1003</text:p>
          </table:table-cell>
          <table:table-cell office:value-type="float" office:value="588" calcext:value-type="float">
            <text:p>588</text:p>
          </table:table-cell>
          <table:table-cell table:formula="of:=[.C42]" office:value-type="float" office:value="1003" calcext:value-type="float">
            <text:p>1003</text:p>
          </table:table-cell>
          <table:table-cell table:formula="of:=[.D42]" office:value-type="float" office:value="588" calcext:value-type="float">
            <text:p>588</text:p>
          </table:table-cell>
          <table:table-cell table:number-columns-repeated="4"/>
          <table:table-cell table:formula="of:=CONCATENATE(&quot;new City(&quot;;[.A42];&quot;,&quot;;[.E42];&quot;,&quot;;[.F42];&quot;), //&quot;;[.B42])" office:value-type="string" office:string-value="new City(140,1003,588), //Aksum" calcext:value-type="string">
            <text:p>new City(140,1003,588), //Aksum</text:p>
          </table:table-cell>
          <table:table-cell table:formula="of:=CONCATENATE(&quot;new DestinationCard(&quot;;[.A42];&quot;,&quot;;[.A42];&quot;),&quot;)" office:value-type="string" office:string-value="new DestinationCard(140,140)," calcext:value-type="string">
            <text:p>new DestinationCard(140,140),</text:p>
          </table:table-cell>
          <table:table-cell/>
          <table:table-cell table:formula="of:=CONCATENATE(&quot;'&quot;;[.B42];&quot;',&quot;)" office:value-type="string" office:string-value="'Aksum'," calcext:value-type="string">
            <text:p>'Aksum',</text:p>
          </table:table-cell>
          <table:table-cell table:formula="of:=CONCATENATE([.A42];&quot;=&gt;'&quot;;[.B42];&quot;',&quot;)" office:value-type="string" office:string-value="140=&gt;'Aksum'," calcext:value-type="string">
            <text:p>140=&gt;'Aksum',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lmina</text:p>
          </table:table-cell>
          <table:table-cell office:value-type="float" office:value="699" calcext:value-type="float">
            <text:p>699</text:p>
          </table:table-cell>
          <table:table-cell office:value-type="float" office:value="674" calcext:value-type="float">
            <text:p>674</text:p>
          </table:table-cell>
          <table:table-cell table:formula="of:=[.C43]" office:value-type="float" office:value="699" calcext:value-type="float">
            <text:p>699</text:p>
          </table:table-cell>
          <table:table-cell table:formula="of:=[.D43]" office:value-type="float" office:value="674" calcext:value-type="float">
            <text:p>674</text:p>
          </table:table-cell>
          <table:table-cell table:number-columns-repeated="4"/>
          <table:table-cell table:formula="of:=CONCATENATE(&quot;new City(&quot;;[.A43];&quot;,&quot;;[.E43];&quot;,&quot;;[.F43];&quot;), //&quot;;[.B43])" office:value-type="string" office:string-value="new City(141,699,674), //Elmina" calcext:value-type="string">
            <text:p>new City(141,699,674), //Elmina</text:p>
          </table:table-cell>
          <table:table-cell table:formula="of:=CONCATENATE(&quot;new DestinationCard(&quot;;[.A43];&quot;,&quot;;[.A43];&quot;),&quot;)" office:value-type="string" office:string-value="new DestinationCard(141,141)," calcext:value-type="string">
            <text:p>new DestinationCard(141,141),</text:p>
          </table:table-cell>
          <table:table-cell/>
          <table:table-cell table:formula="of:=CONCATENATE(&quot;'&quot;;[.B43];&quot;',&quot;)" office:value-type="string" office:string-value="'Elmina'," calcext:value-type="string">
            <text:p>'Elmina',</text:p>
          </table:table-cell>
          <table:table-cell table:formula="of:=CONCATENATE([.A43];&quot;=&gt;'&quot;;[.B43];&quot;',&quot;)" office:value-type="string" office:string-value="141=&gt;'Elmina'," calcext:value-type="string">
            <text:p>141=&gt;'Elmina',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uala</text:p>
          </table:table-cell>
          <table:table-cell office:value-type="float" office:value="800" calcext:value-type="float">
            <text:p>800</text:p>
          </table:table-cell>
          <table:table-cell office:value-type="float" office:value="705" calcext:value-type="float">
            <text:p>705</text:p>
          </table:table-cell>
          <table:table-cell table:formula="of:=[.C44]" office:value-type="float" office:value="800" calcext:value-type="float">
            <text:p>800</text:p>
          </table:table-cell>
          <table:table-cell table:formula="of:=[.D44]" office:value-type="float" office:value="705" calcext:value-type="float">
            <text:p>705</text:p>
          </table:table-cell>
          <table:table-cell table:number-columns-repeated="4"/>
          <table:table-cell table:formula="of:=CONCATENATE(&quot;new City(&quot;;[.A44];&quot;,&quot;;[.E44];&quot;,&quot;;[.F44];&quot;), //&quot;;[.B44])" office:value-type="string" office:string-value="new City(142,800,705), //Douala" calcext:value-type="string">
            <text:p>new City(142,800,705), //Douala</text:p>
          </table:table-cell>
          <table:table-cell table:formula="of:=CONCATENATE(&quot;new DestinationCard(&quot;;[.A44];&quot;,&quot;;[.A44];&quot;),&quot;)" office:value-type="string" office:string-value="new DestinationCard(142,142)," calcext:value-type="string">
            <text:p>new DestinationCard(142,142),</text:p>
          </table:table-cell>
          <table:table-cell/>
          <table:table-cell table:formula="of:=CONCATENATE(&quot;'&quot;;[.B44];&quot;',&quot;)" office:value-type="string" office:string-value="'Douala'," calcext:value-type="string">
            <text:p>'Douala',</text:p>
          </table:table-cell>
          <table:table-cell table:formula="of:=CONCATENATE([.A44];&quot;=&gt;'&quot;;[.B44];&quot;',&quot;)" office:value-type="string" office:string-value="142=&gt;'Douala'," calcext:value-type="string">
            <text:p>142=&gt;'Douala',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irunga</text:p>
          </table:table-cell>
          <table:table-cell office:value-type="float" office:value="941" calcext:value-type="float">
            <text:p>941</text:p>
          </table:table-cell>
          <table:table-cell office:value-type="float" office:value="746" calcext:value-type="float">
            <text:p>746</text:p>
          </table:table-cell>
          <table:table-cell table:formula="of:=[.C45]" office:value-type="float" office:value="941" calcext:value-type="float">
            <text:p>941</text:p>
          </table:table-cell>
          <table:table-cell table:formula="of:=[.D45]" office:value-type="float" office:value="746" calcext:value-type="float">
            <text:p>746</text:p>
          </table:table-cell>
          <table:table-cell table:number-columns-repeated="4"/>
          <table:table-cell table:formula="of:=CONCATENATE(&quot;new City(&quot;;[.A45];&quot;,&quot;;[.E45];&quot;,&quot;;[.F45];&quot;), //&quot;;[.B45])" office:value-type="string" office:string-value="new City(143,941,746), //Virunga" calcext:value-type="string">
            <text:p>new City(143,941,746), //Virunga</text:p>
          </table:table-cell>
          <table:table-cell table:formula="of:=CONCATENATE(&quot;new DestinationCard(&quot;;[.A45];&quot;,&quot;;[.A45];&quot;),&quot;)" office:value-type="string" office:string-value="new DestinationCard(143,143)," calcext:value-type="string">
            <text:p>new DestinationCard(143,143),</text:p>
          </table:table-cell>
          <table:table-cell/>
          <table:table-cell table:formula="of:=CONCATENATE(&quot;'&quot;;[.B45];&quot;',&quot;)" office:value-type="string" office:string-value="'Virunga'," calcext:value-type="string">
            <text:p>'Virunga',</text:p>
          </table:table-cell>
          <table:table-cell table:formula="of:=CONCATENATE([.A45];&quot;=&gt;'&quot;;[.B45];&quot;',&quot;)" office:value-type="string" office:string-value="143=&gt;'Virunga'," calcext:value-type="string">
            <text:p>143=&gt;'Virunga',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ictoria Falls</text:p>
          </table:table-cell>
          <table:table-cell office:value-type="float" office:value="914" calcext:value-type="float">
            <text:p>914</text:p>
          </table:table-cell>
          <table:table-cell office:value-type="float" office:value="901" calcext:value-type="float">
            <text:p>901</text:p>
          </table:table-cell>
          <table:table-cell table:formula="of:=[.C46]" office:value-type="float" office:value="914" calcext:value-type="float">
            <text:p>914</text:p>
          </table:table-cell>
          <table:table-cell table:formula="of:=[.D46]" office:value-type="float" office:value="901" calcext:value-type="float">
            <text:p>901</text:p>
          </table:table-cell>
          <table:table-cell table:number-columns-repeated="4"/>
          <table:table-cell table:formula="of:=CONCATENATE(&quot;new City(&quot;;[.A46];&quot;,&quot;;[.E46];&quot;,&quot;;[.F46];&quot;), //&quot;;[.B46])" office:value-type="string" office:string-value="new City(144,914,901), //Victoria Falls" calcext:value-type="string">
            <text:p>new City(144,914,901), //Victoria Falls</text:p>
          </table:table-cell>
          <table:table-cell table:formula="of:=CONCATENATE(&quot;new DestinationCard(&quot;;[.A46];&quot;,&quot;;[.A46];&quot;),&quot;)" office:value-type="string" office:string-value="new DestinationCard(144,144)," calcext:value-type="string">
            <text:p>new DestinationCard(144,144),</text:p>
          </table:table-cell>
          <table:table-cell/>
          <table:table-cell table:formula="of:=CONCATENATE(&quot;'&quot;;[.B46];&quot;',&quot;)" office:value-type="string" office:string-value="'Victoria Falls'," calcext:value-type="string">
            <text:p>'Victoria Falls',</text:p>
          </table:table-cell>
          <table:table-cell table:formula="of:=CONCATENATE([.A46];&quot;=&gt;'&quot;;[.B46];&quot;',&quot;)" office:value-type="string" office:string-value="144=&gt;'Victoria Falls'," calcext:value-type="string">
            <text:p>144=&gt;'Victoria Falls',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matako</text:p>
          </table:table-cell>
          <table:table-cell office:value-type="float" office:value="850" calcext:value-type="float">
            <text:p>850</text:p>
          </table:table-cell>
          <table:table-cell office:value-type="float" office:value="923" calcext:value-type="float">
            <text:p>923</text:p>
          </table:table-cell>
          <table:table-cell table:formula="of:=[.C47]" office:value-type="float" office:value="850" calcext:value-type="float">
            <text:p>850</text:p>
          </table:table-cell>
          <table:table-cell table:formula="of:=[.D47]" office:value-type="float" office:value="923" calcext:value-type="float">
            <text:p>923</text:p>
          </table:table-cell>
          <table:table-cell table:number-columns-repeated="4"/>
          <table:table-cell table:formula="of:=CONCATENATE(&quot;new City(&quot;;[.A47];&quot;,&quot;;[.E47];&quot;,&quot;;[.F47];&quot;), //&quot;;[.B47])" office:value-type="string" office:string-value="new City(145,850,923), //Omatako" calcext:value-type="string">
            <text:p>new City(145,850,923), //Omatako</text:p>
          </table:table-cell>
          <table:table-cell table:formula="of:=CONCATENATE(&quot;new DestinationCard(&quot;;[.A47];&quot;,&quot;;[.A47];&quot;),&quot;)" office:value-type="string" office:string-value="new DestinationCard(145,145)," calcext:value-type="string">
            <text:p>new DestinationCard(145,145),</text:p>
          </table:table-cell>
          <table:table-cell/>
          <table:table-cell table:formula="of:=CONCATENATE(&quot;'&quot;;[.B47];&quot;',&quot;)" office:value-type="string" office:string-value="'Omatako'," calcext:value-type="string">
            <text:p>'Omatako',</text:p>
          </table:table-cell>
          <table:table-cell table:formula="of:=CONCATENATE([.A47];&quot;=&gt;'&quot;;[.B47];&quot;',&quot;)" office:value-type="string" office:string-value="145=&gt;'Omatako'," calcext:value-type="string">
            <text:p>145=&gt;'Omatako',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tlantic Ocean</text:p>
          </table:table-cell>
          <table:table-cell office:value-type="float" office:value="807" calcext:value-type="float">
            <text:p>807</text:p>
          </table:table-cell>
          <table:table-cell office:value-type="float" office:value="1041" calcext:value-type="float">
            <text:p>1041</text:p>
          </table:table-cell>
          <table:table-cell table:formula="of:=[.C48]" office:value-type="float" office:value="807" calcext:value-type="float">
            <text:p>807</text:p>
          </table:table-cell>
          <table:table-cell table:formula="of:=[.D48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48];&quot;,&quot;;[.E48];&quot;,&quot;;[.F48];&quot;), //&quot;;[.B48])" office:value-type="string" office:string-value="new City(146,807,1041), //Atlantic Ocean" calcext:value-type="string">
            <text:p>new City(146,807,1041), //Atlantic Ocean</text:p>
          </table:table-cell>
          <table:table-cell table:formula="of:=CONCATENATE(&quot;new DestinationCard(&quot;;[.A48];&quot;,&quot;;[.A48];&quot;),&quot;)" office:value-type="string" office:string-value="new DestinationCard(146,146)," calcext:value-type="string">
            <text:p>new DestinationCard(146,146),</text:p>
          </table:table-cell>
          <table:table-cell/>
          <table:table-cell table:formula="of:=CONCATENATE(&quot;'&quot;;[.B48];&quot;',&quot;)" office:value-type="string" office:string-value="'Atlantic Ocean'," calcext:value-type="string">
            <text:p>'Atlantic Ocean',</text:p>
          </table:table-cell>
          <table:table-cell table:formula="of:=CONCATENATE([.A48];&quot;=&gt;'&quot;;[.B48];&quot;',&quot;)" office:value-type="string" office:string-value="146=&gt;'Atlantic Ocean'," calcext:value-type="string">
            <text:p>146=&gt;'Atlantic Ocean',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dagascar</text:p>
          </table:table-cell>
          <table:table-cell office:value-type="float" office:value="1084" calcext:value-type="float">
            <text:p>1084</text:p>
          </table:table-cell>
          <table:table-cell office:value-type="float" office:value="915" calcext:value-type="float">
            <text:p>915</text:p>
          </table:table-cell>
          <table:table-cell table:formula="of:=[.C49]" office:value-type="float" office:value="1084" calcext:value-type="float">
            <text:p>1084</text:p>
          </table:table-cell>
          <table:table-cell table:formula="of:=[.D49]" office:value-type="float" office:value="915" calcext:value-type="float">
            <text:p>915</text:p>
          </table:table-cell>
          <table:table-cell table:number-columns-repeated="4"/>
          <table:table-cell table:formula="of:=CONCATENATE(&quot;new City(&quot;;[.A49];&quot;,&quot;;[.E49];&quot;,&quot;;[.F49];&quot;), //&quot;;[.B49])" office:value-type="string" office:string-value="new City(147,1084,915), //Madagascar" calcext:value-type="string">
            <text:p>new City(147,1084,915), //Madagascar</text:p>
          </table:table-cell>
          <table:table-cell table:formula="of:=CONCATENATE(&quot;new DestinationCard(&quot;;[.A49];&quot;,&quot;;[.A49];&quot;),&quot;)" office:value-type="string" office:string-value="new DestinationCard(147,147)," calcext:value-type="string">
            <text:p>new DestinationCard(147,147),</text:p>
          </table:table-cell>
          <table:table-cell/>
          <table:table-cell table:formula="of:=CONCATENATE(&quot;'&quot;;[.B49];&quot;',&quot;)" office:value-type="string" office:string-value="'Madagascar'," calcext:value-type="string">
            <text:p>'Madagascar',</text:p>
          </table:table-cell>
          <table:table-cell table:formula="of:=CONCATENATE([.A49];&quot;=&gt;'&quot;;[.B49];&quot;',&quot;)" office:value-type="string" office:string-value="147=&gt;'Madagascar'," calcext:value-type="string">
            <text:p>147=&gt;'Madagascar',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dian Ocean</text:p>
          </table:table-cell>
          <table:table-cell office:value-type="float" office:value="937" calcext:value-type="float">
            <text:p>937</text:p>
          </table:table-cell>
          <table:table-cell office:value-type="float" office:value="1111" calcext:value-type="float">
            <text:p>1111</text:p>
          </table:table-cell>
          <table:table-cell table:formula="of:=[.C50]" office:value-type="float" office:value="937" calcext:value-type="float">
            <text:p>937</text:p>
          </table:table-cell>
          <table:table-cell table:formula="of:=[.D50]" office:value-type="float" office:value="1111" calcext:value-type="float">
            <text:p>1111</text:p>
          </table:table-cell>
          <table:table-cell table:number-columns-repeated="4"/>
          <table:table-cell table:formula="of:=CONCATENATE(&quot;new City(&quot;;[.A50];&quot;,&quot;;[.E50];&quot;,&quot;;[.F50];&quot;), //&quot;;[.B50])" office:value-type="string" office:string-value="new City(148,937,1111), //Indian Ocean" calcext:value-type="string">
            <text:p>new City(148,937,1111), //Indian Ocean</text:p>
          </table:table-cell>
          <table:table-cell table:formula="of:=CONCATENATE(&quot;new DestinationCard(&quot;;[.A50];&quot;,&quot;;[.A50];&quot;),&quot;)" office:value-type="string" office:string-value="new DestinationCard(148,148)," calcext:value-type="string">
            <text:p>new DestinationCard(148,148),</text:p>
          </table:table-cell>
          <table:table-cell/>
          <table:table-cell table:formula="of:=CONCATENATE(&quot;'&quot;;[.B50];&quot;',&quot;)" office:value-type="string" office:string-value="'Indian Ocean'," calcext:value-type="string">
            <text:p>'Indian Ocean',</text:p>
          </table:table-cell>
          <table:table-cell table:formula="of:=CONCATENATE([.A50];&quot;=&gt;'&quot;;[.B50];&quot;',&quot;)" office:value-type="string" office:string-value="148=&gt;'Indian Ocean'," calcext:value-type="string">
            <text:p>148=&gt;'Indian Ocean',</text:p>
          </table:table-cell>
          <table:table-cell/>
          <table:table-cell table:style-name="ce1" office:value-type="string" calcext:value-type="string">
            <text:p>939px, 11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tra</text:p>
          </table:table-cell>
          <table:table-cell office:value-type="float" office:value="984" calcext:value-type="float">
            <text:p>984</text:p>
          </table:table-cell>
          <table:table-cell office:value-type="float" office:value="442" calcext:value-type="float">
            <text:p>442</text:p>
          </table:table-cell>
          <table:table-cell table:formula="of:=[.C51]" office:value-type="float" office:value="984" calcext:value-type="float">
            <text:p>984</text:p>
          </table:table-cell>
          <table:table-cell table:formula="of:=[.D51]" office:value-type="float" office:value="442" calcext:value-type="float">
            <text:p>442</text:p>
          </table:table-cell>
          <table:table-cell table:number-columns-repeated="4"/>
          <table:table-cell table:formula="of:=CONCATENATE(&quot;new City(&quot;;[.A51];&quot;,&quot;;[.E51];&quot;,&quot;;[.F51];&quot;), //&quot;;[.B51])" office:value-type="string" office:string-value="new City(149,984,442), //Petra" calcext:value-type="string">
            <text:p>new City(149,984,442), //Petra</text:p>
          </table:table-cell>
          <table:table-cell table:formula="of:=CONCATENATE(&quot;new DestinationCard(&quot;;[.A51];&quot;,&quot;;[.A51];&quot;),&quot;)" office:value-type="string" office:string-value="new DestinationCard(149,149)," calcext:value-type="string">
            <text:p>new DestinationCard(149,149),</text:p>
          </table:table-cell>
          <table:table-cell/>
          <table:table-cell table:formula="of:=CONCATENATE(&quot;'&quot;;[.B51];&quot;',&quot;)" office:value-type="string" office:string-value="'Petra'," calcext:value-type="string">
            <text:p>'Petra',</text:p>
          </table:table-cell>
          <table:table-cell table:formula="of:=CONCATENATE([.A51];&quot;=&gt;'&quot;;[.B51];&quot;',&quot;)" office:value-type="string" office:string-value="149=&gt;'Petra'," calcext:value-type="string">
            <text:p>149=&gt;'Petra',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abylon</text:p>
          </table:table-cell>
          <table:table-cell office:value-type="float" office:value="1101" calcext:value-type="float">
            <text:p>1101</text:p>
          </table:table-cell>
          <table:table-cell office:value-type="float" office:value="397" calcext:value-type="float">
            <text:p>397</text:p>
          </table:table-cell>
          <table:table-cell table:formula="of:=[.C52]" office:value-type="float" office:value="1101" calcext:value-type="float">
            <text:p>1101</text:p>
          </table:table-cell>
          <table:table-cell table:formula="of:=[.D52]" office:value-type="float" office:value="397" calcext:value-type="float">
            <text:p>397</text:p>
          </table:table-cell>
          <table:table-cell table:number-columns-repeated="4"/>
          <table:table-cell table:formula="of:=CONCATENATE(&quot;new City(&quot;;[.A52];&quot;,&quot;;[.E52];&quot;,&quot;;[.F52];&quot;), //&quot;;[.B52])" office:value-type="string" office:string-value="new City(150,1101,397), //Babylon" calcext:value-type="string">
            <text:p>new City(150,1101,397), //Babylon</text:p>
          </table:table-cell>
          <table:table-cell table:formula="of:=CONCATENATE(&quot;new DestinationCard(&quot;;[.A52];&quot;,&quot;;[.A52];&quot;),&quot;)" office:value-type="string" office:string-value="new DestinationCard(150,150)," calcext:value-type="string">
            <text:p>new DestinationCard(150,150),</text:p>
          </table:table-cell>
          <table:table-cell/>
          <table:table-cell table:formula="of:=CONCATENATE(&quot;'&quot;;[.B52];&quot;',&quot;)" office:value-type="string" office:string-value="'Babylon'," calcext:value-type="string">
            <text:p>'Babylon',</text:p>
          </table:table-cell>
          <table:table-cell table:formula="of:=CONCATENATE([.A52];&quot;=&gt;'&quot;;[.B52];&quot;',&quot;)" office:value-type="string" office:string-value="150=&gt;'Babylon'," calcext:value-type="string">
            <text:p>150=&gt;'Babylon',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ersepolis</text:p>
          </table:table-cell>
          <table:table-cell office:value-type="float" office:value="1120" calcext:value-type="float">
            <text:p>1120</text:p>
          </table:table-cell>
          <table:table-cell office:value-type="float" office:value="446" calcext:value-type="float">
            <text:p>446</text:p>
          </table:table-cell>
          <table:table-cell table:formula="of:=[.C53]" office:value-type="float" office:value="1120" calcext:value-type="float">
            <text:p>1120</text:p>
          </table:table-cell>
          <table:table-cell table:formula="of:=[.D53]" office:value-type="float" office:value="446" calcext:value-type="float">
            <text:p>446</text:p>
          </table:table-cell>
          <table:table-cell table:number-columns-repeated="4"/>
          <table:table-cell table:formula="of:=CONCATENATE(&quot;new City(&quot;;[.A53];&quot;,&quot;;[.E53];&quot;,&quot;;[.F53];&quot;), //&quot;;[.B53])" office:value-type="string" office:string-value="new City(151,1120,446), //Persepolis" calcext:value-type="string">
            <text:p>new City(151,1120,446), //Persepolis</text:p>
          </table:table-cell>
          <table:table-cell table:formula="of:=CONCATENATE(&quot;new DestinationCard(&quot;;[.A53];&quot;,&quot;;[.A53];&quot;),&quot;)" office:value-type="string" office:string-value="new DestinationCard(151,151)," calcext:value-type="string">
            <text:p>new DestinationCard(151,151),</text:p>
          </table:table-cell>
          <table:table-cell/>
          <table:table-cell table:formula="of:=CONCATENATE(&quot;'&quot;;[.B53];&quot;',&quot;)" office:value-type="string" office:string-value="'Persepolis'," calcext:value-type="string">
            <text:p>'Persepolis',</text:p>
          </table:table-cell>
          <table:table-cell table:formula="of:=CONCATENATE([.A53];&quot;=&gt;'&quot;;[.B53];&quot;',&quot;)" office:value-type="string" office:string-value="151=&gt;'Persepolis'," calcext:value-type="string">
            <text:p>151=&gt;'Persepolis',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anaa</text:p>
          </table:table-cell>
          <table:table-cell office:value-type="float" office:value="1069" calcext:value-type="float">
            <text:p>1069</text:p>
          </table:table-cell>
          <table:table-cell office:value-type="float" office:value="585" calcext:value-type="float">
            <text:p>585</text:p>
          </table:table-cell>
          <table:table-cell table:formula="of:=[.C54]" office:value-type="float" office:value="1069" calcext:value-type="float">
            <text:p>1069</text:p>
          </table:table-cell>
          <table:table-cell table:formula="of:=[.D54]" office:value-type="float" office:value="585" calcext:value-type="float">
            <text:p>585</text:p>
          </table:table-cell>
          <table:table-cell table:number-columns-repeated="4"/>
          <table:table-cell table:formula="of:=CONCATENATE(&quot;new City(&quot;;[.A54];&quot;,&quot;;[.E54];&quot;,&quot;;[.F54];&quot;), //&quot;;[.B54])" office:value-type="string" office:string-value="new City(152,1069,585), //Sanaa" calcext:value-type="string">
            <text:p>new City(152,1069,585), //Sanaa</text:p>
          </table:table-cell>
          <table:table-cell table:formula="of:=CONCATENATE(&quot;new DestinationCard(&quot;;[.A54];&quot;,&quot;;[.A54];&quot;),&quot;)" office:value-type="string" office:string-value="new DestinationCard(152,152)," calcext:value-type="string">
            <text:p>new DestinationCard(152,152),</text:p>
          </table:table-cell>
          <table:table-cell/>
          <table:table-cell table:formula="of:=CONCATENATE(&quot;'&quot;;[.B54];&quot;',&quot;)" office:value-type="string" office:string-value="'Sanaa'," calcext:value-type="string">
            <text:p>'Sanaa',</text:p>
          </table:table-cell>
          <table:table-cell table:formula="of:=CONCATENATE([.A54];&quot;=&gt;'&quot;;[.B54];&quot;',&quot;)" office:value-type="string" office:string-value="152=&gt;'Sanaa'," calcext:value-type="string">
            <text:p>152=&gt;'Sanaa',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spian Sea</text:p>
          </table:table-cell>
          <table:table-cell office:value-type="float" office:value="1068" calcext:value-type="float">
            <text:p>1068</text:p>
          </table:table-cell>
          <table:table-cell office:value-type="float" office:value="295" calcext:value-type="float">
            <text:p>295</text:p>
          </table:table-cell>
          <table:table-cell table:formula="of:=[.C55]" office:value-type="float" office:value="1068" calcext:value-type="float">
            <text:p>1068</text:p>
          </table:table-cell>
          <table:table-cell table:formula="of:=[.D55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55];&quot;,&quot;;[.E55];&quot;,&quot;;[.F55];&quot;), //&quot;;[.B55])" office:value-type="string" office:string-value="new City(153,1068,295), //Caspian Sea" calcext:value-type="string">
            <text:p>new City(153,1068,295), //Caspian Sea</text:p>
          </table:table-cell>
          <table:table-cell table:formula="of:=CONCATENATE(&quot;new DestinationCard(&quot;;[.A55];&quot;,&quot;;[.A55];&quot;),&quot;)" office:value-type="string" office:string-value="new DestinationCard(153,153)," calcext:value-type="string">
            <text:p>new DestinationCard(153,153),</text:p>
          </table:table-cell>
          <table:table-cell/>
          <table:table-cell table:formula="of:=CONCATENATE(&quot;'&quot;;[.B55];&quot;',&quot;)" office:value-type="string" office:string-value="'Caspian Sea'," calcext:value-type="string">
            <text:p>'Caspian Sea',</text:p>
          </table:table-cell>
          <table:table-cell table:formula="of:=CONCATENATE([.A55];&quot;=&gt;'&quot;;[.B55];&quot;',&quot;)" office:value-type="string" office:string-value="153=&gt;'Caspian Sea'," calcext:value-type="string">
            <text:p>153=&gt;'Caspian Sea',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Zagorsk</text:p>
          </table:table-cell>
          <table:table-cell office:value-type="float" office:value="1031" calcext:value-type="float">
            <text:p>1031</text:p>
          </table:table-cell>
          <table:table-cell office:value-type="float" office:value="163" calcext:value-type="float">
            <text:p>163</text:p>
          </table:table-cell>
          <table:table-cell table:formula="of:=[.C56]" office:value-type="float" office:value="1031" calcext:value-type="float">
            <text:p>1031</text:p>
          </table:table-cell>
          <table:table-cell table:formula="of:=[.D56]" office:value-type="float" office:value="163" calcext:value-type="float">
            <text:p>163</text:p>
          </table:table-cell>
          <table:table-cell table:number-columns-repeated="4"/>
          <table:table-cell table:formula="of:=CONCATENATE(&quot;new City(&quot;;[.A56];&quot;,&quot;;[.E56];&quot;,&quot;;[.F56];&quot;), //&quot;;[.B56])" office:value-type="string" office:string-value="new City(154,1031,163), //Zagorsk" calcext:value-type="string">
            <text:p>new City(154,1031,163), //Zagorsk</text:p>
          </table:table-cell>
          <table:table-cell table:formula="of:=CONCATENATE(&quot;new DestinationCard(&quot;;[.A56];&quot;,&quot;;[.A56];&quot;),&quot;)" office:value-type="string" office:string-value="new DestinationCard(154,154)," calcext:value-type="string">
            <text:p>new DestinationCard(154,154),</text:p>
          </table:table-cell>
          <table:table-cell/>
          <table:table-cell table:formula="of:=CONCATENATE(&quot;'&quot;;[.B56];&quot;',&quot;)" office:value-type="string" office:string-value="'Zagorsk'," calcext:value-type="string">
            <text:p>'Zagorsk',</text:p>
          </table:table-cell>
          <table:table-cell table:formula="of:=CONCATENATE([.A56];&quot;=&gt;'&quot;;[.B56];&quot;',&quot;)" office:value-type="string" office:string-value="154=&gt;'Zagorsk'," calcext:value-type="string">
            <text:p>154=&gt;'Zagorsk',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utorana Plateau</text:p>
          </table:table-cell>
          <table:table-cell office:value-type="float" office:value="1184" calcext:value-type="float">
            <text:p>1184</text:p>
          </table:table-cell>
          <table:table-cell office:value-type="float" office:value="48" calcext:value-type="float">
            <text:p>48</text:p>
          </table:table-cell>
          <table:table-cell table:formula="of:=[.C57]" office:value-type="float" office:value="1184" calcext:value-type="float">
            <text:p>1184</text:p>
          </table:table-cell>
          <table:table-cell table:formula="of:=[.D57]" office:value-type="float" office:value="48" calcext:value-type="float">
            <text:p>48</text:p>
          </table:table-cell>
          <table:table-cell table:number-columns-repeated="4"/>
          <table:table-cell table:formula="of:=CONCATENATE(&quot;new City(&quot;;[.A57];&quot;,&quot;;[.E57];&quot;,&quot;;[.F57];&quot;), //&quot;;[.B57])" office:value-type="string" office:string-value="new City(155,1184,48), //Putorana Plateau" calcext:value-type="string">
            <text:p>new City(155,1184,48), //Putorana Plateau</text:p>
          </table:table-cell>
          <table:table-cell table:formula="of:=CONCATENATE(&quot;new DestinationCard(&quot;;[.A57];&quot;,&quot;;[.A57];&quot;),&quot;)" office:value-type="string" office:string-value="new DestinationCard(155,155)," calcext:value-type="string">
            <text:p>new DestinationCard(155,155),</text:p>
          </table:table-cell>
          <table:table-cell/>
          <table:table-cell table:formula="of:=CONCATENATE(&quot;'&quot;;[.B57];&quot;',&quot;)" office:value-type="string" office:string-value="'Putorana Plateau'," calcext:value-type="string">
            <text:p>'Putorana Plateau',</text:p>
          </table:table-cell>
          <table:table-cell table:formula="of:=CONCATENATE([.A57];&quot;=&gt;'&quot;;[.B57];&quot;',&quot;)" office:value-type="string" office:string-value="155=&gt;'Putorana Plateau'," calcext:value-type="string">
            <text:p>155=&gt;'Putorana Plateau',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vosibirsk</text:p>
          </table:table-cell>
          <table:table-cell office:value-type="float" office:value="1185" calcext:value-type="float">
            <text:p>1185</text:p>
          </table:table-cell>
          <table:table-cell office:value-type="float" office:value="245" calcext:value-type="float">
            <text:p>245</text:p>
          </table:table-cell>
          <table:table-cell table:formula="of:=[.C58]" office:value-type="float" office:value="1185" calcext:value-type="float">
            <text:p>1185</text:p>
          </table:table-cell>
          <table:table-cell table:formula="of:=[.D58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58];&quot;,&quot;;[.E58];&quot;,&quot;;[.F58];&quot;), //&quot;;[.B58])" office:value-type="string" office:string-value="new City(156,1185,245), //Novosibirsk" calcext:value-type="string">
            <text:p>new City(156,1185,245), //Novosibirsk</text:p>
          </table:table-cell>
          <table:table-cell table:formula="of:=CONCATENATE(&quot;new DestinationCard(&quot;;[.A58];&quot;,&quot;;[.A58];&quot;),&quot;)" office:value-type="string" office:string-value="new DestinationCard(156,156)," calcext:value-type="string">
            <text:p>new DestinationCard(156,156),</text:p>
          </table:table-cell>
          <table:table-cell/>
          <table:table-cell table:formula="of:=CONCATENATE(&quot;'&quot;;[.B58];&quot;',&quot;)" office:value-type="string" office:string-value="'Novosibirsk'," calcext:value-type="string">
            <text:p>'Novosibirsk',</text:p>
          </table:table-cell>
          <table:table-cell table:formula="of:=CONCATENATE([.A58];&quot;=&gt;'&quot;;[.B58];&quot;',&quot;)" office:value-type="string" office:string-value="156=&gt;'Novosibirsk'," calcext:value-type="string">
            <text:p>156=&gt;'Novosibirsk',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arappa</text:p>
          </table:table-cell>
          <table:table-cell office:value-type="float" office:value="1225" calcext:value-type="float">
            <text:p>1225</text:p>
          </table:table-cell>
          <table:table-cell office:value-type="float" office:value="398" calcext:value-type="float">
            <text:p>398</text:p>
          </table:table-cell>
          <table:table-cell table:formula="of:=[.C59]" office:value-type="float" office:value="1225" calcext:value-type="float">
            <text:p>1225</text:p>
          </table:table-cell>
          <table:table-cell table:formula="of:=[.D59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59];&quot;,&quot;;[.E59];&quot;,&quot;;[.F59];&quot;), //&quot;;[.B59])" office:value-type="string" office:string-value="new City(157,1225,398), //Harappa" calcext:value-type="string">
            <text:p>new City(157,1225,398), //Harappa</text:p>
          </table:table-cell>
          <table:table-cell table:formula="of:=CONCATENATE(&quot;new DestinationCard(&quot;;[.A59];&quot;,&quot;;[.A59];&quot;),&quot;)" office:value-type="string" office:string-value="new DestinationCard(157,157)," calcext:value-type="string">
            <text:p>new DestinationCard(157,157),</text:p>
          </table:table-cell>
          <table:table-cell/>
          <table:table-cell table:formula="of:=CONCATENATE(&quot;'&quot;;[.B59];&quot;',&quot;)" office:value-type="string" office:string-value="'Harappa'," calcext:value-type="string">
            <text:p>'Harappa',</text:p>
          </table:table-cell>
          <table:table-cell table:formula="of:=CONCATENATE([.A59];&quot;=&gt;'&quot;;[.B59];&quot;',&quot;)" office:value-type="string" office:string-value="157=&gt;'Harappa'," calcext:value-type="string">
            <text:p>157=&gt;'Harappa',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akha</text:p>
          </table:table-cell>
          <table:table-cell office:value-type="float" office:value="1363" calcext:value-type="float">
            <text:p>1363</text:p>
          </table:table-cell>
          <table:table-cell office:value-type="float" office:value="82" calcext:value-type="float">
            <text:p>82</text:p>
          </table:table-cell>
          <table:table-cell table:formula="of:=[.C60]" office:value-type="float" office:value="1363" calcext:value-type="float">
            <text:p>1363</text:p>
          </table:table-cell>
          <table:table-cell table:formula="of:=[.D60]" office:value-type="float" office:value="82" calcext:value-type="float">
            <text:p>82</text:p>
          </table:table-cell>
          <table:table-cell table:number-columns-repeated="4"/>
          <table:table-cell table:formula="of:=CONCATENATE(&quot;new City(&quot;;[.A60];&quot;,&quot;;[.E60];&quot;,&quot;;[.F60];&quot;), //&quot;;[.B60])" office:value-type="string" office:string-value="new City(158,1363,82), //Sakha" calcext:value-type="string">
            <text:p>new City(158,1363,82), //Sakha</text:p>
          </table:table-cell>
          <table:table-cell table:formula="of:=CONCATENATE(&quot;new DestinationCard(&quot;;[.A60];&quot;,&quot;;[.A60];&quot;),&quot;)" office:value-type="string" office:string-value="new DestinationCard(158,158)," calcext:value-type="string">
            <text:p>new DestinationCard(158,158),</text:p>
          </table:table-cell>
          <table:table-cell/>
          <table:table-cell table:formula="of:=CONCATENATE(&quot;'&quot;;[.B60];&quot;',&quot;)" office:value-type="string" office:string-value="'Sakha'," calcext:value-type="string">
            <text:p>'Sakha',</text:p>
          </table:table-cell>
          <table:table-cell table:formula="of:=CONCATENATE([.A60];&quot;=&gt;'&quot;;[.B60];&quot;',&quot;)" office:value-type="string" office:string-value="158=&gt;'Sakha'," calcext:value-type="string">
            <text:p>158=&gt;'Sakha',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ake Baikal</text:p>
          </table:table-cell>
          <table:table-cell office:value-type="float" office:value="1423" calcext:value-type="float">
            <text:p>1423</text:p>
          </table:table-cell>
          <table:table-cell office:value-type="float" office:value="181" calcext:value-type="float">
            <text:p>181</text:p>
          </table:table-cell>
          <table:table-cell table:formula="of:=[.C61]" office:value-type="float" office:value="1423" calcext:value-type="float">
            <text:p>1423</text:p>
          </table:table-cell>
          <table:table-cell table:formula="of:=[.D61]" office:value-type="float" office:value="181" calcext:value-type="float">
            <text:p>181</text:p>
          </table:table-cell>
          <table:table-cell table:number-columns-repeated="4"/>
          <table:table-cell table:formula="of:=CONCATENATE(&quot;new City(&quot;;[.A61];&quot;,&quot;;[.E61];&quot;,&quot;;[.F61];&quot;), //&quot;;[.B61])" office:value-type="string" office:string-value="new City(159,1423,181), //Lake Baikal" calcext:value-type="string">
            <text:p>new City(159,1423,181), //Lake Baikal</text:p>
          </table:table-cell>
          <table:table-cell table:formula="of:=CONCATENATE(&quot;new DestinationCard(&quot;;[.A61];&quot;,&quot;;[.A61];&quot;),&quot;)" office:value-type="string" office:string-value="new DestinationCard(159,159)," calcext:value-type="string">
            <text:p>new DestinationCard(159,159),</text:p>
          </table:table-cell>
          <table:table-cell/>
          <table:table-cell table:formula="of:=CONCATENATE(&quot;'&quot;;[.B61];&quot;',&quot;)" office:value-type="string" office:string-value="'Lake Baikal'," calcext:value-type="string">
            <text:p>'Lake Baikal',</text:p>
          </table:table-cell>
          <table:table-cell table:formula="of:=CONCATENATE([.A61];&quot;=&gt;'&quot;;[.B61];&quot;',&quot;)" office:value-type="string" office:string-value="159=&gt;'Lake Baikal'," calcext:value-type="string">
            <text:p>159=&gt;'Lake Baikal',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reat Wall</text:p>
          </table:table-cell>
          <table:table-cell office:value-type="float" office:value="1517" calcext:value-type="float">
            <text:p>1517</text:p>
          </table:table-cell>
          <table:table-cell office:value-type="float" office:value="334" calcext:value-type="float">
            <text:p>334</text:p>
          </table:table-cell>
          <table:table-cell table:formula="of:=[.C62]" office:value-type="float" office:value="1517" calcext:value-type="float">
            <text:p>1517</text:p>
          </table:table-cell>
          <table:table-cell table:formula="of:=[.D62]" office:value-type="float" office:value="334" calcext:value-type="float">
            <text:p>334</text:p>
          </table:table-cell>
          <table:table-cell table:number-columns-repeated="4"/>
          <table:table-cell table:formula="of:=CONCATENATE(&quot;new City(&quot;;[.A62];&quot;,&quot;;[.E62];&quot;,&quot;;[.F62];&quot;), //&quot;;[.B62])" office:value-type="string" office:string-value="new City(160,1517,334), //Great Wall" calcext:value-type="string">
            <text:p>new City(160,1517,334), //Great Wall</text:p>
          </table:table-cell>
          <table:table-cell table:formula="of:=CONCATENATE(&quot;new DestinationCard(&quot;;[.A62];&quot;,&quot;;[.A62];&quot;),&quot;)" office:value-type="string" office:string-value="new DestinationCard(160,160)," calcext:value-type="string">
            <text:p>new DestinationCard(160,160),</text:p>
          </table:table-cell>
          <table:table-cell/>
          <table:table-cell table:formula="of:=CONCATENATE(&quot;'&quot;;[.B62];&quot;',&quot;)" office:value-type="string" office:string-value="'Great Wall'," calcext:value-type="string">
            <text:p>'Great Wall',</text:p>
          </table:table-cell>
          <table:table-cell table:formula="of:=CONCATENATE([.A62];&quot;=&gt;'&quot;;[.B62];&quot;',&quot;)" office:value-type="string" office:string-value="160=&gt;'Great Wall'," calcext:value-type="string">
            <text:p>160=&gt;'Great Wall',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ount Everest</text:p>
          </table:table-cell>
          <table:table-cell office:value-type="float" office:value="1369" calcext:value-type="float">
            <text:p>1369</text:p>
          </table:table-cell>
          <table:table-cell office:value-type="float" office:value="426" calcext:value-type="float">
            <text:p>426</text:p>
          </table:table-cell>
          <table:table-cell table:formula="of:=[.C63]" office:value-type="float" office:value="1369" calcext:value-type="float">
            <text:p>1369</text:p>
          </table:table-cell>
          <table:table-cell table:formula="of:=[.D63]" office:value-type="float" office:value="426" calcext:value-type="float">
            <text:p>426</text:p>
          </table:table-cell>
          <table:table-cell table:number-columns-repeated="4"/>
          <table:table-cell table:formula="of:=CONCATENATE(&quot;new City(&quot;;[.A63];&quot;,&quot;;[.E63];&quot;,&quot;;[.F63];&quot;), //&quot;;[.B63])" office:value-type="string" office:string-value="new City(161,1369,426), //Mount Everest" calcext:value-type="string">
            <text:p>new City(161,1369,426), //Mount Everest</text:p>
          </table:table-cell>
          <table:table-cell table:formula="of:=CONCATENATE(&quot;new DestinationCard(&quot;;[.A63];&quot;,&quot;;[.A63];&quot;),&quot;)" office:value-type="string" office:string-value="new DestinationCard(161,161)," calcext:value-type="string">
            <text:p>new DestinationCard(161,161),</text:p>
          </table:table-cell>
          <table:table-cell/>
          <table:table-cell table:formula="of:=CONCATENATE(&quot;'&quot;;[.B63];&quot;',&quot;)" office:value-type="string" office:string-value="'Mount Everest'," calcext:value-type="string">
            <text:p>'Mount Everest',</text:p>
          </table:table-cell>
          <table:table-cell table:formula="of:=CONCATENATE([.A63];&quot;=&gt;'&quot;;[.B63];&quot;',&quot;)" office:value-type="string" office:string-value="161=&gt;'Mount Everest'," calcext:value-type="string">
            <text:p>161=&gt;'Mount Everest',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j Mahal</text:p>
          </table:table-cell>
          <table:table-cell office:value-type="float" office:value="1306" calcext:value-type="float">
            <text:p>1306</text:p>
          </table:table-cell>
          <table:table-cell office:value-type="float" office:value="495" calcext:value-type="float">
            <text:p>495</text:p>
          </table:table-cell>
          <table:table-cell table:formula="of:=[.C64]" office:value-type="float" office:value="1306" calcext:value-type="float">
            <text:p>1306</text:p>
          </table:table-cell>
          <table:table-cell table:formula="of:=[.D64]" office:value-type="float" office:value="495" calcext:value-type="float">
            <text:p>495</text:p>
          </table:table-cell>
          <table:table-cell table:number-columns-repeated="4"/>
          <table:table-cell table:formula="of:=CONCATENATE(&quot;new City(&quot;;[.A64];&quot;,&quot;;[.E64];&quot;,&quot;;[.F64];&quot;), //&quot;;[.B64])" office:value-type="string" office:string-value="new City(162,1306,495), //Taj Mahal" calcext:value-type="string">
            <text:p>new City(162,1306,495), //Taj Mahal</text:p>
          </table:table-cell>
          <table:table-cell table:formula="of:=CONCATENATE(&quot;new DestinationCard(&quot;;[.A64];&quot;,&quot;;[.A64];&quot;),&quot;)" office:value-type="string" office:string-value="new DestinationCard(162,162)," calcext:value-type="string">
            <text:p>new DestinationCard(162,162),</text:p>
          </table:table-cell>
          <table:table-cell/>
          <table:table-cell table:formula="of:=CONCATENATE(&quot;'&quot;;[.B64];&quot;',&quot;)" office:value-type="string" office:string-value="'Taj Mahal'," calcext:value-type="string">
            <text:p>'Taj Mahal',</text:p>
          </table:table-cell>
          <table:table-cell table:formula="of:=CONCATENATE([.A64];&quot;=&gt;'&quot;;[.B64];&quot;',&quot;)" office:value-type="string" office:string-value="162=&gt;'Taj Mahal'," calcext:value-type="string">
            <text:p>162=&gt;'Taj Mahal',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giriya</text:p>
          </table:table-cell>
          <table:table-cell office:value-type="float" office:value="1349" calcext:value-type="float">
            <text:p>1349</text:p>
          </table:table-cell>
          <table:table-cell office:value-type="float" office:value="660" calcext:value-type="float">
            <text:p>660</text:p>
          </table:table-cell>
          <table:table-cell table:formula="of:=[.C65]" office:value-type="float" office:value="1349" calcext:value-type="float">
            <text:p>1349</text:p>
          </table:table-cell>
          <table:table-cell table:formula="of:=[.D65]" office:value-type="float" office:value="660" calcext:value-type="float">
            <text:p>660</text:p>
          </table:table-cell>
          <table:table-cell table:number-columns-repeated="4"/>
          <table:table-cell table:formula="of:=CONCATENATE(&quot;new City(&quot;;[.A65];&quot;,&quot;;[.E65];&quot;,&quot;;[.F65];&quot;), //&quot;;[.B65])" office:value-type="string" office:string-value="new City(163,1349,660), //Sigiriya" calcext:value-type="string">
            <text:p>new City(163,1349,660), //Sigiriya</text:p>
          </table:table-cell>
          <table:table-cell table:formula="of:=CONCATENATE(&quot;new DestinationCard(&quot;;[.A65];&quot;,&quot;;[.A65];&quot;),&quot;)" office:value-type="string" office:string-value="new DestinationCard(163,163)," calcext:value-type="string">
            <text:p>new DestinationCard(163,163),</text:p>
          </table:table-cell>
          <table:table-cell/>
          <table:table-cell table:formula="of:=CONCATENATE(&quot;'&quot;;[.B65];&quot;',&quot;)" office:value-type="string" office:string-value="'Sigiriya'," calcext:value-type="string">
            <text:p>'Sigiriya',</text:p>
          </table:table-cell>
          <table:table-cell table:formula="of:=CONCATENATE([.A65];&quot;=&gt;'&quot;;[.B65];&quot;',&quot;)" office:value-type="string" office:string-value="163=&gt;'Sigiriya'," calcext:value-type="string">
            <text:p>163=&gt;'Sigiriya',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agan</text:p>
          </table:table-cell>
          <table:table-cell office:value-type="float" office:value="1432" calcext:value-type="float">
            <text:p>1432</text:p>
          </table:table-cell>
          <table:table-cell office:value-type="float" office:value="549" calcext:value-type="float">
            <text:p>549</text:p>
          </table:table-cell>
          <table:table-cell table:formula="of:=[.C66]" office:value-type="float" office:value="1432" calcext:value-type="float">
            <text:p>1432</text:p>
          </table:table-cell>
          <table:table-cell table:formula="of:=[.D66]" office:value-type="float" office:value="549" calcext:value-type="float">
            <text:p>549</text:p>
          </table:table-cell>
          <table:table-cell table:number-columns-repeated="4"/>
          <table:table-cell table:formula="of:=CONCATENATE(&quot;new City(&quot;;[.A66];&quot;,&quot;;[.E66];&quot;,&quot;;[.F66];&quot;), //&quot;;[.B66])" office:value-type="string" office:string-value="new City(164,1432,549), //Bagan" calcext:value-type="string">
            <text:p>new City(164,1432,549), //Bagan</text:p>
          </table:table-cell>
          <table:table-cell table:formula="of:=CONCATENATE(&quot;new DestinationCard(&quot;;[.A66];&quot;,&quot;;[.A66];&quot;),&quot;)" office:value-type="string" office:string-value="new DestinationCard(164,164)," calcext:value-type="string">
            <text:p>new DestinationCard(164,164),</text:p>
          </table:table-cell>
          <table:table-cell/>
          <table:table-cell table:formula="of:=CONCATENATE(&quot;'&quot;;[.B66];&quot;',&quot;)" office:value-type="string" office:string-value="'Bagan'," calcext:value-type="string">
            <text:p>'Bagan',</text:p>
          </table:table-cell>
          <table:table-cell table:formula="of:=CONCATENATE([.A66];&quot;=&gt;'&quot;;[.B66];&quot;',&quot;)" office:value-type="string" office:string-value="164=&gt;'Bagan'," calcext:value-type="string">
            <text:p>164=&gt;'Bagan',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ngkor Wat</text:p>
          </table:table-cell>
          <table:table-cell office:value-type="float" office:value="1490" calcext:value-type="float">
            <text:p>1490</text:p>
          </table:table-cell>
          <table:table-cell office:value-type="float" office:value="623" calcext:value-type="float">
            <text:p>623</text:p>
          </table:table-cell>
          <table:table-cell table:formula="of:=[.C67]" office:value-type="float" office:value="1490" calcext:value-type="float">
            <text:p>1490</text:p>
          </table:table-cell>
          <table:table-cell table:formula="of:=[.D67]" office:value-type="float" office:value="623" calcext:value-type="float">
            <text:p>623</text:p>
          </table:table-cell>
          <table:table-cell table:number-columns-repeated="4"/>
          <table:table-cell table:formula="of:=CONCATENATE(&quot;new City(&quot;;[.A67];&quot;,&quot;;[.E67];&quot;,&quot;;[.F67];&quot;), //&quot;;[.B67])" office:value-type="string" office:string-value="new City(165,1490,623), //Angkor Wat" calcext:value-type="string">
            <text:p>new City(165,1490,623), //Angkor Wat</text:p>
          </table:table-cell>
          <table:table-cell table:formula="of:=CONCATENATE(&quot;new DestinationCard(&quot;;[.A67];&quot;,&quot;;[.A67];&quot;),&quot;)" office:value-type="string" office:string-value="new DestinationCard(165,165)," calcext:value-type="string">
            <text:p>new DestinationCard(165,165),</text:p>
          </table:table-cell>
          <table:table-cell/>
          <table:table-cell table:formula="of:=CONCATENATE(&quot;'&quot;;[.B67];&quot;',&quot;)" office:value-type="string" office:string-value="'Angkor Wat'," calcext:value-type="string">
            <text:p>'Angkor Wat',</text:p>
          </table:table-cell>
          <table:table-cell table:formula="of:=CONCATENATE([.A67];&quot;=&gt;'&quot;;[.B67];&quot;',&quot;)" office:value-type="string" office:string-value="165=&gt;'Angkor Wat'," calcext:value-type="string">
            <text:p>165=&gt;'Angkor Wat',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Xi’an</text:p>
          </table:table-cell>
          <table:table-cell office:value-type="float" office:value="1538" calcext:value-type="float">
            <text:p>1538</text:p>
          </table:table-cell>
          <table:table-cell office:value-type="float" office:value="398" calcext:value-type="float">
            <text:p>398</text:p>
          </table:table-cell>
          <table:table-cell table:formula="of:=[.C68]" office:value-type="float" office:value="1538" calcext:value-type="float">
            <text:p>1538</text:p>
          </table:table-cell>
          <table:table-cell table:formula="of:=[.D68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68];&quot;,&quot;;[.E68];&quot;,&quot;;[.F68];&quot;), //&quot;;[.B68])" office:value-type="string" office:string-value="new City(166,1538,398), //Xi’an" calcext:value-type="string">
            <text:p>new City(166,1538,398), //Xi’an</text:p>
          </table:table-cell>
          <table:table-cell table:formula="of:=CONCATENATE(&quot;new DestinationCard(&quot;;[.A68];&quot;,&quot;;[.A68];&quot;),&quot;)" office:value-type="string" office:string-value="new DestinationCard(166,166)," calcext:value-type="string">
            <text:p>new DestinationCard(166,166),</text:p>
          </table:table-cell>
          <table:table-cell/>
          <table:table-cell table:formula="of:=CONCATENATE(&quot;'&quot;;[.B68];&quot;',&quot;)" office:value-type="string" office:string-value="'Xi’an'," calcext:value-type="string">
            <text:p>'Xi’an',</text:p>
          </table:table-cell>
          <table:table-cell table:formula="of:=CONCATENATE([.A68];&quot;=&gt;'&quot;;[.B68];&quot;',&quot;)" office:value-type="string" office:string-value="166=&gt;'Xi’an'," calcext:value-type="string">
            <text:p>166=&gt;'Xi’an',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mur River</text:p>
          </table:table-cell>
          <table:table-cell office:value-type="float" office:value="1596" calcext:value-type="float">
            <text:p>1596</text:p>
          </table:table-cell>
          <table:table-cell office:value-type="float" office:value="205" calcext:value-type="float">
            <text:p>205</text:p>
          </table:table-cell>
          <table:table-cell table:formula="of:=[.C69]" office:value-type="float" office:value="1596" calcext:value-type="float">
            <text:p>1596</text:p>
          </table:table-cell>
          <table:table-cell table:formula="of:=[.D69]" office:value-type="float" office:value="205" calcext:value-type="float">
            <text:p>205</text:p>
          </table:table-cell>
          <table:table-cell table:number-columns-repeated="4"/>
          <table:table-cell table:formula="of:=CONCATENATE(&quot;new City(&quot;;[.A69];&quot;,&quot;;[.E69];&quot;,&quot;;[.F69];&quot;), //&quot;;[.B69])" office:value-type="string" office:string-value="new City(167,1596,205), //Amur River" calcext:value-type="string">
            <text:p>new City(167,1596,205), //Amur River</text:p>
          </table:table-cell>
          <table:table-cell table:formula="of:=CONCATENATE(&quot;new DestinationCard(&quot;;[.A69];&quot;,&quot;;[.A69];&quot;),&quot;)" office:value-type="string" office:string-value="new DestinationCard(167,167)," calcext:value-type="string">
            <text:p>new DestinationCard(167,167),</text:p>
          </table:table-cell>
          <table:table-cell/>
          <table:table-cell table:formula="of:=CONCATENATE(&quot;'&quot;;[.B69];&quot;',&quot;)" office:value-type="string" office:string-value="'Amur River'," calcext:value-type="string">
            <text:p>'Amur River',</text:p>
          </table:table-cell>
          <table:table-cell table:formula="of:=CONCATENATE([.A69];&quot;=&gt;'&quot;;[.B69];&quot;',&quot;)" office:value-type="string" office:string-value="167=&gt;'Amur River'," calcext:value-type="string">
            <text:p>167=&gt;'Amur River',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Kolyma</text:p>
          </table:table-cell>
          <table:table-cell office:value-type="float" office:value="1509" calcext:value-type="float">
            <text:p>1509</text:p>
          </table:table-cell>
          <table:table-cell office:value-type="float" office:value="52" calcext:value-type="float">
            <text:p>52</text:p>
          </table:table-cell>
          <table:table-cell table:formula="of:=[.C70]" office:value-type="float" office:value="1509" calcext:value-type="float">
            <text:p>1509</text:p>
          </table:table-cell>
          <table:table-cell table:formula="of:=[.D70]" office:value-type="float" office:value="52" calcext:value-type="float">
            <text:p>52</text:p>
          </table:table-cell>
          <table:table-cell table:number-columns-repeated="4"/>
          <table:table-cell table:formula="of:=CONCATENATE(&quot;new City(&quot;;[.A70];&quot;,&quot;;[.E70];&quot;,&quot;;[.F70];&quot;), //&quot;;[.B70])" office:value-type="string" office:string-value="new City(168,1509,52), //Kolyma" calcext:value-type="string">
            <text:p>new City(168,1509,52), //Kolyma</text:p>
          </table:table-cell>
          <table:table-cell table:formula="of:=CONCATENATE(&quot;new DestinationCard(&quot;;[.A70];&quot;,&quot;;[.A70];&quot;),&quot;)" office:value-type="string" office:string-value="new DestinationCard(168,168)," calcext:value-type="string">
            <text:p>new DestinationCard(168,168),</text:p>
          </table:table-cell>
          <table:table-cell/>
          <table:table-cell table:formula="of:=CONCATENATE(&quot;'&quot;;[.B70];&quot;',&quot;)" office:value-type="string" office:string-value="'Kolyma'," calcext:value-type="string">
            <text:p>'Kolyma',</text:p>
          </table:table-cell>
          <table:table-cell table:formula="of:=CONCATENATE([.A70];&quot;=&gt;'&quot;;[.B70];&quot;',&quot;)" office:value-type="string" office:string-value="168=&gt;'Kolyma'," calcext:value-type="string">
            <text:p>168=&gt;'Kolyma',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ering Strait</text:p>
          </table:table-cell>
          <table:table-cell office:value-type="float" office:value="1708" calcext:value-type="float">
            <text:p>1708</text:p>
          </table:table-cell>
          <table:table-cell office:value-type="float" office:value="53" calcext:value-type="float">
            <text:p>53</text:p>
          </table:table-cell>
          <table:table-cell table:formula="of:=[.C71]" office:value-type="float" office:value="1708" calcext:value-type="float">
            <text:p>1708</text:p>
          </table:table-cell>
          <table:table-cell table:formula="of:=[.D71]" office:value-type="float" office:value="53" calcext:value-type="float">
            <text:p>53</text:p>
          </table:table-cell>
          <table:table-cell table:number-columns-repeated="4"/>
          <table:table-cell table:formula="of:=CONCATENATE(&quot;new City(&quot;;[.A71];&quot;,&quot;;[.E71];&quot;,&quot;;[.F71];&quot;), //&quot;;[.B71])" office:value-type="string" office:string-value="new City(169,1708,53), //Bering Strait" calcext:value-type="string">
            <text:p>new City(169,1708,53), //Bering Strait</text:p>
          </table:table-cell>
          <table:table-cell table:formula="of:=CONCATENATE(&quot;new DestinationCard(&quot;;[.A71];&quot;,&quot;;[.A71];&quot;),&quot;)" office:value-type="string" office:string-value="new DestinationCard(169,169)," calcext:value-type="string">
            <text:p>new DestinationCard(169,169),</text:p>
          </table:table-cell>
          <table:table-cell/>
          <table:table-cell table:formula="of:=CONCATENATE(&quot;'&quot;;[.B71];&quot;',&quot;)" office:value-type="string" office:string-value="'Bering Strait'," calcext:value-type="string">
            <text:p>'Bering Strait',</text:p>
          </table:table-cell>
          <table:table-cell table:formula="of:=CONCATENATE([.A71];&quot;=&gt;'&quot;;[.B71];&quot;',&quot;)" office:value-type="string" office:string-value="169=&gt;'Bering Strait'," calcext:value-type="string">
            <text:p>169=&gt;'Bering Strait',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ont Fuji</text:p>
          </table:table-cell>
          <table:table-cell office:value-type="float" office:value="1712" calcext:value-type="float">
            <text:p>1712</text:p>
          </table:table-cell>
          <table:table-cell office:value-type="float" office:value="348" calcext:value-type="float">
            <text:p>348</text:p>
          </table:table-cell>
          <table:table-cell table:formula="of:=[.C72]" office:value-type="float" office:value="1712" calcext:value-type="float">
            <text:p>1712</text:p>
          </table:table-cell>
          <table:table-cell table:formula="of:=[.D72]" office:value-type="float" office:value="348" calcext:value-type="float">
            <text:p>348</text:p>
          </table:table-cell>
          <table:table-cell table:number-columns-repeated="4"/>
          <table:table-cell table:formula="of:=CONCATENATE(&quot;new City(&quot;;[.A72];&quot;,&quot;;[.E72];&quot;,&quot;;[.F72];&quot;), //&quot;;[.B72])" office:value-type="string" office:string-value="new City(170,1712,348), //Mont Fuji" calcext:value-type="string">
            <text:p>new City(170,1712,348), //Mont Fuji</text:p>
          </table:table-cell>
          <table:table-cell table:formula="of:=CONCATENATE(&quot;new DestinationCard(&quot;;[.A72];&quot;,&quot;;[.A72];&quot;),&quot;)" office:value-type="string" office:string-value="new DestinationCard(170,170)," calcext:value-type="string">
            <text:p>new DestinationCard(170,170),</text:p>
          </table:table-cell>
          <table:table-cell/>
          <table:table-cell table:formula="of:=CONCATENATE(&quot;'&quot;;[.B72];&quot;',&quot;)" office:value-type="string" office:string-value="'Mont Fuji'," calcext:value-type="string">
            <text:p>'Mont Fuji',</text:p>
          </table:table-cell>
          <table:table-cell table:formula="of:=CONCATENATE([.A72];&quot;=&gt;'&quot;;[.B72];&quot;',&quot;)" office:value-type="string" office:string-value="170=&gt;'Mont Fuji'," calcext:value-type="string">
            <text:p>170=&gt;'Mont Fuji',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orobudur</text:p>
          </table:table-cell>
          <table:table-cell office:value-type="float" office:value="1494" calcext:value-type="float">
            <text:p>1494</text:p>
          </table:table-cell>
          <table:table-cell office:value-type="float" office:value="843" calcext:value-type="float">
            <text:p>843</text:p>
          </table:table-cell>
          <table:table-cell table:formula="of:=[.C73]" office:value-type="float" office:value="1494" calcext:value-type="float">
            <text:p>1494</text:p>
          </table:table-cell>
          <table:table-cell table:formula="of:=[.D73]" office:value-type="float" office:value="843" calcext:value-type="float">
            <text:p>843</text:p>
          </table:table-cell>
          <table:table-cell table:number-columns-repeated="4"/>
          <table:table-cell table:formula="of:=CONCATENATE(&quot;new City(&quot;;[.A73];&quot;,&quot;;[.E73];&quot;,&quot;;[.F73];&quot;), //&quot;;[.B73])" office:value-type="string" office:string-value="new City(171,1494,843), //Borobudur" calcext:value-type="string">
            <text:p>new City(171,1494,843), //Borobudur</text:p>
          </table:table-cell>
          <table:table-cell table:formula="of:=CONCATENATE(&quot;new DestinationCard(&quot;;[.A73];&quot;,&quot;;[.A73];&quot;),&quot;)" office:value-type="string" office:string-value="new DestinationCard(171,171)," calcext:value-type="string">
            <text:p>new DestinationCard(171,171),</text:p>
          </table:table-cell>
          <table:table-cell/>
          <table:table-cell table:formula="of:=CONCATENATE(&quot;'&quot;;[.B73];&quot;',&quot;)" office:value-type="string" office:string-value="'Borobudur'," calcext:value-type="string">
            <text:p>'Borobudur',</text:p>
          </table:table-cell>
          <table:table-cell table:formula="of:=CONCATENATE([.A73];&quot;=&gt;'&quot;;[.B73];&quot;',&quot;)" office:value-type="string" office:string-value="171=&gt;'Borobudur'," calcext:value-type="string">
            <text:p>171=&gt;'Borobudur',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ulawesi</text:p>
          </table:table-cell>
          <table:table-cell office:value-type="float" office:value="1579" calcext:value-type="float">
            <text:p>1579</text:p>
          </table:table-cell>
          <table:table-cell office:value-type="float" office:value="791" calcext:value-type="float">
            <text:p>791</text:p>
          </table:table-cell>
          <table:table-cell table:formula="of:=[.C74]" office:value-type="float" office:value="1579" calcext:value-type="float">
            <text:p>1579</text:p>
          </table:table-cell>
          <table:table-cell table:formula="of:=[.D74]" office:value-type="float" office:value="791" calcext:value-type="float">
            <text:p>791</text:p>
          </table:table-cell>
          <table:table-cell table:number-columns-repeated="4"/>
          <table:table-cell table:formula="of:=CONCATENATE(&quot;new City(&quot;;[.A74];&quot;,&quot;;[.E74];&quot;,&quot;;[.F74];&quot;), //&quot;;[.B74])" office:value-type="string" office:string-value="new City(172,1579,791), //Sulawesi" calcext:value-type="string">
            <text:p>new City(172,1579,791), //Sulawesi</text:p>
          </table:table-cell>
          <table:table-cell table:formula="of:=CONCATENATE(&quot;new DestinationCard(&quot;;[.A74];&quot;,&quot;;[.A74];&quot;),&quot;)" office:value-type="string" office:string-value="new DestinationCard(172,172)," calcext:value-type="string">
            <text:p>new DestinationCard(172,172),</text:p>
          </table:table-cell>
          <table:table-cell/>
          <table:table-cell table:formula="of:=CONCATENATE(&quot;'&quot;;[.B74];&quot;',&quot;)" office:value-type="string" office:string-value="'Sulawesi'," calcext:value-type="string">
            <text:p>'Sulawesi',</text:p>
          </table:table-cell>
          <table:table-cell table:formula="of:=CONCATENATE([.A74];&quot;=&gt;'&quot;;[.B74];&quot;',&quot;)" office:value-type="string" office:string-value="172=&gt;'Sulawesi'," calcext:value-type="string">
            <text:p>172=&gt;'Sulawesi',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apua</text:p>
          </table:table-cell>
          <table:table-cell office:value-type="float" office:value="1716" calcext:value-type="float">
            <text:p>1716</text:p>
          </table:table-cell>
          <table:table-cell office:value-type="float" office:value="909" calcext:value-type="float">
            <text:p>909</text:p>
          </table:table-cell>
          <table:table-cell table:formula="of:=[.C75]" office:value-type="float" office:value="1716" calcext:value-type="float">
            <text:p>1716</text:p>
          </table:table-cell>
          <table:table-cell table:formula="of:=[.D75]" office:value-type="float" office:value="909" calcext:value-type="float">
            <text:p>909</text:p>
          </table:table-cell>
          <table:table-cell table:number-columns-repeated="4"/>
          <table:table-cell table:formula="of:=CONCATENATE(&quot;new City(&quot;;[.A75];&quot;,&quot;;[.E75];&quot;,&quot;;[.F75];&quot;), //&quot;;[.B75])" office:value-type="string" office:string-value="new City(173,1716,909), //Papua" calcext:value-type="string">
            <text:p>new City(173,1716,909), //Papua</text:p>
          </table:table-cell>
          <table:table-cell table:formula="of:=CONCATENATE(&quot;new DestinationCard(&quot;;[.A75];&quot;,&quot;;[.A75];&quot;),&quot;)" office:value-type="string" office:string-value="new DestinationCard(173,173)," calcext:value-type="string">
            <text:p>new DestinationCard(173,173),</text:p>
          </table:table-cell>
          <table:table-cell/>
          <table:table-cell table:formula="of:=CONCATENATE(&quot;'&quot;;[.B75];&quot;',&quot;)" office:value-type="string" office:string-value="'Papua'," calcext:value-type="string">
            <text:p>'Papua',</text:p>
          </table:table-cell>
          <table:table-cell table:formula="of:=CONCATENATE([.A75];&quot;=&gt;'&quot;;[.B75];&quot;',&quot;)" office:value-type="string" office:string-value="173=&gt;'Papua'," calcext:value-type="string">
            <text:p>173=&gt;'Papua',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rnhem Land</text:p>
          </table:table-cell>
          <table:table-cell office:value-type="float" office:value="1579" calcext:value-type="float">
            <text:p>1579</text:p>
          </table:table-cell>
          <table:table-cell office:value-type="float" office:value="961" calcext:value-type="float">
            <text:p>961</text:p>
          </table:table-cell>
          <table:table-cell table:formula="of:=[.C76]" office:value-type="float" office:value="1579" calcext:value-type="float">
            <text:p>1579</text:p>
          </table:table-cell>
          <table:table-cell table:formula="of:=[.D76]" office:value-type="float" office:value="961" calcext:value-type="float">
            <text:p>961</text:p>
          </table:table-cell>
          <table:table-cell table:number-columns-repeated="4"/>
          <table:table-cell table:formula="of:=CONCATENATE(&quot;new City(&quot;;[.A76];&quot;,&quot;;[.E76];&quot;,&quot;;[.F76];&quot;), //&quot;;[.B76])" office:value-type="string" office:string-value="new City(174,1579,961), //Arnhem Land" calcext:value-type="string">
            <text:p>new City(174,1579,961), //Arnhem Land</text:p>
          </table:table-cell>
          <table:table-cell table:formula="of:=CONCATENATE(&quot;new DestinationCard(&quot;;[.A76];&quot;,&quot;;[.A76];&quot;),&quot;)" office:value-type="string" office:string-value="new DestinationCard(174,174)," calcext:value-type="string">
            <text:p>new DestinationCard(174,174),</text:p>
          </table:table-cell>
          <table:table-cell/>
          <table:table-cell table:formula="of:=CONCATENATE(&quot;'&quot;;[.B76];&quot;',&quot;)" office:value-type="string" office:string-value="'Arnhem Land'," calcext:value-type="string">
            <text:p>'Arnhem Land',</text:p>
          </table:table-cell>
          <table:table-cell table:formula="of:=CONCATENATE([.A76];&quot;=&gt;'&quot;;[.B76];&quot;',&quot;)" office:value-type="string" office:string-value="174=&gt;'Arnhem Land'," calcext:value-type="string">
            <text:p>174=&gt;'Arnhem Land',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ungle Bungle Range</text:p>
          </table:table-cell>
          <table:table-cell office:value-type="float" office:value="1528" calcext:value-type="float">
            <text:p>1528</text:p>
          </table:table-cell>
          <table:table-cell office:value-type="float" office:value="1020" calcext:value-type="float">
            <text:p>1020</text:p>
          </table:table-cell>
          <table:table-cell table:formula="of:=[.C77]" office:value-type="float" office:value="1528" calcext:value-type="float">
            <text:p>1528</text:p>
          </table:table-cell>
          <table:table-cell table:formula="of:=[.D77]" office:value-type="float" office:value="1020" calcext:value-type="float">
            <text:p>1020</text:p>
          </table:table-cell>
          <table:table-cell table:number-columns-repeated="4"/>
          <table:table-cell table:formula="of:=CONCATENATE(&quot;new City(&quot;;[.A77];&quot;,&quot;;[.E77];&quot;,&quot;;[.F77];&quot;), //&quot;;[.B77])" office:value-type="string" office:string-value="new City(175,1528,1020), //Bungle Bungle Range" calcext:value-type="string">
            <text:p>new City(175,1528,1020), //Bungle Bungle Range</text:p>
          </table:table-cell>
          <table:table-cell table:formula="of:=CONCATENATE(&quot;new DestinationCard(&quot;;[.A77];&quot;,&quot;;[.A77];&quot;),&quot;)" office:value-type="string" office:string-value="new DestinationCard(175,175)," calcext:value-type="string">
            <text:p>new DestinationCard(175,175),</text:p>
          </table:table-cell>
          <table:table-cell/>
          <table:table-cell table:formula="of:=CONCATENATE(&quot;'&quot;;[.B77];&quot;',&quot;)" office:value-type="string" office:string-value="'Bungle Bungle Range'," calcext:value-type="string">
            <text:p>'Bungle Bungle Range',</text:p>
          </table:table-cell>
          <table:table-cell table:formula="of:=CONCATENATE([.A77];&quot;=&gt;'&quot;;[.B77];&quot;',&quot;)" office:value-type="string" office:string-value="175=&gt;'Bungle Bungle Range'," calcext:value-type="string">
            <text:p>175=&gt;'Bungle Bungle Range',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reat Barrier Reef</text:p>
          </table:table-cell>
          <table:table-cell office:value-type="float" office:value="1685" calcext:value-type="float">
            <text:p>1685</text:p>
          </table:table-cell>
          <table:table-cell office:value-type="float" office:value="1041" calcext:value-type="float">
            <text:p>1041</text:p>
          </table:table-cell>
          <table:table-cell table:formula="of:=[.C78]" office:value-type="float" office:value="1685" calcext:value-type="float">
            <text:p>1685</text:p>
          </table:table-cell>
          <table:table-cell table:formula="of:=[.D78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78];&quot;,&quot;;[.E78];&quot;,&quot;;[.F78];&quot;), //&quot;;[.B78])" office:value-type="string" office:string-value="new City(176,1685,1041), //Great Barrier Reef" calcext:value-type="string">
            <text:p>new City(176,1685,1041), //Great Barrier Reef</text:p>
          </table:table-cell>
          <table:table-cell table:formula="of:=CONCATENATE(&quot;new DestinationCard(&quot;;[.A78];&quot;,&quot;;[.A78];&quot;),&quot;)" office:value-type="string" office:string-value="new DestinationCard(176,176)," calcext:value-type="string">
            <text:p>new DestinationCard(176,176),</text:p>
          </table:table-cell>
          <table:table-cell/>
          <table:table-cell table:formula="of:=CONCATENATE(&quot;'&quot;;[.B78];&quot;',&quot;)" office:value-type="string" office:string-value="'Great Barrier Reef'," calcext:value-type="string">
            <text:p>'Great Barrier Reef',</text:p>
          </table:table-cell>
          <table:table-cell table:formula="of:=CONCATENATE([.A78];&quot;=&gt;'&quot;;[.B78];&quot;',&quot;)" office:value-type="string" office:string-value="176=&gt;'Great Barrier Reef'," calcext:value-type="string">
            <text:p>176=&gt;'Great Barrier Reef',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luru</text:p>
          </table:table-cell>
          <table:table-cell office:value-type="float" office:value="1537" calcext:value-type="float">
            <text:p>1537</text:p>
          </table:table-cell>
          <table:table-cell office:value-type="float" office:value="1110" calcext:value-type="float">
            <text:p>1110</text:p>
          </table:table-cell>
          <table:table-cell table:formula="of:=[.C79]" office:value-type="float" office:value="1537" calcext:value-type="float">
            <text:p>1537</text:p>
          </table:table-cell>
          <table:table-cell table:formula="of:=[.D79]" office:value-type="float" office:value="1110" calcext:value-type="float">
            <text:p>1110</text:p>
          </table:table-cell>
          <table:table-cell table:number-columns-repeated="4"/>
          <table:table-cell table:formula="of:=CONCATENATE(&quot;new City(&quot;;[.A79];&quot;,&quot;;[.E79];&quot;,&quot;;[.F79];&quot;), //&quot;;[.B79])" office:value-type="string" office:string-value="new City(177,1537,1110), //Uluru" calcext:value-type="string">
            <text:p>new City(177,1537,1110), //Uluru</text:p>
          </table:table-cell>
          <table:table-cell table:formula="of:=CONCATENATE(&quot;new DestinationCard(&quot;;[.A79];&quot;,&quot;;[.A79];&quot;),&quot;)" office:value-type="string" office:string-value="new DestinationCard(177,177)," calcext:value-type="string">
            <text:p>new DestinationCard(177,177),</text:p>
          </table:table-cell>
          <table:table-cell/>
          <table:table-cell table:formula="of:=CONCATENATE(&quot;'&quot;;[.B79];&quot;',&quot;)" office:value-type="string" office:string-value="'Uluru'," calcext:value-type="string">
            <text:p>'Uluru',</text:p>
          </table:table-cell>
          <table:table-cell table:formula="of:=CONCATENATE([.A79];&quot;=&gt;'&quot;;[.B79];&quot;',&quot;)" office:value-type="string" office:string-value="177=&gt;'Uluru'," calcext:value-type="string">
            <text:p>177=&gt;'Uluru',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erth</text:p>
          </table:table-cell>
          <table:table-cell office:value-type="float" office:value="1388" calcext:value-type="float">
            <text:p>1388</text:p>
          </table:table-cell>
          <table:table-cell office:value-type="float" office:value="1145" calcext:value-type="float">
            <text:p>1145</text:p>
          </table:table-cell>
          <table:table-cell table:formula="of:=[.C80]" office:value-type="float" office:value="1388" calcext:value-type="float">
            <text:p>1388</text:p>
          </table:table-cell>
          <table:table-cell table:formula="of:=[.D80]" office:value-type="float" office:value="1145" calcext:value-type="float">
            <text:p>1145</text:p>
          </table:table-cell>
          <table:table-cell table:number-columns-repeated="4"/>
          <table:table-cell table:formula="of:=CONCATENATE(&quot;new City(&quot;;[.A80];&quot;,&quot;;[.E80];&quot;,&quot;;[.F80];&quot;), //&quot;;[.B80])" office:value-type="string" office:string-value="new City(178,1388,1145), //Perth" calcext:value-type="string">
            <text:p>new City(178,1388,1145), //Perth</text:p>
          </table:table-cell>
          <table:table-cell table:formula="of:=CONCATENATE(&quot;new DestinationCard(&quot;;[.A80];&quot;,&quot;;[.A80];&quot;),&quot;)" office:value-type="string" office:string-value="new DestinationCard(178,178)," calcext:value-type="string">
            <text:p>new DestinationCard(178,178),</text:p>
          </table:table-cell>
          <table:table-cell/>
          <table:table-cell table:formula="of:=CONCATENATE(&quot;'&quot;;[.B80];&quot;',&quot;)" office:value-type="string" office:string-value="'Perth'," calcext:value-type="string">
            <text:p>'Perth',</text:p>
          </table:table-cell>
          <table:table-cell table:formula="of:=CONCATENATE([.A80];&quot;=&gt;'&quot;;[.B80];&quot;',&quot;)" office:value-type="string" office:string-value="178=&gt;'Perth'," calcext:value-type="string">
            <text:p>178=&gt;'Perth',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smania</text:p>
          </table:table-cell>
          <table:table-cell office:value-type="float" office:value="1524" calcext:value-type="float">
            <text:p>1524</text:p>
          </table:table-cell>
          <table:table-cell office:value-type="float" office:value="1271" calcext:value-type="float">
            <text:p>1271</text:p>
          </table:table-cell>
          <table:table-cell table:formula="of:=[.C81]" office:value-type="float" office:value="1524" calcext:value-type="float">
            <text:p>1524</text:p>
          </table:table-cell>
          <table:table-cell table:formula="of:=[.D81]" office:value-type="float" office:value="1271" calcext:value-type="float">
            <text:p>1271</text:p>
          </table:table-cell>
          <table:table-cell table:number-columns-repeated="4"/>
          <table:table-cell table:formula="of:=CONCATENATE(&quot;new City(&quot;;[.A81];&quot;,&quot;;[.E81];&quot;,&quot;;[.F81];&quot;), //&quot;;[.B81])" office:value-type="string" office:string-value="new City(179,1524,1271), //Tasmania" calcext:value-type="string">
            <text:p>new City(179,1524,1271), //Tasmania</text:p>
          </table:table-cell>
          <table:table-cell table:formula="of:=CONCATENATE(&quot;new DestinationCard(&quot;;[.A81];&quot;,&quot;;[.A81];&quot;),&quot;)" office:value-type="string" office:string-value="new DestinationCard(179,179)," calcext:value-type="string">
            <text:p>new DestinationCard(179,179),</text:p>
          </table:table-cell>
          <table:table-cell/>
          <table:table-cell table:formula="of:=CONCATENATE(&quot;'&quot;;[.B81];&quot;',&quot;)" office:value-type="string" office:string-value="'Tasmania'," calcext:value-type="string">
            <text:p>'Tasmania',</text:p>
          </table:table-cell>
          <table:table-cell table:formula="of:=CONCATENATE([.A81];&quot;=&gt;'&quot;;[.B81];&quot;',&quot;)" office:value-type="string" office:string-value="179=&gt;'Tasmania'," calcext:value-type="string">
            <text:p>179=&gt;'Tasmania',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iordland National Park</text:p>
          </table:table-cell>
          <table:table-cell office:value-type="float" office:value="1648" calcext:value-type="float">
            <text:p>1648</text:p>
          </table:table-cell>
          <table:table-cell office:value-type="float" office:value="1275" calcext:value-type="float">
            <text:p>1275</text:p>
          </table:table-cell>
          <table:table-cell table:formula="of:=[.C82]" office:value-type="float" office:value="1648" calcext:value-type="float">
            <text:p>1648</text:p>
          </table:table-cell>
          <table:table-cell table:formula="of:=[.D82]" office:value-type="float" office:value="1275" calcext:value-type="float">
            <text:p>1275</text:p>
          </table:table-cell>
          <table:table-cell table:number-columns-repeated="4"/>
          <table:table-cell table:formula="of:=CONCATENATE(&quot;new City(&quot;;[.A82];&quot;,&quot;;[.E82];&quot;,&quot;;[.F82];&quot;), //&quot;;[.B82])" office:value-type="string" office:string-value="new City(180,1648,1275), //Fiordland National Park" calcext:value-type="string">
            <text:p>new City(180,1648,1275), //Fiordland National Park</text:p>
          </table:table-cell>
          <table:table-cell table:formula="of:=CONCATENATE(&quot;new DestinationCard(&quot;;[.A82];&quot;,&quot;;[.A82];&quot;),&quot;)" office:value-type="string" office:string-value="new DestinationCard(180,180)," calcext:value-type="string">
            <text:p>new DestinationCard(180,180),</text:p>
          </table:table-cell>
          <table:table-cell/>
          <table:table-cell table:formula="of:=CONCATENATE(&quot;'&quot;;[.B82];&quot;',&quot;)" office:value-type="string" office:string-value="'Fiordland National Park'," calcext:value-type="string">
            <text:p>'Fiordland National Park',</text:p>
          </table:table-cell>
          <table:table-cell table:formula="of:=CONCATENATE([.A82];&quot;=&gt;'&quot;;[.B82];&quot;',&quot;)" office:value-type="string" office:string-value="180=&gt;'Fiordland National Park'," calcext:value-type="string">
            <text:p>180=&gt;'Fiordland National Park',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[.C83]" office:value-type="float" office:value="0" calcext:value-type="float">
            <text:p>0</text:p>
          </table:table-cell>
          <table:table-cell table:formula="of:=[.D83]" office:value-type="float" office:value="134" calcext:value-type="float">
            <text:p>134</text:p>
          </table:table-cell>
          <table:table-cell table:number-columns-repeated="4"/>
          <table:table-cell table:formula="of:=CONCATENATE(&quot;new City(&quot;;[.A83];&quot;,&quot;;[.E83];&quot;,&quot;;[.F83];&quot;), //&quot;;[.B83])" office:value-type="string" office:string-value="new City(181,0,134), //" calcext:value-type="string">
            <text:p>new City(181,0,134), //</text:p>
          </table:table-cell>
          <table:table-cell table:formula="of:=CONCATENATE(&quot;new DestinationCard(&quot;;[.A83];&quot;,&quot;;[.A83];&quot;),&quot;)" office:value-type="string" office:string-value="new DestinationCard(181,181)," calcext:value-type="string">
            <text:p>new DestinationCard(181,181),</text:p>
          </table:table-cell>
          <table:table-cell/>
          <table:table-cell table:formula="of:=CONCATENATE(&quot;'&quot;;[.B83];&quot;',&quot;)" office:value-type="string" office:string-value="''," calcext:value-type="string">
            <text:p>'',</text:p>
          </table:table-cell>
          <table:table-cell table:formula="of:=CONCATENATE([.A83];&quot;=&gt;'&quot;;[.B83];&quot;',&quot;)" office:value-type="string" office:string-value="181=&gt;''," calcext:value-type="string">
            <text:p>181=&gt;'',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C84]" office:value-type="float" office:value="0" calcext:value-type="float">
            <text:p>0</text:p>
          </table:table-cell>
          <table:table-cell table:formula="of:=[.D84]" office:value-type="float" office:value="664" calcext:value-type="float">
            <text:p>664</text:p>
          </table:table-cell>
          <table:table-cell table:number-columns-repeated="4"/>
          <table:table-cell table:formula="of:=CONCATENATE(&quot;new City(&quot;;[.A84];&quot;,&quot;;[.E84];&quot;,&quot;;[.F84];&quot;), //&quot;;[.B84])" office:value-type="string" office:string-value="new City(182,0,664), //" calcext:value-type="string">
            <text:p>new City(182,0,664), //</text:p>
          </table:table-cell>
          <table:table-cell table:formula="of:=CONCATENATE(&quot;new DestinationCard(&quot;;[.A84];&quot;,&quot;;[.A84];&quot;),&quot;)" office:value-type="string" office:string-value="new DestinationCard(182,182)," calcext:value-type="string">
            <text:p>new DestinationCard(182,182),</text:p>
          </table:table-cell>
          <table:table-cell/>
          <table:table-cell table:formula="of:=CONCATENATE(&quot;'&quot;;[.B84];&quot;',&quot;)" office:value-type="string" office:string-value="''," calcext:value-type="string">
            <text:p>'',</text:p>
          </table:table-cell>
          <table:table-cell table:formula="of:=CONCATENATE([.A84];&quot;=&gt;'&quot;;[.B84];&quot;',&quot;)" office:value-type="string" office:string-value="182=&gt;''," calcext:value-type="string">
            <text:p>182=&gt;'',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table:formula="of:=[.C85]" office:value-type="float" office:value="0" calcext:value-type="float">
            <text:p>0</text:p>
          </table:table-cell>
          <table:table-cell table:formula="of:=[.D85]" office:value-type="float" office:value="1135" calcext:value-type="float">
            <text:p>1135</text:p>
          </table:table-cell>
          <table:table-cell table:number-columns-repeated="4"/>
          <table:table-cell table:formula="of:=CONCATENATE(&quot;new City(&quot;;[.A85];&quot;,&quot;;[.E85];&quot;,&quot;;[.F85];&quot;), //&quot;;[.B85])" office:value-type="string" office:string-value="new City(183,0,1135), //" calcext:value-type="string">
            <text:p>new City(183,0,1135), //</text:p>
          </table:table-cell>
          <table:table-cell table:formula="of:=CONCATENATE(&quot;new DestinationCard(&quot;;[.A85];&quot;,&quot;;[.A85];&quot;),&quot;)" office:value-type="string" office:string-value="new DestinationCard(183,183)," calcext:value-type="string">
            <text:p>new DestinationCard(183,183),</text:p>
          </table:table-cell>
          <table:table-cell/>
          <table:table-cell table:formula="of:=CONCATENATE(&quot;'&quot;;[.B85];&quot;',&quot;)" office:value-type="string" office:string-value="''," calcext:value-type="string">
            <text:p>'',</text:p>
          </table:table-cell>
          <table:table-cell table:formula="of:=CONCATENATE([.A85];&quot;=&gt;'&quot;;[.B85];&quot;',&quot;)" office:value-type="string" office:string-value="183=&gt;''," calcext:value-type="string">
            <text:p>183=&gt;'',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92" calcext:value-type="float">
            <text:p>692</text:p>
          </table:table-cell>
          <table:table-cell table:formula="of:=[.C86]" office:value-type="float" office:value="256" calcext:value-type="float">
            <text:p>256</text:p>
          </table:table-cell>
          <table:table-cell table:formula="of:=[.D86]" office:value-type="float" office:value="692" calcext:value-type="float">
            <text:p>692</text:p>
          </table:table-cell>
          <table:table-cell table:number-columns-repeated="4"/>
          <table:table-cell table:formula="of:=CONCATENATE(&quot;new City(&quot;;[.A86];&quot;,&quot;;[.E86];&quot;,&quot;;[.F86];&quot;), //&quot;;[.B86])" office:value-type="string" office:string-value="new City(184,256,692), //" calcext:value-type="string">
            <text:p>new City(184,256,692), //</text:p>
          </table:table-cell>
          <table:table-cell table:formula="of:=CONCATENATE(&quot;new DestinationCard(&quot;;[.A86];&quot;,&quot;;[.A86];&quot;),&quot;)" office:value-type="string" office:string-value="new DestinationCard(184,184)," calcext:value-type="string">
            <text:p>new DestinationCard(184,184),</text:p>
          </table:table-cell>
          <table:table-cell/>
          <table:table-cell table:formula="of:=CONCATENATE(&quot;'&quot;;[.B86];&quot;',&quot;)" office:value-type="string" office:string-value="''," calcext:value-type="string">
            <text:p>'',</text:p>
          </table:table-cell>
          <table:table-cell table:formula="of:=CONCATENATE([.A86];&quot;=&gt;'&quot;;[.B86];&quot;',&quot;)" office:value-type="string" office:string-value="184=&gt;''," calcext:value-type="string">
            <text:p>184=&gt;'',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77" calcext:value-type="float">
            <text:p>977</text:p>
          </table:table-cell>
          <table:table-cell table:formula="of:=[.C87]" office:value-type="float" office:value="200" calcext:value-type="float">
            <text:p>200</text:p>
          </table:table-cell>
          <table:table-cell table:formula="of:=[.D87]" office:value-type="float" office:value="977" calcext:value-type="float">
            <text:p>977</text:p>
          </table:table-cell>
          <table:table-cell table:number-columns-repeated="4"/>
          <table:table-cell table:formula="of:=CONCATENATE(&quot;new City(&quot;;[.A87];&quot;,&quot;;[.E87];&quot;,&quot;;[.F87];&quot;), //&quot;;[.B87])" office:value-type="string" office:string-value="new City(185,200,977), //" calcext:value-type="string">
            <text:p>new City(185,200,977), //</text:p>
          </table:table-cell>
          <table:table-cell table:formula="of:=CONCATENATE(&quot;new DestinationCard(&quot;;[.A87];&quot;,&quot;;[.A87];&quot;),&quot;)" office:value-type="string" office:string-value="new DestinationCard(185,185)," calcext:value-type="string">
            <text:p>new DestinationCard(185,185),</text:p>
          </table:table-cell>
          <table:table-cell/>
          <table:table-cell table:formula="of:=CONCATENATE(&quot;'&quot;;[.B87];&quot;',&quot;)" office:value-type="string" office:string-value="''," calcext:value-type="string">
            <text:p>'',</text:p>
          </table:table-cell>
          <table:table-cell table:formula="of:=CONCATENATE([.A87];&quot;=&gt;'&quot;;[.B87];&quot;',&quot;)" office:value-type="string" office:string-value="185=&gt;''," calcext:value-type="string">
            <text:p>185=&gt;'',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272" calcext:value-type="float">
            <text:p>1272</text:p>
          </table:table-cell>
          <table:table-cell table:formula="of:=[.C88]" office:value-type="float" office:value="267" calcext:value-type="float">
            <text:p>267</text:p>
          </table:table-cell>
          <table:table-cell table:formula="of:=[.D88]" office:value-type="float" office:value="1272" calcext:value-type="float">
            <text:p>1272</text:p>
          </table:table-cell>
          <table:table-cell table:number-columns-repeated="4"/>
          <table:table-cell table:formula="of:=CONCATENATE(&quot;new City(&quot;;[.A88];&quot;,&quot;;[.E88];&quot;,&quot;;[.F88];&quot;), //&quot;;[.B88])" office:value-type="string" office:string-value="new City(186,267,1272), //" calcext:value-type="string">
            <text:p>new City(186,267,1272), //</text:p>
          </table:table-cell>
          <table:table-cell table:formula="of:=CONCATENATE(&quot;new DestinationCard(&quot;;[.A88];&quot;,&quot;;[.A88];&quot;),&quot;)" office:value-type="string" office:string-value="new DestinationCard(186,186)," calcext:value-type="string">
            <text:p>new DestinationCard(186,186),</text:p>
          </table:table-cell>
          <table:table-cell/>
          <table:table-cell table:formula="of:=CONCATENATE(&quot;'&quot;;[.B88];&quot;',&quot;)" office:value-type="string" office:string-value="''," calcext:value-type="string">
            <text:p>'',</text:p>
          </table:table-cell>
          <table:table-cell table:formula="of:=CONCATENATE([.A88];&quot;=&gt;'&quot;;[.B88];&quot;',&quot;)" office:value-type="string" office:string-value="186=&gt;''," calcext:value-type="string">
            <text:p>186=&gt;'',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83" calcext:value-type="float">
            <text:p>183</text:p>
          </table:table-cell>
          <table:table-cell table:formula="of:=[.C89]" office:value-type="float" office:value="401" calcext:value-type="float">
            <text:p>401</text:p>
          </table:table-cell>
          <table:table-cell table:formula="of:=[.D89]" office:value-type="float" office:value="183" calcext:value-type="float">
            <text:p>183</text:p>
          </table:table-cell>
          <table:table-cell table:number-columns-repeated="4"/>
          <table:table-cell table:formula="of:=CONCATENATE(&quot;new City(&quot;;[.A89];&quot;,&quot;;[.E89];&quot;,&quot;;[.F89];&quot;), //&quot;;[.B89])" office:value-type="string" office:string-value="new City(187,401,183), //" calcext:value-type="string">
            <text:p>new City(187,401,183), //</text:p>
          </table:table-cell>
          <table:table-cell table:formula="of:=CONCATENATE(&quot;new DestinationCard(&quot;;[.A89];&quot;,&quot;;[.A89];&quot;),&quot;)" office:value-type="string" office:string-value="new DestinationCard(187,187)," calcext:value-type="string">
            <text:p>new DestinationCard(187,187),</text:p>
          </table:table-cell>
          <table:table-cell/>
          <table:table-cell table:formula="of:=CONCATENATE(&quot;'&quot;;[.B89];&quot;',&quot;)" office:value-type="string" office:string-value="''," calcext:value-type="string">
            <text:p>'',</text:p>
          </table:table-cell>
          <table:table-cell table:formula="of:=CONCATENATE([.A89];&quot;=&gt;'&quot;;[.B89];&quot;',&quot;)" office:value-type="string" office:string-value="187=&gt;''," calcext:value-type="string">
            <text:p>187=&gt;'',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31" calcext:value-type="float">
            <text:p>531</text:p>
          </table:table-cell>
          <table:table-cell table:formula="of:=[.C90]" office:value-type="float" office:value="487" calcext:value-type="float">
            <text:p>487</text:p>
          </table:table-cell>
          <table:table-cell table:formula="of:=[.D90]" office:value-type="float" office:value="531" calcext:value-type="float">
            <text:p>531</text:p>
          </table:table-cell>
          <table:table-cell table:number-columns-repeated="4"/>
          <table:table-cell table:formula="of:=CONCATENATE(&quot;new City(&quot;;[.A90];&quot;,&quot;;[.E90];&quot;,&quot;;[.F90];&quot;), //&quot;;[.B90])" office:value-type="string" office:string-value="new City(188,487,531), //" calcext:value-type="string">
            <text:p>new City(188,487,531), //</text:p>
          </table:table-cell>
          <table:table-cell table:formula="of:=CONCATENATE(&quot;new DestinationCard(&quot;;[.A90];&quot;,&quot;;[.A90];&quot;),&quot;)" office:value-type="string" office:string-value="new DestinationCard(188,188)," calcext:value-type="string">
            <text:p>new DestinationCard(188,188),</text:p>
          </table:table-cell>
          <table:table-cell/>
          <table:table-cell table:formula="of:=CONCATENATE(&quot;'&quot;;[.B90];&quot;',&quot;)" office:value-type="string" office:string-value="''," calcext:value-type="string">
            <text:p>'',</text:p>
          </table:table-cell>
          <table:table-cell table:formula="of:=CONCATENATE([.A90];&quot;=&gt;'&quot;;[.B90];&quot;',&quot;)" office:value-type="string" office:string-value="188=&gt;''," calcext:value-type="string">
            <text:p>188=&gt;'',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808" calcext:value-type="float">
            <text:p>808</text:p>
          </table:table-cell>
          <table:table-cell table:formula="of:=[.C91]" office:value-type="float" office:value="673" calcext:value-type="float">
            <text:p>673</text:p>
          </table:table-cell>
          <table:table-cell table:formula="of:=[.D91]" office:value-type="float" office:value="808" calcext:value-type="float">
            <text:p>808</text:p>
          </table:table-cell>
          <table:table-cell table:number-columns-repeated="4"/>
          <table:table-cell table:formula="of:=CONCATENATE(&quot;new City(&quot;;[.A91];&quot;,&quot;;[.E91];&quot;,&quot;;[.F91];&quot;), //&quot;;[.B91])" office:value-type="string" office:string-value="new City(189,673,808), //" calcext:value-type="string">
            <text:p>new City(189,673,808), //</text:p>
          </table:table-cell>
          <table:table-cell table:formula="of:=CONCATENATE(&quot;new DestinationCard(&quot;;[.A91];&quot;,&quot;;[.A91];&quot;),&quot;)" office:value-type="string" office:string-value="new DestinationCard(189,189)," calcext:value-type="string">
            <text:p>new DestinationCard(189,189),</text:p>
          </table:table-cell>
          <table:table-cell/>
          <table:table-cell table:formula="of:=CONCATENATE(&quot;'&quot;;[.B91];&quot;',&quot;)" office:value-type="string" office:string-value="''," calcext:value-type="string">
            <text:p>'',</text:p>
          </table:table-cell>
          <table:table-cell table:formula="of:=CONCATENATE([.A91];&quot;=&gt;'&quot;;[.B91];&quot;',&quot;)" office:value-type="string" office:string-value="189=&gt;''," calcext:value-type="string">
            <text:p>189=&gt;'',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074" calcext:value-type="float">
            <text:p>1074</text:p>
          </table:table-cell>
          <table:table-cell table:formula="of:=[.C92]" office:value-type="float" office:value="604" calcext:value-type="float">
            <text:p>604</text:p>
          </table:table-cell>
          <table:table-cell table:formula="of:=[.D92]" office:value-type="float" office:value="1074" calcext:value-type="float">
            <text:p>1074</text:p>
          </table:table-cell>
          <table:table-cell table:number-columns-repeated="4"/>
          <table:table-cell table:formula="of:=CONCATENATE(&quot;new City(&quot;;[.A92];&quot;,&quot;;[.E92];&quot;,&quot;;[.F92];&quot;), //&quot;;[.B92])" office:value-type="string" office:string-value="new City(190,604,1074), //" calcext:value-type="string">
            <text:p>new City(190,604,1074), //</text:p>
          </table:table-cell>
          <table:table-cell table:formula="of:=CONCATENATE(&quot;new DestinationCard(&quot;;[.A92];&quot;,&quot;;[.A92];&quot;),&quot;)" office:value-type="string" office:string-value="new DestinationCard(190,190)," calcext:value-type="string">
            <text:p>new DestinationCard(190,190),</text:p>
          </table:table-cell>
          <table:table-cell/>
          <table:table-cell table:formula="of:=CONCATENATE(&quot;'&quot;;[.B92];&quot;',&quot;)" office:value-type="string" office:string-value="''," calcext:value-type="string">
            <text:p>'',</text:p>
          </table:table-cell>
          <table:table-cell table:formula="of:=CONCATENATE([.A92];&quot;=&gt;'&quot;;[.B92];&quot;',&quot;)" office:value-type="string" office:string-value="190=&gt;''," calcext:value-type="string">
            <text:p>190=&gt;'',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809" calcext:value-type="float">
            <text:p>809</text:p>
          </table:table-cell>
          <table:table-cell table:formula="of:=[.C93]" office:value-type="float" office:value="844" calcext:value-type="float">
            <text:p>844</text:p>
          </table:table-cell>
          <table:table-cell table:formula="of:=[.D93]" office:value-type="float" office:value="809" calcext:value-type="float">
            <text:p>809</text:p>
          </table:table-cell>
          <table:table-cell table:number-columns-repeated="4"/>
          <table:table-cell table:formula="of:=CONCATENATE(&quot;new City(&quot;;[.A93];&quot;,&quot;;[.E93];&quot;,&quot;;[.F93];&quot;), //&quot;;[.B93])" office:value-type="string" office:string-value="new City(191,844,809), //" calcext:value-type="string">
            <text:p>new City(191,844,809), //</text:p>
          </table:table-cell>
          <table:table-cell table:formula="of:=CONCATENATE(&quot;new DestinationCard(&quot;;[.A93];&quot;,&quot;;[.A93];&quot;),&quot;)" office:value-type="string" office:string-value="new DestinationCard(191,191)," calcext:value-type="string">
            <text:p>new DestinationCard(191,191),</text:p>
          </table:table-cell>
          <table:table-cell/>
          <table:table-cell table:formula="of:=CONCATENATE(&quot;'&quot;;[.B93];&quot;',&quot;)" office:value-type="string" office:string-value="''," calcext:value-type="string">
            <text:p>'',</text:p>
          </table:table-cell>
          <table:table-cell table:formula="of:=CONCATENATE([.A93];&quot;=&gt;'&quot;;[.B93];&quot;',&quot;)" office:value-type="string" office:string-value="191=&gt;''," calcext:value-type="string">
            <text:p>191=&gt;'',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1179" calcext:value-type="float">
            <text:p>1179</text:p>
          </table:table-cell>
          <table:table-cell table:formula="of:=[.C94]" office:value-type="float" office:value="825" calcext:value-type="float">
            <text:p>825</text:p>
          </table:table-cell>
          <table:table-cell table:formula="of:=[.D94]" office:value-type="float" office:value="1179" calcext:value-type="float">
            <text:p>1179</text:p>
          </table:table-cell>
          <table:table-cell table:number-columns-repeated="4"/>
          <table:table-cell table:formula="of:=CONCATENATE(&quot;new City(&quot;;[.A94];&quot;,&quot;;[.E94];&quot;,&quot;;[.F94];&quot;), //&quot;;[.B94])" office:value-type="string" office:string-value="new City(192,825,1179), //" calcext:value-type="string">
            <text:p>new City(192,825,1179), //</text:p>
          </table:table-cell>
          <table:table-cell table:formula="of:=CONCATENATE(&quot;new DestinationCard(&quot;;[.A94];&quot;,&quot;;[.A94];&quot;),&quot;)" office:value-type="string" office:string-value="new DestinationCard(192,192)," calcext:value-type="string">
            <text:p>new DestinationCard(192,192),</text:p>
          </table:table-cell>
          <table:table-cell/>
          <table:table-cell table:formula="of:=CONCATENATE(&quot;'&quot;;[.B94];&quot;',&quot;)" office:value-type="string" office:string-value="''," calcext:value-type="string">
            <text:p>'',</text:p>
          </table:table-cell>
          <table:table-cell table:formula="of:=CONCATENATE([.A94];&quot;=&gt;'&quot;;[.B94];&quot;',&quot;)" office:value-type="string" office:string-value="192=&gt;''," calcext:value-type="string">
            <text:p>192=&gt;'',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49" calcext:value-type="float">
            <text:p>49</text:p>
          </table:table-cell>
          <table:table-cell table:formula="of:=[.C95]" office:value-type="float" office:value="992" calcext:value-type="float">
            <text:p>992</text:p>
          </table:table-cell>
          <table:table-cell table:formula="of:=[.D95]" office:value-type="float" office:value="49" calcext:value-type="float">
            <text:p>49</text:p>
          </table:table-cell>
          <table:table-cell table:number-columns-repeated="4"/>
          <table:table-cell table:formula="of:=CONCATENATE(&quot;new City(&quot;;[.A95];&quot;,&quot;;[.E95];&quot;,&quot;;[.F95];&quot;), //&quot;;[.B95])" office:value-type="string" office:string-value="new City(193,992,49), //" calcext:value-type="string">
            <text:p>new City(193,992,49), //</text:p>
          </table:table-cell>
          <table:table-cell table:formula="of:=CONCATENATE(&quot;new DestinationCard(&quot;;[.A95];&quot;,&quot;;[.A95];&quot;),&quot;)" office:value-type="string" office:string-value="new DestinationCard(193,193)," calcext:value-type="string">
            <text:p>new DestinationCard(193,193),</text:p>
          </table:table-cell>
          <table:table-cell/>
          <table:table-cell table:formula="of:=CONCATENATE(&quot;'&quot;;[.B95];&quot;',&quot;)" office:value-type="string" office:string-value="''," calcext:value-type="string">
            <text:p>'',</text:p>
          </table:table-cell>
          <table:table-cell table:formula="of:=CONCATENATE([.A95];&quot;=&gt;'&quot;;[.B95];&quot;',&quot;)" office:value-type="string" office:string-value="193=&gt;''," calcext:value-type="string">
            <text:p>193=&gt;'',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040" calcext:value-type="float">
            <text:p>1040</text:p>
          </table:table-cell>
          <table:table-cell table:formula="of:=[.C96]" office:value-type="float" office:value="1057" calcext:value-type="float">
            <text:p>1057</text:p>
          </table:table-cell>
          <table:table-cell table:formula="of:=[.D96]" office:value-type="float" office:value="1040" calcext:value-type="float">
            <text:p>1040</text:p>
          </table:table-cell>
          <table:table-cell table:number-columns-repeated="4"/>
          <table:table-cell table:formula="of:=CONCATENATE(&quot;new City(&quot;;[.A96];&quot;,&quot;;[.E96];&quot;,&quot;;[.F96];&quot;), //&quot;;[.B96])" office:value-type="string" office:string-value="new City(194,1057,1040), //" calcext:value-type="string">
            <text:p>new City(194,1057,1040), //</text:p>
          </table:table-cell>
          <table:table-cell table:formula="of:=CONCATENATE(&quot;new DestinationCard(&quot;;[.A96];&quot;,&quot;;[.A96];&quot;),&quot;)" office:value-type="string" office:string-value="new DestinationCard(194,194)," calcext:value-type="string">
            <text:p>new DestinationCard(194,194),</text:p>
          </table:table-cell>
          <table:table-cell/>
          <table:table-cell table:formula="of:=CONCATENATE(&quot;'&quot;;[.B96];&quot;',&quot;)" office:value-type="string" office:string-value="''," calcext:value-type="string">
            <text:p>'',</text:p>
          </table:table-cell>
          <table:table-cell table:formula="of:=CONCATENATE([.A96];&quot;=&gt;'&quot;;[.B96];&quot;',&quot;)" office:value-type="string" office:string-value="194=&gt;''," calcext:value-type="string">
            <text:p>194=&gt;'',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1278" calcext:value-type="float">
            <text:p>1278</text:p>
          </table:table-cell>
          <table:table-cell table:formula="of:=[.C97]" office:value-type="float" office:value="1064" calcext:value-type="float">
            <text:p>1064</text:p>
          </table:table-cell>
          <table:table-cell table:formula="of:=[.D97]" office:value-type="float" office:value="1278" calcext:value-type="float">
            <text:p>1278</text:p>
          </table:table-cell>
          <table:table-cell table:number-columns-repeated="4"/>
          <table:table-cell table:formula="of:=CONCATENATE(&quot;new City(&quot;;[.A97];&quot;,&quot;;[.E97];&quot;,&quot;;[.F97];&quot;), //&quot;;[.B97])" office:value-type="string" office:string-value="new City(195,1064,1278), //" calcext:value-type="string">
            <text:p>new City(195,1064,1278), //</text:p>
          </table:table-cell>
          <table:table-cell table:formula="of:=CONCATENATE(&quot;new DestinationCard(&quot;;[.A97];&quot;,&quot;;[.A97];&quot;),&quot;)" office:value-type="string" office:string-value="new DestinationCard(195,195)," calcext:value-type="string">
            <text:p>new DestinationCard(195,195),</text:p>
          </table:table-cell>
          <table:table-cell/>
          <table:table-cell table:formula="of:=CONCATENATE(&quot;'&quot;;[.B97];&quot;',&quot;)" office:value-type="string" office:string-value="''," calcext:value-type="string">
            <text:p>'',</text:p>
          </table:table-cell>
          <table:table-cell table:formula="of:=CONCATENATE([.A97];&quot;=&gt;'&quot;;[.B97];&quot;',&quot;)" office:value-type="string" office:string-value="195=&gt;''," calcext:value-type="string">
            <text:p>195=&gt;'',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55" calcext:value-type="float">
            <text:p>155</text:p>
          </table:table-cell>
          <table:table-cell table:formula="of:=[.C98]" office:value-type="float" office:value="1280" calcext:value-type="float">
            <text:p>1280</text:p>
          </table:table-cell>
          <table:table-cell table:formula="of:=[.D98]" office:value-type="float" office:value="155" calcext:value-type="float">
            <text:p>155</text:p>
          </table:table-cell>
          <table:table-cell table:number-columns-repeated="4"/>
          <table:table-cell table:formula="of:=CONCATENATE(&quot;new City(&quot;;[.A98];&quot;,&quot;;[.E98];&quot;,&quot;;[.F98];&quot;), //&quot;;[.B98])" office:value-type="string" office:string-value="new City(196,1280,155), //" calcext:value-type="string">
            <text:p>new City(196,1280,155), //</text:p>
          </table:table-cell>
          <table:table-cell table:formula="of:=CONCATENATE(&quot;new DestinationCard(&quot;;[.A98];&quot;,&quot;;[.A98];&quot;),&quot;)" office:value-type="string" office:string-value="new DestinationCard(196,196)," calcext:value-type="string">
            <text:p>new DestinationCard(196,196),</text:p>
          </table:table-cell>
          <table:table-cell/>
          <table:table-cell table:formula="of:=CONCATENATE(&quot;'&quot;;[.B98];&quot;',&quot;)" office:value-type="string" office:string-value="''," calcext:value-type="string">
            <text:p>'',</text:p>
          </table:table-cell>
          <table:table-cell table:formula="of:=CONCATENATE([.A98];&quot;=&gt;'&quot;;[.B98];&quot;',&quot;)" office:value-type="string" office:string-value="196=&gt;''," calcext:value-type="string">
            <text:p>196=&gt;'',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1138" calcext:value-type="float">
            <text:p>1138</text:p>
          </table:table-cell>
          <table:table-cell office:value-type="float" office:value="69" calcext:value-type="float">
            <text:p>69</text:p>
          </table:table-cell>
          <table:table-cell table:formula="of:=[.C99]" office:value-type="float" office:value="1138" calcext:value-type="float">
            <text:p>1138</text:p>
          </table:table-cell>
          <table:table-cell table:formula="of:=[.D99]" office:value-type="float" office:value="69" calcext:value-type="float">
            <text:p>69</text:p>
          </table:table-cell>
          <table:table-cell table:number-columns-repeated="4"/>
          <table:table-cell table:formula="of:=CONCATENATE(&quot;new City(&quot;;[.A99];&quot;,&quot;;[.E99];&quot;,&quot;;[.F99];&quot;), //&quot;;[.B99])" office:value-type="string" office:string-value="new City(197,1138,69), //" calcext:value-type="string">
            <text:p>new City(197,1138,69), //</text:p>
          </table:table-cell>
          <table:table-cell table:formula="of:=CONCATENATE(&quot;new DestinationCard(&quot;;[.A99];&quot;,&quot;;[.A99];&quot;),&quot;)" office:value-type="string" office:string-value="new DestinationCard(197,197)," calcext:value-type="string">
            <text:p>new DestinationCard(197,197),</text:p>
          </table:table-cell>
          <table:table-cell/>
          <table:table-cell table:formula="of:=CONCATENATE(&quot;'&quot;;[.B99];&quot;',&quot;)" office:value-type="string" office:string-value="''," calcext:value-type="string">
            <text:p>'',</text:p>
          </table:table-cell>
          <table:table-cell table:formula="of:=CONCATENATE([.A99];&quot;=&gt;'&quot;;[.B99];&quot;',&quot;)" office:value-type="string" office:string-value="197=&gt;''," calcext:value-type="string">
            <text:p>197=&gt;'',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1084" calcext:value-type="float">
            <text:p>1084</text:p>
          </table:table-cell>
          <table:table-cell table:formula="of:=[.C100]" office:value-type="float" office:value="1241" calcext:value-type="float">
            <text:p>1241</text:p>
          </table:table-cell>
          <table:table-cell table:formula="of:=[.D100]" office:value-type="float" office:value="1084" calcext:value-type="float">
            <text:p>1084</text:p>
          </table:table-cell>
          <table:table-cell table:number-columns-repeated="4"/>
          <table:table-cell table:formula="of:=CONCATENATE(&quot;new City(&quot;;[.A100];&quot;,&quot;;[.E100];&quot;,&quot;;[.F100];&quot;), //&quot;;[.B100])" office:value-type="string" office:string-value="new City(198,1241,1084), //" calcext:value-type="string">
            <text:p>new City(198,1241,1084), //</text:p>
          </table:table-cell>
          <table:table-cell table:formula="of:=CONCATENATE(&quot;new DestinationCard(&quot;;[.A100];&quot;,&quot;;[.A100];&quot;),&quot;)" office:value-type="string" office:string-value="new DestinationCard(198,198)," calcext:value-type="string">
            <text:p>new DestinationCard(198,198),</text:p>
          </table:table-cell>
          <table:table-cell/>
          <table:table-cell table:formula="of:=CONCATENATE(&quot;'&quot;;[.B100];&quot;',&quot;)" office:value-type="string" office:string-value="''," calcext:value-type="string">
            <text:p>'',</text:p>
          </table:table-cell>
          <table:table-cell table:formula="of:=CONCATENATE([.A100];&quot;=&gt;'&quot;;[.B100];&quot;',&quot;)" office:value-type="string" office:string-value="198=&gt;''," calcext:value-type="string">
            <text:p>198=&gt;'',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1265" calcext:value-type="float">
            <text:p>1265</text:p>
          </table:table-cell>
          <table:table-cell table:formula="of:=[.C101]" office:value-type="float" office:value="1224" calcext:value-type="float">
            <text:p>1224</text:p>
          </table:table-cell>
          <table:table-cell table:formula="of:=[.D101]" office:value-type="float" office:value="1265" calcext:value-type="float">
            <text:p>1265</text:p>
          </table:table-cell>
          <table:table-cell table:number-columns-repeated="4"/>
          <table:table-cell table:formula="of:=CONCATENATE(&quot;new City(&quot;;[.A101];&quot;,&quot;;[.E101];&quot;,&quot;;[.F101];&quot;), //&quot;;[.B101])" office:value-type="string" office:string-value="new City(199,1224,1265), //" calcext:value-type="string">
            <text:p>new City(199,1224,1265), //</text:p>
          </table:table-cell>
          <table:table-cell table:formula="of:=CONCATENATE(&quot;new DestinationCard(&quot;;[.A101];&quot;,&quot;;[.A101];&quot;),&quot;)" office:value-type="string" office:string-value="new DestinationCard(199,199)," calcext:value-type="string">
            <text:p>new DestinationCard(199,199),</text:p>
          </table:table-cell>
          <table:table-cell/>
          <table:table-cell table:formula="of:=CONCATENATE(&quot;'&quot;;[.B101];&quot;',&quot;)" office:value-type="string" office:string-value="''," calcext:value-type="string">
            <text:p>'',</text:p>
          </table:table-cell>
          <table:table-cell table:formula="of:=CONCATENATE([.A101];&quot;=&gt;'&quot;;[.B101];&quot;',&quot;)" office:value-type="string" office:string-value="199=&gt;''," calcext:value-type="string">
            <text:p>199=&gt;'',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1337" calcext:value-type="float">
            <text:p>1337</text:p>
          </table:table-cell>
          <table:table-cell office:value-type="float" office:value="811" calcext:value-type="float">
            <text:p>811</text:p>
          </table:table-cell>
          <table:table-cell table:formula="of:=[.C102]" office:value-type="float" office:value="1337" calcext:value-type="float">
            <text:p>1337</text:p>
          </table:table-cell>
          <table:table-cell table:formula="of:=[.D102]" office:value-type="float" office:value="811" calcext:value-type="float">
            <text:p>811</text:p>
          </table:table-cell>
          <table:table-cell table:number-columns-repeated="4"/>
          <table:table-cell table:formula="of:=CONCATENATE(&quot;new City(&quot;;[.A102];&quot;,&quot;;[.E102];&quot;,&quot;;[.F102];&quot;), //&quot;;[.B102])" office:value-type="string" office:string-value="new City(200,1337,811), //" calcext:value-type="string">
            <text:p>new City(200,1337,811), //</text:p>
          </table:table-cell>
          <table:table-cell table:formula="of:=CONCATENATE(&quot;new DestinationCard(&quot;;[.A102];&quot;,&quot;;[.A102];&quot;),&quot;)" office:value-type="string" office:string-value="new DestinationCard(200,200)," calcext:value-type="string">
            <text:p>new DestinationCard(200,200),</text:p>
          </table:table-cell>
          <table:table-cell/>
          <table:table-cell table:formula="of:=CONCATENATE(&quot;'&quot;;[.B102];&quot;',&quot;)" office:value-type="string" office:string-value="''," calcext:value-type="string">
            <text:p>'',</text:p>
          </table:table-cell>
          <table:table-cell table:formula="of:=CONCATENATE([.A102];&quot;=&gt;'&quot;;[.B102];&quot;',&quot;)" office:value-type="string" office:string-value="200=&gt;''," calcext:value-type="string">
            <text:p>200=&gt;'',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677" calcext:value-type="float">
            <text:p>677</text:p>
          </table:table-cell>
          <table:table-cell table:formula="of:=[.C103]" office:value-type="float" office:value="627" calcext:value-type="float">
            <text:p>627</text:p>
          </table:table-cell>
          <table:table-cell table:formula="of:=[.D103]" office:value-type="float" office:value="677" calcext:value-type="float">
            <text:p>677</text:p>
          </table:table-cell>
          <table:table-cell table:number-columns-repeated="4"/>
          <table:table-cell table:formula="of:=CONCATENATE(&quot;new City(&quot;;[.A103];&quot;,&quot;;[.E103];&quot;,&quot;;[.F103];&quot;), //&quot;;[.B103])" office:value-type="string" office:string-value="new City(201,627,677), //" calcext:value-type="string">
            <text:p>new City(201,627,677), //</text:p>
          </table:table-cell>
          <table:table-cell table:formula="of:=CONCATENATE(&quot;new DestinationCard(&quot;;[.A103];&quot;,&quot;;[.A103];&quot;),&quot;)" office:value-type="string" office:string-value="new DestinationCard(201,201)," calcext:value-type="string">
            <text:p>new DestinationCard(201,201),</text:p>
          </table:table-cell>
          <table:table-cell/>
          <table:table-cell table:formula="of:=CONCATENATE(&quot;'&quot;;[.B103];&quot;',&quot;)" office:value-type="string" office:string-value="''," calcext:value-type="string">
            <text:p>'',</text:p>
          </table:table-cell>
          <table:table-cell table:formula="of:=CONCATENATE([.A103];&quot;=&gt;'&quot;;[.B103];&quot;',&quot;)" office:value-type="string" office:string-value="201=&gt;''," calcext:value-type="string">
            <text:p>201=&gt;'',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30" calcext:value-type="float">
            <text:p>1230</text:p>
          </table:table-cell>
          <table:table-cell table:formula="of:=[.C104]" office:value-type="float" office:value="110" calcext:value-type="float">
            <text:p>110</text:p>
          </table:table-cell>
          <table:table-cell table:formula="of:=[.D104]" office:value-type="float" office:value="1230" calcext:value-type="float">
            <text:p>1230</text:p>
          </table:table-cell>
          <table:table-cell table:number-columns-repeated="4"/>
          <table:table-cell table:formula="of:=CONCATENATE(&quot;new City(&quot;;[.A104];&quot;,&quot;;[.E104];&quot;,&quot;;[.F104];&quot;), //&quot;;[.B104])" office:value-type="string" office:string-value="new City(202,110,1230), //" calcext:value-type="string">
            <text:p>new City(202,110,1230), //</text:p>
          </table:table-cell>
          <table:table-cell table:formula="of:=CONCATENATE(&quot;new DestinationCard(&quot;;[.A104];&quot;,&quot;;[.A104];&quot;),&quot;)" office:value-type="string" office:string-value="new DestinationCard(202,202)," calcext:value-type="string">
            <text:p>new DestinationCard(202,202),</text:p>
          </table:table-cell>
          <table:table-cell/>
          <table:table-cell table:formula="of:=CONCATENATE(&quot;'&quot;;[.B104];&quot;',&quot;)" office:value-type="string" office:string-value="''," calcext:value-type="string">
            <text:p>'',</text:p>
          </table:table-cell>
          <table:table-cell table:formula="of:=CONCATENATE([.A104];&quot;=&gt;'&quot;;[.B104];&quot;',&quot;)" office:value-type="string" office:string-value="202=&gt;''," calcext:value-type="string">
            <text:p>202=&gt;'',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0" calcext:value-type="float">
            <text:p>30</text:p>
          </table:table-cell>
          <table:table-cell table:formula="of:=[.C105]" office:value-type="float" office:value="379" calcext:value-type="float">
            <text:p>379</text:p>
          </table:table-cell>
          <table:table-cell table:formula="of:=[.D105]" office:value-type="float" office:value="30" calcext:value-type="float">
            <text:p>30</text:p>
          </table:table-cell>
          <table:table-cell table:number-columns-repeated="4"/>
          <table:table-cell table:formula="of:=CONCATENATE(&quot;new City(&quot;;[.A105];&quot;,&quot;;[.E105];&quot;,&quot;;[.F105];&quot;), //&quot;;[.B105])" office:value-type="string" office:string-value="new City(203,379,30), //" calcext:value-type="string">
            <text:p>new City(203,379,30), //</text:p>
          </table:table-cell>
          <table:table-cell table:formula="of:=CONCATENATE(&quot;new DestinationCard(&quot;;[.A105];&quot;,&quot;;[.A105];&quot;),&quot;)" office:value-type="string" office:string-value="new DestinationCard(203,203)," calcext:value-type="string">
            <text:p>new DestinationCard(203,203),</text:p>
          </table:table-cell>
          <table:table-cell/>
          <table:table-cell table:formula="of:=CONCATENATE(&quot;'&quot;;[.B105];&quot;',&quot;)" office:value-type="string" office:string-value="''," calcext:value-type="string">
            <text:p>'',</text:p>
          </table:table-cell>
          <table:table-cell table:formula="of:=CONCATENATE([.A105];&quot;=&gt;'&quot;;[.B105];&quot;',&quot;)" office:value-type="string" office:string-value="203=&gt;''," calcext:value-type="string">
            <text:p>203=&gt;'',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386" calcext:value-type="float">
            <text:p>386</text:p>
          </table:table-cell>
          <table:table-cell table:formula="of:=[.C106]" office:value-type="float" office:value="474" calcext:value-type="float">
            <text:p>474</text:p>
          </table:table-cell>
          <table:table-cell table:formula="of:=[.D106]" office:value-type="float" office:value="386" calcext:value-type="float">
            <text:p>386</text:p>
          </table:table-cell>
          <table:table-cell table:number-columns-repeated="4"/>
          <table:table-cell table:formula="of:=CONCATENATE(&quot;new City(&quot;;[.A106];&quot;,&quot;;[.E106];&quot;,&quot;;[.F106];&quot;), //&quot;;[.B106])" office:value-type="string" office:string-value="new City(204,474,386), //" calcext:value-type="string">
            <text:p>new City(204,474,386), //</text:p>
          </table:table-cell>
          <table:table-cell table:formula="of:=CONCATENATE(&quot;new DestinationCard(&quot;;[.A106];&quot;,&quot;;[.A106];&quot;),&quot;)" office:value-type="string" office:string-value="new DestinationCard(204,204)," calcext:value-type="string">
            <text:p>new DestinationCard(204,204),</text:p>
          </table:table-cell>
          <table:table-cell/>
          <table:table-cell table:formula="of:=CONCATENATE(&quot;'&quot;;[.B106];&quot;',&quot;)" office:value-type="string" office:string-value="''," calcext:value-type="string">
            <text:p>'',</text:p>
          </table:table-cell>
          <table:table-cell table:formula="of:=CONCATENATE([.A106];&quot;=&gt;'&quot;;[.B106];&quot;',&quot;)" office:value-type="string" office:string-value="204=&gt;''," calcext:value-type="string">
            <text:p>204=&gt;'',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84" calcext:value-type="float">
            <text:p>1084</text:p>
          </table:table-cell>
          <table:table-cell table:formula="of:=[.C107]" office:value-type="float" office:value="45" calcext:value-type="float">
            <text:p>45</text:p>
          </table:table-cell>
          <table:table-cell table:formula="of:=[.D107]" office:value-type="float" office:value="1084" calcext:value-type="float">
            <text:p>1084</text:p>
          </table:table-cell>
          <table:table-cell table:number-columns-repeated="4"/>
          <table:table-cell table:formula="of:=CONCATENATE(&quot;new City(&quot;;[.A107];&quot;,&quot;;[.E107];&quot;,&quot;;[.F107];&quot;), //&quot;;[.B107])" office:value-type="string" office:string-value="new City(205,45,1084), //" calcext:value-type="string">
            <text:p>new City(205,45,1084), //</text:p>
          </table:table-cell>
          <table:table-cell table:formula="of:=CONCATENATE(&quot;new DestinationCard(&quot;;[.A107];&quot;,&quot;;[.A107];&quot;),&quot;)" office:value-type="string" office:string-value="new DestinationCard(205,205)," calcext:value-type="string">
            <text:p>new DestinationCard(205,205),</text:p>
          </table:table-cell>
          <table:table-cell/>
          <table:table-cell table:formula="of:=CONCATENATE(&quot;'&quot;;[.B107];&quot;',&quot;)" office:value-type="string" office:string-value="''," calcext:value-type="string">
            <text:p>'',</text:p>
          </table:table-cell>
          <table:table-cell table:formula="of:=CONCATENATE([.A107];&quot;=&gt;'&quot;;[.B107];&quot;',&quot;)" office:value-type="string" office:string-value="205=&gt;''," calcext:value-type="string">
            <text:p>205=&gt;'',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55" calcext:value-type="float">
            <text:p>155</text:p>
          </table:table-cell>
          <table:table-cell table:formula="of:=[.C108]" office:value-type="float" office:value="597" calcext:value-type="float">
            <text:p>597</text:p>
          </table:table-cell>
          <table:table-cell table:formula="of:=[.D108]" office:value-type="float" office:value="155" calcext:value-type="float">
            <text:p>155</text:p>
          </table:table-cell>
          <table:table-cell table:number-columns-repeated="4"/>
          <table:table-cell table:formula="of:=CONCATENATE(&quot;new City(&quot;;[.A108];&quot;,&quot;;[.E108];&quot;,&quot;;[.F108];&quot;), //&quot;;[.B108])" office:value-type="string" office:string-value="new City(206,597,155), //" calcext:value-type="string">
            <text:p>new City(206,597,155), //</text:p>
          </table:table-cell>
          <table:table-cell table:formula="of:=CONCATENATE(&quot;new DestinationCard(&quot;;[.A108];&quot;,&quot;;[.A108];&quot;),&quot;)" office:value-type="string" office:string-value="new DestinationCard(206,206)," calcext:value-type="string">
            <text:p>new DestinationCard(206,206),</text:p>
          </table:table-cell>
          <table:table-cell/>
          <table:table-cell table:formula="of:=CONCATENATE(&quot;'&quot;;[.B108];&quot;',&quot;)" office:value-type="string" office:string-value="''," calcext:value-type="string">
            <text:p>'',</text:p>
          </table:table-cell>
          <table:table-cell table:formula="of:=CONCATENATE([.A108];&quot;=&gt;'&quot;;[.B108];&quot;',&quot;)" office:value-type="string" office:string-value="206=&gt;''," calcext:value-type="string">
            <text:p>206=&gt;'',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29" calcext:value-type="float">
            <text:p>329</text:p>
          </table:table-cell>
          <table:table-cell table:formula="of:=[.C109]" office:value-type="float" office:value="671" calcext:value-type="float">
            <text:p>671</text:p>
          </table:table-cell>
          <table:table-cell table:formula="of:=[.D109]" office:value-type="float" office:value="329" calcext:value-type="float">
            <text:p>329</text:p>
          </table:table-cell>
          <table:table-cell table:number-columns-repeated="4"/>
          <table:table-cell table:formula="of:=CONCATENATE(&quot;new City(&quot;;[.A109];&quot;,&quot;;[.E109];&quot;,&quot;;[.F109];&quot;), //&quot;;[.B109])" office:value-type="string" office:string-value="new City(207,671,329), //" calcext:value-type="string">
            <text:p>new City(207,671,329), //</text:p>
          </table:table-cell>
          <table:table-cell table:formula="of:=CONCATENATE(&quot;new DestinationCard(&quot;;[.A109];&quot;,&quot;;[.A109];&quot;),&quot;)" office:value-type="string" office:string-value="new DestinationCard(207,207)," calcext:value-type="string">
            <text:p>new DestinationCard(207,207),</text:p>
          </table:table-cell>
          <table:table-cell/>
          <table:table-cell table:formula="of:=CONCATENATE(&quot;'&quot;;[.B109];&quot;',&quot;)" office:value-type="string" office:string-value="''," calcext:value-type="string">
            <text:p>'',</text:p>
          </table:table-cell>
          <table:table-cell table:formula="of:=CONCATENATE([.A109];&quot;=&gt;'&quot;;[.B109];&quot;',&quot;)" office:value-type="string" office:string-value="207=&gt;''," calcext:value-type="string">
            <text:p>207=&gt;'',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691" calcext:value-type="float">
            <text:p>691</text:p>
          </table:table-cell>
          <table:table-cell table:formula="of:=[.C110]" office:value-type="float" office:value="575" calcext:value-type="float">
            <text:p>575</text:p>
          </table:table-cell>
          <table:table-cell table:formula="of:=[.D110]" office:value-type="float" office:value="691" calcext:value-type="float">
            <text:p>691</text:p>
          </table:table-cell>
          <table:table-cell table:number-columns-repeated="4"/>
          <table:table-cell table:formula="of:=CONCATENATE(&quot;new City(&quot;;[.A110];&quot;,&quot;;[.E110];&quot;,&quot;;[.F110];&quot;), //&quot;;[.B110])" office:value-type="string" office:string-value="new City(208,575,691), //" calcext:value-type="string">
            <text:p>new City(208,575,691), //</text:p>
          </table:table-cell>
          <table:table-cell table:formula="of:=CONCATENATE(&quot;new DestinationCard(&quot;;[.A110];&quot;,&quot;;[.A110];&quot;),&quot;)" office:value-type="string" office:string-value="new DestinationCard(208,208)," calcext:value-type="string">
            <text:p>new DestinationCard(208,208),</text:p>
          </table:table-cell>
          <table:table-cell/>
          <table:table-cell table:formula="of:=CONCATENATE(&quot;'&quot;;[.B110];&quot;',&quot;)" office:value-type="string" office:string-value="''," calcext:value-type="string">
            <text:p>'',</text:p>
          </table:table-cell>
          <table:table-cell table:formula="of:=CONCATENATE([.A110];&quot;=&gt;'&quot;;[.B110];&quot;',&quot;)" office:value-type="string" office:string-value="208=&gt;''," calcext:value-type="string">
            <text:p>208=&gt;'',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954" calcext:value-type="float">
            <text:p>954</text:p>
          </table:table-cell>
          <table:table-cell table:formula="of:=[.C111]" office:value-type="float" office:value="664" calcext:value-type="float">
            <text:p>664</text:p>
          </table:table-cell>
          <table:table-cell table:formula="of:=[.D111]" office:value-type="float" office:value="954" calcext:value-type="float">
            <text:p>954</text:p>
          </table:table-cell>
          <table:table-cell table:number-columns-repeated="4"/>
          <table:table-cell table:formula="of:=CONCATENATE(&quot;new City(&quot;;[.A111];&quot;,&quot;;[.E111];&quot;,&quot;;[.F111];&quot;), //&quot;;[.B111])" office:value-type="string" office:string-value="new City(209,664,954), //" calcext:value-type="string">
            <text:p>new City(209,664,954), //</text:p>
          </table:table-cell>
          <table:table-cell table:formula="of:=CONCATENATE(&quot;new DestinationCard(&quot;;[.A111];&quot;,&quot;;[.A111];&quot;),&quot;)" office:value-type="string" office:string-value="new DestinationCard(209,209)," calcext:value-type="string">
            <text:p>new DestinationCard(209,209),</text:p>
          </table:table-cell>
          <table:table-cell/>
          <table:table-cell table:formula="of:=CONCATENATE(&quot;'&quot;;[.B111];&quot;',&quot;)" office:value-type="string" office:string-value="''," calcext:value-type="string">
            <text:p>'',</text:p>
          </table:table-cell>
          <table:table-cell table:formula="of:=CONCATENATE([.A111];&quot;=&gt;'&quot;;[.B111];&quot;',&quot;)" office:value-type="string" office:string-value="209=&gt;''," calcext:value-type="string">
            <text:p>209=&gt;'',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187" calcext:value-type="float">
            <text:p>1187</text:p>
          </table:table-cell>
          <table:table-cell table:formula="of:=[.C112]" office:value-type="float" office:value="673" calcext:value-type="float">
            <text:p>673</text:p>
          </table:table-cell>
          <table:table-cell table:formula="of:=[.D112]" office:value-type="float" office:value="1187" calcext:value-type="float">
            <text:p>1187</text:p>
          </table:table-cell>
          <table:table-cell table:number-columns-repeated="4"/>
          <table:table-cell table:formula="of:=CONCATENATE(&quot;new City(&quot;;[.A112];&quot;,&quot;;[.E112];&quot;,&quot;;[.F112];&quot;), //&quot;;[.B112])" office:value-type="string" office:string-value="new City(210,673,1187), //" calcext:value-type="string">
            <text:p>new City(210,673,1187), //</text:p>
          </table:table-cell>
          <table:table-cell table:formula="of:=CONCATENATE(&quot;new DestinationCard(&quot;;[.A112];&quot;,&quot;;[.A112];&quot;),&quot;)" office:value-type="string" office:string-value="new DestinationCard(210,210)," calcext:value-type="string">
            <text:p>new DestinationCard(210,210),</text:p>
          </table:table-cell>
          <table:table-cell/>
          <table:table-cell table:formula="of:=CONCATENATE(&quot;'&quot;;[.B112];&quot;',&quot;)" office:value-type="string" office:string-value="''," calcext:value-type="string">
            <text:p>'',</text:p>
          </table:table-cell>
          <table:table-cell table:formula="of:=CONCATENATE([.A112];&quot;=&gt;'&quot;;[.B112];&quot;',&quot;)" office:value-type="string" office:string-value="210=&gt;''," calcext:value-type="string">
            <text:p>210=&gt;'',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291" calcext:value-type="float">
            <text:p>1291</text:p>
          </table:table-cell>
          <table:table-cell table:formula="of:=[.C113]" office:value-type="float" office:value="735" calcext:value-type="float">
            <text:p>735</text:p>
          </table:table-cell>
          <table:table-cell table:formula="of:=[.D113]" office:value-type="float" office:value="1291" calcext:value-type="float">
            <text:p>1291</text:p>
          </table:table-cell>
          <table:table-cell table:number-columns-repeated="4"/>
          <table:table-cell table:formula="of:=CONCATENATE(&quot;new City(&quot;;[.A113];&quot;,&quot;;[.E113];&quot;,&quot;;[.F113];&quot;), //&quot;;[.B113])" office:value-type="string" office:string-value="new City(211,735,1291), //" calcext:value-type="string">
            <text:p>new City(211,735,1291), //</text:p>
          </table:table-cell>
          <table:table-cell table:formula="of:=CONCATENATE(&quot;new DestinationCard(&quot;;[.A113];&quot;,&quot;;[.A113];&quot;),&quot;)" office:value-type="string" office:string-value="new DestinationCard(211,211)," calcext:value-type="string">
            <text:p>new DestinationCard(211,211),</text:p>
          </table:table-cell>
          <table:table-cell/>
          <table:table-cell table:formula="of:=CONCATENATE(&quot;'&quot;;[.B113];&quot;',&quot;)" office:value-type="string" office:string-value="''," calcext:value-type="string">
            <text:p>'',</text:p>
          </table:table-cell>
          <table:table-cell table:formula="of:=CONCATENATE([.A113];&quot;=&gt;'&quot;;[.B113];&quot;',&quot;)" office:value-type="string" office:string-value="211=&gt;''," calcext:value-type="string">
            <text:p>211=&gt;'',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275" calcext:value-type="float">
            <text:p>275</text:p>
          </table:table-cell>
          <table:table-cell table:formula="of:=[.C114]" office:value-type="float" office:value="949" calcext:value-type="float">
            <text:p>949</text:p>
          </table:table-cell>
          <table:table-cell table:formula="of:=[.D114]" office:value-type="float" office:value="275" calcext:value-type="float">
            <text:p>275</text:p>
          </table:table-cell>
          <table:table-cell table:number-columns-repeated="4"/>
          <table:table-cell table:formula="of:=CONCATENATE(&quot;new City(&quot;;[.A114];&quot;,&quot;;[.E114];&quot;,&quot;;[.F114];&quot;), //&quot;;[.B114])" office:value-type="string" office:string-value="new City(212,949,275), //" calcext:value-type="string">
            <text:p>new City(212,949,275), //</text:p>
          </table:table-cell>
          <table:table-cell table:formula="of:=CONCATENATE(&quot;new DestinationCard(&quot;;[.A114];&quot;,&quot;;[.A114];&quot;),&quot;)" office:value-type="string" office:string-value="new DestinationCard(212,212)," calcext:value-type="string">
            <text:p>new DestinationCard(212,212),</text:p>
          </table:table-cell>
          <table:table-cell/>
          <table:table-cell table:formula="of:=CONCATENATE(&quot;'&quot;;[.B114];&quot;',&quot;)" office:value-type="string" office:string-value="''," calcext:value-type="string">
            <text:p>'',</text:p>
          </table:table-cell>
          <table:table-cell table:formula="of:=CONCATENATE([.A114];&quot;=&gt;'&quot;;[.B114];&quot;',&quot;)" office:value-type="string" office:string-value="212=&gt;''," calcext:value-type="string">
            <text:p>212=&gt;'',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83" calcext:value-type="float">
            <text:p>783</text:p>
          </table:table-cell>
          <table:table-cell table:formula="of:=[.C115]" office:value-type="float" office:value="1024" calcext:value-type="float">
            <text:p>1024</text:p>
          </table:table-cell>
          <table:table-cell table:formula="of:=[.D115]" office:value-type="float" office:value="783" calcext:value-type="float">
            <text:p>783</text:p>
          </table:table-cell>
          <table:table-cell table:number-columns-repeated="4"/>
          <table:table-cell table:formula="of:=CONCATENATE(&quot;new City(&quot;;[.A115];&quot;,&quot;;[.E115];&quot;,&quot;;[.F115];&quot;), //&quot;;[.B115])" office:value-type="string" office:string-value="new City(213,1024,783), //" calcext:value-type="string">
            <text:p>new City(213,1024,783), //</text:p>
          </table:table-cell>
          <table:table-cell table:formula="of:=CONCATENATE(&quot;new DestinationCard(&quot;;[.A115];&quot;,&quot;;[.A115];&quot;),&quot;)" office:value-type="string" office:string-value="new DestinationCard(213,213)," calcext:value-type="string">
            <text:p>new DestinationCard(213,213),</text:p>
          </table:table-cell>
          <table:table-cell/>
          <table:table-cell table:formula="of:=CONCATENATE(&quot;'&quot;;[.B115];&quot;',&quot;)" office:value-type="string" office:string-value="''," calcext:value-type="string">
            <text:p>'',</text:p>
          </table:table-cell>
          <table:table-cell table:formula="of:=CONCATENATE([.A115];&quot;=&gt;'&quot;;[.B115];&quot;',&quot;)" office:value-type="string" office:string-value="213=&gt;''," calcext:value-type="string">
            <text:p>213=&gt;'',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1283" calcext:value-type="float">
            <text:p>1283</text:p>
          </table:table-cell>
          <table:table-cell table:formula="of:=[.C116]" office:value-type="float" office:value="918" calcext:value-type="float">
            <text:p>918</text:p>
          </table:table-cell>
          <table:table-cell table:formula="of:=[.D116]" office:value-type="float" office:value="1283" calcext:value-type="float">
            <text:p>1283</text:p>
          </table:table-cell>
          <table:table-cell table:number-columns-repeated="4"/>
          <table:table-cell table:formula="of:=CONCATENATE(&quot;new City(&quot;;[.A116];&quot;,&quot;;[.E116];&quot;,&quot;;[.F116];&quot;), //&quot;;[.B116])" office:value-type="string" office:string-value="new City(214,918,1283), //" calcext:value-type="string">
            <text:p>new City(214,918,1283), //</text:p>
          </table:table-cell>
          <table:table-cell table:formula="of:=CONCATENATE(&quot;new DestinationCard(&quot;;[.A116];&quot;,&quot;;[.A116];&quot;),&quot;)" office:value-type="string" office:string-value="new DestinationCard(214,214)," calcext:value-type="string">
            <text:p>new DestinationCard(214,214),</text:p>
          </table:table-cell>
          <table:table-cell/>
          <table:table-cell table:formula="of:=CONCATENATE(&quot;'&quot;;[.B116];&quot;',&quot;)" office:value-type="string" office:string-value="''," calcext:value-type="string">
            <text:p>'',</text:p>
          </table:table-cell>
          <table:table-cell table:formula="of:=CONCATENATE([.A116];&quot;=&gt;'&quot;;[.B116];&quot;',&quot;)" office:value-type="string" office:string-value="214=&gt;''," calcext:value-type="string">
            <text:p>214=&gt;'',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1165" calcext:value-type="float">
            <text:p>1165</text:p>
          </table:table-cell>
          <table:table-cell table:formula="of:=[.C117]" office:value-type="float" office:value="1117" calcext:value-type="float">
            <text:p>1117</text:p>
          </table:table-cell>
          <table:table-cell table:formula="of:=[.D117]" office:value-type="float" office:value="1165" calcext:value-type="float">
            <text:p>1165</text:p>
          </table:table-cell>
          <table:table-cell table:number-columns-repeated="4"/>
          <table:table-cell table:formula="of:=CONCATENATE(&quot;new City(&quot;;[.A117];&quot;,&quot;;[.E117];&quot;,&quot;;[.F117];&quot;), //&quot;;[.B117])" office:value-type="string" office:string-value="new City(215,1117,1165), //" calcext:value-type="string">
            <text:p>new City(215,1117,1165), //</text:p>
          </table:table-cell>
          <table:table-cell table:formula="of:=CONCATENATE(&quot;new DestinationCard(&quot;;[.A117];&quot;,&quot;;[.A117];&quot;),&quot;)" office:value-type="string" office:string-value="new DestinationCard(215,215)," calcext:value-type="string">
            <text:p>new DestinationCard(215,215),</text:p>
          </table:table-cell>
          <table:table-cell/>
          <table:table-cell table:formula="of:=CONCATENATE(&quot;'&quot;;[.B117];&quot;',&quot;)" office:value-type="string" office:string-value="''," calcext:value-type="string">
            <text:p>'',</text:p>
          </table:table-cell>
          <table:table-cell table:formula="of:=CONCATENATE([.A117];&quot;=&gt;'&quot;;[.B117];&quot;',&quot;)" office:value-type="string" office:string-value="215=&gt;''," calcext:value-type="string">
            <text:p>215=&gt;'',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1377" calcext:value-type="float">
            <text:p>1377</text:p>
          </table:table-cell>
          <table:table-cell office:value-type="float" office:value="277" calcext:value-type="float">
            <text:p>277</text:p>
          </table:table-cell>
          <table:table-cell table:formula="of:=[.C118]" office:value-type="float" office:value="1377" calcext:value-type="float">
            <text:p>1377</text:p>
          </table:table-cell>
          <table:table-cell table:formula="of:=[.D118]" office:value-type="float" office:value="277" calcext:value-type="float">
            <text:p>277</text:p>
          </table:table-cell>
          <table:table-cell table:number-columns-repeated="4"/>
          <table:table-cell table:formula="of:=CONCATENATE(&quot;new City(&quot;;[.A118];&quot;,&quot;;[.E118];&quot;,&quot;;[.F118];&quot;), //&quot;;[.B118])" office:value-type="string" office:string-value="new City(216,1377,277), //" calcext:value-type="string">
            <text:p>new City(216,1377,277), //</text:p>
          </table:table-cell>
          <table:table-cell table:formula="of:=CONCATENATE(&quot;new DestinationCard(&quot;;[.A118];&quot;,&quot;;[.A118];&quot;),&quot;)" office:value-type="string" office:string-value="new DestinationCard(216,216)," calcext:value-type="string">
            <text:p>new DestinationCard(216,216),</text:p>
          </table:table-cell>
          <table:table-cell/>
          <table:table-cell table:formula="of:=CONCATENATE(&quot;'&quot;;[.B118];&quot;',&quot;)" office:value-type="string" office:string-value="''," calcext:value-type="string">
            <text:p>'',</text:p>
          </table:table-cell>
          <table:table-cell table:formula="of:=CONCATENATE([.A118];&quot;=&gt;'&quot;;[.B118];&quot;',&quot;)" office:value-type="string" office:string-value="216=&gt;''," calcext:value-type="string">
            <text:p>216=&gt;'',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831" calcext:value-type="float">
            <text:p>831</text:p>
          </table:table-cell>
          <table:table-cell table:formula="of:=[.C119]" office:value-type="float" office:value="1201" calcext:value-type="float">
            <text:p>1201</text:p>
          </table:table-cell>
          <table:table-cell table:formula="of:=[.D119]" office:value-type="float" office:value="831" calcext:value-type="float">
            <text:p>831</text:p>
          </table:table-cell>
          <table:table-cell table:number-columns-repeated="4"/>
          <table:table-cell table:formula="of:=CONCATENATE(&quot;new City(&quot;;[.A119];&quot;,&quot;;[.E119];&quot;,&quot;;[.F119];&quot;), //&quot;;[.B119])" office:value-type="string" office:string-value="new City(217,1201,831), //" calcext:value-type="string">
            <text:p>new City(217,1201,831), //</text:p>
          </table:table-cell>
          <table:table-cell table:formula="of:=CONCATENATE(&quot;new DestinationCard(&quot;;[.A119];&quot;,&quot;;[.A119];&quot;),&quot;)" office:value-type="string" office:string-value="new DestinationCard(217,217)," calcext:value-type="string">
            <text:p>new DestinationCard(217,217),</text:p>
          </table:table-cell>
          <table:table-cell/>
          <table:table-cell table:formula="of:=CONCATENATE(&quot;'&quot;;[.B119];&quot;',&quot;)" office:value-type="string" office:string-value="''," calcext:value-type="string">
            <text:p>'',</text:p>
          </table:table-cell>
          <table:table-cell table:formula="of:=CONCATENATE([.A119];&quot;=&gt;'&quot;;[.B119];&quot;',&quot;)" office:value-type="string" office:string-value="217=&gt;''," calcext:value-type="string">
            <text:p>217=&gt;'',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954" calcext:value-type="float">
            <text:p>954</text:p>
          </table:table-cell>
          <table:table-cell table:formula="of:=[.C120]" office:value-type="float" office:value="1342" calcext:value-type="float">
            <text:p>1342</text:p>
          </table:table-cell>
          <table:table-cell table:formula="of:=[.D120]" office:value-type="float" office:value="954" calcext:value-type="float">
            <text:p>954</text:p>
          </table:table-cell>
          <table:table-cell table:number-columns-repeated="4"/>
          <table:table-cell table:formula="of:=CONCATENATE(&quot;new City(&quot;;[.A120];&quot;,&quot;;[.E120];&quot;,&quot;;[.F120];&quot;), //&quot;;[.B120])" office:value-type="string" office:string-value="new City(218,1342,954), //" calcext:value-type="string">
            <text:p>new City(218,1342,954), //</text:p>
          </table:table-cell>
          <table:table-cell table:formula="of:=CONCATENATE(&quot;new DestinationCard(&quot;;[.A120];&quot;,&quot;;[.A120];&quot;),&quot;)" office:value-type="string" office:string-value="new DestinationCard(218,218)," calcext:value-type="string">
            <text:p>new DestinationCard(218,218),</text:p>
          </table:table-cell>
          <table:table-cell/>
          <table:table-cell table:formula="of:=CONCATENATE(&quot;'&quot;;[.B120];&quot;',&quot;)" office:value-type="string" office:string-value="''," calcext:value-type="string">
            <text:p>'',</text:p>
          </table:table-cell>
          <table:table-cell table:formula="of:=CONCATENATE([.A120];&quot;=&gt;'&quot;;[.B120];&quot;',&quot;)" office:value-type="string" office:string-value="218=&gt;''," calcext:value-type="string">
            <text:p>218=&gt;'',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1277" calcext:value-type="float">
            <text:p>1277</text:p>
          </table:table-cell>
          <table:table-cell table:formula="of:=[.C121]" office:value-type="float" office:value="1369" calcext:value-type="float">
            <text:p>1369</text:p>
          </table:table-cell>
          <table:table-cell table:formula="of:=[.D121]" office:value-type="float" office:value="1277" calcext:value-type="float">
            <text:p>1277</text:p>
          </table:table-cell>
          <table:table-cell table:number-columns-repeated="4"/>
          <table:table-cell table:formula="of:=CONCATENATE(&quot;new City(&quot;;[.A121];&quot;,&quot;;[.E121];&quot;,&quot;;[.F121];&quot;), //&quot;;[.B121])" office:value-type="string" office:string-value="new City(219,1369,1277), //" calcext:value-type="string">
            <text:p>new City(219,1369,1277), //</text:p>
          </table:table-cell>
          <table:table-cell table:formula="of:=CONCATENATE(&quot;new DestinationCard(&quot;;[.A121];&quot;,&quot;;[.A121];&quot;),&quot;)" office:value-type="string" office:string-value="new DestinationCard(219,219)," calcext:value-type="string">
            <text:p>new DestinationCard(219,219),</text:p>
          </table:table-cell>
          <table:table-cell/>
          <table:table-cell table:formula="of:=CONCATENATE(&quot;'&quot;;[.B121];&quot;',&quot;)" office:value-type="string" office:string-value="''," calcext:value-type="string">
            <text:p>'',</text:p>
          </table:table-cell>
          <table:table-cell table:formula="of:=CONCATENATE([.A121];&quot;=&gt;'&quot;;[.B121];&quot;',&quot;)" office:value-type="string" office:string-value="219=&gt;''," calcext:value-type="string">
            <text:p>219=&gt;'',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512" calcext:value-type="float">
            <text:p>512</text:p>
          </table:table-cell>
          <table:table-cell table:formula="of:=[.C122]" office:value-type="float" office:value="1679" calcext:value-type="float">
            <text:p>1679</text:p>
          </table:table-cell>
          <table:table-cell table:formula="of:=[.D122]" office:value-type="float" office:value="512" calcext:value-type="float">
            <text:p>512</text:p>
          </table:table-cell>
          <table:table-cell table:number-columns-repeated="4"/>
          <table:table-cell table:formula="of:=CONCATENATE(&quot;new City(&quot;;[.A122];&quot;,&quot;;[.E122];&quot;,&quot;;[.F122];&quot;), //&quot;;[.B122])" office:value-type="string" office:string-value="new City(220,1679,512), //" calcext:value-type="string">
            <text:p>new City(220,1679,512), //</text:p>
          </table:table-cell>
          <table:table-cell table:formula="of:=CONCATENATE(&quot;new DestinationCard(&quot;;[.A122];&quot;,&quot;;[.A122];&quot;),&quot;)" office:value-type="string" office:string-value="new DestinationCard(220,220)," calcext:value-type="string">
            <text:p>new DestinationCard(220,220),</text:p>
          </table:table-cell>
          <table:table-cell/>
          <table:table-cell table:formula="of:=CONCATENATE(&quot;'&quot;;[.B122];&quot;',&quot;)" office:value-type="string" office:string-value="''," calcext:value-type="string">
            <text:p>'',</text:p>
          </table:table-cell>
          <table:table-cell table:formula="of:=CONCATENATE([.A122];&quot;=&gt;'&quot;;[.B122];&quot;',&quot;)" office:value-type="string" office:string-value="220=&gt;''," calcext:value-type="string">
            <text:p>220=&gt;'',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783" calcext:value-type="float">
            <text:p>783</text:p>
          </table:table-cell>
          <table:table-cell table:formula="of:=[.C123]" office:value-type="float" office:value="1690" calcext:value-type="float">
            <text:p>1690</text:p>
          </table:table-cell>
          <table:table-cell table:formula="of:=[.D123]" office:value-type="float" office:value="783" calcext:value-type="float">
            <text:p>783</text:p>
          </table:table-cell>
          <table:table-cell table:number-columns-repeated="4"/>
          <table:table-cell table:formula="of:=CONCATENATE(&quot;new City(&quot;;[.A123];&quot;,&quot;;[.E123];&quot;,&quot;;[.F123];&quot;), //&quot;;[.B123])" office:value-type="string" office:string-value="new City(221,1690,783), //" calcext:value-type="string">
            <text:p>new City(221,1690,783), //</text:p>
          </table:table-cell>
          <table:table-cell table:formula="of:=CONCATENATE(&quot;new DestinationCard(&quot;;[.A123];&quot;,&quot;;[.A123];&quot;),&quot;)" office:value-type="string" office:string-value="new DestinationCard(221,221)," calcext:value-type="string">
            <text:p>new DestinationCard(221,221),</text:p>
          </table:table-cell>
          <table:table-cell/>
          <table:table-cell table:formula="of:=CONCATENATE(&quot;'&quot;;[.B123];&quot;',&quot;)" office:value-type="string" office:string-value="''," calcext:value-type="string">
            <text:p>'',</text:p>
          </table:table-cell>
          <table:table-cell table:formula="of:=CONCATENATE([.A123];&quot;=&gt;'&quot;;[.B123];&quot;',&quot;)" office:value-type="string" office:string-value="221=&gt;''," calcext:value-type="string">
            <text:p>221=&gt;'',</text:p>
          </table:table-cell>
          <table:table-cell table:number-columns-repeated="2"/>
        </table:table-row>
      </table:table>
      <table:table table:name="routes" table:style-name="ta1"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ute from</text:p>
          </table:table-cell>
          <table:table-cell office:value-type="string" calcext:value-type="string">
            <text:p>route 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final</text:p>
          </table:table-cell>
          <table:table-cell table:number-columns-repeated="6"/>
          <table:table-cell office:value-type="string" calcext:value-type="string">
            <text:p>quar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819" calcext:value-type="float">
            <text:p>819</text:p>
          </table:table-cell>
          <table:table-cell office:value-type="float" office:value="179" calcext:value-type="float">
            <text:p>179</text:p>
          </table:table-cell>
          <table:table-cell office:value-type="float" office:value="143" calcext:value-type="float">
            <text:p>143</text:p>
          </table:table-cell>
          <table:table-cell office:value-type="float" office:value="-82" calcext:value-type="float">
            <text:p>-82</text:p>
          </table:table-cell>
          <table:table-cell table:formula="of:=90*([.O3]-1)+[.G3]" office:value-type="float" office:value="188" calcext:value-type="float">
            <text:p>188</text:p>
          </table:table-cell>
          <table:table-cell/>
          <table:table-cell table:formula="of:=CONCATENATE(&quot;new Route(&quot;; [.A3] ; &quot;,&quot; ; [.B3] ; &quot;,&quot; ; [.C3] ; &quot;, [new RouteSpace(&quot;; [.D3] ; &quot;,&quot; ; [.E3] ; &quot;,&quot; ; [.F3] ;  &quot;,&quot; ;[.G3] ;  &quot;)], RED),&quot;)" office:value-type="string" office:string-value="new Route(1,100,129, [new RouteSpace(819,179,143,-82)], RED)," calcext:value-type="string">
            <text:p>new Route(1,100,129, [new RouteSpace(819,179,143,-82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751" calcext:value-type="float">
            <text:p>751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formula="of:=90*([.O4]-1)+[.G4]" office:value-type="float" office:value="145" calcext:value-type="float">
            <text:p>145</text:p>
          </table:table-cell>
          <table:table-cell/>
          <table:table-cell table:formula="of:=CONCATENATE(&quot;new Route(&quot;; [.A4] ; &quot;,&quot; ; [.B4] ; &quot;,&quot; ; [.C4] ; &quot;, [new RouteSpace(&quot;; [.D4] ; &quot;,&quot; ; [.E4] ; &quot;,&quot; ; [.F4] ;  &quot;,&quot; ;[.G4] ;  &quot;)], RED),&quot;)" office:value-type="string" office:string-value="new Route(2,100,130, [new RouteSpace(751,123,86,55)], RED)," calcext:value-type="string">
            <text:p>new Route(2,100,130, [new RouteSpace(751,123,86,55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727" calcext:value-type="float">
            <text:p>727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-13" calcext:value-type="float">
            <text:p>-13</text:p>
          </table:table-cell>
          <table:table-cell table:formula="of:=90*([.O5]-1)+[.G5]" office:value-type="float" office:value="77" calcext:value-type="float">
            <text:p>77</text:p>
          </table:table-cell>
          <table:table-cell/>
          <table:table-cell table:formula="of:=CONCATENATE(&quot;new Route(&quot;; [.A5] ; &quot;,&quot; ; [.B5] ; &quot;,&quot; ; [.C5] ; &quot;, [new RouteSpace(&quot;; [.D5] ; &quot;,&quot; ; [.E5] ; &quot;,&quot; ; [.F5] ;  &quot;,&quot; ;[.G5] ;  &quot;)], RED),&quot;)" office:value-type="string" office:string-value="new Route(3,100,131, [new RouteSpace(727,238,80,-13)], RED)," calcext:value-type="string">
            <text:p>new Route(3,100,131, [new RouteSpace(727,238,80,-1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813" calcext:value-type="float">
            <text:p>813</text:p>
          </table:table-cell>
          <table:table-cell office:value-type="float" office:value="318" calcext:value-type="float">
            <text:p>318</text:p>
          </table:table-cell>
          <table:table-cell office:value-type="float" office:value="78" calcext:value-type="float">
            <text:p>78</text:p>
          </table:table-cell>
          <table:table-cell office:value-type="float" office:value="-86" calcext:value-type="float">
            <text:p>-86</text:p>
          </table:table-cell>
          <table:table-cell table:formula="of:=90*([.O6]-1)+[.G6]" office:value-type="float" office:value="4" calcext:value-type="float">
            <text:p>4</text:p>
          </table:table-cell>
          <table:table-cell/>
          <table:table-cell table:formula="of:=CONCATENATE(&quot;new Route(&quot;; [.A6] ; &quot;,&quot; ; [.B6] ; &quot;,&quot; ; [.C6] ; &quot;, [new RouteSpace(&quot;; [.D6] ; &quot;,&quot; ; [.E6] ; &quot;,&quot; ; [.F6] ;  &quot;,&quot; ;[.G6] ;  &quot;)], RED),&quot;)" office:value-type="string" office:string-value="new Route(4,100,132, [new RouteSpace(813,318,78,-86)], RED)," calcext:value-type="string">
            <text:p>new Route(4,100,132, [new RouteSpace(813,318,78,-8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826" calcext:value-type="float">
            <text:p>826</text:p>
          </table:table-cell>
          <table:table-cell office:value-type="float" office:value="229" calcext:value-type="float">
            <text:p>229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table:formula="of:=90*([.O7]-1)+[.G7]" office:value-type="float" office:value="69" calcext:value-type="float">
            <text:p>69</text:p>
          </table:table-cell>
          <table:table-cell/>
          <table:table-cell table:formula="of:=CONCATENATE(&quot;new Route(&quot;; [.A7] ; &quot;,&quot; ; [.B7] ; &quot;,&quot; ; [.C7] ; &quot;, [new RouteSpace(&quot;; [.D7] ; &quot;,&quot; ; [.E7] ; &quot;,&quot; ; [.F7] ;  &quot;,&quot; ;[.G7] ;  &quot;)], RED),&quot;)" office:value-type="string" office:string-value="new Route(5,100,133, [new RouteSpace(826,229,142,69)], RED)," calcext:value-type="string">
            <text:p>new Route(5,100,133, [new RouteSpace(826,229,142,6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-22" calcext:value-type="float">
            <text:p>-22</text:p>
          </table:table-cell>
          <table:table-cell table:formula="of:=90*([.O8]-1)+[.G8]" office:value-type="float" office:value="158" calcext:value-type="float">
            <text:p>158</text:p>
          </table:table-cell>
          <table:table-cell/>
          <table:table-cell table:formula="of:=CONCATENATE(&quot;new Route(&quot;; [.A8] ; &quot;,&quot; ; [.B8] ; &quot;,&quot; ; [.C8] ; &quot;, [new RouteSpace(&quot;; [.D8] ; &quot;,&quot; ; [.E8] ; &quot;,&quot; ; [.F8] ;  &quot;,&quot; ;[.G8] ;  &quot;)], RED),&quot;)" office:value-type="string" office:string-value="new Route(6,101,102, [new RouteSpace(126,81,113,-22)], RED)," calcext:value-type="string">
            <text:p>new Route(6,101,102, [new RouteSpace(126,81,113,-22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formula="of:=90*([.O9]-1)+[.G9]" office:value-type="float" office:value="270" calcext:value-type="float">
            <text:p>270</text:p>
          </table:table-cell>
          <table:table-cell/>
          <table:table-cell table:formula="of:=CONCATENATE(&quot;new Route(&quot;; [.A9] ; &quot;,&quot; ; [.B9] ; &quot;,&quot; ; [.C9] ; &quot;, [new RouteSpace(&quot;; [.D9] ; &quot;,&quot; ; [.E9] ; &quot;,&quot; ; [.F9] ;  &quot;,&quot; ;[.G9] ;  &quot;)], RED),&quot;)" office:value-type="string" office:string-value="new Route(7,101,105, [new RouteSpace(116,101,98,90)], RED)," calcext:value-type="string">
            <text:p>new Route(7,101,105, [new RouteSpace(116,101,98,90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501" calcext:value-type="float">
            <text:p>501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office:value-type="float" office:value="-21" calcext:value-type="float">
            <text:p>-21</text:p>
          </table:table-cell>
          <table:table-cell table:formula="of:=90*([.O10]-1)+[.G10]" office:value-type="float" office:value="249" calcext:value-type="float">
            <text:p>249</text:p>
          </table:table-cell>
          <table:table-cell/>
          <table:table-cell table:formula="of:=CONCATENATE(&quot;new Route(&quot;; [.A10] ; &quot;,&quot; ; [.B10] ; &quot;,&quot; ; [.C10] ; &quot;, [new RouteSpace(&quot;; [.D10] ; &quot;,&quot; ; [.E10] ; &quot;,&quot; ; [.F10] ;  &quot;,&quot; ;[.G10] ;  &quot;)], RED),&quot;)" office:value-type="string" office:string-value="new Route(8,103,114, [new RouteSpace(501,83,133,-21)], RED)," calcext:value-type="string">
            <text:p>new Route(8,103,114, [new RouteSpace(501,83,133,-21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office:value-type="float" office:value="-13" calcext:value-type="float">
            <text:p>-13</text:p>
          </table:table-cell>
          <table:table-cell table:formula="of:=90*([.O11]-1)+[.G11]" office:value-type="float" office:value="77" calcext:value-type="float">
            <text:p>77</text:p>
          </table:table-cell>
          <table:table-cell/>
          <table:table-cell table:formula="of:=CONCATENATE(&quot;new Route(&quot;; [.A11] ; &quot;,&quot; ; [.B11] ; &quot;,&quot; ; [.C11] ; &quot;, [new RouteSpace(&quot;; [.D11] ; &quot;,&quot; ; [.E11] ; &quot;,&quot; ; [.F11] ;  &quot;,&quot; ;[.G11] ;  &quot;)], RED),&quot;)" office:value-type="string" office:string-value="new Route(9,104,105, [new RouteSpace(133,213,78,-13)], RED)," calcext:value-type="string">
            <text:p>new Route(9,104,105, [new RouteSpace(133,213,78,-1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234" calcext:value-type="float">
            <text:p>234</text:p>
          </table:table-cell>
          <table:table-cell office:value-type="float" office:value="204" calcext:value-type="float">
            <text:p>204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formula="of:=90*([.O12]-1)+[.G12]" office:value-type="float" office:value="33" calcext:value-type="float">
            <text:p>33</text:p>
          </table:table-cell>
          <table:table-cell/>
          <table:table-cell table:formula="of:=CONCATENATE(&quot;new Route(&quot;; [.A12] ; &quot;,&quot; ; [.B12] ; &quot;,&quot; ; [.C12] ; &quot;, [new RouteSpace(&quot;; [.D12] ; &quot;,&quot; ; [.E12] ; &quot;,&quot; ; [.F12] ;  &quot;,&quot; ;[.G12] ;  &quot;)], RED),&quot;)" office:value-type="string" office:string-value="new Route(10,104,109, [new RouteSpace(234,204,142,33)], RED)," calcext:value-type="string">
            <text:p>new Route(10,104,109, [new RouteSpace(234,204,142,3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table:formula="of:=90*([.O13]-1)+[.G13]" office:value-type="float" office:value="358" calcext:value-type="float">
            <text:p>358</text:p>
          </table:table-cell>
          <table:table-cell/>
          <table:table-cell table:formula="of:=CONCATENATE(&quot;new Route(&quot;; [.A13] ; &quot;,&quot; ; [.B13] ; &quot;,&quot; ; [.C13] ; &quot;, [new RouteSpace(&quot;; [.D13] ; &quot;,&quot; ; [.E13] ; &quot;,&quot; ; [.F13] ;  &quot;,&quot; ;[.G13] ;  &quot;)], RED),&quot;)" office:value-type="string" office:string-value="new Route(11,105,108, [new RouteSpace(111,229,108,88)], RED)," calcext:value-type="string">
            <text:p>new Route(11,105,108, [new RouteSpace(111,229,108,8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340" calcext:value-type="float">
            <text:p>340</text:p>
          </table:table-cell>
          <table:table-cell office:value-type="float" office:value="84" calcext:value-type="float">
            <text:p>84</text:p>
          </table:table-cell>
          <table:table-cell office:value-type="float" office:value="-60" calcext:value-type="float">
            <text:p>-60</text:p>
          </table:table-cell>
          <table:table-cell table:formula="of:=90*([.O14]-1)+[.G14]" office:value-type="float" office:value="-60" calcext:value-type="float">
            <text:p>-60</text:p>
          </table:table-cell>
          <table:table-cell/>
          <table:table-cell table:formula="of:=CONCATENATE(&quot;new Route(&quot;; [.A14] ; &quot;,&quot; ; [.B14] ; &quot;,&quot; ; [.C14] ; &quot;, [new RouteSpace(&quot;; [.D14] ; &quot;,&quot; ; [.E14] ; &quot;,&quot; ; [.F14] ;  &quot;,&quot; ;[.G14] ;  &quot;)], RED),&quot;)" office:value-type="string" office:string-value="new Route(12,106,108, [new RouteSpace(122,340,84,-60)], RED)," calcext:value-type="string">
            <text:p>new Route(12,106,108, [new RouteSpace(122,340,84,-6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88" calcext:value-type="float">
            <text:p>188</text:p>
          </table:table-cell>
          <table:table-cell office:value-type="float" office:value="254" calcext:value-type="float">
            <text:p>254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formula="of:=90*([.O15]-1)+[.G15]" office:value-type="float" office:value="13" calcext:value-type="float">
            <text:p>13</text:p>
          </table:table-cell>
          <table:table-cell/>
          <table:table-cell table:formula="of:=CONCATENATE(&quot;new Route(&quot;; [.A15] ; &quot;,&quot; ; [.B15] ; &quot;,&quot; ; [.C15] ; &quot;, [new RouteSpace(&quot;; [.D15] ; &quot;,&quot; ; [.E15] ; &quot;,&quot; ; [.F15] ;  &quot;,&quot; ;[.G15] ;  &quot;)], RED),&quot;)" office:value-type="string" office:string-value="new Route(13,106,109, [new RouteSpace(188,254,165,13)], RED)," calcext:value-type="string">
            <text:p>new Route(13,106,109, [new RouteSpace(188,254,165,1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29" calcext:value-type="float">
            <text:p>429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90*([.O16]-1)+[.G16]" office:value-type="float" office:value="225" calcext:value-type="float">
            <text:p>225</text:p>
          </table:table-cell>
          <table:table-cell/>
          <table:table-cell table:formula="of:=CONCATENATE(&quot;new Route(&quot;; [.A16] ; &quot;,&quot; ; [.B16] ; &quot;,&quot; ; [.C16] ; &quot;, [new RouteSpace(&quot;; [.D16] ; &quot;,&quot; ; [.E16] ; &quot;,&quot; ; [.F16] ;  &quot;,&quot; ;[.G16] ;  &quot;)], RED),&quot;)" office:value-type="string" office:string-value="new Route(14,107,110, [new RouteSpace(263,429,126,45)], RED)," calcext:value-type="string">
            <text:p>new Route(14,107,110, [new RouteSpace(263,429,126,45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546" calcext:value-type="float">
            <text:p>546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table:formula="of:=90*([.O17]-1)+[.G17]" office:value-type="float" office:value="263" calcext:value-type="float">
            <text:p>263</text:p>
          </table:table-cell>
          <table:table-cell/>
          <table:table-cell table:formula="of:=CONCATENATE(&quot;new Route(&quot;; [.A17] ; &quot;,&quot; ; [.B17] ; &quot;,&quot; ; [.C17] ; &quot;, [new RouteSpace(&quot;; [.D17] ; &quot;,&quot; ; [.E17] ; &quot;,&quot; ; [.F17] ;  &quot;,&quot; ;[.G17] ;  &quot;)], RED),&quot;)" office:value-type="string" office:string-value="new Route(15,107,112, [new RouteSpace(250,546,93,-7)], RED)," calcext:value-type="string">
            <text:p>new Route(15,107,112, [new RouteSpace(250,546,93,-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369" calcext:value-type="float">
            <text:p>369</text:p>
          </table:table-cell>
          <table:table-cell office:value-type="float" office:value="139" calcext:value-type="float">
            <text:p>139</text:p>
          </table:table-cell>
          <table:table-cell office:value-type="float" office:value="76" calcext:value-type="float">
            <text:p>76</text:p>
          </table:table-cell>
          <table:table-cell table:formula="of:=90*([.O18]-1)+[.G18]" office:value-type="float" office:value="76" calcext:value-type="float">
            <text:p>76</text:p>
          </table:table-cell>
          <table:table-cell/>
          <table:table-cell table:formula="of:=CONCATENATE(&quot;new Route(&quot;; [.A18] ; &quot;,&quot; ; [.B18] ; &quot;,&quot; ; [.C18] ; &quot;, [new RouteSpace(&quot;; [.D18] ; &quot;,&quot; ; [.E18] ; &quot;,&quot; ; [.F18] ;  &quot;,&quot; ;[.G18] ;  &quot;)], RED),&quot;)" office:value-type="string" office:string-value="new Route(16,108,111, [new RouteSpace(116,369,139,76)], RED)," calcext:value-type="string">
            <text:p>new Route(16,108,111, [new RouteSpace(116,369,139,7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06" calcext:value-type="float">
            <text:p>406</text:p>
          </table:table-cell>
          <table:table-cell office:value-type="float" office:value="132" calcext:value-type="float">
            <text:p>132</text:p>
          </table:table-cell>
          <table:table-cell office:value-type="float" office:value="-46" calcext:value-type="float">
            <text:p>-46</text:p>
          </table:table-cell>
          <table:table-cell table:formula="of:=90*([.O19]-1)+[.G19]" office:value-type="float" office:value="44" calcext:value-type="float">
            <text:p>44</text:p>
          </table:table-cell>
          <table:table-cell/>
          <table:table-cell table:formula="of:=CONCATENATE(&quot;new Route(&quot;; [.A19] ; &quot;,&quot; ; [.B19] ; &quot;,&quot; ; [.C19] ; &quot;, [new RouteSpace(&quot;; [.D19] ; &quot;,&quot; ; [.E19] ; &quot;,&quot; ; [.F19] ;  &quot;,&quot; ;[.G19] ;  &quot;)], RED),&quot;)" office:value-type="string" office:string-value="new Route(17,109,110, [new RouteSpace(263,406,132,-46)], RED)," calcext:value-type="string">
            <text:p>new Route(17,109,110, [new RouteSpace(263,406,132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float" office:value="503" calcext:value-type="float">
            <text:p>503</text:p>
          </table:table-cell>
          <table:table-cell office:value-type="float" office:value="103" calcext:value-type="float">
            <text:p>103</text:p>
          </table:table-cell>
          <table:table-cell office:value-type="float" office:value="-46" calcext:value-type="float">
            <text:p>-46</text:p>
          </table:table-cell>
          <table:table-cell table:formula="of:=90*([.O20]-1)+[.G20]" office:value-type="float" office:value="44" calcext:value-type="float">
            <text:p>44</text:p>
          </table:table-cell>
          <table:table-cell/>
          <table:table-cell table:formula="of:=CONCATENATE(&quot;new Route(&quot;; [.A20] ; &quot;,&quot; ; [.B20] ; &quot;,&quot; ; [.C20] ; &quot;, [new RouteSpace(&quot;; [.D20] ; &quot;,&quot; ; [.E20] ; &quot;,&quot; ; [.F20] ;  &quot;,&quot; ;[.G20] ;  &quot;)], RED),&quot;)" office:value-type="string" office:string-value="new Route(18,110,111, [new RouteSpace(169,503,103,-46)], RED)," calcext:value-type="string">
            <text:p>new Route(18,110,111, [new RouteSpace(169,503,103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  <table:table-cell office:value-type="float" office:value="523" calcext:value-type="float">
            <text:p>52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formula="of:=90*([.O21]-1)+[.G21]" office:value-type="float" office:value="24" calcext:value-type="float">
            <text:p>24</text:p>
          </table:table-cell>
          <table:table-cell/>
          <table:table-cell table:formula="of:=CONCATENATE(&quot;new Route(&quot;; [.A21] ; &quot;,&quot; ; [.B21] ; &quot;,&quot; ; [.C21] ; &quot;, [new RouteSpace(&quot;; [.D21] ; &quot;,&quot; ; [.E21] ; &quot;,&quot; ; [.F21] ;  &quot;,&quot; ;[.G21] ;  &quot;)], RED),&quot;)" office:value-type="string" office:string-value="new Route(19,111,112, [new RouteSpace(169,523,56,24)], RED)," calcext:value-type="string">
            <text:p>new Route(19,111,112, [new RouteSpace(169,523,56,2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office:value-type="float" office:value="703" calcext:value-type="float">
            <text:p>703</text:p>
          </table:table-cell>
          <table:table-cell office:value-type="float" office:value="158" calcext:value-type="float">
            <text:p>158</text:p>
          </table:table-cell>
          <table:table-cell office:value-type="float" office:value="-67" calcext:value-type="float">
            <text:p>-67</text:p>
          </table:table-cell>
          <table:table-cell table:formula="of:=90*([.O22]-1)+[.G22]" office:value-type="float" office:value="23" calcext:value-type="float">
            <text:p>23</text:p>
          </table:table-cell>
          <table:table-cell/>
          <table:table-cell table:formula="of:=CONCATENATE(&quot;new Route(&quot;; [.A22] ; &quot;,&quot; ; [.B22] ; &quot;,&quot; ; [.C22] ; &quot;, [new RouteSpace(&quot;; [.D22] ; &quot;,&quot; ; [.E22] ; &quot;,&quot; ; [.F22] ;  &quot;,&quot; ;[.G22] ;  &quot;)], RED),&quot;)" office:value-type="string" office:string-value="new Route(20,112,124, [new RouteSpace(162,703,158,-67)], RED)," calcext:value-type="string">
            <text:p>new Route(20,112,124, [new RouteSpace(162,703,158,-67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242" calcext:value-type="float">
            <text:p>242</text:p>
          </table:table-cell>
          <table:table-cell office:value-type="float" office:value="559" calcext:value-type="float">
            <text:p>559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table:formula="of:=90*([.O23]-1)+[.G23]" office:value-type="float" office:value="33" calcext:value-type="float">
            <text:p>33</text:p>
          </table:table-cell>
          <table:table-cell/>
          <table:table-cell table:formula="of:=CONCATENATE(&quot;new Route(&quot;; [.A23] ; &quot;,&quot; ; [.B23] ; &quot;,&quot; ; [.C23] ; &quot;, [new RouteSpace(&quot;; [.D23] ; &quot;,&quot; ; [.E23] ; &quot;,&quot; ; [.F23] ;  &quot;,&quot; ;[.G23] ;  &quot;)], RED),&quot;)" office:value-type="string" office:string-value="new Route(21,112,115, [new RouteSpace(242,559,133,33)], RED)," calcext:value-type="string">
            <text:p>new Route(21,112,115, [new RouteSpace(242,559,133,3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float" office:value="550" calcext:value-type="float">
            <text:p>550</text:p>
          </table:table-cell>
          <table:table-cell office:value-type="float" office:value="251" calcext:value-type="float">
            <text:p>251</text:p>
          </table:table-cell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table:formula="of:=90*([.O24]-1)+[.G24]" office:value-type="float" office:value="267" calcext:value-type="float">
            <text:p>267</text:p>
          </table:table-cell>
          <table:table-cell/>
          <table:table-cell table:formula="of:=CONCATENATE(&quot;new Route(&quot;; [.A24] ; &quot;,&quot; ; [.B24] ; &quot;,&quot; ; [.C24] ; &quot;, [new RouteSpace(&quot;; [.D24] ; &quot;,&quot; ; [.E24] ; &quot;,&quot; ; [.F24] ;  &quot;,&quot; ;[.G24] ;  &quot;)], RED),&quot;)" office:value-type="string" office:string-value="new Route(22,113,131, [new RouteSpace(550,251,147,-3)], RED)," calcext:value-type="string">
            <text:p>new Route(22,113,131, [new RouteSpace(550,251,147,-3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651" calcext:value-type="float">
            <text:p>651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formula="of:=90*([.O25]-1)+[.G25]" office:value-type="float" office:value="39" calcext:value-type="float">
            <text:p>39</text:p>
          </table:table-cell>
          <table:table-cell/>
          <table:table-cell table:formula="of:=CONCATENATE(&quot;new Route(&quot;; [.A25] ; &quot;,&quot; ; [.B25] ; &quot;,&quot; ; [.C25] ; &quot;, [new RouteSpace(&quot;; [.D25] ; &quot;,&quot; ; [.E25] ; &quot;,&quot; ; [.F25] ;  &quot;,&quot; ;[.G25] ;  &quot;)], RED),&quot;)" office:value-type="string" office:string-value="new Route(23,114,130, [new RouteSpace(651,37,100,39)], RED)," calcext:value-type="string">
            <text:p>new Route(23,114,130, [new RouteSpace(651,37,100,3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378" calcext:value-type="float">
            <text:p>378</text:p>
          </table:table-cell>
          <table:table-cell office:value-type="float" office:value="652" calcext:value-type="float">
            <text:p>65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90*([.O26]-1)+[.G26]" office:value-type="float" office:value="42" calcext:value-type="float">
            <text:p>42</text:p>
          </table:table-cell>
          <table:table-cell/>
          <table:table-cell table:formula="of:=CONCATENATE(&quot;new Route(&quot;; [.A26] ; &quot;,&quot; ; [.B26] ; &quot;,&quot; ; [.C26] ; &quot;, [new RouteSpace(&quot;; [.D26] ; &quot;,&quot; ; [.E26] ; &quot;,&quot; ; [.F26] ;  &quot;,&quot; ;[.G26] ;  &quot;)], RED),&quot;)" office:value-type="string" office:string-value="new Route(24,115,116, [new RouteSpace(378,652,90,42)], RED)," calcext:value-type="string">
            <text:p>new Route(24,115,116, [new RouteSpace(378,652,90,4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367" calcext:value-type="float">
            <text:p>367</text:p>
          </table:table-cell>
          <table:table-cell office:value-type="float" office:value="657" calcext:value-type="float">
            <text:p>65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90*([.O27]-1)+[.G27]" office:value-type="float" office:value="77" calcext:value-type="float">
            <text:p>77</text:p>
          </table:table-cell>
          <table:table-cell/>
          <table:table-cell table:formula="of:=CONCATENATE(&quot;new Route(&quot;; [.A27] ; &quot;,&quot; ; [.B27] ; &quot;,&quot; ; [.C27] ; &quot;, [new RouteSpace(&quot;; [.D27] ; &quot;,&quot; ; [.E27] ; &quot;,&quot; ; [.F27] ;  &quot;,&quot; ;[.G27] ;  &quot;)], RED),&quot;)" office:value-type="string" office:string-value="new Route(25,115,117, [new RouteSpace(367,657,98,77)], RED)," calcext:value-type="string">
            <text:p>new Route(25,115,117, [new RouteSpace(367,657,98,7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426" calcext:value-type="float">
            <text:p>426</text:p>
          </table:table-cell>
          <table:table-cell office:value-type="float" office:value="824" calcext:value-type="float">
            <text:p>824</text:p>
          </table:table-cell>
          <table:table-cell office:value-type="float" office:value="92" calcext:value-type="float">
            <text:p>92</text:p>
          </table:table-cell>
          <table:table-cell office:value-type="float" office:value="-70" calcext:value-type="float">
            <text:p>-70</text:p>
          </table:table-cell>
          <table:table-cell table:formula="of:=90*([.O28]-1)+[.G28]" office:value-type="float" office:value="20" calcext:value-type="float">
            <text:p>20</text:p>
          </table:table-cell>
          <table:table-cell/>
          <table:table-cell table:formula="of:=CONCATENATE(&quot;new Route(&quot;; [.A28] ; &quot;,&quot; ; [.B28] ; &quot;,&quot; ; [.C28] ; &quot;, [new RouteSpace(&quot;; [.D28] ; &quot;,&quot; ; [.E28] ; &quot;,&quot; ; [.F28] ;  &quot;,&quot; ;[.G28] ;  &quot;)], RED),&quot;)" office:value-type="string" office:string-value="new Route(26,116,119, [new RouteSpace(426,824,92,-70)], RED)," calcext:value-type="string">
            <text:p>new Route(26,116,119, [new RouteSpace(426,824,92,-70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467" calcext:value-type="float">
            <text:p>467</text:p>
          </table:table-cell>
          <table:table-cell office:value-type="float" office:value="735" calcext:value-type="float">
            <text:p>735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table:formula="of:=90*([.O29]-1)+[.G29]" office:value-type="float" office:value="61" calcext:value-type="float">
            <text:p>61</text:p>
          </table:table-cell>
          <table:table-cell/>
          <table:table-cell table:formula="of:=CONCATENATE(&quot;new Route(&quot;; [.A29] ; &quot;,&quot; ; [.B29] ; &quot;,&quot; ; [.C29] ; &quot;, [new RouteSpace(&quot;; [.D29] ; &quot;,&quot; ; [.E29] ; &quot;,&quot; ; [.F29] ;  &quot;,&quot; ;[.G29] ;  &quot;)], RED),&quot;)" office:value-type="string" office:string-value="new Route(27,116,120, [new RouteSpace(467,735,122,61)], RED)," calcext:value-type="string">
            <text:p>new Route(27,116,120, [new RouteSpace(467,735,122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293" calcext:value-type="float">
            <text:p>293</text:p>
          </table:table-cell>
          <table:table-cell office:value-type="float" office:value="818" calcext:value-type="float">
            <text:p>818</text:p>
          </table:table-cell>
          <table:table-cell office:value-type="float" office:value="95" calcext:value-type="float">
            <text:p>95</text:p>
          </table:table-cell>
          <table:table-cell office:value-type="float" office:value="-29" calcext:value-type="float">
            <text:p>-29</text:p>
          </table:table-cell>
          <table:table-cell table:formula="of:=90*([.O30]-1)+[.G30]" office:value-type="float" office:value="61" calcext:value-type="float">
            <text:p>61</text:p>
          </table:table-cell>
          <table:table-cell/>
          <table:table-cell table:formula="of:=CONCATENATE(&quot;new Route(&quot;; [.A30] ; &quot;,&quot; ; [.B30] ; &quot;,&quot; ; [.C30] ; &quot;, [new RouteSpace(&quot;; [.D30] ; &quot;,&quot; ; [.E30] ; &quot;,&quot; ; [.F30] ;  &quot;,&quot; ;[.G30] ;  &quot;)], RED),&quot;)" office:value-type="string" office:string-value="new Route(28,117,118, [new RouteSpace(293,818,95,-29)], RED)," calcext:value-type="string">
            <text:p>new Route(28,117,118, [new RouteSpace(293,818,95,-2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363" calcext:value-type="float">
            <text:p>363</text:p>
          </table:table-cell>
          <table:table-cell office:value-type="float" office:value="885" calcext:value-type="float">
            <text:p>885</text:p>
          </table:table-cell>
          <table:table-cell office:value-type="float" office:value="110" calcext:value-type="float">
            <text:p>110</text:p>
          </table:table-cell>
          <table:table-cell office:value-type="float" office:value="-77" calcext:value-type="float">
            <text:p>-77</text:p>
          </table:table-cell>
          <table:table-cell table:formula="of:=90*([.O31]-1)+[.G31]" office:value-type="float" office:value="-77" calcext:value-type="float">
            <text:p>-77</text:p>
          </table:table-cell>
          <table:table-cell/>
          <table:table-cell table:formula="of:=CONCATENATE(&quot;new Route(&quot;; [.A31] ; &quot;,&quot; ; [.B31] ; &quot;,&quot; ; [.C31] ; &quot;, [new RouteSpace(&quot;; [.D31] ; &quot;,&quot; ; [.E31] ; &quot;,&quot; ; [.F31] ;  &quot;,&quot; ;[.G31] ;  &quot;)], RED),&quot;)" office:value-type="string" office:string-value="new Route(29,117,121, [new RouteSpace(363,885,110,-77)], RED)," calcext:value-type="string">
            <text:p>new Route(29,117,121, [new RouteSpace(363,885,110,-7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289" calcext:value-type="float">
            <text:p>289</text:p>
          </table:table-cell>
          <table:table-cell office:value-type="float" office:value="833" calcext:value-type="float">
            <text:p>833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table:formula="of:=90*([.O32]-1)+[.G32]" office:value-type="float" office:value="47" calcext:value-type="float">
            <text:p>47</text:p>
          </table:table-cell>
          <table:table-cell/>
          <table:table-cell table:formula="of:=CONCATENATE(&quot;new Route(&quot;; [.A32] ; &quot;,&quot; ; [.B32] ; &quot;,&quot; ; [.C32] ; &quot;, [new RouteSpace(&quot;; [.D32] ; &quot;,&quot; ; [.E32] ; &quot;,&quot; ; [.F32] ;  &quot;,&quot; ;[.G32] ;  &quot;)], RED),&quot;)" office:value-type="string" office:string-value="new Route(30,118,121, [new RouteSpace(289,833,82,47)], RED)," calcext:value-type="string">
            <text:p>new Route(30,118,121, [new RouteSpace(289,833,82,4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office:value-type="float" office:value="853" calcext:value-type="float">
            <text:p>853</text:p>
          </table:table-cell>
          <table:table-cell office:value-type="float" office:value="179" calcext:value-type="float">
            <text:p>179</text:p>
          </table:table-cell>
          <table:table-cell office:value-type="float" office:value="-9" calcext:value-type="float">
            <text:p>-9</text:p>
          </table:table-cell>
          <table:table-cell table:formula="of:=90*([.O33]-1)+[.G33]" office:value-type="float" office:value="81" calcext:value-type="float">
            <text:p>81</text:p>
          </table:table-cell>
          <table:table-cell/>
          <table:table-cell table:formula="of:=CONCATENATE(&quot;new Route(&quot;; [.A33] ; &quot;,&quot; ; [.B33] ; &quot;,&quot; ; [.C33] ; &quot;, [new RouteSpace(&quot;; [.D33] ; &quot;,&quot; ; [.E33] ; &quot;,&quot; ; [.F33] ;  &quot;,&quot; ;[.G33] ;  &quot;)], RED),&quot;)" office:value-type="string" office:string-value="new Route(31,118,125, [new RouteSpace(86,853,179,-9)], RED)," calcext:value-type="string">
            <text:p>new Route(31,118,125, [new RouteSpace(86,853,179,-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421" calcext:value-type="float">
            <text:p>421</text:p>
          </table:table-cell>
          <table:table-cell office:value-type="float" office:value="851" calcext:value-type="float">
            <text:p>851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formula="of:=90*([.O34]-1)+[.G34]" office:value-type="float" office:value="80" calcext:value-type="float">
            <text:p>80</text:p>
          </table:table-cell>
          <table:table-cell/>
          <table:table-cell table:formula="of:=CONCATENATE(&quot;new Route(&quot;; [.A34] ; &quot;,&quot; ; [.B34] ; &quot;,&quot; ; [.C34] ; &quot;, [new RouteSpace(&quot;; [.D34] ; &quot;,&quot; ; [.E34] ; &quot;,&quot; ; [.F34] ;  &quot;,&quot; ;[.G34] ;  &quot;)], RED),&quot;)" office:value-type="string" office:string-value="new Route(32,119,122, [new RouteSpace(421,851,92,80)], RED)," calcext:value-type="string">
            <text:p>new Route(32,119,122, [new RouteSpace(421,851,92,8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449" calcext:value-type="float">
            <text:p>449</text:p>
          </table:table-cell>
          <table:table-cell office:value-type="float" office:value="950" calcext:value-type="float">
            <text:p>950</text:p>
          </table:table-cell>
          <table:table-cell office:value-type="float" office:value="115" calcext:value-type="float">
            <text:p>115</text:p>
          </table:table-cell>
          <table:table-cell office:value-type="float" office:value="-46" calcext:value-type="float">
            <text:p>-46</text:p>
          </table:table-cell>
          <table:table-cell table:formula="of:=90*([.O35]-1)+[.G35]" office:value-type="float" office:value="44" calcext:value-type="float">
            <text:p>44</text:p>
          </table:table-cell>
          <table:table-cell/>
          <table:table-cell table:formula="of:=CONCATENATE(&quot;new Route(&quot;; [.A35] ; &quot;,&quot; ; [.B35] ; &quot;,&quot; ; [.C35] ; &quot;, [new RouteSpace(&quot;; [.D35] ; &quot;,&quot; ; [.E35] ; &quot;,&quot; ; [.F35] ;  &quot;,&quot; ;[.G35] ;  &quot;)], RED),&quot;)" office:value-type="string" office:string-value="new Route(33,120,122, [new RouteSpace(449,950,115,-46)], RED)," calcext:value-type="string">
            <text:p>new Route(33,120,122, [new RouteSpace(449,950,115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355" calcext:value-type="float">
            <text:p>355</text:p>
          </table:table-cell>
          <table:table-cell office:value-type="float" office:value="1019" calcext:value-type="float">
            <text:p>1019</text:p>
          </table:table-cell>
          <table:table-cell office:value-type="float" office:value="101" calcext:value-type="float">
            <text:p>101</text:p>
          </table:table-cell>
          <table:table-cell office:value-type="float" office:value="-90" calcext:value-type="float">
            <text:p>-90</text:p>
          </table:table-cell>
          <table:table-cell table:formula="of:=90*([.O36]-1)+[.G36]" office:value-type="float" office:value="-90" calcext:value-type="float">
            <text:p>-90</text:p>
          </table:table-cell>
          <table:table-cell/>
          <table:table-cell table:formula="of:=CONCATENATE(&quot;new Route(&quot;; [.A36] ; &quot;,&quot; ; [.B36] ; &quot;,&quot; ; [.C36] ; &quot;, [new RouteSpace(&quot;; [.D36] ; &quot;,&quot; ; [.E36] ; &quot;,&quot; ; [.F36] ;  &quot;,&quot; ;[.G36] ;  &quot;)], RED),&quot;)" office:value-type="string" office:string-value="new Route(34,121,123, [new RouteSpace(355,1019,101,-90)], RED)," calcext:value-type="string">
            <text:p>new Route(34,121,123, [new RouteSpace(355,1019,101,-9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365" calcext:value-type="float">
            <text:p>365</text:p>
          </table:table-cell>
          <table:table-cell office:value-type="float" office:value="1027" calcext:value-type="float">
            <text:p>1027</text:p>
          </table:table-cell>
          <table:table-cell office:value-type="float" office:value="85" calcext:value-type="float">
            <text:p>85</text:p>
          </table:table-cell>
          <table:table-cell office:value-type="float" office:value="-43" calcext:value-type="float">
            <text:p>-43</text:p>
          </table:table-cell>
          <table:table-cell table:formula="of:=90*([.O37]-1)+[.G37]" office:value-type="float" office:value="47" calcext:value-type="float">
            <text:p>47</text:p>
          </table:table-cell>
          <table:table-cell/>
          <table:table-cell table:formula="of:=CONCATENATE(&quot;new Route(&quot;; [.A37] ; &quot;,&quot; ; [.B37] ; &quot;,&quot; ; [.C37] ; &quot;, [new RouteSpace(&quot;; [.D37] ; &quot;,&quot; ; [.E37] ; &quot;,&quot; ; [.F37] ;  &quot;,&quot; ;[.G37] ;  &quot;)], RED),&quot;)" office:value-type="string" office:string-value="new Route(35,122,123, [new RouteSpace(365,1027,85,-43)], RED)," calcext:value-type="string">
            <text:p>new Route(35,122,123, [new RouteSpace(365,1027,85,-4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355" calcext:value-type="float">
            <text:p>355</text:p>
          </table:table-cell>
          <table:table-cell office:value-type="float" office:value="1049" calcext:value-type="float">
            <text:p>1049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table:formula="of:=90*([.O38]-1)+[.G38]" office:value-type="float" office:value="75" calcext:value-type="float">
            <text:p>75</text:p>
          </table:table-cell>
          <table:table-cell/>
          <table:table-cell table:formula="of:=CONCATENATE(&quot;new Route(&quot;; [.A38] ; &quot;,&quot; ; [.B38] ; &quot;,&quot; ; [.C38] ; &quot;, [new RouteSpace(&quot;; [.D38] ; &quot;,&quot; ; [.E38] ; &quot;,&quot; ; [.F38] ;  &quot;,&quot; ;[.G38] ;  &quot;)], RED),&quot;)" office:value-type="string" office:string-value="new Route(36,123,127, [new RouteSpace(355,1049,159,75)], RED)," calcext:value-type="string">
            <text:p>new Route(36,123,127, [new RouteSpace(355,1049,159,7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839" calcext:value-type="float">
            <text:p>839</text:p>
          </table:table-cell>
          <table:table-cell office:value-type="float" office:value="126" calcext:value-type="float">
            <text:p>126</text:p>
          </table:table-cell>
          <table:table-cell office:value-type="float" office:value="-61" calcext:value-type="float">
            <text:p>-61</text:p>
          </table:table-cell>
          <table:table-cell table:formula="of:=90*([.O39]-1)+[.G39]" office:value-type="float" office:value="29" calcext:value-type="float">
            <text:p>29</text:p>
          </table:table-cell>
          <table:table-cell/>
          <table:table-cell table:formula="of:=CONCATENATE(&quot;new Route(&quot;; [.A39] ; &quot;,&quot; ; [.B39] ; &quot;,&quot; ; [.C39] ; &quot;, [new RouteSpace(&quot;; [.D39] ; &quot;,&quot; ; [.E39] ; &quot;,&quot; ; [.F39] ;  &quot;,&quot; ;[.G39] ;  &quot;)], RED),&quot;)" office:value-type="string" office:string-value="new Route(37,124,125, [new RouteSpace(82,839,126,-61)], RED)," calcext:value-type="string">
            <text:p>new Route(37,124,125, [new RouteSpace(82,839,126,-6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1020" calcext:value-type="float">
            <text:p>1020</text:p>
          </table:table-cell>
          <table:table-cell office:value-type="float" office:value="154" calcext:value-type="float">
            <text:p>154</text:p>
          </table:table-cell>
          <table:table-cell office:value-type="float" office:value="-86" calcext:value-type="float">
            <text:p>-86</text:p>
          </table:table-cell>
          <table:table-cell table:formula="of:=90*([.O40]-1)+[.G40]" office:value-type="float" office:value="4" calcext:value-type="float">
            <text:p>4</text:p>
          </table:table-cell>
          <table:table-cell/>
          <table:table-cell table:formula="of:=CONCATENATE(&quot;new Route(&quot;; [.A40] ; &quot;,&quot; ; [.B40] ; &quot;,&quot; ; [.C40] ; &quot;, [new RouteSpace(&quot;; [.D40] ; &quot;,&quot; ; [.E40] ; &quot;,&quot; ; [.F40] ;  &quot;,&quot; ;[.G40] ;  &quot;)], RED),&quot;)" office:value-type="string" office:string-value="new Route(38,125,126, [new RouteSpace(65,1020,154,-86)], RED)," calcext:value-type="string">
            <text:p>new Route(38,125,126, [new RouteSpace(65,1020,154,-8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412" calcext:value-type="float">
            <text:p>412</text:p>
          </table:table-cell>
          <table:table-cell office:value-type="float" office:value="1227" calcext:value-type="float">
            <text:p>1227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table:formula="of:=90*([.O41]-1)+[.G41]" office:value-type="float" office:value="23" calcext:value-type="float">
            <text:p>23</text:p>
          </table:table-cell>
          <table:table-cell/>
          <table:table-cell table:formula="of:=CONCATENATE(&quot;new Route(&quot;; [.A41] ; &quot;,&quot; ; [.B41] ; &quot;,&quot; ; [.C41] ; &quot;, [new RouteSpace(&quot;; [.D41] ; &quot;,&quot; ; [.E41] ; &quot;,&quot; ; [.F41] ;  &quot;,&quot; ;[.G41] ;  &quot;)], RED),&quot;)" office:value-type="string" office:string-value="new Route(39,127,128, [new RouteSpace(412,1227,157,23)], RED)," calcext:value-type="string">
            <text:p>new Route(39,127,128, [new RouteSpace(412,1227,157,2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711" calcext:value-type="float">
            <text:p>711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-78" calcext:value-type="float">
            <text:p>-78</text:p>
          </table:table-cell>
          <table:table-cell table:formula="of:=90*([.O42]-1)+[.G42]" office:value-type="float" office:value="12" calcext:value-type="float">
            <text:p>12</text:p>
          </table:table-cell>
          <table:table-cell/>
          <table:table-cell table:formula="of:=CONCATENATE(&quot;new Route(&quot;; [.A42] ; &quot;,&quot; ; [.B42] ; &quot;,&quot; ; [.C42] ; &quot;, [new RouteSpace(&quot;; [.D42] ; &quot;,&quot; ; [.E42] ; &quot;,&quot; ; [.F42] ;  &quot;,&quot; ;[.G42] ;  &quot;)], RED),&quot;)" office:value-type="string" office:string-value="new Route(40,130,131, [new RouteSpace(711,228,108,-78)], RED)," calcext:value-type="string">
            <text:p>new Route(40,130,131, [new RouteSpace(711,228,108,-78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75" calcext:value-type="float">
            <text:p>775</text:p>
          </table:table-cell>
          <table:table-cell office:value-type="float" office:value="397" calcext:value-type="float">
            <text:p>397</text:p>
          </table:table-cell>
          <table:table-cell office:value-type="float" office:value="95" calcext:value-type="float">
            <text:p>95</text:p>
          </table:table-cell>
          <table:table-cell office:value-type="float" office:value="-11" calcext:value-type="float">
            <text:p>-11</text:p>
          </table:table-cell>
          <table:table-cell table:formula="of:=90*([.O43]-1)+[.G43]" office:value-type="float" office:value="79" calcext:value-type="float">
            <text:p>79</text:p>
          </table:table-cell>
          <table:table-cell/>
          <table:table-cell table:formula="of:=CONCATENATE(&quot;new Route(&quot;; [.A43] ; &quot;,&quot; ; [.B43] ; &quot;,&quot; ; [.C43] ; &quot;, [new RouteSpace(&quot;; [.D43] ; &quot;,&quot; ; [.E43] ; &quot;,&quot; ; [.F43] ;  &quot;,&quot; ;[.G43] ;  &quot;)], RED),&quot;)" office:value-type="string" office:string-value="new Route(41,133,134, [new RouteSpace(775,397,95,-11)], RED)," calcext:value-type="string">
            <text:p>new Route(41,133,134, [new RouteSpace(775,397,95,-1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891" calcext:value-type="float">
            <text:p>891</text:p>
          </table:table-cell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formula="of:=90*([.O44]-1)+[.G44]" office:value-type="float" office:value="62" calcext:value-type="float">
            <text:p>62</text:p>
          </table:table-cell>
          <table:table-cell/>
          <table:table-cell table:formula="of:=CONCATENATE(&quot;new Route(&quot;; [.A44] ; &quot;,&quot; ; [.B44] ; &quot;,&quot; ; [.C44] ; &quot;, [new RouteSpace(&quot;; [.D44] ; &quot;,&quot; ; [.E44] ; &quot;,&quot; ; [.F44] ;  &quot;,&quot; ;[.G44] ;  &quot;)], RED),&quot;)" office:value-type="string" office:string-value="new Route(42,133,137, [new RouteSpace(891,393,44,62)], RED)," calcext:value-type="string">
            <text:p>new Route(42,133,137, [new RouteSpace(891,393,44,6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898" calcext:value-type="float">
            <text:p>898</text:p>
          </table:table-cell>
          <table:table-cell office:value-type="float" office:value="384" calcext:value-type="float">
            <text:p>384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formula="of:=90*([.O45]-1)+[.G45]" office:value-type="float" office:value="35" calcext:value-type="float">
            <text:p>35</text:p>
          </table:table-cell>
          <table:table-cell/>
          <table:table-cell table:formula="of:=CONCATENATE(&quot;new Route(&quot;; [.A45] ; &quot;,&quot; ; [.B45] ; &quot;,&quot; ; [.C45] ; &quot;, [new RouteSpace(&quot;; [.D45] ; &quot;,&quot; ; [.E45] ; &quot;,&quot; ; [.F45] ;  &quot;,&quot; ;[.G45] ;  &quot;)], RED),&quot;)" office:value-type="string" office:string-value="new Route(43,133,149, [new RouteSpace(898,384,87,35)], RED)," calcext:value-type="string">
            <text:p>new Route(43,133,149, [new RouteSpace(898,384,87,3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769" calcext:value-type="float">
            <text:p>769</text:p>
          </table:table-cell>
          <table:table-cell office:value-type="float" office:value="410" calcext:value-type="float">
            <text:p>410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formula="of:=90*([.O46]-1)+[.G46]" office:value-type="float" office:value="61" calcext:value-type="float">
            <text:p>61</text:p>
          </table:table-cell>
          <table:table-cell/>
          <table:table-cell table:formula="of:=CONCATENATE(&quot;new Route(&quot;; [.A46] ; &quot;,&quot; ; [.B46] ; &quot;,&quot; ; [.C46] ; &quot;, [new RouteSpace(&quot;; [.D46] ; &quot;,&quot; ; [.E46] ; &quot;,&quot; ; [.F46] ;  &quot;,&quot; ;[.G46] ;  &quot;)], RED),&quot;)" office:value-type="string" office:string-value="new Route(44,134,136, [new RouteSpace(769,410,105,61)], RED)," calcext:value-type="string">
            <text:p>new Route(44,134,136, [new RouteSpace(769,410,105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776" calcext:value-type="float">
            <text:p>776</text:p>
          </table:table-cell>
          <table:table-cell office:value-type="float" office:value="402" calcext:value-type="float">
            <text:p>402</text:p>
          </table:table-cell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table:formula="of:=90*([.O47]-1)+[.G47]" office:value-type="float" office:value="16" calcext:value-type="float">
            <text:p>16</text:p>
          </table:table-cell>
          <table:table-cell/>
          <table:table-cell table:formula="of:=CONCATENATE(&quot;new Route(&quot;; [.A47] ; &quot;,&quot; ; [.B47] ; &quot;,&quot; ; [.C47] ; &quot;, [new RouteSpace(&quot;; [.D47] ; &quot;,&quot; ; [.E47] ; &quot;,&quot; ; [.F47] ;  &quot;,&quot; ;[.G47] ;  &quot;)], RED),&quot;)" office:value-type="string" office:string-value="new Route(45,134,137, [new RouteSpace(776,402,131,16)], RED)," calcext:value-type="string">
            <text:p>new Route(45,134,137, [new RouteSpace(776,402,131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701" calcext:value-type="float">
            <text:p>701</text:p>
          </table:table-cell>
          <table:table-cell office:value-type="float" office:value="533" calcext:value-type="float">
            <text:p>533</text:p>
          </table:table-cell>
          <table:table-cell office:value-type="float" office:value="133" calcext:value-type="float">
            <text:p>133</text:p>
          </table:table-cell>
          <table:table-cell office:value-type="float" office:value="-66" calcext:value-type="float">
            <text:p>-66</text:p>
          </table:table-cell>
          <table:table-cell table:formula="of:=90*([.O48]-1)+[.G48]" office:value-type="float" office:value="24" calcext:value-type="float">
            <text:p>24</text:p>
          </table:table-cell>
          <table:table-cell/>
          <table:table-cell table:formula="of:=CONCATENATE(&quot;new Route(&quot;; [.A48] ; &quot;,&quot; ; [.B48] ; &quot;,&quot; ; [.C48] ; &quot;, [new RouteSpace(&quot;; [.D48] ; &quot;,&quot; ; [.E48] ; &quot;,&quot; ; [.F48] ;  &quot;,&quot; ;[.G48] ;  &quot;)], RED),&quot;)" office:value-type="string" office:string-value="new Route(46,134,138, [new RouteSpace(701,533,133,-66)], RED)," calcext:value-type="string">
            <text:p>new Route(46,134,138, [new RouteSpace(701,533,133,-6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838" calcext:value-type="float">
            <text:p>838</text:p>
          </table:table-cell>
          <table:table-cell office:value-type="float" office:value="527" calcext:value-type="float">
            <text:p>52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90*([.O49]-1)+[.G49]" office:value-type="float" office:value="39" calcext:value-type="float">
            <text:p>39</text:p>
          </table:table-cell>
          <table:table-cell/>
          <table:table-cell table:formula="of:=CONCATENATE(&quot;new Route(&quot;; [.A49] ; &quot;,&quot; ; [.B49] ; &quot;,&quot; ; [.C49] ; &quot;, [new RouteSpace(&quot;; [.D49] ; &quot;,&quot; ; [.E49] ; &quot;,&quot; ; [.F49] ;  &quot;,&quot; ;[.G49] ;  &quot;)], RED),&quot;)" office:value-type="string" office:string-value="new Route(47,136,139, [new RouteSpace(838,527,10,39)], RED)," calcext:value-type="string">
            <text:p>new Route(47,136,139, [new RouteSpace(838,527,10,3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800" calcext:value-type="float">
            <text:p>800</text:p>
          </table:table-cell>
          <table:table-cell office:value-type="float" office:value="688" calcext:value-type="float">
            <text:p>688</text:p>
          </table:table-cell>
          <table:table-cell office:value-type="float" office:value="159" calcext:value-type="float">
            <text:p>159</text:p>
          </table:table-cell>
          <table:table-cell office:value-type="float" office:value="-81" calcext:value-type="float">
            <text:p>-81</text:p>
          </table:table-cell>
          <table:table-cell table:formula="of:=90*([.O50]-1)+[.G50]" office:value-type="float" office:value="9" calcext:value-type="float">
            <text:p>9</text:p>
          </table:table-cell>
          <table:table-cell/>
          <table:table-cell table:formula="of:=CONCATENATE(&quot;new Route(&quot;; [.A50] ; &quot;,&quot; ; [.B50] ; &quot;,&quot; ; [.C50] ; &quot;, [new RouteSpace(&quot;; [.D50] ; &quot;,&quot; ; [.E50] ; &quot;,&quot; ; [.F50] ;  &quot;,&quot; ;[.G50] ;  &quot;)], RED),&quot;)" office:value-type="string" office:string-value="new Route(48,136,142, [new RouteSpace(800,688,159,-81)], RED)," calcext:value-type="string">
            <text:p>new Route(48,136,142, [new RouteSpace(800,688,159,-8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838" calcext:value-type="float">
            <text:p>838</text:p>
          </table:table-cell>
          <table:table-cell office:value-type="float" office:value="505" calcext:value-type="float">
            <text:p>505</text:p>
          </table:table-cell>
          <table:table-cell office:value-type="float" office:value="84" calcext:value-type="float">
            <text:p>84</text:p>
          </table:table-cell>
          <table:table-cell office:value-type="float" office:value="-34" calcext:value-type="float">
            <text:p>-34</text:p>
          </table:table-cell>
          <table:table-cell table:formula="of:=90*([.O51]-1)+[.G51]" office:value-type="float" office:value="236" calcext:value-type="float">
            <text:p>236</text:p>
          </table:table-cell>
          <table:table-cell/>
          <table:table-cell table:formula="of:=CONCATENATE(&quot;new Route(&quot;; [.A51] ; &quot;,&quot; ; [.B51] ; &quot;,&quot; ; [.C51] ; &quot;, [new RouteSpace(&quot;; [.D51] ; &quot;,&quot; ; [.E51] ; &quot;,&quot; ; [.F51] ;  &quot;,&quot; ;[.G51] ;  &quot;)], RED),&quot;)" office:value-type="string" office:string-value="new Route(49,136,137, [new RouteSpace(838,505,84,-34)], RED)," calcext:value-type="string">
            <text:p>new Route(49,136,137, [new RouteSpace(838,505,84,-3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930" calcext:value-type="float">
            <text:p>930</text:p>
          </table:table-cell>
          <table:table-cell office:value-type="float" office:value="457" calcext:value-type="float">
            <text:p>457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table:formula="of:=90*([.O52]-1)+[.G52]" office:value-type="float" office:value="61" calcext:value-type="float">
            <text:p>61</text:p>
          </table:table-cell>
          <table:table-cell/>
          <table:table-cell table:formula="of:=CONCATENATE(&quot;new Route(&quot;; [.A52] ; &quot;,&quot; ; [.B52] ; &quot;,&quot; ; [.C52] ; &quot;, [new RouteSpace(&quot;; [.D52] ; &quot;,&quot; ; [.E52] ; &quot;,&quot; ; [.F52] ;  &quot;,&quot; ;[.G52] ;  &quot;)], RED),&quot;)" office:value-type="string" office:string-value="new Route(50,137,140, [new RouteSpace(930,457,135,61)], RED)," calcext:value-type="string">
            <text:p>new Route(50,137,140, [new RouteSpace(930,457,135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697" calcext:value-type="float">
            <text:p>697</text:p>
          </table:table-cell>
          <table:table-cell office:value-type="float" office:value="659" calcext:value-type="float">
            <text:p>659</text:p>
          </table:table-cell>
          <table:table-cell office:value-type="float" office:value="97" calcext:value-type="float">
            <text:p>97</text:p>
          </table:table-cell>
          <table:table-cell office:value-type="float" office:value="-88" calcext:value-type="float">
            <text:p>-88</text:p>
          </table:table-cell>
          <table:table-cell table:formula="of:=90*([.O53]-1)+[.G53]" office:value-type="float" office:value="2" calcext:value-type="float">
            <text:p>2</text:p>
          </table:table-cell>
          <table:table-cell/>
          <table:table-cell table:formula="of:=CONCATENATE(&quot;new Route(&quot;; [.A53] ; &quot;,&quot; ; [.B53] ; &quot;,&quot; ; [.C53] ; &quot;, [new RouteSpace(&quot;; [.D53] ; &quot;,&quot; ; [.E53] ; &quot;,&quot; ; [.F53] ;  &quot;,&quot; ;[.G53] ;  &quot;)], RED),&quot;)" office:value-type="string" office:string-value="new Route(51,138,141, [new RouteSpace(697,659,97,-88)], RED)," calcext:value-type="string">
            <text:p>new Route(51,138,141, [new RouteSpace(697,659,97,-88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934" calcext:value-type="float">
            <text:p>934</text:p>
          </table:table-cell>
          <table:table-cell office:value-type="float" office:value="617" calcext:value-type="float">
            <text:p>617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formula="of:=90*([.O54]-1)+[.G54]" office:value-type="float" office:value="89" calcext:value-type="float">
            <text:p>89</text:p>
          </table:table-cell>
          <table:table-cell/>
          <table:table-cell table:formula="of:=CONCATENATE(&quot;new Route(&quot;; [.A54] ; &quot;,&quot; ; [.B54] ; &quot;,&quot; ; [.C54] ; &quot;, [new RouteSpace(&quot;; [.D54] ; &quot;,&quot; ; [.E54] ; &quot;,&quot; ; [.F54] ;  &quot;,&quot; ;[.G54] ;  &quot;)], RED),&quot;)" office:value-type="string" office:string-value="new Route(52,139,143, [new RouteSpace(934,617,113,89)], RED)," calcext:value-type="string">
            <text:p>new Route(52,139,143, [new RouteSpace(934,617,113,8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949" calcext:value-type="float">
            <text:p>949</text:p>
          </table:table-cell>
          <table:table-cell office:value-type="float" office:value="731" calcext:value-type="float">
            <text:p>731</text:p>
          </table:table-cell>
          <table:table-cell office:value-type="float" office:value="138" calcext:value-type="float">
            <text:p>138</text:p>
          </table:table-cell>
          <table:table-cell office:value-type="float" office:value="-67" calcext:value-type="float">
            <text:p>-67</text:p>
          </table:table-cell>
          <table:table-cell table:formula="of:=90*([.O55]-1)+[.G55]" office:value-type="float" office:value="23" calcext:value-type="float">
            <text:p>23</text:p>
          </table:table-cell>
          <table:table-cell/>
          <table:table-cell table:formula="of:=CONCATENATE(&quot;new Route(&quot;; [.A55] ; &quot;,&quot; ; [.B55] ; &quot;,&quot; ; [.C55] ; &quot;, [new RouteSpace(&quot;; [.D55] ; &quot;,&quot; ; [.E55] ; &quot;,&quot; ; [.F55] ;  &quot;,&quot; ;[.G55] ;  &quot;)], RED),&quot;)" office:value-type="string" office:string-value="new Route(53,140,143, [new RouteSpace(949,731,138,-67)], RED)," calcext:value-type="string">
            <text:p>new Route(53,140,143, [new RouteSpace(949,731,138,-67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712" calcext:value-type="float">
            <text:p>712</text:p>
          </table:table-cell>
          <table:table-cell office:value-type="float" office:value="679" calcext:value-type="float">
            <text:p>679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formula="of:=90*([.O56]-1)+[.G56]" office:value-type="float" office:value="16" calcext:value-type="float">
            <text:p>16</text:p>
          </table:table-cell>
          <table:table-cell/>
          <table:table-cell table:formula="of:=CONCATENATE(&quot;new Route(&quot;; [.A56] ; &quot;,&quot; ; [.B56] ; &quot;,&quot; ; [.C56] ; &quot;, [new RouteSpace(&quot;; [.D56] ; &quot;,&quot; ; [.E56] ; &quot;,&quot; ; [.F56] ;  &quot;,&quot; ;[.G56] ;  &quot;)], RED),&quot;)" office:value-type="string" office:string-value="new Route(54,141,142, [new RouteSpace(712,679,76,16)], RED)," calcext:value-type="string">
            <text:p>new Route(54,141,142, [new RouteSpace(712,679,76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814" calcext:value-type="float">
            <text:p>814</text:p>
          </table:table-cell>
          <table:table-cell office:value-type="float" office:value="709" calcext:value-type="float">
            <text:p>709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formula="of:=90*([.O57]-1)+[.G57]" office:value-type="float" office:value="16" calcext:value-type="float">
            <text:p>16</text:p>
          </table:table-cell>
          <table:table-cell/>
          <table:table-cell table:formula="of:=CONCATENATE(&quot;new Route(&quot;; [.A57] ; &quot;,&quot; ; [.B57] ; &quot;,&quot; ; [.C57] ; &quot;, [new RouteSpace(&quot;; [.D57] ; &quot;,&quot; ; [.E57] ; &quot;,&quot; ; [.F57] ;  &quot;,&quot; ;[.G57] ;  &quot;)], RED),&quot;)" office:value-type="string" office:string-value="new Route(55,142,143, [new RouteSpace(814,709,114,16)], RED)," calcext:value-type="string">
            <text:p>new Route(55,142,143, [new RouteSpace(814,709,114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915" calcext:value-type="float">
            <text:p>915</text:p>
          </table:table-cell>
          <table:table-cell office:value-type="float" office:value="885" calcext:value-type="float">
            <text:p>885</text:p>
          </table:table-cell>
          <table:table-cell office:value-type="float" office:value="126" calcext:value-type="float">
            <text:p>126</text:p>
          </table:table-cell>
          <table:table-cell office:value-type="float" office:value="-79" calcext:value-type="float">
            <text:p>-79</text:p>
          </table:table-cell>
          <table:table-cell table:formula="of:=90*([.O58]-1)+[.G58]" office:value-type="float" office:value="11" calcext:value-type="float">
            <text:p>11</text:p>
          </table:table-cell>
          <table:table-cell/>
          <table:table-cell table:formula="of:=CONCATENATE(&quot;new Route(&quot;; [.A58] ; &quot;,&quot; ; [.B58] ; &quot;,&quot; ; [.C58] ; &quot;, [new RouteSpace(&quot;; [.D58] ; &quot;,&quot; ; [.E58] ; &quot;,&quot; ; [.F58] ;  &quot;,&quot; ;[.G58] ;  &quot;)], RED),&quot;)" office:value-type="string" office:string-value="new Route(56,143,144, [new RouteSpace(915,885,126,-79)], RED)," calcext:value-type="string">
            <text:p>new Route(56,143,144, [new RouteSpace(915,885,126,-7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927" calcext:value-type="float">
            <text:p>927</text:p>
          </table:table-cell>
          <table:table-cell office:value-type="float" office:value="903" calcext:value-type="float">
            <text:p>90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formula="of:=90*([.O59]-1)+[.G59]" office:value-type="float" office:value="2" calcext:value-type="float">
            <text:p>2</text:p>
          </table:table-cell>
          <table:table-cell/>
          <table:table-cell table:formula="of:=CONCATENATE(&quot;new Route(&quot;; [.A59] ; &quot;,&quot; ; [.B59] ; &quot;,&quot; ; [.C59] ; &quot;, [new RouteSpace(&quot;; [.D59] ; &quot;,&quot; ; [.E59] ; &quot;,&quot; ; [.F59] ;  &quot;,&quot; ;[.G59] ;  &quot;)], RED),&quot;)" office:value-type="string" office:string-value="new Route(57,144,147, [new RouteSpace(927,903,141,2)], RED)," calcext:value-type="string">
            <text:p>new Route(57,144,147, [new RouteSpace(927,903,141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811" calcext:value-type="float">
            <text:p>811</text:p>
          </table:table-cell>
          <table:table-cell office:value-type="float" office:value="1023" calcext:value-type="float">
            <text:p>1023</text:p>
          </table:table-cell>
          <table:table-cell office:value-type="float" office:value="88" calcext:value-type="float">
            <text:p>88</text:p>
          </table:table-cell>
          <table:table-cell office:value-type="float" office:value="-70" calcext:value-type="float">
            <text:p>-70</text:p>
          </table:table-cell>
          <table:table-cell table:formula="of:=90*([.O60]-1)+[.G60]" office:value-type="float" office:value="20" calcext:value-type="float">
            <text:p>20</text:p>
          </table:table-cell>
          <table:table-cell/>
          <table:table-cell table:formula="of:=CONCATENATE(&quot;new Route(&quot;; [.A60] ; &quot;,&quot; ; [.B60] ; &quot;,&quot; ; [.C60] ; &quot;, [new RouteSpace(&quot;; [.D60] ; &quot;,&quot; ; [.E60] ; &quot;,&quot; ; [.F60] ;  &quot;,&quot; ;[.G60] ;  &quot;)], RED),&quot;)" office:value-type="string" office:string-value="new Route(58,145,146, [new RouteSpace(811,1023,88,-70)], RED)," calcext:value-type="string">
            <text:p>new Route(58,145,146, [new RouteSpace(811,1023,88,-70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821" calcext:value-type="float">
            <text:p>821</text:p>
          </table:table-cell>
          <table:table-cell office:value-type="float" office:value="1044" calcext:value-type="float">
            <text:p>1044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table:formula="of:=90*([.O61]-1)+[.G61]" office:value-type="float" office:value="29" calcext:value-type="float">
            <text:p>29</text:p>
          </table:table-cell>
          <table:table-cell/>
          <table:table-cell table:formula="of:=CONCATENATE(&quot;new Route(&quot;; [.A61] ; &quot;,&quot; ; [.B61] ; &quot;,&quot; ; [.C61] ; &quot;, [new RouteSpace(&quot;; [.D61] ; &quot;,&quot; ; [.E61] ; &quot;,&quot; ; [.F61] ;  &quot;,&quot; ;[.G61] ;  &quot;)], RED),&quot;)" office:value-type="string" office:string-value="new Route(59,146,148, [new RouteSpace(821,1044,115,29)], RED)," calcext:value-type="string">
            <text:p>new Route(59,146,148, [new RouteSpace(821,1044,115,2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438" calcext:value-type="float">
            <text:p>438</text:p>
          </table:table-cell>
          <table:table-cell office:value-type="float" office:value="92" calcext:value-type="float">
            <text:p>92</text:p>
          </table:table-cell>
          <table:table-cell office:value-type="float" office:value="-23" calcext:value-type="float">
            <text:p>-23</text:p>
          </table:table-cell>
          <table:table-cell table:formula="of:=90*([.O62]-1)+[.G62]" office:value-type="float" office:value="247" calcext:value-type="float">
            <text:p>247</text:p>
          </table:table-cell>
          <table:table-cell/>
          <table:table-cell table:formula="of:=CONCATENATE(&quot;new Route(&quot;; [.A62] ; &quot;,&quot; ; [.B62] ; &quot;,&quot; ; [.C62] ; &quot;, [new RouteSpace(&quot;; [.D62] ; &quot;,&quot; ; [.E62] ; &quot;,&quot; ; [.F62] ;  &quot;,&quot; ;[.G62] ;  &quot;)], RED),&quot;)" office:value-type="string" office:string-value="new Route(60,149,150, [new RouteSpace(1000,438,92,-23)], RED)," calcext:value-type="string">
            <text:p>new Route(60,149,150, [new RouteSpace(1000,438,92,-23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999" calcext:value-type="float">
            <text:p>999</text:p>
          </table:table-cell>
          <table:table-cell office:value-type="float" office:value="444" calcext:value-type="float">
            <text:p>44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90*([.O63]-1)+[.G63]" office:value-type="float" office:value="2" calcext:value-type="float">
            <text:p>2</text:p>
          </table:table-cell>
          <table:table-cell/>
          <table:table-cell table:formula="of:=CONCATENATE(&quot;new Route(&quot;; [.A63] ; &quot;,&quot; ; [.B63] ; &quot;,&quot; ; [.C63] ; &quot;, [new RouteSpace(&quot;; [.D63] ; &quot;,&quot; ; [.E63] ; &quot;,&quot; ; [.F63] ;  &quot;,&quot; ;[.G63] ;  &quot;)], RED),&quot;)" office:value-type="string" office:string-value="new Route(61,149,151, [new RouteSpace(999,444,104,2)], RED)," calcext:value-type="string">
            <text:p>new Route(61,149,151, [new RouteSpace(999,444,104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987" calcext:value-type="float">
            <text:p>987</text:p>
          </table:table-cell>
          <table:table-cell office:value-type="float" office:value="457" calcext:value-type="float">
            <text:p>457</text:p>
          </table:table-cell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table:formula="of:=90*([.O64]-1)+[.G64]" office:value-type="float" office:value="59" calcext:value-type="float">
            <text:p>59</text:p>
          </table:table-cell>
          <table:table-cell/>
          <table:table-cell table:formula="of:=CONCATENATE(&quot;new Route(&quot;; [.A64] ; &quot;,&quot; ; [.B64] ; &quot;,&quot; ; [.C64] ; &quot;, [new RouteSpace(&quot;; [.D64] ; &quot;,&quot; ; [.E64] ; &quot;,&quot; ; [.F64] ;  &quot;,&quot; ;[.G64] ;  &quot;)], RED),&quot;)" office:value-type="string" office:string-value="new Route(62,149,152, [new RouteSpace(987,457,133,59)], RED)," calcext:value-type="string">
            <text:p>new Route(62,149,152, [new RouteSpace(987,457,133,5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03" calcext:value-type="float">
            <text:p>10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formula="of:=90*([.O65]-1)+[.G65]" office:value-type="float" office:value="253" calcext:value-type="float">
            <text:p>253</text:p>
          </table:table-cell>
          <table:table-cell/>
          <table:table-cell table:formula="of:=CONCATENATE(&quot;new Route(&quot;; [.A65] ; &quot;,&quot; ; [.B65] ; &quot;,&quot; ; [.C65] ; &quot;, [new RouteSpace(&quot;; [.D65] ; &quot;,&quot; ; [.E65] ; &quot;,&quot; ; [.F65] ;  &quot;,&quot; ;[.G65] ;  &quot;)], RED),&quot;)" office:value-type="string" office:string-value="new Route(63,150,153, [new RouteSpace(103,309,5,73)], RED)," calcext:value-type="string">
            <text:p>new Route(63,150,153, [new RouteSpace(103,309,5,73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115" calcext:value-type="float">
            <text:p>1115</text:p>
          </table:table-cell>
          <table:table-cell office:value-type="float" office:value="395" calcext:value-type="float">
            <text:p>39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O66]-1)+[.G66]" office:value-type="float" office:value="272" calcext:value-type="float">
            <text:p>272</text:p>
          </table:table-cell>
          <table:table-cell/>
          <table:table-cell table:formula="of:=CONCATENATE(&quot;new Route(&quot;; [.A66] ; &quot;,&quot; ; [.B66] ; &quot;,&quot; ; [.C66] ; &quot;, [new RouteSpace(&quot;; [.D66] ; &quot;,&quot; ; [.E66] ; &quot;,&quot; ; [.F66] ;  &quot;,&quot; ;[.G66] ;  &quot;)], RED),&quot;)" office:value-type="string" office:string-value="new Route(64,150,157, [new RouteSpace(1115,395,93,2)], RED)," calcext:value-type="string">
            <text:p>new Route(64,150,157, [new RouteSpace(1115,395,93,2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073" calcext:value-type="float">
            <text:p>1073</text:p>
          </table:table-cell>
          <table:table-cell office:value-type="float" office:value="569" calcext:value-type="float">
            <text:p>569</text:p>
          </table:table-cell>
          <table:table-cell office:value-type="float" office:value="116" calcext:value-type="float">
            <text:p>116</text:p>
          </table:table-cell>
          <table:table-cell office:value-type="float" office:value="-67" calcext:value-type="float">
            <text:p>-67</text:p>
          </table:table-cell>
          <table:table-cell table:formula="of:=90*([.O67]-1)+[.G67]" office:value-type="float" office:value="203" calcext:value-type="float">
            <text:p>203</text:p>
          </table:table-cell>
          <table:table-cell/>
          <table:table-cell table:formula="of:=CONCATENATE(&quot;new Route(&quot;; [.A67] ; &quot;,&quot; ; [.B67] ; &quot;,&quot; ; [.C67] ; &quot;, [new RouteSpace(&quot;; [.D67] ; &quot;,&quot; ; [.E67] ; &quot;,&quot; ; [.F67] ;  &quot;,&quot; ;[.G67] ;  &quot;)], RED),&quot;)" office:value-type="string" office:string-value="new Route(65,151,152, [new RouteSpace(1073,569,116,-67)], RED)," calcext:value-type="string">
            <text:p>new Route(65,151,152, [new RouteSpace(1073,569,116,-6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136" calcext:value-type="float">
            <text:p>1136</text:p>
          </table:table-cell>
          <table:table-cell office:value-type="float" office:value="450" calcext:value-type="float">
            <text:p>45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table:formula="of:=90*([.O68]-1)+[.G68]" office:value-type="float" office:value="15" calcext:value-type="float">
            <text:p>15</text:p>
          </table:table-cell>
          <table:table-cell/>
          <table:table-cell table:formula="of:=CONCATENATE(&quot;new Route(&quot;; [.A68] ; &quot;,&quot; ; [.B68] ; &quot;,&quot; ; [.C68] ; &quot;, [new RouteSpace(&quot;; [.D68] ; &quot;,&quot; ; [.E68] ; &quot;,&quot; ; [.F68] ;  &quot;,&quot; ;[.G68] ;  &quot;)], RED),&quot;)" office:value-type="string" office:string-value="new Route(66,151,162, [new RouteSpace(1136,450,161,15)], RED)," calcext:value-type="string">
            <text:p>new Route(66,151,162, [new RouteSpace(1136,450,161,1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083" calcext:value-type="float">
            <text:p>1083</text:p>
          </table:table-cell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office:value-type="float" office:value="-22" calcext:value-type="float">
            <text:p>-22</text:p>
          </table:table-cell>
          <table:table-cell table:formula="of:=90*([.O69]-1)+[.G69]" office:value-type="float" office:value="248" calcext:value-type="float">
            <text:p>248</text:p>
          </table:table-cell>
          <table:table-cell/>
          <table:table-cell table:formula="of:=CONCATENATE(&quot;new Route(&quot;; [.A69] ; &quot;,&quot; ; [.B69] ; &quot;,&quot; ; [.C69] ; &quot;, [new RouteSpace(&quot;; [.D69] ; &quot;,&quot; ; [.E69] ; &quot;,&quot; ; [.F69] ;  &quot;,&quot; ;[.G69] ;  &quot;)], RED),&quot;)" office:value-type="string" office:string-value="new Route(67,153,156, [new RouteSpace(1083,284,91,-22)], RED)," calcext:value-type="string">
            <text:p>new Route(67,153,156, [new RouteSpace(1083,284,91,-22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045" calcext:value-type="float">
            <text:p>1045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-37" calcext:value-type="float">
            <text:p>-37</text:p>
          </table:table-cell>
          <table:table-cell table:formula="of:=90*([.O70]-1)+[.G70]" office:value-type="float" office:value="233" calcext:value-type="float">
            <text:p>233</text:p>
          </table:table-cell>
          <table:table-cell/>
          <table:table-cell table:formula="of:=CONCATENATE(&quot;new Route(&quot;; [.A70] ; &quot;,&quot; ; [.B70] ; &quot;,&quot; ; [.C70] ; &quot;, [new RouteSpace(&quot;; [.D70] ; &quot;,&quot; ; [.E70] ; &quot;,&quot; ; [.F70] ;  &quot;,&quot; ;[.G70] ;  &quot;)], RED),&quot;)" office:value-type="string" office:string-value="new Route(68,154,155, [new RouteSpace(1045,155,157,-37)], RED)," calcext:value-type="string">
            <text:p>new Route(68,154,155, [new RouteSpace(1045,155,157,-3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183" calcext:value-type="float">
            <text:p>1183</text:p>
          </table:table-cell>
          <table:table-cell office:value-type="float" office:value="63" calcext:value-type="float">
            <text:p>63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table:formula="of:=90*([.O71]-1)+[.G71]" office:value-type="float" office:value="90" calcext:value-type="float">
            <text:p>90</text:p>
          </table:table-cell>
          <table:table-cell/>
          <table:table-cell table:formula="of:=CONCATENATE(&quot;new Route(&quot;; [.A71] ; &quot;,&quot; ; [.B71] ; &quot;,&quot; ; [.C71] ; &quot;, [new RouteSpace(&quot;; [.D71] ; &quot;,&quot; ; [.E71] ; &quot;,&quot; ; [.F71] ;  &quot;,&quot; ;[.G71] ;  &quot;)], RED),&quot;)" office:value-type="string" office:string-value="new Route(69,155,156, [new RouteSpace(1183,63,167,90)], RED)," calcext:value-type="string">
            <text:p>new Route(69,155,156, [new RouteSpace(1183,63,167,9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199" calcext:value-type="float">
            <text:p>1199</text:p>
          </table:table-cell>
          <table:table-cell office:value-type="float" office:value="49" calcext:value-type="float">
            <text:p>49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table:formula="of:=90*([.O72]-1)+[.G72]" office:value-type="float" office:value="9" calcext:value-type="float">
            <text:p>9</text:p>
          </table:table-cell>
          <table:table-cell/>
          <table:table-cell table:formula="of:=CONCATENATE(&quot;new Route(&quot;; [.A72] ; &quot;,&quot; ; [.B72] ; &quot;,&quot; ; [.C72] ; &quot;, [new RouteSpace(&quot;; [.D72] ; &quot;,&quot; ; [.E72] ; &quot;,&quot; ; [.F72] ;  &quot;,&quot; ;[.G72] ;  &quot;)], RED),&quot;)" office:value-type="string" office:string-value="new Route(70,155,158, [new RouteSpace(1199,49,151,9)], RED)," calcext:value-type="string">
            <text:p>new Route(70,155,158, [new RouteSpace(1199,49,151,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239" calcext:value-type="float">
            <text:p>1239</text:p>
          </table:table-cell>
          <table:table-cell office:value-type="float" office:value="400" calcext:value-type="float">
            <text:p>400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90*([.O73]-1)+[.G73]" office:value-type="float" office:value="13" calcext:value-type="float">
            <text:p>13</text:p>
          </table:table-cell>
          <table:table-cell/>
          <table:table-cell table:formula="of:=CONCATENATE(&quot;new Route(&quot;; [.A73] ; &quot;,&quot; ; [.B73] ; &quot;,&quot; ; [.C73] ; &quot;, [new RouteSpace(&quot;; [.D73] ; &quot;,&quot; ; [.E73] ; &quot;,&quot; ; [.F73] ;  &quot;,&quot; ;[.G73] ;  &quot;)], RED),&quot;)" office:value-type="string" office:string-value="new Route(71,157,161, [new RouteSpace(1239,400,115,13)], RED)," calcext:value-type="string">
            <text:p>new Route(71,157,161, [new RouteSpace(1239,400,115,1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238" calcext:value-type="float">
            <text:p>1238</text:p>
          </table:table-cell>
          <table:table-cell office:value-type="float" office:value="409" calcext:value-type="float">
            <text:p>409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table:formula="of:=90*([.O74]-1)+[.G74]" office:value-type="float" office:value="53" calcext:value-type="float">
            <text:p>53</text:p>
          </table:table-cell>
          <table:table-cell/>
          <table:table-cell table:formula="of:=CONCATENATE(&quot;new Route(&quot;; [.A74] ; &quot;,&quot; ; [.B74] ; &quot;,&quot; ; [.C74] ; &quot;, [new RouteSpace(&quot;; [.D74] ; &quot;,&quot; ; [.E74] ; &quot;,&quot; ; [.F74] ;  &quot;,&quot; ;[.G74] ;  &quot;)], RED),&quot;)" office:value-type="string" office:string-value="new Route(72,157,162, [new RouteSpace(1238,409,94,53)], RED)," calcext:value-type="string">
            <text:p>new Route(72,157,162, [new RouteSpace(1238,409,94,5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375" calcext:value-type="float">
            <text:p>137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formula="of:=90*([.O75]-1)+[.G75]" office:value-type="float" office:value="59" calcext:value-type="float">
            <text:p>59</text:p>
          </table:table-cell>
          <table:table-cell/>
          <table:table-cell table:formula="of:=CONCATENATE(&quot;new Route(&quot;; [.A75] ; &quot;,&quot; ; [.B75] ; &quot;,&quot; ; [.C75] ; &quot;, [new RouteSpace(&quot;; [.D75] ; &quot;,&quot; ; [.E75] ; &quot;,&quot; ; [.F75] ;  &quot;,&quot; ;[.G75] ;  &quot;)], RED),&quot;)" office:value-type="string" office:string-value="new Route(73,158,159, [new RouteSpace(1375,93,83,59)], RED)," calcext:value-type="string">
            <text:p>new Route(73,158,159, [new RouteSpace(1375,93,83,5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377" calcext:value-type="float">
            <text:p>1377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-11" calcext:value-type="float">
            <text:p>-11</text:p>
          </table:table-cell>
          <table:table-cell table:formula="of:=90*([.O76]-1)+[.G76]" office:value-type="float" office:value="259" calcext:value-type="float">
            <text:p>259</text:p>
          </table:table-cell>
          <table:table-cell/>
          <table:table-cell table:formula="of:=CONCATENATE(&quot;new Route(&quot;; [.A76] ; &quot;,&quot; ; [.B76] ; &quot;,&quot; ; [.C76] ; &quot;, [new RouteSpace(&quot;; [.D76] ; &quot;,&quot; ; [.E76] ; &quot;,&quot; ; [.F76] ;  &quot;,&quot; ;[.G76] ;  &quot;)], RED),&quot;)" office:value-type="string" office:string-value="new Route(74,158,168, [new RouteSpace(1377,77,119,-11)], RED)," calcext:value-type="string">
            <text:p>new Route(74,158,168, [new RouteSpace(1377,77,119,-11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438" calcext:value-type="float">
            <text:p>1438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formula="of:=90*([.O77]-1)+[.G77]" office:value-type="float" office:value="8" calcext:value-type="float">
            <text:p>8</text:p>
          </table:table-cell>
          <table:table-cell/>
          <table:table-cell table:formula="of:=CONCATENATE(&quot;new Route(&quot;; [.A77] ; &quot;,&quot; ; [.B77] ; &quot;,&quot; ; [.C77] ; &quot;, [new RouteSpace(&quot;; [.D77] ; &quot;,&quot; ; [.E77] ; &quot;,&quot; ; [.F77] ;  &quot;,&quot; ;[.G77] ;  &quot;)], RED),&quot;)" office:value-type="string" office:string-value="new Route(75,159,167, [new RouteSpace(1438,181,144,8)], RED)," calcext:value-type="string">
            <text:p>new Route(75,159,167, [new RouteSpace(1438,181,144,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433" calcext:value-type="float">
            <text:p>1433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float" office:value="-58" calcext:value-type="float">
            <text:p>-58</text:p>
          </table:table-cell>
          <table:table-cell table:formula="of:=90*([.O78]-1)+[.G78]" office:value-type="float" office:value="212" calcext:value-type="float">
            <text:p>212</text:p>
          </table:table-cell>
          <table:table-cell/>
          <table:table-cell table:formula="of:=CONCATENATE(&quot;new Route(&quot;; [.A78] ; &quot;,&quot; ; [.B78] ; &quot;,&quot; ; [.C78] ; &quot;, [new RouteSpace(&quot;; [.D78] ; &quot;,&quot; ; [.E78] ; &quot;,&quot; ; [.F78] ;  &quot;,&quot; ;[.G78] ;  &quot;)], RED),&quot;)" office:value-type="string" office:string-value="new Route(76,159,168, [new RouteSpace(1433,168,125,-58)], RED)," calcext:value-type="string">
            <text:p>new Route(76,159,168, [new RouteSpace(1433,168,125,-5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523" calcext:value-type="float">
            <text:p>1523</text:p>
          </table:table-cell>
          <table:table-cell office:value-type="float" office:value="319" calcext:value-type="float">
            <text:p>319</text:p>
          </table:table-cell>
          <table:table-cell office:value-type="float" office:value="116" calcext:value-type="float">
            <text:p>116</text:p>
          </table:table-cell>
          <table:table-cell office:value-type="float" office:value="-58" calcext:value-type="float">
            <text:p>-58</text:p>
          </table:table-cell>
          <table:table-cell table:formula="of:=90*([.O79]-1)+[.G79]" office:value-type="float" office:value="212" calcext:value-type="float">
            <text:p>212</text:p>
          </table:table-cell>
          <table:table-cell/>
          <table:table-cell table:formula="of:=CONCATENATE(&quot;new Route(&quot;; [.A79] ; &quot;,&quot; ; [.B79] ; &quot;,&quot; ; [.C79] ; &quot;, [new RouteSpace(&quot;; [.D79] ; &quot;,&quot; ; [.E79] ; &quot;,&quot; ; [.F79] ;  &quot;,&quot; ;[.G79] ;  &quot;)], RED),&quot;)" office:value-type="string" office:string-value="new Route(77,160,167, [new RouteSpace(1523,319,116,-58)], RED)," calcext:value-type="string">
            <text:p>new Route(77,160,167, [new RouteSpace(1523,319,116,-5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534" calcext:value-type="float">
            <text:p>1534</text:p>
          </table:table-cell>
          <table:table-cell office:value-type="float" office:value="337" calcext:value-type="float">
            <text:p>337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formula="of:=90*([.O80]-1)+[.G80]" office:value-type="float" office:value="4" calcext:value-type="float">
            <text:p>4</text:p>
          </table:table-cell>
          <table:table-cell/>
          <table:table-cell table:formula="of:=CONCATENATE(&quot;new Route(&quot;; [.A80] ; &quot;,&quot; ; [.B80] ; &quot;,&quot; ; [.C80] ; &quot;, [new RouteSpace(&quot;; [.D80] ; &quot;,&quot; ; [.E80] ; &quot;,&quot; ; [.F80] ;  &quot;,&quot; ;[.G80] ;  &quot;)], RED),&quot;)" office:value-type="string" office:string-value="new Route(78,160,170, [new RouteSpace(1534,337,161,4)], RED)," calcext:value-type="string">
            <text:p>new Route(78,160,170, [new RouteSpace(1534,337,161,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385" calcext:value-type="float">
            <text:p>1385</text:p>
          </table:table-cell>
          <table:table-cell office:value-type="float" office:value="422" calcext:value-type="float">
            <text:p>422</text:p>
          </table:table-cell>
          <table:table-cell office:value-type="float" office:value="139" calcext:value-type="float">
            <text:p>139</text:p>
          </table:table-cell>
          <table:table-cell office:value-type="float" office:value="-8" calcext:value-type="float">
            <text:p>-8</text:p>
          </table:table-cell>
          <table:table-cell table:formula="of:=90*([.O81]-1)+[.G81]" office:value-type="float" office:value="262" calcext:value-type="float">
            <text:p>262</text:p>
          </table:table-cell>
          <table:table-cell/>
          <table:table-cell table:formula="of:=CONCATENATE(&quot;new Route(&quot;; [.A81] ; &quot;,&quot; ; [.B81] ; &quot;,&quot; ; [.C81] ; &quot;, [new RouteSpace(&quot;; [.D81] ; &quot;,&quot; ; [.E81] ; &quot;,&quot; ; [.F81] ;  &quot;,&quot; ;[.G81] ;  &quot;)], RED),&quot;)" office:value-type="string" office:string-value="new Route(79,161,166, [new RouteSpace(1385,422,139,-8)], RED)," calcext:value-type="string">
            <text:p>new Route(79,161,166, [new RouteSpace(1385,422,139,-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311" calcext:value-type="float">
            <text:p>1311</text:p>
          </table:table-cell>
          <table:table-cell office:value-type="float" office:value="511" calcext:value-type="float">
            <text:p>511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formula="of:=90*([.O82]-1)+[.G82]" office:value-type="float" office:value="75" calcext:value-type="float">
            <text:p>75</text:p>
          </table:table-cell>
          <table:table-cell/>
          <table:table-cell table:formula="of:=CONCATENATE(&quot;new Route(&quot;; [.A82] ; &quot;,&quot; ; [.B82] ; &quot;,&quot; ; [.C82] ; &quot;, [new RouteSpace(&quot;; [.D82] ; &quot;,&quot; ; [.E82] ; &quot;,&quot; ; [.F82] ;  &quot;,&quot; ;[.G82] ;  &quot;)], RED),&quot;)" office:value-type="string" office:string-value="new Route(80,162,163, [new RouteSpace(1311,511,140,75)], RED)," calcext:value-type="string">
            <text:p>new Route(80,162,163, [new RouteSpace(1311,511,140,7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322" calcext:value-type="float">
            <text:p>1322</text:p>
          </table:table-cell>
          <table:table-cell office:value-type="float" office:value="503" calcext:value-type="float">
            <text:p>503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table:formula="of:=90*([.O83]-1)+[.G83]" office:value-type="float" office:value="22" calcext:value-type="float">
            <text:p>22</text:p>
          </table:table-cell>
          <table:table-cell/>
          <table:table-cell table:formula="of:=CONCATENATE(&quot;new Route(&quot;; [.A83] ; &quot;,&quot; ; [.B83] ; &quot;,&quot; ; [.C83] ; &quot;, [new RouteSpace(&quot;; [.D83] ; &quot;,&quot; ; [.E83] ; &quot;,&quot; ; [.F83] ;  &quot;,&quot; ;[.G83] ;  &quot;)], RED),&quot;)" office:value-type="string" office:string-value="new Route(81,162,164, [new RouteSpace(1322,503,102,22)], RED)," calcext:value-type="string">
            <text:p>new Route(81,162,164, [new RouteSpace(1322,503,102,2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357" calcext:value-type="float">
            <text:p>1357</text:p>
          </table:table-cell>
          <table:table-cell office:value-type="float" office:value="646" calcext:value-type="float">
            <text:p>646</text:p>
          </table:table-cell>
          <table:table-cell office:value-type="float" office:value="107" calcext:value-type="float">
            <text:p>107</text:p>
          </table:table-cell>
          <table:table-cell office:value-type="float" office:value="-50" calcext:value-type="float">
            <text:p>-50</text:p>
          </table:table-cell>
          <table:table-cell table:formula="of:=90*([.O84]-1)+[.G84]" office:value-type="float" office:value="220" calcext:value-type="float">
            <text:p>220</text:p>
          </table:table-cell>
          <table:table-cell/>
          <table:table-cell table:formula="of:=CONCATENATE(&quot;new Route(&quot;; [.A84] ; &quot;,&quot; ; [.B84] ; &quot;,&quot; ; [.C84] ; &quot;, [new RouteSpace(&quot;; [.D84] ; &quot;,&quot; ; [.E84] ; &quot;,&quot; ; [.F84] ;  &quot;,&quot; ;[.G84] ;  &quot;)], RED),&quot;)" office:value-type="string" office:string-value="new Route(82,163,164, [new RouteSpace(1357,646,107,-50)], RED)," calcext:value-type="string">
            <text:p>new Route(82,163,164, [new RouteSpace(1357,646,107,-50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367" calcext:value-type="float">
            <text:p>1367</text:p>
          </table:table-cell>
          <table:table-cell office:value-type="float" office:value="656" calcext:value-type="float">
            <text:p>656</text:p>
          </table:table-cell>
          <table:table-cell office:value-type="float" office:value="108" calcext:value-type="float">
            <text:p>108</text:p>
          </table:table-cell>
          <table:table-cell office:value-type="float" office:value="-14" calcext:value-type="float">
            <text:p>-14</text:p>
          </table:table-cell>
          <table:table-cell table:formula="of:=90*([.O85]-1)+[.G85]" office:value-type="float" office:value="256" calcext:value-type="float">
            <text:p>256</text:p>
          </table:table-cell>
          <table:table-cell/>
          <table:table-cell table:formula="of:=CONCATENATE(&quot;new Route(&quot;; [.A85] ; &quot;,&quot; ; [.B85] ; &quot;,&quot; ; [.C85] ; &quot;, [new RouteSpace(&quot;; [.D85] ; &quot;,&quot; ; [.E85] ; &quot;,&quot; ; [.F85] ;  &quot;,&quot; ;[.G85] ;  &quot;)], RED),&quot;)" office:value-type="string" office:string-value="new Route(83,163,165, [new RouteSpace(1367,656,108,-14)], RED)," calcext:value-type="string">
            <text:p>new Route(83,163,165, [new RouteSpace(1367,656,108,-1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443" calcext:value-type="float">
            <text:p>1443</text:p>
          </table:table-cell>
          <table:table-cell office:value-type="float" office:value="535" calcext:value-type="float">
            <text:p>535</text:p>
          </table:table-cell>
          <table:table-cell office:value-type="float" office:value="151" calcext:value-type="float">
            <text:p>151</text:p>
          </table:table-cell>
          <table:table-cell office:value-type="float" office:value="-54" calcext:value-type="float">
            <text:p>-54</text:p>
          </table:table-cell>
          <table:table-cell table:formula="of:=90*([.O86]-1)+[.G86]" office:value-type="float" office:value="216" calcext:value-type="float">
            <text:p>216</text:p>
          </table:table-cell>
          <table:table-cell/>
          <table:table-cell table:formula="of:=CONCATENATE(&quot;new Route(&quot;; [.A86] ; &quot;,&quot; ; [.B86] ; &quot;,&quot; ; [.C86] ; &quot;, [new RouteSpace(&quot;; [.D86] ; &quot;,&quot; ; [.E86] ; &quot;,&quot; ; [.F86] ;  &quot;,&quot; ;[.G86] ;  &quot;)], RED),&quot;)" office:value-type="string" office:string-value="new Route(84,164,166, [new RouteSpace(1443,535,151,-54)], RED)," calcext:value-type="string">
            <text:p>new Route(84,164,166, [new RouteSpace(1443,535,151,-5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497" calcext:value-type="float">
            <text:p>1497</text:p>
          </table:table-cell>
          <table:table-cell office:value-type="float" office:value="635" calcext:value-type="float">
            <text:p>635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table:formula="of:=90*([.O87]-1)+[.G87]" office:value-type="float" office:value="63" calcext:value-type="float">
            <text:p>63</text:p>
          </table:table-cell>
          <table:table-cell/>
          <table:table-cell table:formula="of:=CONCATENATE(&quot;new Route(&quot;; [.A87] ; &quot;,&quot; ; [.B87] ; &quot;,&quot; ; [.C87] ; &quot;, [new RouteSpace(&quot;; [.D87] ; &quot;,&quot; ; [.E87] ; &quot;,&quot; ; [.F87] ;  &quot;,&quot; ;[.G87] ;  &quot;)], RED),&quot;)" office:value-type="string" office:string-value="new Route(85,165,172, [new RouteSpace(1497,635,160,63)], RED)," calcext:value-type="string">
            <text:p>new Route(85,165,172, [new RouteSpace(1497,635,160,6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525" calcext:value-type="float">
            <text:p>1525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90*([.O88]-1)+[.G88]" office:value-type="float" office:value="270" calcext:value-type="float">
            <text:p>270</text:p>
          </table:table-cell>
          <table:table-cell/>
          <table:table-cell table:formula="of:=CONCATENATE(&quot;new Route(&quot;; [.A88] ; &quot;,&quot; ; [.B88] ; &quot;,&quot; ; [.C88] ; &quot;, [new RouteSpace(&quot;; [.D88] ; &quot;,&quot; ; [.E88] ; &quot;,&quot; ; [.F88] ;  &quot;,&quot; ;[.G88] ;  &quot;)], RED),&quot;)" office:value-type="string" office:string-value="new Route(86,168,169, [new RouteSpace(1525,49,169,0)], RED)," calcext:value-type="string">
            <text:p>new Route(86,168,169, [new RouteSpace(1525,49,169,0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501" calcext:value-type="float">
            <text:p>1501</text:p>
          </table:table-cell>
          <table:table-cell office:value-type="float" office:value="856" calcext:value-type="float">
            <text:p>856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table:formula="of:=90*([.O89]-1)+[.G89]" office:value-type="float" office:value="54" calcext:value-type="float">
            <text:p>54</text:p>
          </table:table-cell>
          <table:table-cell/>
          <table:table-cell table:formula="of:=CONCATENATE(&quot;new Route(&quot;; [.A89] ; &quot;,&quot; ; [.B89] ; &quot;,&quot; ; [.C89] ; &quot;, [new RouteSpace(&quot;; [.D89] ; &quot;,&quot; ; [.E89] ; &quot;,&quot; ; [.F89] ;  &quot;,&quot; ;[.G89] ;  &quot;)], RED),&quot;)" office:value-type="string" office:string-value="new Route(87,171,174, [new RouteSpace(1501,856,114,54)], RED)," calcext:value-type="string">
            <text:p>new Route(87,171,174, [new RouteSpace(1501,856,114,5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495" calcext:value-type="float">
            <text:p>1495</text:p>
          </table:table-cell>
          <table:table-cell office:value-type="float" office:value="860" calcext:value-type="float">
            <text:p>860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  <table:table-cell table:formula="of:=90*([.O90]-1)+[.G90]" office:value-type="float" office:value="78" calcext:value-type="float">
            <text:p>78</text:p>
          </table:table-cell>
          <table:table-cell/>
          <table:table-cell table:formula="of:=CONCATENATE(&quot;new Route(&quot;; [.A90] ; &quot;,&quot; ; [.B90] ; &quot;,&quot; ; [.C90] ; &quot;, [new RouteSpace(&quot;; [.D90] ; &quot;,&quot; ; [.E90] ; &quot;,&quot; ; [.F90] ;  &quot;,&quot; ;[.G90] ;  &quot;)], RED),&quot;)" office:value-type="string" office:string-value="new Route(88,171,175, [new RouteSpace(1495,860,148,78)], RED)," calcext:value-type="string">
            <text:p>new Route(88,171,175, [new RouteSpace(1495,860,148,7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594" calcext:value-type="float">
            <text:p>1594</text:p>
          </table:table-cell>
          <table:table-cell office:value-type="float" office:value="799" calcext:value-type="float">
            <text:p>799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table:formula="of:=90*([.O91]-1)+[.G91]" office:value-type="float" office:value="43" calcext:value-type="float">
            <text:p>43</text:p>
          </table:table-cell>
          <table:table-cell/>
          <table:table-cell table:formula="of:=CONCATENATE(&quot;new Route(&quot;; [.A91] ; &quot;,&quot; ; [.B91] ; &quot;,&quot; ; [.C91] ; &quot;, [new RouteSpace(&quot;; [.D91] ; &quot;,&quot; ; [.E91] ; &quot;,&quot; ; [.F91] ;  &quot;,&quot; ;[.G91] ;  &quot;)], RED),&quot;)" office:value-type="string" office:string-value="new Route(89,172,173, [new RouteSpace(1594,799,145,43)], RED)," calcext:value-type="string">
            <text:p>new Route(89,172,173, [new RouteSpace(1594,799,145,4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590" calcext:value-type="float">
            <text:p>1590</text:p>
          </table:table-cell>
          <table:table-cell office:value-type="float" office:value="943" calcext:value-type="float">
            <text:p>943</text:p>
          </table:table-cell>
          <table:table-cell office:value-type="float" office:value="117" calcext:value-type="float">
            <text:p>117</text:p>
          </table:table-cell>
          <table:table-cell office:value-type="float" office:value="-19" calcext:value-type="float">
            <text:p>-19</text:p>
          </table:table-cell>
          <table:table-cell table:formula="of:=90*([.O92]-1)+[.G92]" office:value-type="float" office:value="71" calcext:value-type="float">
            <text:p>71</text:p>
          </table:table-cell>
          <table:table-cell/>
          <table:table-cell table:formula="of:=CONCATENATE(&quot;new Route(&quot;; [.A92] ; &quot;,&quot; ; [.B92] ; &quot;,&quot; ; [.C92] ; &quot;, [new RouteSpace(&quot;; [.D92] ; &quot;,&quot; ; [.E92] ; &quot;,&quot; ; [.F92] ;  &quot;,&quot; ;[.G92] ;  &quot;)], RED),&quot;)" office:value-type="string" office:string-value="new Route(90,173,174, [new RouteSpace(1590,943,117,-19)], RED)," calcext:value-type="string">
            <text:p>new Route(90,173,174, [new RouteSpace(1590,943,117,-1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591" calcext:value-type="float">
            <text:p>1591</text:p>
          </table:table-cell>
          <table:table-cell office:value-type="float" office:value="967" calcext:value-type="float">
            <text:p>967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table:formula="of:=90*([.O93]-1)+[.G93]" office:value-type="float" office:value="38" calcext:value-type="float">
            <text:p>38</text:p>
          </table:table-cell>
          <table:table-cell/>
          <table:table-cell table:formula="of:=CONCATENATE(&quot;new Route(&quot;; [.A93] ; &quot;,&quot; ; [.B93] ; &quot;,&quot; ; [.C93] ; &quot;, [new RouteSpace(&quot;; [.D93] ; &quot;,&quot; ; [.E93] ; &quot;,&quot; ; [.F93] ;  &quot;,&quot; ;[.G93] ;  &quot;)], RED),&quot;)" office:value-type="string" office:string-value="new Route(91,174,176, [new RouteSpace(1591,967,102,38)], RED)," calcext:value-type="string">
            <text:p>new Route(91,174,176, [new RouteSpace(1591,967,102,3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530" calcext:value-type="float">
            <text:p>1530</text:p>
          </table:table-cell>
          <table:table-cell office:value-type="float" office:value="1037" calcext:value-type="float">
            <text:p>1037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formula="of:=90*([.O94]-1)+[.G94]" office:value-type="float" office:value="84" calcext:value-type="float">
            <text:p>84</text:p>
          </table:table-cell>
          <table:table-cell/>
          <table:table-cell table:formula="of:=CONCATENATE(&quot;new Route(&quot;; [.A94] ; &quot;,&quot; ; [.B94] ; &quot;,&quot; ; [.C94] ; &quot;, [new RouteSpace(&quot;; [.D94] ; &quot;,&quot; ; [.E94] ; &quot;,&quot; ; [.F94] ;  &quot;,&quot; ;[.G94] ;  &quot;)], RED),&quot;)" office:value-type="string" office:string-value="new Route(92,175,177, [new RouteSpace(1530,1037,56,84)], RED)," calcext:value-type="string">
            <text:p>new Route(92,175,177, [new RouteSpace(1530,1037,56,8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404" calcext:value-type="float">
            <text:p>1404</text:p>
          </table:table-cell>
          <table:table-cell office:value-type="float" office:value="1143" calcext:value-type="float">
            <text:p>1143</text:p>
          </table:table-cell>
          <table:table-cell office:value-type="float" office:value="122" calcext:value-type="float">
            <text:p>122</text:p>
          </table:table-cell>
          <table:table-cell office:value-type="float" office:value="-14" calcext:value-type="float">
            <text:p>-14</text:p>
          </table:table-cell>
          <table:table-cell table:formula="of:=90*([.O95]-1)+[.G95]" office:value-type="float" office:value="76" calcext:value-type="float">
            <text:p>76</text:p>
          </table:table-cell>
          <table:table-cell/>
          <table:table-cell table:formula="of:=CONCATENATE(&quot;new Route(&quot;; [.A95] ; &quot;,&quot; ; [.B95] ; &quot;,&quot; ; [.C95] ; &quot;, [new RouteSpace(&quot;; [.D95] ; &quot;,&quot; ; [.E95] ; &quot;,&quot; ; [.F95] ;  &quot;,&quot; ;[.G95] ;  &quot;)], RED),&quot;)" office:value-type="string" office:string-value="new Route(93,177,178, [new RouteSpace(1404,1143,122,-14)], RED)," calcext:value-type="string">
            <text:p>new Route(93,177,178, [new RouteSpace(1404,1143,122,-14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525" calcext:value-type="float">
            <text:p>1525</text:p>
          </table:table-cell>
          <table:table-cell office:value-type="float" office:value="1255" calcext:value-type="float">
            <text:p>1255</text:p>
          </table:table-cell>
          <table:table-cell office:value-type="float" office:value="129" calcext:value-type="float">
            <text:p>129</text:p>
          </table:table-cell>
          <table:table-cell office:value-type="float" office:value="-86" calcext:value-type="float">
            <text:p>-86</text:p>
          </table:table-cell>
          <table:table-cell table:formula="of:=90*([.O96]-1)+[.G96]" office:value-type="float" office:value="4" calcext:value-type="float">
            <text:p>4</text:p>
          </table:table-cell>
          <table:table-cell/>
          <table:table-cell table:formula="of:=CONCATENATE(&quot;new Route(&quot;; [.A96] ; &quot;,&quot; ; [.B96] ; &quot;,&quot; ; [.C96] ; &quot;, [new RouteSpace(&quot;; [.D96] ; &quot;,&quot; ; [.E96] ; &quot;,&quot; ; [.F96] ;  &quot;,&quot; ;[.G96] ;  &quot;)], RED),&quot;)" office:value-type="string" office:string-value="new Route(94,177,179, [new RouteSpace(1525,1255,129,-86)], RED)," calcext:value-type="string">
            <text:p>new Route(94,177,179, [new RouteSpace(1525,1255,129,-8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543" calcext:value-type="float">
            <text:p>1543</text:p>
          </table:table-cell>
          <table:table-cell office:value-type="float" office:value="1270" calcext:value-type="float">
            <text:p>127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O97]-1)+[.G97]" office:value-type="float" office:value="2" calcext:value-type="float">
            <text:p>2</text:p>
          </table:table-cell>
          <table:table-cell/>
          <table:table-cell table:formula="of:=CONCATENATE(&quot;new Route(&quot;; [.A97] ; &quot;,&quot; ; [.B97] ; &quot;,&quot; ; [.C97] ; &quot;, [new RouteSpace(&quot;; [.D97] ; &quot;,&quot; ; [.E97] ; &quot;,&quot; ; [.F97] ;  &quot;,&quot; ;[.G97] ;  &quot;)], RED),&quot;)" office:value-type="string" office:string-value="new Route(95,179,180, [new RouteSpace(1543,1270,93,2)], RED)," calcext:value-type="string">
            <text:p>new Route(95,179,180, [new RouteSpace(1543,1270,93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  <table:table-cell table:formula="of:=90*([.O98]-1)+[.G98]" office:value-type="float" office:value="-90" calcext:value-type="float">
            <text:p>-90</text:p>
          </table:table-cell>
          <table:table-cell/>
          <table:table-cell table:formula="of:=CONCATENATE(&quot;new Route(&quot;; [.A98] ; &quot;,&quot; ; [.B98] ; &quot;,&quot; ; [.C98] ; &quot;, [new RouteSpace(&quot;; [.D98] ; &quot;,&quot; ; [.E98] ; &quot;,&quot; ; [.F98] ;  &quot;,&quot; ;[.G98] ;  &quot;)], RED),&quot;)" office:value-type="string" office:string-value="new Route(96,,, [new RouteSpace(,,,)], RED)," calcext:value-type="string">
            <text:p>new Route(9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  <table:table-cell table:formula="of:=90*([.O99]-1)+[.G99]" office:value-type="float" office:value="-90" calcext:value-type="float">
            <text:p>-90</text:p>
          </table:table-cell>
          <table:table-cell/>
          <table:table-cell table:formula="of:=CONCATENATE(&quot;new Route(&quot;; [.A99] ; &quot;,&quot; ; [.B99] ; &quot;,&quot; ; [.C99] ; &quot;, [new RouteSpace(&quot;; [.D99] ; &quot;,&quot; ; [.E99] ; &quot;,&quot; ; [.F99] ;  &quot;,&quot; ;[.G99] ;  &quot;)], RED),&quot;)" office:value-type="string" office:string-value="new Route(97,,, [new RouteSpace(,,,)], RED)," calcext:value-type="string">
            <text:p>new Route(9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  <table:table-cell table:formula="of:=90*([.O100]-1)+[.G100]" office:value-type="float" office:value="-90" calcext:value-type="float">
            <text:p>-90</text:p>
          </table:table-cell>
          <table:table-cell/>
          <table:table-cell table:formula="of:=CONCATENATE(&quot;new Route(&quot;; [.A100] ; &quot;,&quot; ; [.B100] ; &quot;,&quot; ; [.C100] ; &quot;, [new RouteSpace(&quot;; [.D100] ; &quot;,&quot; ; [.E100] ; &quot;,&quot; ; [.F100] ;  &quot;,&quot; ;[.G100] ;  &quot;)], RED),&quot;)" office:value-type="string" office:string-value="new Route(98,,, [new RouteSpace(,,,)], RED)," calcext:value-type="string">
            <text:p>new Route(9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  <table:table-cell table:formula="of:=90*([.O101]-1)+[.G101]" office:value-type="float" office:value="-90" calcext:value-type="float">
            <text:p>-90</text:p>
          </table:table-cell>
          <table:table-cell/>
          <table:table-cell table:formula="of:=CONCATENATE(&quot;new Route(&quot;; [.A101] ; &quot;,&quot; ; [.B101] ; &quot;,&quot; ; [.C101] ; &quot;, [new RouteSpace(&quot;; [.D101] ; &quot;,&quot; ; [.E101] ; &quot;,&quot; ; [.F101] ;  &quot;,&quot; ;[.G101] ;  &quot;)], RED),&quot;)" office:value-type="string" office:string-value="new Route(99,,, [new RouteSpace(,,,)], RED)," calcext:value-type="string">
            <text:p>new Route(9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  <table:table-cell table:formula="of:=90*([.O102]-1)+[.G102]" office:value-type="float" office:value="-90" calcext:value-type="float">
            <text:p>-90</text:p>
          </table:table-cell>
          <table:table-cell/>
          <table:table-cell table:formula="of:=CONCATENATE(&quot;new Route(&quot;; [.A102] ; &quot;,&quot; ; [.B102] ; &quot;,&quot; ; [.C102] ; &quot;, [new RouteSpace(&quot;; [.D102] ; &quot;,&quot; ; [.E102] ; &quot;,&quot; ; [.F102] ;  &quot;,&quot; ;[.G102] ;  &quot;)], RED),&quot;)" office:value-type="string" office:string-value="new Route(100,,, [new RouteSpace(,,,)], RED)," calcext:value-type="string">
            <text:p>new Route(10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  <table:table-cell table:formula="of:=90*([.O103]-1)+[.G103]" office:value-type="float" office:value="-90" calcext:value-type="float">
            <text:p>-90</text:p>
          </table:table-cell>
          <table:table-cell/>
          <table:table-cell table:formula="of:=CONCATENATE(&quot;new Route(&quot;; [.A103] ; &quot;,&quot; ; [.B103] ; &quot;,&quot; ; [.C103] ; &quot;, [new RouteSpace(&quot;; [.D103] ; &quot;,&quot; ; [.E103] ; &quot;,&quot; ; [.F103] ;  &quot;,&quot; ;[.G103] ;  &quot;)], RED),&quot;)" office:value-type="string" office:string-value="new Route(101,,, [new RouteSpace(,,,)], RED)," calcext:value-type="string">
            <text:p>new Route(10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  <table:table-cell table:formula="of:=90*([.O104]-1)+[.G104]" office:value-type="float" office:value="-90" calcext:value-type="float">
            <text:p>-90</text:p>
          </table:table-cell>
          <table:table-cell/>
          <table:table-cell table:formula="of:=CONCATENATE(&quot;new Route(&quot;; [.A104] ; &quot;,&quot; ; [.B104] ; &quot;,&quot; ; [.C104] ; &quot;, [new RouteSpace(&quot;; [.D104] ; &quot;,&quot; ; [.E104] ; &quot;,&quot; ; [.F104] ;  &quot;,&quot; ;[.G104] ;  &quot;)], RED),&quot;)" office:value-type="string" office:string-value="new Route(102,,, [new RouteSpace(,,,)], RED)," calcext:value-type="string">
            <text:p>new Route(10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  <table:table-cell table:formula="of:=90*([.O105]-1)+[.G105]" office:value-type="float" office:value="-90" calcext:value-type="float">
            <text:p>-90</text:p>
          </table:table-cell>
          <table:table-cell/>
          <table:table-cell table:formula="of:=CONCATENATE(&quot;new Route(&quot;; [.A105] ; &quot;,&quot; ; [.B105] ; &quot;,&quot; ; [.C105] ; &quot;, [new RouteSpace(&quot;; [.D105] ; &quot;,&quot; ; [.E105] ; &quot;,&quot; ; [.F105] ;  &quot;,&quot; ;[.G105] ;  &quot;)], RED),&quot;)" office:value-type="string" office:string-value="new Route(103,,, [new RouteSpace(,,,)], RED)," calcext:value-type="string">
            <text:p>new Route(10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  <table:table-cell table:formula="of:=90*([.O106]-1)+[.G106]" office:value-type="float" office:value="-90" calcext:value-type="float">
            <text:p>-90</text:p>
          </table:table-cell>
          <table:table-cell/>
          <table:table-cell table:formula="of:=CONCATENATE(&quot;new Route(&quot;; [.A106] ; &quot;,&quot; ; [.B106] ; &quot;,&quot; ; [.C106] ; &quot;, [new RouteSpace(&quot;; [.D106] ; &quot;,&quot; ; [.E106] ; &quot;,&quot; ; [.F106] ;  &quot;,&quot; ;[.G106] ;  &quot;)], RED),&quot;)" office:value-type="string" office:string-value="new Route(104,,, [new RouteSpace(,,,)], RED)," calcext:value-type="string">
            <text:p>new Route(10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  <table:table-cell table:formula="of:=90*([.O107]-1)+[.G107]" office:value-type="float" office:value="-90" calcext:value-type="float">
            <text:p>-90</text:p>
          </table:table-cell>
          <table:table-cell/>
          <table:table-cell table:formula="of:=CONCATENATE(&quot;new Route(&quot;; [.A107] ; &quot;,&quot; ; [.B107] ; &quot;,&quot; ; [.C107] ; &quot;, [new RouteSpace(&quot;; [.D107] ; &quot;,&quot; ; [.E107] ; &quot;,&quot; ; [.F107] ;  &quot;,&quot; ;[.G107] ;  &quot;)], RED),&quot;)" office:value-type="string" office:string-value="new Route(105,,, [new RouteSpace(,,,)], RED)," calcext:value-type="string">
            <text:p>new Route(10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  <table:table-cell table:formula="of:=90*([.O108]-1)+[.G108]" office:value-type="float" office:value="-90" calcext:value-type="float">
            <text:p>-90</text:p>
          </table:table-cell>
          <table:table-cell/>
          <table:table-cell table:formula="of:=CONCATENATE(&quot;new Route(&quot;; [.A108] ; &quot;,&quot; ; [.B108] ; &quot;,&quot; ; [.C108] ; &quot;, [new RouteSpace(&quot;; [.D108] ; &quot;,&quot; ; [.E108] ; &quot;,&quot; ; [.F108] ;  &quot;,&quot; ;[.G108] ;  &quot;)], RED),&quot;)" office:value-type="string" office:string-value="new Route(106,,, [new RouteSpace(,,,)], RED)," calcext:value-type="string">
            <text:p>new Route(10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  <table:table-cell table:formula="of:=90*([.O109]-1)+[.G109]" office:value-type="float" office:value="-90" calcext:value-type="float">
            <text:p>-90</text:p>
          </table:table-cell>
          <table:table-cell/>
          <table:table-cell table:formula="of:=CONCATENATE(&quot;new Route(&quot;; [.A109] ; &quot;,&quot; ; [.B109] ; &quot;,&quot; ; [.C109] ; &quot;, [new RouteSpace(&quot;; [.D109] ; &quot;,&quot; ; [.E109] ; &quot;,&quot; ; [.F109] ;  &quot;,&quot; ;[.G109] ;  &quot;)], RED),&quot;)" office:value-type="string" office:string-value="new Route(107,,, [new RouteSpace(,,,)], RED)," calcext:value-type="string">
            <text:p>new Route(10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  <table:table-cell table:formula="of:=90*([.O110]-1)+[.G110]" office:value-type="float" office:value="-90" calcext:value-type="float">
            <text:p>-90</text:p>
          </table:table-cell>
          <table:table-cell/>
          <table:table-cell table:formula="of:=CONCATENATE(&quot;new Route(&quot;; [.A110] ; &quot;,&quot; ; [.B110] ; &quot;,&quot; ; [.C110] ; &quot;, [new RouteSpace(&quot;; [.D110] ; &quot;,&quot; ; [.E110] ; &quot;,&quot; ; [.F110] ;  &quot;,&quot; ;[.G110] ;  &quot;)], RED),&quot;)" office:value-type="string" office:string-value="new Route(108,,, [new RouteSpace(,,,)], RED)," calcext:value-type="string">
            <text:p>new Route(10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  <table:table-cell table:formula="of:=90*([.O111]-1)+[.G111]" office:value-type="float" office:value="-90" calcext:value-type="float">
            <text:p>-90</text:p>
          </table:table-cell>
          <table:table-cell/>
          <table:table-cell table:formula="of:=CONCATENATE(&quot;new Route(&quot;; [.A111] ; &quot;,&quot; ; [.B111] ; &quot;,&quot; ; [.C111] ; &quot;, [new RouteSpace(&quot;; [.D111] ; &quot;,&quot; ; [.E111] ; &quot;,&quot; ; [.F111] ;  &quot;,&quot; ;[.G111] ;  &quot;)], RED),&quot;)" office:value-type="string" office:string-value="new Route(109,,, [new RouteSpace(,,,)], RED)," calcext:value-type="string">
            <text:p>new Route(10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  <table:table-cell table:formula="of:=90*([.O112]-1)+[.G112]" office:value-type="float" office:value="-90" calcext:value-type="float">
            <text:p>-90</text:p>
          </table:table-cell>
          <table:table-cell/>
          <table:table-cell table:formula="of:=CONCATENATE(&quot;new Route(&quot;; [.A112] ; &quot;,&quot; ; [.B112] ; &quot;,&quot; ; [.C112] ; &quot;, [new RouteSpace(&quot;; [.D112] ; &quot;,&quot; ; [.E112] ; &quot;,&quot; ; [.F112] ;  &quot;,&quot; ;[.G112] ;  &quot;)], RED),&quot;)" office:value-type="string" office:string-value="new Route(110,,, [new RouteSpace(,,,)], RED)," calcext:value-type="string">
            <text:p>new Route(11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  <table:table-cell table:formula="of:=90*([.O113]-1)+[.G113]" office:value-type="float" office:value="-90" calcext:value-type="float">
            <text:p>-90</text:p>
          </table:table-cell>
          <table:table-cell/>
          <table:table-cell table:formula="of:=CONCATENATE(&quot;new Route(&quot;; [.A113] ; &quot;,&quot; ; [.B113] ; &quot;,&quot; ; [.C113] ; &quot;, [new RouteSpace(&quot;; [.D113] ; &quot;,&quot; ; [.E113] ; &quot;,&quot; ; [.F113] ;  &quot;,&quot; ;[.G113] ;  &quot;)], RED),&quot;)" office:value-type="string" office:string-value="new Route(111,,, [new RouteSpace(,,,)], RED)," calcext:value-type="string">
            <text:p>new Route(11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  <table:table-cell table:formula="of:=90*([.O114]-1)+[.G114]" office:value-type="float" office:value="-90" calcext:value-type="float">
            <text:p>-90</text:p>
          </table:table-cell>
          <table:table-cell/>
          <table:table-cell table:formula="of:=CONCATENATE(&quot;new Route(&quot;; [.A114] ; &quot;,&quot; ; [.B114] ; &quot;,&quot; ; [.C114] ; &quot;, [new RouteSpace(&quot;; [.D114] ; &quot;,&quot; ; [.E114] ; &quot;,&quot; ; [.F114] ;  &quot;,&quot; ;[.G114] ;  &quot;)], RED),&quot;)" office:value-type="string" office:string-value="new Route(112,,, [new RouteSpace(,,,)], RED)," calcext:value-type="string">
            <text:p>new Route(11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  <table:table-cell table:formula="of:=90*([.O115]-1)+[.G115]" office:value-type="float" office:value="-90" calcext:value-type="float">
            <text:p>-90</text:p>
          </table:table-cell>
          <table:table-cell/>
          <table:table-cell table:formula="of:=CONCATENATE(&quot;new Route(&quot;; [.A115] ; &quot;,&quot; ; [.B115] ; &quot;,&quot; ; [.C115] ; &quot;, [new RouteSpace(&quot;; [.D115] ; &quot;,&quot; ; [.E115] ; &quot;,&quot; ; [.F115] ;  &quot;,&quot; ;[.G115] ;  &quot;)], RED),&quot;)" office:value-type="string" office:string-value="new Route(113,,, [new RouteSpace(,,,)], RED)," calcext:value-type="string">
            <text:p>new Route(11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  <table:table-cell table:formula="of:=90*([.O116]-1)+[.G116]" office:value-type="float" office:value="-90" calcext:value-type="float">
            <text:p>-90</text:p>
          </table:table-cell>
          <table:table-cell/>
          <table:table-cell table:formula="of:=CONCATENATE(&quot;new Route(&quot;; [.A116] ; &quot;,&quot; ; [.B116] ; &quot;,&quot; ; [.C116] ; &quot;, [new RouteSpace(&quot;; [.D116] ; &quot;,&quot; ; [.E116] ; &quot;,&quot; ; [.F116] ;  &quot;,&quot; ;[.G116] ;  &quot;)], RED),&quot;)" office:value-type="string" office:string-value="new Route(114,,, [new RouteSpace(,,,)], RED)," calcext:value-type="string">
            <text:p>new Route(11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  <table:table-cell table:formula="of:=90*([.O117]-1)+[.G117]" office:value-type="float" office:value="-90" calcext:value-type="float">
            <text:p>-90</text:p>
          </table:table-cell>
          <table:table-cell/>
          <table:table-cell table:formula="of:=CONCATENATE(&quot;new Route(&quot;; [.A117] ; &quot;,&quot; ; [.B117] ; &quot;,&quot; ; [.C117] ; &quot;, [new RouteSpace(&quot;; [.D117] ; &quot;,&quot; ; [.E117] ; &quot;,&quot; ; [.F117] ;  &quot;,&quot; ;[.G117] ;  &quot;)], RED),&quot;)" office:value-type="string" office:string-value="new Route(115,,, [new RouteSpace(,,,)], RED)," calcext:value-type="string">
            <text:p>new Route(11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  <table:table-cell table:formula="of:=90*([.O118]-1)+[.G118]" office:value-type="float" office:value="-90" calcext:value-type="float">
            <text:p>-90</text:p>
          </table:table-cell>
          <table:table-cell/>
          <table:table-cell table:formula="of:=CONCATENATE(&quot;new Route(&quot;; [.A118] ; &quot;,&quot; ; [.B118] ; &quot;,&quot; ; [.C118] ; &quot;, [new RouteSpace(&quot;; [.D118] ; &quot;,&quot; ; [.E118] ; &quot;,&quot; ; [.F118] ;  &quot;,&quot; ;[.G118] ;  &quot;)], RED),&quot;)" office:value-type="string" office:string-value="new Route(116,,, [new RouteSpace(,,,)], RED)," calcext:value-type="string">
            <text:p>new Route(11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  <table:table-cell table:formula="of:=90*([.O119]-1)+[.G119]" office:value-type="float" office:value="-90" calcext:value-type="float">
            <text:p>-90</text:p>
          </table:table-cell>
          <table:table-cell/>
          <table:table-cell table:formula="of:=CONCATENATE(&quot;new Route(&quot;; [.A119] ; &quot;,&quot; ; [.B119] ; &quot;,&quot; ; [.C119] ; &quot;, [new RouteSpace(&quot;; [.D119] ; &quot;,&quot; ; [.E119] ; &quot;,&quot; ; [.F119] ;  &quot;,&quot; ;[.G119] ;  &quot;)], RED),&quot;)" office:value-type="string" office:string-value="new Route(117,,, [new RouteSpace(,,,)], RED)," calcext:value-type="string">
            <text:p>new Route(11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  <table:table-cell table:formula="of:=90*([.O120]-1)+[.G120]" office:value-type="float" office:value="-90" calcext:value-type="float">
            <text:p>-90</text:p>
          </table:table-cell>
          <table:table-cell/>
          <table:table-cell table:formula="of:=CONCATENATE(&quot;new Route(&quot;; [.A120] ; &quot;,&quot; ; [.B120] ; &quot;,&quot; ; [.C120] ; &quot;, [new RouteSpace(&quot;; [.D120] ; &quot;,&quot; ; [.E120] ; &quot;,&quot; ; [.F120] ;  &quot;,&quot; ;[.G120] ;  &quot;)], RED),&quot;)" office:value-type="string" office:string-value="new Route(118,,, [new RouteSpace(,,,)], RED)," calcext:value-type="string">
            <text:p>new Route(11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  <table:table-cell table:formula="of:=90*([.O121]-1)+[.G121]" office:value-type="float" office:value="-90" calcext:value-type="float">
            <text:p>-90</text:p>
          </table:table-cell>
          <table:table-cell/>
          <table:table-cell table:formula="of:=CONCATENATE(&quot;new Route(&quot;; [.A121] ; &quot;,&quot; ; [.B121] ; &quot;,&quot; ; [.C121] ; &quot;, [new RouteSpace(&quot;; [.D121] ; &quot;,&quot; ; [.E121] ; &quot;,&quot; ; [.F121] ;  &quot;,&quot; ;[.G121] ;  &quot;)], RED),&quot;)" office:value-type="string" office:string-value="new Route(119,,, [new RouteSpace(,,,)], RED)," calcext:value-type="string">
            <text:p>new Route(11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  <table:table-cell table:formula="of:=90*([.O122]-1)+[.G122]" office:value-type="float" office:value="-90" calcext:value-type="float">
            <text:p>-90</text:p>
          </table:table-cell>
          <table:table-cell/>
          <table:table-cell table:formula="of:=CONCATENATE(&quot;new Route(&quot;; [.A122] ; &quot;,&quot; ; [.B122] ; &quot;,&quot; ; [.C122] ; &quot;, [new RouteSpace(&quot;; [.D122] ; &quot;,&quot; ; [.E122] ; &quot;,&quot; ; [.F122] ;  &quot;,&quot; ;[.G122] ;  &quot;)], RED),&quot;)" office:value-type="string" office:string-value="new Route(120,,, [new RouteSpace(,,,)], RED)," calcext:value-type="string">
            <text:p>new Route(12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  <table:table-cell table:formula="of:=90*([.O123]-1)+[.G123]" office:value-type="float" office:value="-90" calcext:value-type="float">
            <text:p>-90</text:p>
          </table:table-cell>
          <table:table-cell/>
          <table:table-cell table:formula="of:=CONCATENATE(&quot;new Route(&quot;; [.A123] ; &quot;,&quot; ; [.B123] ; &quot;,&quot; ; [.C123] ; &quot;, [new RouteSpace(&quot;; [.D123] ; &quot;,&quot; ; [.E123] ; &quot;,&quot; ; [.F123] ;  &quot;,&quot; ;[.G123] ;  &quot;)], RED),&quot;)" office:value-type="string" office:string-value="new Route(121,,, [new RouteSpace(,,,)], RED)," calcext:value-type="string">
            <text:p>new Route(12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  <table:table-cell table:formula="of:=90*([.O124]-1)+[.G124]" office:value-type="float" office:value="-90" calcext:value-type="float">
            <text:p>-90</text:p>
          </table:table-cell>
          <table:table-cell/>
          <table:table-cell table:formula="of:=CONCATENATE(&quot;new Route(&quot;; [.A124] ; &quot;,&quot; ; [.B124] ; &quot;,&quot; ; [.C124] ; &quot;, [new RouteSpace(&quot;; [.D124] ; &quot;,&quot; ; [.E124] ; &quot;,&quot; ; [.F124] ;  &quot;,&quot; ;[.G124] ;  &quot;)], RED),&quot;)" office:value-type="string" office:string-value="new Route(122,,, [new RouteSpace(,,,)], RED)," calcext:value-type="string">
            <text:p>new Route(12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  <table:table-cell table:formula="of:=90*([.O125]-1)+[.G125]" office:value-type="float" office:value="-90" calcext:value-type="float">
            <text:p>-90</text:p>
          </table:table-cell>
          <table:table-cell/>
          <table:table-cell table:formula="of:=CONCATENATE(&quot;new Route(&quot;; [.A125] ; &quot;,&quot; ; [.B125] ; &quot;,&quot; ; [.C125] ; &quot;, [new RouteSpace(&quot;; [.D125] ; &quot;,&quot; ; [.E125] ; &quot;,&quot; ; [.F125] ;  &quot;,&quot; ;[.G125] ;  &quot;)], RED),&quot;)" office:value-type="string" office:string-value="new Route(123,,, [new RouteSpace(,,,)], RED)," calcext:value-type="string">
            <text:p>new Route(12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  <table:table-cell table:formula="of:=90*([.O126]-1)+[.G126]" office:value-type="float" office:value="-90" calcext:value-type="float">
            <text:p>-90</text:p>
          </table:table-cell>
          <table:table-cell/>
          <table:table-cell table:formula="of:=CONCATENATE(&quot;new Route(&quot;; [.A126] ; &quot;,&quot; ; [.B126] ; &quot;,&quot; ; [.C126] ; &quot;, [new RouteSpace(&quot;; [.D126] ; &quot;,&quot; ; [.E126] ; &quot;,&quot; ; [.F126] ;  &quot;,&quot; ;[.G126] ;  &quot;)], RED),&quot;)" office:value-type="string" office:string-value="new Route(124,,, [new RouteSpace(,,,)], RED)," calcext:value-type="string">
            <text:p>new Route(12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/>
          <table:table-cell table:formula="of:=90*([.O127]-1)+[.G127]" office:value-type="float" office:value="-90" calcext:value-type="float">
            <text:p>-90</text:p>
          </table:table-cell>
          <table:table-cell/>
          <table:table-cell table:formula="of:=CONCATENATE(&quot;new Route(&quot;; [.A127] ; &quot;,&quot; ; [.B127] ; &quot;,&quot; ; [.C127] ; &quot;, [new RouteSpace(&quot;; [.D127] ; &quot;,&quot; ; [.E127] ; &quot;,&quot; ; [.F127] ;  &quot;,&quot; ;[.G127] ;  &quot;)], RED),&quot;)" office:value-type="string" office:string-value="new Route(125,,, [new RouteSpace(,,,)], RED)," calcext:value-type="string">
            <text:p>new Route(12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  <table:table-cell table:formula="of:=90*([.O128]-1)+[.G128]" office:value-type="float" office:value="-90" calcext:value-type="float">
            <text:p>-90</text:p>
          </table:table-cell>
          <table:table-cell/>
          <table:table-cell table:formula="of:=CONCATENATE(&quot;new Route(&quot;; [.A128] ; &quot;,&quot; ; [.B128] ; &quot;,&quot; ; [.C128] ; &quot;, [new RouteSpace(&quot;; [.D128] ; &quot;,&quot; ; [.E128] ; &quot;,&quot; ; [.F128] ;  &quot;,&quot; ;[.G128] ;  &quot;)], RED),&quot;)" office:value-type="string" office:string-value="new Route(126,,, [new RouteSpace(,,,)], RED)," calcext:value-type="string">
            <text:p>new Route(12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  <table:table-cell table:formula="of:=90*([.O129]-1)+[.G129]" office:value-type="float" office:value="-90" calcext:value-type="float">
            <text:p>-90</text:p>
          </table:table-cell>
          <table:table-cell/>
          <table:table-cell table:formula="of:=CONCATENATE(&quot;new Route(&quot;; [.A129] ; &quot;,&quot; ; [.B129] ; &quot;,&quot; ; [.C129] ; &quot;, [new RouteSpace(&quot;; [.D129] ; &quot;,&quot; ; [.E129] ; &quot;,&quot; ; [.F129] ;  &quot;,&quot; ;[.G129] ;  &quot;)], RED),&quot;)" office:value-type="string" office:string-value="new Route(127,,, [new RouteSpace(,,,)], RED)," calcext:value-type="string">
            <text:p>new Route(12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  <table:table-cell table:formula="of:=90*([.O130]-1)+[.G130]" office:value-type="float" office:value="-90" calcext:value-type="float">
            <text:p>-90</text:p>
          </table:table-cell>
          <table:table-cell/>
          <table:table-cell table:formula="of:=CONCATENATE(&quot;new Route(&quot;; [.A130] ; &quot;,&quot; ; [.B130] ; &quot;,&quot; ; [.C130] ; &quot;, [new RouteSpace(&quot;; [.D130] ; &quot;,&quot; ; [.E130] ; &quot;,&quot; ; [.F130] ;  &quot;,&quot; ;[.G130] ;  &quot;)], RED),&quot;)" office:value-type="string" office:string-value="new Route(128,,, [new RouteSpace(,,,)], RED)," calcext:value-type="string">
            <text:p>new Route(12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  <table:table-cell table:formula="of:=90*([.O131]-1)+[.G131]" office:value-type="float" office:value="-90" calcext:value-type="float">
            <text:p>-90</text:p>
          </table:table-cell>
          <table:table-cell/>
          <table:table-cell table:formula="of:=CONCATENATE(&quot;new Route(&quot;; [.A131] ; &quot;,&quot; ; [.B131] ; &quot;,&quot; ; [.C131] ; &quot;, [new RouteSpace(&quot;; [.D131] ; &quot;,&quot; ; [.E131] ; &quot;,&quot; ; [.F131] ;  &quot;,&quot; ;[.G131] ;  &quot;)], RED),&quot;)" office:value-type="string" office:string-value="new Route(129,,, [new RouteSpace(,,,)], RED)," calcext:value-type="string">
            <text:p>new Route(12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"/>
          <table:table-cell table:formula="of:=90*([.O132]-1)+[.G132]" office:value-type="float" office:value="-90" calcext:value-type="float">
            <text:p>-90</text:p>
          </table:table-cell>
          <table:table-cell/>
          <table:table-cell table:formula="of:=CONCATENATE(&quot;new Route(&quot;; [.A132] ; &quot;,&quot; ; [.B132] ; &quot;,&quot; ; [.C132] ; &quot;, [new RouteSpace(&quot;; [.D132] ; &quot;,&quot; ; [.E132] ; &quot;,&quot; ; [.F132] ;  &quot;,&quot; ;[.G132] ;  &quot;)], RED),&quot;)" office:value-type="string" office:string-value="new Route(130,,, [new RouteSpace(,,,)], RED)," calcext:value-type="string">
            <text:p>new Route(13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/>
          <table:table-cell table:formula="of:=90*([.O133]-1)+[.G133]" office:value-type="float" office:value="-90" calcext:value-type="float">
            <text:p>-90</text:p>
          </table:table-cell>
          <table:table-cell/>
          <table:table-cell table:formula="of:=CONCATENATE(&quot;new Route(&quot;; [.A133] ; &quot;,&quot; ; [.B133] ; &quot;,&quot; ; [.C133] ; &quot;, [new RouteSpace(&quot;; [.D133] ; &quot;,&quot; ; [.E133] ; &quot;,&quot; ; [.F133] ;  &quot;,&quot; ;[.G133] ;  &quot;)], RED),&quot;)" office:value-type="string" office:string-value="new Route(131,,, [new RouteSpace(,,,)], RED)," calcext:value-type="string">
            <text:p>new Route(13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/>
          <table:table-cell table:formula="of:=90*([.O134]-1)+[.G134]" office:value-type="float" office:value="-90" calcext:value-type="float">
            <text:p>-90</text:p>
          </table:table-cell>
          <table:table-cell/>
          <table:table-cell table:formula="of:=CONCATENATE(&quot;new Route(&quot;; [.A134] ; &quot;,&quot; ; [.B134] ; &quot;,&quot; ; [.C134] ; &quot;, [new RouteSpace(&quot;; [.D134] ; &quot;,&quot; ; [.E134] ; &quot;,&quot; ; [.F134] ;  &quot;,&quot; ;[.G134] ;  &quot;)], RED),&quot;)" office:value-type="string" office:string-value="new Route(132,,, [new RouteSpace(,,,)], RED)," calcext:value-type="string">
            <text:p>new Route(13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/>
          <table:table-cell table:formula="of:=90*([.O135]-1)+[.G135]" office:value-type="float" office:value="-90" calcext:value-type="float">
            <text:p>-90</text:p>
          </table:table-cell>
          <table:table-cell/>
          <table:table-cell table:formula="of:=CONCATENATE(&quot;new Route(&quot;; [.A135] ; &quot;,&quot; ; [.B135] ; &quot;,&quot; ; [.C135] ; &quot;, [new RouteSpace(&quot;; [.D135] ; &quot;,&quot; ; [.E135] ; &quot;,&quot; ; [.F135] ;  &quot;,&quot; ;[.G135] ;  &quot;)], RED),&quot;)" office:value-type="string" office:string-value="new Route(133,,, [new RouteSpace(,,,)], RED)," calcext:value-type="string">
            <text:p>new Route(13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/>
          <table:table-cell table:formula="of:=90*([.O136]-1)+[.G136]" office:value-type="float" office:value="-90" calcext:value-type="float">
            <text:p>-90</text:p>
          </table:table-cell>
          <table:table-cell/>
          <table:table-cell table:formula="of:=CONCATENATE(&quot;new Route(&quot;; [.A136] ; &quot;,&quot; ; [.B136] ; &quot;,&quot; ; [.C136] ; &quot;, [new RouteSpace(&quot;; [.D136] ; &quot;,&quot; ; [.E136] ; &quot;,&quot; ; [.F136] ;  &quot;,&quot; ;[.G136] ;  &quot;)], RED),&quot;)" office:value-type="string" office:string-value="new Route(134,,, [new RouteSpace(,,,)], RED)," calcext:value-type="string">
            <text:p>new Route(13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/>
          <table:table-cell table:formula="of:=90*([.O137]-1)+[.G137]" office:value-type="float" office:value="-90" calcext:value-type="float">
            <text:p>-90</text:p>
          </table:table-cell>
          <table:table-cell/>
          <table:table-cell table:formula="of:=CONCATENATE(&quot;new Route(&quot;; [.A137] ; &quot;,&quot; ; [.B137] ; &quot;,&quot; ; [.C137] ; &quot;, [new RouteSpace(&quot;; [.D137] ; &quot;,&quot; ; [.E137] ; &quot;,&quot; ; [.F137] ;  &quot;,&quot; ;[.G137] ;  &quot;)], RED),&quot;)" office:value-type="string" office:string-value="new Route(135,,, [new RouteSpace(,,,)], RED)," calcext:value-type="string">
            <text:p>new Route(13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  <table:table-cell table:formula="of:=90*([.O138]-1)+[.G138]" office:value-type="float" office:value="-90" calcext:value-type="float">
            <text:p>-90</text:p>
          </table:table-cell>
          <table:table-cell/>
          <table:table-cell table:formula="of:=CONCATENATE(&quot;new Route(&quot;; [.A138] ; &quot;,&quot; ; [.B138] ; &quot;,&quot; ; [.C138] ; &quot;, [new RouteSpace(&quot;; [.D138] ; &quot;,&quot; ; [.E138] ; &quot;,&quot; ; [.F138] ;  &quot;,&quot; ;[.G138] ;  &quot;)], RED),&quot;)" office:value-type="string" office:string-value="new Route(136,,, [new RouteSpace(,,,)], RED)," calcext:value-type="string">
            <text:p>new Route(13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"/>
          <table:table-cell table:formula="of:=90*([.O139]-1)+[.G139]" office:value-type="float" office:value="-90" calcext:value-type="float">
            <text:p>-90</text:p>
          </table:table-cell>
          <table:table-cell/>
          <table:table-cell table:formula="of:=CONCATENATE(&quot;new Route(&quot;; [.A139] ; &quot;,&quot; ; [.B139] ; &quot;,&quot; ; [.C139] ; &quot;, [new RouteSpace(&quot;; [.D139] ; &quot;,&quot; ; [.E139] ; &quot;,&quot; ; [.F139] ;  &quot;,&quot; ;[.G139] ;  &quot;)], RED),&quot;)" office:value-type="string" office:string-value="new Route(137,,, [new RouteSpace(,,,)], RED)," calcext:value-type="string">
            <text:p>new Route(13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/>
          <table:table-cell table:formula="of:=90*([.O140]-1)+[.G140]" office:value-type="float" office:value="-90" calcext:value-type="float">
            <text:p>-90</text:p>
          </table:table-cell>
          <table:table-cell/>
          <table:table-cell table:formula="of:=CONCATENATE(&quot;new Route(&quot;; [.A140] ; &quot;,&quot; ; [.B140] ; &quot;,&quot; ; [.C140] ; &quot;, [new RouteSpace(&quot;; [.D140] ; &quot;,&quot; ; [.E140] ; &quot;,&quot; ; [.F140] ;  &quot;,&quot; ;[.G140] ;  &quot;)], RED),&quot;)" office:value-type="string" office:string-value="new Route(138,,, [new RouteSpace(,,,)], RED)," calcext:value-type="string">
            <text:p>new Route(13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/>
          <table:table-cell table:formula="of:=90*([.O141]-1)+[.G141]" office:value-type="float" office:value="-90" calcext:value-type="float">
            <text:p>-90</text:p>
          </table:table-cell>
          <table:table-cell/>
          <table:table-cell table:formula="of:=CONCATENATE(&quot;new Route(&quot;; [.A141] ; &quot;,&quot; ; [.B141] ; &quot;,&quot; ; [.C141] ; &quot;, [new RouteSpace(&quot;; [.D141] ; &quot;,&quot; ; [.E141] ; &quot;,&quot; ; [.F141] ;  &quot;,&quot; ;[.G141] ;  &quot;)], RED),&quot;)" office:value-type="string" office:string-value="new Route(139,,, [new RouteSpace(,,,)], RED)," calcext:value-type="string">
            <text:p>new Route(13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/>
          <table:table-cell table:formula="of:=90*([.O142]-1)+[.G142]" office:value-type="float" office:value="-90" calcext:value-type="float">
            <text:p>-90</text:p>
          </table:table-cell>
          <table:table-cell/>
          <table:table-cell table:formula="of:=CONCATENATE(&quot;new Route(&quot;; [.A142] ; &quot;,&quot; ; [.B142] ; &quot;,&quot; ; [.C142] ; &quot;, [new RouteSpace(&quot;; [.D142] ; &quot;,&quot; ; [.E142] ; &quot;,&quot; ; [.F142] ;  &quot;,&quot; ;[.G142] ;  &quot;)], RED),&quot;)" office:value-type="string" office:string-value="new Route(140,,, [new RouteSpace(,,,)], RED)," calcext:value-type="string">
            <text:p>new Route(14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formula="of:=90*([.O143]-1)+[.G143]" office:value-type="float" office:value="-90" calcext:value-type="float">
            <text:p>-90</text:p>
          </table:table-cell>
          <table:table-cell/>
          <table:table-cell table:formula="of:=CONCATENATE(&quot;new Route(&quot;; [.A143] ; &quot;,&quot; ; [.B143] ; &quot;,&quot; ; [.C143] ; &quot;, [new RouteSpace(&quot;; [.D143] ; &quot;,&quot; ; [.E143] ; &quot;,&quot; ; [.F143] ;  &quot;,&quot; ;[.G143] ;  &quot;)], RED),&quot;)" office:value-type="string" office:string-value="new Route(141,,, [new RouteSpace(,,,)], RED)," calcext:value-type="string">
            <text:p>new Route(14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/>
          <table:table-cell table:formula="of:=90*([.O144]-1)+[.G144]" office:value-type="float" office:value="-90" calcext:value-type="float">
            <text:p>-90</text:p>
          </table:table-cell>
          <table:table-cell/>
          <table:table-cell table:formula="of:=CONCATENATE(&quot;new Route(&quot;; [.A144] ; &quot;,&quot; ; [.B144] ; &quot;,&quot; ; [.C144] ; &quot;, [new RouteSpace(&quot;; [.D144] ; &quot;,&quot; ; [.E144] ; &quot;,&quot; ; [.F144] ;  &quot;,&quot; ;[.G144] ;  &quot;)], RED),&quot;)" office:value-type="string" office:string-value="new Route(142,,, [new RouteSpace(,,,)], RED)," calcext:value-type="string">
            <text:p>new Route(14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"/>
          <table:table-cell table:formula="of:=90*([.O145]-1)+[.G145]" office:value-type="float" office:value="-90" calcext:value-type="float">
            <text:p>-90</text:p>
          </table:table-cell>
          <table:table-cell/>
          <table:table-cell table:formula="of:=CONCATENATE(&quot;new Route(&quot;; [.A145] ; &quot;,&quot; ; [.B145] ; &quot;,&quot; ; [.C145] ; &quot;, [new RouteSpace(&quot;; [.D145] ; &quot;,&quot; ; [.E145] ; &quot;,&quot; ; [.F145] ;  &quot;,&quot; ;[.G145] ;  &quot;)], RED),&quot;)" office:value-type="string" office:string-value="new Route(143,,, [new RouteSpace(,,,)], RED)," calcext:value-type="string">
            <text:p>new Route(14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/>
          <table:table-cell table:formula="of:=90*([.O146]-1)+[.G146]" office:value-type="float" office:value="-90" calcext:value-type="float">
            <text:p>-90</text:p>
          </table:table-cell>
          <table:table-cell/>
          <table:table-cell table:formula="of:=CONCATENATE(&quot;new Route(&quot;; [.A146] ; &quot;,&quot; ; [.B146] ; &quot;,&quot; ; [.C146] ; &quot;, [new RouteSpace(&quot;; [.D146] ; &quot;,&quot; ; [.E146] ; &quot;,&quot; ; [.F146] ;  &quot;,&quot; ;[.G146] ;  &quot;)], RED),&quot;)" office:value-type="string" office:string-value="new Route(144,,, [new RouteSpace(,,,)], RED)," calcext:value-type="string">
            <text:p>new Route(14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/>
          <table:table-cell table:formula="of:=90*([.O147]-1)+[.G147]" office:value-type="float" office:value="-90" calcext:value-type="float">
            <text:p>-90</text:p>
          </table:table-cell>
          <table:table-cell/>
          <table:table-cell table:formula="of:=CONCATENATE(&quot;new Route(&quot;; [.A147] ; &quot;,&quot; ; [.B147] ; &quot;,&quot; ; [.C147] ; &quot;, [new RouteSpace(&quot;; [.D147] ; &quot;,&quot; ; [.E147] ; &quot;,&quot; ; [.F147] ;  &quot;,&quot; ;[.G147] ;  &quot;)], RED),&quot;)" office:value-type="string" office:string-value="new Route(145,,, [new RouteSpace(,,,)], RED)," calcext:value-type="string">
            <text:p>new Route(14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/>
          <table:table-cell table:formula="of:=90*([.O148]-1)+[.G148]" office:value-type="float" office:value="-90" calcext:value-type="float">
            <text:p>-90</text:p>
          </table:table-cell>
          <table:table-cell/>
          <table:table-cell table:formula="of:=CONCATENATE(&quot;new Route(&quot;; [.A148] ; &quot;,&quot; ; [.B148] ; &quot;,&quot; ; [.C148] ; &quot;, [new RouteSpace(&quot;; [.D148] ; &quot;,&quot; ; [.E148] ; &quot;,&quot; ; [.F148] ;  &quot;,&quot; ;[.G148] ;  &quot;)], RED),&quot;)" office:value-type="string" office:string-value="new Route(146,,, [new RouteSpace(,,,)], RED)," calcext:value-type="string">
            <text:p>new Route(14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"/>
          <table:table-cell table:formula="of:=90*([.O149]-1)+[.G149]" office:value-type="float" office:value="-90" calcext:value-type="float">
            <text:p>-90</text:p>
          </table:table-cell>
          <table:table-cell/>
          <table:table-cell table:formula="of:=CONCATENATE(&quot;new Route(&quot;; [.A149] ; &quot;,&quot; ; [.B149] ; &quot;,&quot; ; [.C149] ; &quot;, [new RouteSpace(&quot;; [.D149] ; &quot;,&quot; ; [.E149] ; &quot;,&quot; ; [.F149] ;  &quot;,&quot; ;[.G149] ;  &quot;)], RED),&quot;)" office:value-type="string" office:string-value="new Route(147,,, [new RouteSpace(,,,)], RED)," calcext:value-type="string">
            <text:p>new Route(14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"/>
          <table:table-cell table:formula="of:=90*([.O150]-1)+[.G150]" office:value-type="float" office:value="-90" calcext:value-type="float">
            <text:p>-90</text:p>
          </table:table-cell>
          <table:table-cell/>
          <table:table-cell table:formula="of:=CONCATENATE(&quot;new Route(&quot;; [.A150] ; &quot;,&quot; ; [.B150] ; &quot;,&quot; ; [.C150] ; &quot;, [new RouteSpace(&quot;; [.D150] ; &quot;,&quot; ; [.E150] ; &quot;,&quot; ; [.F150] ;  &quot;,&quot; ;[.G150] ;  &quot;)], RED),&quot;)" office:value-type="string" office:string-value="new Route(148,,, [new RouteSpace(,,,)], RED)," calcext:value-type="string">
            <text:p>new Route(14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"/>
          <table:table-cell table:formula="of:=90*([.O151]-1)+[.G151]" office:value-type="float" office:value="-90" calcext:value-type="float">
            <text:p>-90</text:p>
          </table:table-cell>
          <table:table-cell/>
          <table:table-cell table:formula="of:=CONCATENATE(&quot;new Route(&quot;; [.A151] ; &quot;,&quot; ; [.B151] ; &quot;,&quot; ; [.C151] ; &quot;, [new RouteSpace(&quot;; [.D151] ; &quot;,&quot; ; [.E151] ; &quot;,&quot; ; [.F151] ;  &quot;,&quot; ;[.G151] ;  &quot;)], RED),&quot;)" office:value-type="string" office:string-value="new Route(149,,, [new RouteSpace(,,,)], RED)," calcext:value-type="string">
            <text:p>new Route(14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/>
          <table:table-cell table:formula="of:=90*([.O152]-1)+[.G152]" office:value-type="float" office:value="-90" calcext:value-type="float">
            <text:p>-90</text:p>
          </table:table-cell>
          <table:table-cell/>
          <table:table-cell table:formula="of:=CONCATENATE(&quot;new Route(&quot;; [.A152] ; &quot;,&quot; ; [.B152] ; &quot;,&quot; ; [.C152] ; &quot;, [new RouteSpace(&quot;; [.D152] ; &quot;,&quot; ; [.E152] ; &quot;,&quot; ; [.F152] ;  &quot;,&quot; ;[.G152] ;  &quot;)], RED),&quot;)" office:value-type="string" office:string-value="new Route(150,,, [new RouteSpace(,,,)], RED)," calcext:value-type="string">
            <text:p>new Route(15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"/>
          <table:table-cell table:formula="of:=90*([.O153]-1)+[.G153]" office:value-type="float" office:value="-90" calcext:value-type="float">
            <text:p>-90</text:p>
          </table:table-cell>
          <table:table-cell/>
          <table:table-cell table:formula="of:=CONCATENATE(&quot;new Route(&quot;; [.A153] ; &quot;,&quot; ; [.B153] ; &quot;,&quot; ; [.C153] ; &quot;, [new RouteSpace(&quot;; [.D153] ; &quot;,&quot; ; [.E153] ; &quot;,&quot; ; [.F153] ;  &quot;,&quot; ;[.G153] ;  &quot;)], RED),&quot;)" office:value-type="string" office:string-value="new Route(151,,, [new RouteSpace(,,,)], RED)," calcext:value-type="string">
            <text:p>new Route(15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/>
          <table:table-cell table:formula="of:=90*([.O154]-1)+[.G154]" office:value-type="float" office:value="-90" calcext:value-type="float">
            <text:p>-90</text:p>
          </table:table-cell>
          <table:table-cell/>
          <table:table-cell table:formula="of:=CONCATENATE(&quot;new Route(&quot;; [.A154] ; &quot;,&quot; ; [.B154] ; &quot;,&quot; ; [.C154] ; &quot;, [new RouteSpace(&quot;; [.D154] ; &quot;,&quot; ; [.E154] ; &quot;,&quot; ; [.F154] ;  &quot;,&quot; ;[.G154] ;  &quot;)], RED),&quot;)" office:value-type="string" office:string-value="new Route(152,,, [new RouteSpace(,,,)], RED)," calcext:value-type="string">
            <text:p>new Route(15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"/>
          <table:table-cell table:formula="of:=90*([.O155]-1)+[.G155]" office:value-type="float" office:value="-90" calcext:value-type="float">
            <text:p>-90</text:p>
          </table:table-cell>
          <table:table-cell/>
          <table:table-cell table:formula="of:=CONCATENATE(&quot;new Route(&quot;; [.A155] ; &quot;,&quot; ; [.B155] ; &quot;,&quot; ; [.C155] ; &quot;, [new RouteSpace(&quot;; [.D155] ; &quot;,&quot; ; [.E155] ; &quot;,&quot; ; [.F155] ;  &quot;,&quot; ;[.G155] ;  &quot;)], RED),&quot;)" office:value-type="string" office:string-value="new Route(153,,, [new RouteSpace(,,,)], RED)," calcext:value-type="string">
            <text:p>new Route(15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/>
          <table:table-cell table:formula="of:=90*([.O156]-1)+[.G156]" office:value-type="float" office:value="-90" calcext:value-type="float">
            <text:p>-90</text:p>
          </table:table-cell>
          <table:table-cell/>
          <table:table-cell table:formula="of:=CONCATENATE(&quot;new Route(&quot;; [.A156] ; &quot;,&quot; ; [.B156] ; &quot;,&quot; ; [.C156] ; &quot;, [new RouteSpace(&quot;; [.D156] ; &quot;,&quot; ; [.E156] ; &quot;,&quot; ; [.F156] ;  &quot;,&quot; ;[.G156] ;  &quot;)], RED),&quot;)" office:value-type="string" office:string-value="new Route(154,,, [new RouteSpace(,,,)], RED)," calcext:value-type="string">
            <text:p>new Route(15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/>
          <table:table-cell table:formula="of:=90*([.O157]-1)+[.G157]" office:value-type="float" office:value="-90" calcext:value-type="float">
            <text:p>-90</text:p>
          </table:table-cell>
          <table:table-cell/>
          <table:table-cell table:formula="of:=CONCATENATE(&quot;new Route(&quot;; [.A157] ; &quot;,&quot; ; [.B157] ; &quot;,&quot; ; [.C157] ; &quot;, [new RouteSpace(&quot;; [.D157] ; &quot;,&quot; ; [.E157] ; &quot;,&quot; ; [.F157] ;  &quot;,&quot; ;[.G157] ;  &quot;)], RED),&quot;)" office:value-type="string" office:string-value="new Route(155,,, [new RouteSpace(,,,)], RED)," calcext:value-type="string">
            <text:p>new Route(15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/>
          <table:table-cell table:formula="of:=90*([.O158]-1)+[.G158]" office:value-type="float" office:value="-90" calcext:value-type="float">
            <text:p>-90</text:p>
          </table:table-cell>
          <table:table-cell/>
          <table:table-cell table:formula="of:=CONCATENATE(&quot;new Route(&quot;; [.A158] ; &quot;,&quot; ; [.B158] ; &quot;,&quot; ; [.C158] ; &quot;, [new RouteSpace(&quot;; [.D158] ; &quot;,&quot; ; [.E158] ; &quot;,&quot; ; [.F158] ;  &quot;,&quot; ;[.G158] ;  &quot;)], RED),&quot;)" office:value-type="string" office:string-value="new Route(156,,, [new RouteSpace(,,,)], RED)," calcext:value-type="string">
            <text:p>new Route(15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/>
          <table:table-cell table:formula="of:=90*([.O159]-1)+[.G159]" office:value-type="float" office:value="-90" calcext:value-type="float">
            <text:p>-90</text:p>
          </table:table-cell>
          <table:table-cell/>
          <table:table-cell table:formula="of:=CONCATENATE(&quot;new Route(&quot;; [.A159] ; &quot;,&quot; ; [.B159] ; &quot;,&quot; ; [.C159] ; &quot;, [new RouteSpace(&quot;; [.D159] ; &quot;,&quot; ; [.E159] ; &quot;,&quot; ; [.F159] ;  &quot;,&quot; ;[.G159] ;  &quot;)], RED),&quot;)" office:value-type="string" office:string-value="new Route(157,,, [new RouteSpace(,,,)], RED)," calcext:value-type="string">
            <text:p>new Route(15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/>
          <table:table-cell table:formula="of:=90*([.O160]-1)+[.G160]" office:value-type="float" office:value="-90" calcext:value-type="float">
            <text:p>-90</text:p>
          </table:table-cell>
          <table:table-cell/>
          <table:table-cell table:formula="of:=CONCATENATE(&quot;new Route(&quot;; [.A160] ; &quot;,&quot; ; [.B160] ; &quot;,&quot; ; [.C160] ; &quot;, [new RouteSpace(&quot;; [.D160] ; &quot;,&quot; ; [.E160] ; &quot;,&quot; ; [.F160] ;  &quot;,&quot; ;[.G160] ;  &quot;)], RED),&quot;)" office:value-type="string" office:string-value="new Route(158,,, [new RouteSpace(,,,)], RED)," calcext:value-type="string">
            <text:p>new Route(15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"/>
          <table:table-cell table:formula="of:=90*([.O161]-1)+[.G161]" office:value-type="float" office:value="-90" calcext:value-type="float">
            <text:p>-90</text:p>
          </table:table-cell>
          <table:table-cell/>
          <table:table-cell table:formula="of:=CONCATENATE(&quot;new Route(&quot;; [.A161] ; &quot;,&quot; ; [.B161] ; &quot;,&quot; ; [.C161] ; &quot;, [new RouteSpace(&quot;; [.D161] ; &quot;,&quot; ; [.E161] ; &quot;,&quot; ; [.F161] ;  &quot;,&quot; ;[.G161] ;  &quot;)], RED),&quot;)" office:value-type="string" office:string-value="new Route(159,,, [new RouteSpace(,,,)], RED)," calcext:value-type="string">
            <text:p>new Route(15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"/>
          <table:table-cell table:formula="of:=90*([.O162]-1)+[.G162]" office:value-type="float" office:value="-90" calcext:value-type="float">
            <text:p>-90</text:p>
          </table:table-cell>
          <table:table-cell/>
          <table:table-cell table:formula="of:=CONCATENATE(&quot;new Route(&quot;; [.A162] ; &quot;,&quot; ; [.B162] ; &quot;,&quot; ; [.C162] ; &quot;, [new RouteSpace(&quot;; [.D162] ; &quot;,&quot; ; [.E162] ; &quot;,&quot; ; [.F162] ;  &quot;,&quot; ;[.G162] ;  &quot;)], RED),&quot;)" office:value-type="string" office:string-value="new Route(160,,, [new RouteSpace(,,,)], RED)," calcext:value-type="string">
            <text:p>new Route(16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/>
          <table:table-cell table:formula="of:=90*([.O163]-1)+[.G163]" office:value-type="float" office:value="-90" calcext:value-type="float">
            <text:p>-90</text:p>
          </table:table-cell>
          <table:table-cell/>
          <table:table-cell table:formula="of:=CONCATENATE(&quot;new Route(&quot;; [.A163] ; &quot;,&quot; ; [.B163] ; &quot;,&quot; ; [.C163] ; &quot;, [new RouteSpace(&quot;; [.D163] ; &quot;,&quot; ; [.E163] ; &quot;,&quot; ; [.F163] ;  &quot;,&quot; ;[.G163] ;  &quot;)], RED),&quot;)" office:value-type="string" office:string-value="new Route(161,,, [new RouteSpace(,,,)], RED)," calcext:value-type="string">
            <text:p>new Route(16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"/>
          <table:table-cell table:formula="of:=90*([.O164]-1)+[.G164]" office:value-type="float" office:value="-90" calcext:value-type="float">
            <text:p>-90</text:p>
          </table:table-cell>
          <table:table-cell/>
          <table:table-cell table:formula="of:=CONCATENATE(&quot;new Route(&quot;; [.A164] ; &quot;,&quot; ; [.B164] ; &quot;,&quot; ; [.C164] ; &quot;, [new RouteSpace(&quot;; [.D164] ; &quot;,&quot; ; [.E164] ; &quot;,&quot; ; [.F164] ;  &quot;,&quot; ;[.G164] ;  &quot;)], RED),&quot;)" office:value-type="string" office:string-value="new Route(162,,, [new RouteSpace(,,,)], RED)," calcext:value-type="string">
            <text:p>new Route(16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/>
          <table:table-cell table:formula="of:=90*([.O165]-1)+[.G165]" office:value-type="float" office:value="-90" calcext:value-type="float">
            <text:p>-90</text:p>
          </table:table-cell>
          <table:table-cell/>
          <table:table-cell table:formula="of:=CONCATENATE(&quot;new Route(&quot;; [.A165] ; &quot;,&quot; ; [.B165] ; &quot;,&quot; ; [.C165] ; &quot;, [new RouteSpace(&quot;; [.D165] ; &quot;,&quot; ; [.E165] ; &quot;,&quot; ; [.F165] ;  &quot;,&quot; ;[.G165] ;  &quot;)], RED),&quot;)" office:value-type="string" office:string-value="new Route(163,,, [new RouteSpace(,,,)], RED)," calcext:value-type="string">
            <text:p>new Route(16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"/>
          <table:table-cell table:formula="of:=90*([.O166]-1)+[.G166]" office:value-type="float" office:value="-90" calcext:value-type="float">
            <text:p>-90</text:p>
          </table:table-cell>
          <table:table-cell/>
          <table:table-cell table:formula="of:=CONCATENATE(&quot;new Route(&quot;; [.A166] ; &quot;,&quot; ; [.B166] ; &quot;,&quot; ; [.C166] ; &quot;, [new RouteSpace(&quot;; [.D166] ; &quot;,&quot; ; [.E166] ; &quot;,&quot; ; [.F166] ;  &quot;,&quot; ;[.G166] ;  &quot;)], RED),&quot;)" office:value-type="string" office:string-value="new Route(164,,, [new RouteSpace(,,,)], RED)," calcext:value-type="string">
            <text:p>new Route(16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"/>
          <table:table-cell table:formula="of:=90*([.O167]-1)+[.G167]" office:value-type="float" office:value="-90" calcext:value-type="float">
            <text:p>-90</text:p>
          </table:table-cell>
          <table:table-cell/>
          <table:table-cell table:formula="of:=CONCATENATE(&quot;new Route(&quot;; [.A167] ; &quot;,&quot; ; [.B167] ; &quot;,&quot; ; [.C167] ; &quot;, [new RouteSpace(&quot;; [.D167] ; &quot;,&quot; ; [.E167] ; &quot;,&quot; ; [.F167] ;  &quot;,&quot; ;[.G167] ;  &quot;)], RED),&quot;)" office:value-type="string" office:string-value="new Route(165,,, [new RouteSpace(,,,)], RED)," calcext:value-type="string">
            <text:p>new Route(16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/>
          <table:table-cell table:formula="of:=90*([.O168]-1)+[.G168]" office:value-type="float" office:value="-90" calcext:value-type="float">
            <text:p>-90</text:p>
          </table:table-cell>
          <table:table-cell/>
          <table:table-cell table:formula="of:=CONCATENATE(&quot;new Route(&quot;; [.A168] ; &quot;,&quot; ; [.B168] ; &quot;,&quot; ; [.C168] ; &quot;, [new RouteSpace(&quot;; [.D168] ; &quot;,&quot; ; [.E168] ; &quot;,&quot; ; [.F168] ;  &quot;,&quot; ;[.G168] ;  &quot;)], RED),&quot;)" office:value-type="string" office:string-value="new Route(166,,, [new RouteSpace(,,,)], RED)," calcext:value-type="string">
            <text:p>new Route(16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  <table:table-cell table:formula="of:=90*([.O169]-1)+[.G169]" office:value-type="float" office:value="-90" calcext:value-type="float">
            <text:p>-90</text:p>
          </table:table-cell>
          <table:table-cell/>
          <table:table-cell table:formula="of:=CONCATENATE(&quot;new Route(&quot;; [.A169] ; &quot;,&quot; ; [.B169] ; &quot;,&quot; ; [.C169] ; &quot;, [new RouteSpace(&quot;; [.D169] ; &quot;,&quot; ; [.E169] ; &quot;,&quot; ; [.F169] ;  &quot;,&quot; ;[.G169] ;  &quot;)], RED),&quot;)" office:value-type="string" office:string-value="new Route(167,,, [new RouteSpace(,,,)], RED)," calcext:value-type="string">
            <text:p>new Route(16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  <table:table-cell table:formula="of:=90*([.O170]-1)+[.G170]" office:value-type="float" office:value="-90" calcext:value-type="float">
            <text:p>-90</text:p>
          </table:table-cell>
          <table:table-cell/>
          <table:table-cell table:formula="of:=CONCATENATE(&quot;new Route(&quot;; [.A170] ; &quot;,&quot; ; [.B170] ; &quot;,&quot; ; [.C170] ; &quot;, [new RouteSpace(&quot;; [.D170] ; &quot;,&quot; ; [.E170] ; &quot;,&quot; ; [.F170] ;  &quot;,&quot; ;[.G170] ;  &quot;)], RED),&quot;)" office:value-type="string" office:string-value="new Route(168,,, [new RouteSpace(,,,)], RED)," calcext:value-type="string">
            <text:p>new Route(16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  <table:table-cell table:formula="of:=90*([.O171]-1)+[.G171]" office:value-type="float" office:value="-90" calcext:value-type="float">
            <text:p>-90</text:p>
          </table:table-cell>
          <table:table-cell/>
          <table:table-cell table:formula="of:=CONCATENATE(&quot;new Route(&quot;; [.A171] ; &quot;,&quot; ; [.B171] ; &quot;,&quot; ; [.C171] ; &quot;, [new RouteSpace(&quot;; [.D171] ; &quot;,&quot; ; [.E171] ; &quot;,&quot; ; [.F171] ;  &quot;,&quot; ;[.G171] ;  &quot;)], RED),&quot;)" office:value-type="string" office:string-value="new Route(169,,, [new RouteSpace(,,,)], RED)," calcext:value-type="string">
            <text:p>new Route(16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  <table:table-cell table:formula="of:=90*([.O172]-1)+[.G172]" office:value-type="float" office:value="-90" calcext:value-type="float">
            <text:p>-90</text:p>
          </table:table-cell>
          <table:table-cell/>
          <table:table-cell table:formula="of:=CONCATENATE(&quot;new Route(&quot;; [.A172] ; &quot;,&quot; ; [.B172] ; &quot;,&quot; ; [.C172] ; &quot;, [new RouteSpace(&quot;; [.D172] ; &quot;,&quot; ; [.E172] ; &quot;,&quot; ; [.F172] ;  &quot;,&quot; ;[.G172] ;  &quot;)], RED),&quot;)" office:value-type="string" office:string-value="new Route(170,,, [new RouteSpace(,,,)], RED)," calcext:value-type="string">
            <text:p>new Route(17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  <table:table-cell table:formula="of:=90*([.O173]-1)+[.G173]" office:value-type="float" office:value="-90" calcext:value-type="float">
            <text:p>-90</text:p>
          </table:table-cell>
          <table:table-cell/>
          <table:table-cell table:formula="of:=CONCATENATE(&quot;new Route(&quot;; [.A173] ; &quot;,&quot; ; [.B173] ; &quot;,&quot; ; [.C173] ; &quot;, [new RouteSpace(&quot;; [.D173] ; &quot;,&quot; ; [.E173] ; &quot;,&quot; ; [.F173] ;  &quot;,&quot; ;[.G173] ;  &quot;)], RED),&quot;)" office:value-type="string" office:string-value="new Route(171,,, [new RouteSpace(,,,)], RED)," calcext:value-type="string">
            <text:p>new Route(17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  <table:table-cell table:formula="of:=90*([.O174]-1)+[.G174]" office:value-type="float" office:value="-90" calcext:value-type="float">
            <text:p>-90</text:p>
          </table:table-cell>
          <table:table-cell/>
          <table:table-cell table:formula="of:=CONCATENATE(&quot;new Route(&quot;; [.A174] ; &quot;,&quot; ; [.B174] ; &quot;,&quot; ; [.C174] ; &quot;, [new RouteSpace(&quot;; [.D174] ; &quot;,&quot; ; [.E174] ; &quot;,&quot; ; [.F174] ;  &quot;,&quot; ;[.G174] ;  &quot;)], RED),&quot;)" office:value-type="string" office:string-value="new Route(172,,, [new RouteSpace(,,,)], RED)," calcext:value-type="string">
            <text:p>new Route(17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  <table:table-cell table:formula="of:=90*([.O175]-1)+[.G175]" office:value-type="float" office:value="-90" calcext:value-type="float">
            <text:p>-90</text:p>
          </table:table-cell>
          <table:table-cell/>
          <table:table-cell table:formula="of:=CONCATENATE(&quot;new Route(&quot;; [.A175] ; &quot;,&quot; ; [.B175] ; &quot;,&quot; ; [.C175] ; &quot;, [new RouteSpace(&quot;; [.D175] ; &quot;,&quot; ; [.E175] ; &quot;,&quot; ; [.F175] ;  &quot;,&quot; ;[.G175] ;  &quot;)], RED),&quot;)" office:value-type="string" office:string-value="new Route(173,,, [new RouteSpace(,,,)], RED)," calcext:value-type="string">
            <text:p>new Route(17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  <table:table-cell table:formula="of:=90*([.O176]-1)+[.G176]" office:value-type="float" office:value="-90" calcext:value-type="float">
            <text:p>-90</text:p>
          </table:table-cell>
          <table:table-cell/>
          <table:table-cell table:formula="of:=CONCATENATE(&quot;new Route(&quot;; [.A176] ; &quot;,&quot; ; [.B176] ; &quot;,&quot; ; [.C176] ; &quot;, [new RouteSpace(&quot;; [.D176] ; &quot;,&quot; ; [.E176] ; &quot;,&quot; ; [.F176] ;  &quot;,&quot; ;[.G176] ;  &quot;)], RED),&quot;)" office:value-type="string" office:string-value="new Route(174,,, [new RouteSpace(,,,)], RED)," calcext:value-type="string">
            <text:p>new Route(17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  <table:table-cell table:formula="of:=90*([.O177]-1)+[.G177]" office:value-type="float" office:value="-90" calcext:value-type="float">
            <text:p>-90</text:p>
          </table:table-cell>
          <table:table-cell/>
          <table:table-cell table:formula="of:=CONCATENATE(&quot;new Route(&quot;; [.A177] ; &quot;,&quot; ; [.B177] ; &quot;,&quot; ; [.C177] ; &quot;, [new RouteSpace(&quot;; [.D177] ; &quot;,&quot; ; [.E177] ; &quot;,&quot; ; [.F177] ;  &quot;,&quot; ;[.G177] ;  &quot;)], RED),&quot;)" office:value-type="string" office:string-value="new Route(175,,, [new RouteSpace(,,,)], RED)," calcext:value-type="string">
            <text:p>new Route(17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  <table:table-cell table:formula="of:=90*([.O178]-1)+[.G178]" office:value-type="float" office:value="-90" calcext:value-type="float">
            <text:p>-90</text:p>
          </table:table-cell>
          <table:table-cell/>
          <table:table-cell table:formula="of:=CONCATENATE(&quot;new Route(&quot;; [.A178] ; &quot;,&quot; ; [.B178] ; &quot;,&quot; ; [.C178] ; &quot;, [new RouteSpace(&quot;; [.D178] ; &quot;,&quot; ; [.E178] ; &quot;,&quot; ; [.F178] ;  &quot;,&quot; ;[.G178] ;  &quot;)], RED),&quot;)" office:value-type="string" office:string-value="new Route(176,,, [new RouteSpace(,,,)], RED)," calcext:value-type="string">
            <text:p>new Route(17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  <table:table-cell table:formula="of:=90*([.O179]-1)+[.G179]" office:value-type="float" office:value="-90" calcext:value-type="float">
            <text:p>-90</text:p>
          </table:table-cell>
          <table:table-cell/>
          <table:table-cell table:formula="of:=CONCATENATE(&quot;new Route(&quot;; [.A179] ; &quot;,&quot; ; [.B179] ; &quot;,&quot; ; [.C179] ; &quot;, [new RouteSpace(&quot;; [.D179] ; &quot;,&quot; ; [.E179] ; &quot;,&quot; ; [.F179] ;  &quot;,&quot; ;[.G179] ;  &quot;)], RED),&quot;)" office:value-type="string" office:string-value="new Route(177,,, [new RouteSpace(,,,)], RED)," calcext:value-type="string">
            <text:p>new Route(17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  <table:table-cell table:formula="of:=90*([.O180]-1)+[.G180]" office:value-type="float" office:value="-90" calcext:value-type="float">
            <text:p>-90</text:p>
          </table:table-cell>
          <table:table-cell/>
          <table:table-cell table:formula="of:=CONCATENATE(&quot;new Route(&quot;; [.A180] ; &quot;,&quot; ; [.B180] ; &quot;,&quot; ; [.C180] ; &quot;, [new RouteSpace(&quot;; [.D180] ; &quot;,&quot; ; [.E180] ; &quot;,&quot; ; [.F180] ;  &quot;,&quot; ;[.G180] ;  &quot;)], RED),&quot;)" office:value-type="string" office:string-value="new Route(178,,, [new RouteSpace(,,,)], RED)," calcext:value-type="string">
            <text:p>new Route(17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  <table:table-cell table:formula="of:=90*([.O181]-1)+[.G181]" office:value-type="float" office:value="-90" calcext:value-type="float">
            <text:p>-90</text:p>
          </table:table-cell>
          <table:table-cell/>
          <table:table-cell table:formula="of:=CONCATENATE(&quot;new Route(&quot;; [.A181] ; &quot;,&quot; ; [.B181] ; &quot;,&quot; ; [.C181] ; &quot;, [new RouteSpace(&quot;; [.D181] ; &quot;,&quot; ; [.E181] ; &quot;,&quot; ; [.F181] ;  &quot;,&quot; ;[.G181] ;  &quot;)], RED),&quot;)" office:value-type="string" office:string-value="new Route(179,,, [new RouteSpace(,,,)], RED)," calcext:value-type="string">
            <text:p>new Route(179,,, [new RouteSpace(,,,)], RED),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6T21:00:58.338322962</dc:date>
    <meta:editing-duration>P4DT21H56M31S</meta:editing-duration>
    <meta:editing-cycles>19</meta:editing-cycles>
    <meta:generator>LibreOffice/7.3.7.2$Linux_X86_64 LibreOffice_project/30$Build-2</meta:generator>
    <meta:document-statistic meta:table-count="2" meta:cell-count="2399" meta:object-count="0"/>
  </office:meta>
</office:document-meta>
</file>